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Ambassador to the United States: Germany and the United States must adapt to the current reality</text:span>
</text:h>
      <text:p text:style-name="P4">
Author: None (Language: zh)</text:p>
      <text:p text:style-name="P4">
Publisher: None</text:p>
      <text:p text:style-name="P4">
Time: 2023-07-02T-14:55:00Z</text:p>
      <text:p text:style-name="P4">
Description: Emily Haber, the upcoming German ambassador to the United States, told Germany that Russia's war in Ukraine and Germany and the United States would decide the future relationship between Washington and Berlin.</text:p>
      <text:p text:style-name="P4">
Videos: []</text:p>
      <text:p text:style-name="P4">
Images: []</text:p>
      <text:p text:style-name="P4">
Subject: 时政风云</text:p>
      <text:p text:style-name="P4">
Subjects: []</text:p>
      <text:p text:style-name="P4">
Keywords: ['德中关系', '奥巴马', '欧债危机', '欧盟', '德国', '留学德国', '留学德国', '德国联邦大选', '美国', '默克尔']</text:p>
      <text:p text:style-name="P4">
Id: 66069373</text:p>
      <!--METADATA-->
      <text:p text:style-name="P4">
<text:a xlink:type="simple" xlink:href="https://www.dw.com/zh/overlay/image/article/66069373/66050319" text:style-name="Internet_20_link" text:visited-style-name="Visited_20_Internet_20_Link">
 </text:a>
Emily Haber is about to retire. She has been the German ambassador to the United States since 2018</text:p>
      <text:p text:style-name="P4">
(Voice of Germany) at Emily Haber, Germany's ambassador to the United States, to retire from her diplomatic career, she talked to the Voice of Germany Washington Office, Ines Pohl.</text:p>
      <text:p text:style-name="P4">
Harbes have been the German ambassador to the United States since 2018 and have experienced a series of challenges in Washington, including Trump's presidential term, new crown epidemic, and the current Russian invasion of Ukraine.</text:p>
      <text:p text:style-name="P4">
In an interview with the Voice of Germany, Harbers talked about extensive topics, including <text:a xlink:type="simple" xlink:href="https://www.dw.com/zh/zh/肖尔茨德美伙伴关系状态甚佳/a-64885611" text:style-name="Internet_20_link" text:visited-style-name="Visited_20_Internet_20_Link">
Germany and American relations</text:a>
The future, Russia's war in Ukraine, her personal impression of the United States, and so on.</text:p>
      <text:h text:style-name="P12" text:outline-level="3">
<text:span text:style-name="T4">
Re -construct a cross -Atlantic relationship</text:span>
</text:h>
      <text:p text:style-name="P4">
Huber said that for decades, Germans and Americans have common memories: from the "air bridge" in Germany (that is, Berlin Air Transport) to the Berlin of Kennedy, the collapse of the Berlin Wall, and then to Martin Luther Kim Berlin's experience.</text:p>
      <text:p text:style-name="P4">
*#</text:p>
      <text:h text:style-name="P13" text:outline-level="4">
<text:span text:style-name="T4">
75 years ago "Air Bridge"</text:span>
</text:h>
      <text:h text:style-name="P12" text:outline-level="3">
<text:span text:style-name="T4">
Berlin blockade during the Cold War</text:span>
</text:h>
      <text:p text:style-name="P4">
After the end of the Second World War, the four victors divided Germany into a occupation zone. Berlin is also four points, and is in the Soviet occupation area like an island. On June 24, 1948, the Soviet Union blocked all water and land traffic to West Germany, and power supply was also cut off. The Western Alliance reacted.</text:p>
      <text:p text:style-name="P4">
*#</text:p>
      <text:h text:style-name="P13" text:outline-level="4">
<text:span text:style-name="T4">
75 years ago "Air Bridge"</text:span>
</text:h>
      <text:h text:style-name="P12" text:outline-level="3">
<text:span text:style-name="T4">
The door to the world</text:span>
</text:h>
      <text:p text:style-name="P4">
On June 25, 1948, Lucius D.clay, the US military officer in Germany, ordered the construction of a Berlin air bridge. One day later, the first U.S. transport aircraft landed at Tempelhof at Berlin. The airport located in the US occupation zone became the most important hub of the air bridge. Today, people can still visit the airport that has become a myth and abandoned at the time of Berlin under the guidance of the commentator.</text:p>
      <text:p text:style-name="P4">
*#</text:p>
      <text:h text:style-name="P13" text:outline-level="4">
<text:span text:style-name="T4">
75 years ago "Air Bridge"</text:span>
</text:h>
      <text:h text:style-name="P12" text:outline-level="3">
<text:span text:style-name="T4">
Aircraft lifting</text:span>
</text:h>
      <text:p text:style-name="P4">
For a full 14 months, 2.2 million west Berlin people relied on air to survive. The Allies designed a system of extremely precise operation: 3 air corridors were opened as one -way lane, 2 were used for take -off, and one was used for landing. At the time of the busiest, there are 5 planes at the same time!Great performance: In 14 months, there were 278,000 batches of transportation, with a total of 2.3 million tons of goods.</text:p>
      <text:p text:style-name="P4">
*#</text:p>
      <text:h text:style-name="P13" text:outline-level="4">
<text:span text:style-name="T4">
75 years ago "Air Bridge"</text:span>
</text:h>
      <text:h text:style-name="P12" text:outline-level="3">
<text:span text:style-name="T4">
Air Force Museum at the Air Force at Gotov Airport</text:span>
</text:h>
      <text:p text:style-name="P4">
The second most important airport during the Berlin blockade was Gatow in the British area. The British implemented a 42%landing operation of the air bridge there. The transportation materials are used for liquid fuels and foods of the West Berlin. Patients and children were also shipped from there. Today, there is an exhibition that introduces German military aviation history at the airport apron.</text:p>
      <text:p text:style-name="P4">
*#</text:p>
      <text:h text:style-name="P13" text:outline-level="4">
<text:span text:style-name="T4">
75 years ago "Air Bridge"</text:span>
</text:h>
      <text:h text:style-name="P12" text:outline-level="3">
<text:span text:style-name="T4">
Son of the bridge in the air</text:span>
</text:h>
      <text:p text:style-name="P4">
Today, most tourists coming to Berlin fly to the German capital at the German capital via TEGEL airport. Many people don't know that the airport is also inseparable from the air bridge. Tiger Airport is a contribution from France in the air bridge. In the autumn of 1948, the French Allied forces had only three months paved the largest runway in Europe, which was 2,5 kilometers long. On November 5 of that year, the third empty bridge airport in Berlin was put into operation.</text:p>
      <text:p text:style-name="P4">
*#</text:p>
      <text:h text:style-name="P13" text:outline-level="4">
<text:span text:style-name="T4">
75 years ago "Air Bridge"</text:span>
</text:h>
      <text:h text:style-name="P12" text:outline-level="3">
<text:span text:style-name="T4">
"Rice Gun Bill"!</text:span>
</text:h>
      <text:p text:style-name="P4">
The Berlin people call the Allied transport aircraft "raisins bomber". Because before landing, American pilots will use their own parachute to cast a small assistance package and send a joy to the children waiting there. The wraps are mostly chocolate and rubber sugar, and sometimes there are raisins.</text:p>
      <text:p text:style-name="P4">
*#</text:p>
      <text:h text:style-name="P13" text:outline-level="4">
<text:span text:style-name="T4">
75 years ago "Air Bridge"</text:span>
</text:h>
      <text:h text:style-name="P12" text:outline-level="3">
<text:span text:style-name="T4">
Gift from the sky</text:span>
</text:h>
      <text:p text:style-name="P4">
Canned food, dried fruits, milk powder, coffee -today, "Caring for parcels" is an exhibit in the museum. At that time, they were the last hopes for survival of many Berlin people. "Care", a US private rescue organization, rented an aircraft at the time and sent up to 1,000 "care packages" to Berlin every day. The package worth $ 15 is available for one month for a family.</text:p>
      <text:p text:style-name="P4">
*#</text:p>
      <text:h text:style-name="P13" text:outline-level="4">
<text:span text:style-name="T4">
75 years ago "Air Bridge"</text:span>
</text:h>
      <text:h text:style-name="P12" text:outline-level="3">
<text:span text:style-name="T4">
</text:span>
</text:h>
      <text:p text:style-name="P4">
The first batch of trees in Tiergarten's reappearing were even transported by the air bridge. With the past in the winter of 1948, the park located in the city center was almost bare. In order to spend severe winter, Berlin residents used trees as fuel. On March 17, 1949, the restraint project was launched.</text:p>
      <text:p text:style-name="P4">
*#</text:p>
      <text:h text:style-name="P13" text:outline-level="4">
<text:span text:style-name="T4">
75 years ago "Air Bridge"</text:span>
</text:h>
      <text:h text:style-name="P12" text:outline-level="3">
<text:span text:style-name="T4">
Speech in front of the Empire Congress Building</text:span>
</text:h>
      <ul>
        <li>
#</li>
      </ul>
      <text:h text:style-name="P13" text:outline-level="4">
<text:span text:style-name="T4">
75 years ago "Air Bridge"</text:span>
</text:h>
      <text:h text:style-name="P12" text:outline-level="3">
<text:span text:style-name="T4">
"Bridge in the Air" Monument Monument</text:span>
</text:h>
      <text:p text:style-name="P4">
In the process of landing Berlin, a total of 78 pilots died. In 1951, the monument was erected on the air bridge square, which commemorated. The three darts above symbolize 3 air corridors, and Berlin people call them "hungerkralle". There is a replica of the monument on the Main River Frankfurt and Celle. At that time, the plane flew to Berlin from the two cities.</text:p>
      <text:p text:style-name="P4">
*#</text:p>
      <text:h text:style-name="P13" text:outline-level="4">
<text:span text:style-name="T4">
75 years ago "Air Bridge"</text:span>
</text:h>
      <text:h text:style-name="P12" text:outline-level="3">
<text:span text:style-name="T4">
Freedom in the City Hall</text:span>
</text:h>
      <text:p text:style-name="P4">
Americans presented this free bell of freedom to be a symbol of democracy, freedom, and resistance to communism. On October 24, 1950, General Clay, the "Father of the Bridge in the Air", cut the ribbon for the bell. So far, she sounds at 12 o'clock every day to commemorate the end of Berlin's blockade.</text:p>
      <text:p text:style-name="P4">
*#</text:p>
      <text:h text:style-name="P13" text:outline-level="4">
<text:span text:style-name="T4">
75 years ago "Air Bridge"</text:span>
</text:h>
      <text:h text:style-name="P12" text:outline-level="3">
<text:span text:style-name="T4">
The symbol of the unprecedented rescue operation</text:span>
</text:h>
      <text:p text:style-name="P4">
In front of the Berlin Museum in Kreuzberg, a US-made C-47 transport aircraft took a take off and was still very eye-catching. This transport aircraft has become a symbol of a dramatic chapter in Berlin's history and unprecedented rescue operations.</text:p>
      <text:p text:style-name="P4">
Author: frederike müller, kerstin schoo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You see, all these major events I have mentioned now have become the past." Ambassador Hubber said, "What we need to get used to is that we must re -build cross -Atlantic relations and must adapt to the reality of our era. "</text:p>
      <text:p text:style-name="P4">
Harbin believes that Russia's aggression on Ukraine- "and our ability, determination, and perseverance in dealing with this aggression" -will become a engine to determine the future of the Atlantic relations.</text:p>
      <text:h text:style-name="P12" text:outline-level="3">
<text:span text:style-name="T4">
Ukrainian war is the biggest challenge</text:span>
</text:h>
      <text:p text:style-name="P4">
Harbers said that therefore, it should be in the <text:a xlink:type="simple" xlink:href="https://www.dw.com/zh/zh/美国防长乌克兰有足够的反攻能力/a-65942860" text:style-name="Internet_20_link" text:visited-style-name="Visited_20_Internet_20_Link">
war of Russia to Ukraine</text:a>
It will still be the biggest challenge in the next few months and years. She said: "The result of this war will largely define and shape the international geopolitics and geopolitical patterns."</text:p>
      <text:p text:style-name="P4">
The diplomat warns that many countries in the world will pay close attention to whether Germany, the United States and its allies have the ability to provide continuous support for Ukraine.</text:p>
      <text:p text:style-name="P4">
"This is very important. It will define our reputation and define the legitimacy of what we do, that is, the basic principles of defending international law and the United Nations Charter," Hubber said.</text:p>
      <text:h text:style-name="P12" text:outline-level="3">
<text:span text:style-name="T4">
American Volunteer Running to Ukraine</text:span>
</text:h>
      <text:h text:style-name="P12" text:outline-level="3">
<text:span text:style-name="T4">
Americans' innocence, openness and hospitality</text:span>
</text:h>
      <text:p text:style-name="P4">
Harbin recalled his meeting with former US President Trump, saying he was "a person who controlled the entire room."</text:p>
      <text:p text:style-name="P4">
She also said that at least in the past five years, in the relationship with the United States, <text:a xlink:type="simple" xlink:href="https://www.dw.com/zh/zh/评论-拜登可能是最后一位跨大西洋派白宫主人/a-60986099" text:style-name="Internet_20_link" text:visited-style-name="Visited_20_Internet_20_Link">
people have always paid attention to individual leaders</text:a>
Essence "But the cross -Atlantic relations are far more than that," Hubber said.</text:p>
      <text:p text:style-name="P4">
In the process of dealing with Americans, the ambassador emphasized that she has always respects "the innocence, openness and hospitality of people from all over the United States."</text:p>
      <text:p text:style-name="P4">
"I think the United States thinks that the United States makes me the most admirable and nostalgia is that people here make the world better or just make the world's sense of personal responsibility."</text:p>
      <text:p text:style-name="P4">
News Source: <text:a xlink:type="simple" xlink:href="https://www.dw.com/zh/德国驻美大使-德美关系必须适应当下现实/a-66069373" text:style-name="Internet_20_link" text:visited-style-name="Visited_20_Internet_20_Link">
https://www.dw.com/zh/德国驻美大使-德美关系必须适应当下现实/a-66069373?maca=chi-rss-chi-all-1127-rdf</text:a>
</text:p>
      <!--NEWS-->
      <text:h text:style-name="P10" text:outline-level="1">
<text:span text:style-name="T4">
Why did they come to Germany from Hong Kong?</text:span>
</text:h>
      <text:p text:style-name="P4">
Author: None (Language: zh)</text:p>
      <text:p text:style-name="P4">
Publisher: None</text:p>
      <text:p text:style-name="P4">
Time: 2023-07-02T-16:55:00Z</text:p>
      <text:p text:style-name="P4">
Description: Many people chose to go to English -speaking countries during the implementation of Hong Kong's immigration after the implementation of the National Security Law. There are not many who come to Germany. The two Hong Kong people interviewed by Voice of Germany chose Germany because of their opportunities in their lives, but the factors of Hong Kong's political environment have an important role in promoting.</text:p>
      <text:p text:style-name="P4">
Videos: []</text:p>
      <text:p text:style-name="P4">
Images: []</text:p>
      <text:p text:style-name="P4">
Subject: 时政风云</text:p>
      <text:p text:style-name="P4">
Subjects: ['德中关系', '欧债危机', '欧盟', '谷歌', '香港', '德国', '雨伞革命', '香港政改', '留学德国', '专题报道：香港“反送中”抗议']</text:p>
      <text:p text:style-name="P4">
Keywords: ['香港', '香港主权移交26周年', '主权移交', '国安法实施三周年', '国安法', '在德港人', '在德香港人', '港人', '德国']</text:p>
      <text:p text:style-name="P4">
Id: 66083993</text:p>
      <!--METADATA-->
      <text:p text:style-name="P4">
<text:a xlink:type="simple" xlink:href="https://www.dw.com/zh/overlay/image/article/66083993/60704597" text:style-name="Internet_20_link" text:visited-style-name="Visited_20_Internet_20_Link">
 </text:a>
(Voice of German in Chinese) Ms. Lin said she was a native of Hong Kong. "I was studying in Hong Kong. When I was in college, I went to Britain to study in the last year. Then I worked in Hong Kong. I was in an accounting firm. I got married and had children."</text:p>
      <text:p text:style-name="P4">
In 2021, Ms. Lin applied for a master's degree in Germany, and later came to Germany with her husband and son through this visa. She tells that half of the reason to come to Germany is because of children. Her son read Waldorf Education in Hong Kong, because in the mainstream school, the child reads language-Chinese and English have obstacles, and psychological pressure is great. "He begged the teacher to give him less homework, but it didn't work." After taking the child to see the psychologist, she was worried that the child may "take medicine and read". She felt that the little child was "unreasonable" Essence So she took her child away from the mainstream school and went to the co-LearningCenter under the Waltedford system in Hong Kong, and the child was very happy and could grow back to the child's original state. However, since the autumn of 2019, she cannot find a teacher with such qualifications in Hong Kong to continue the so -called "alternative education" to the children. When she saw a master's degree in Germany who provided education in Education in early 2021, she had a interest in her own entry and was applied and was admitted. "I ask if I can bring my child to study, the answer is okay." "I also want to see why Waldorf's education can help my children. My child has obstacles to study language, but he can be in Waldorf in Waldorf. When growing up, he can learn well. His grades are not necessarily very good, but he loves reading, and he has more reading than me. "</text:p>
      <text:p text:style-name="P4">
After graduating from Germany, although Ms. Lin did not engage in teachers' work due to German, she found a job in the accounting industry of the Bank, and continued to stay in Germany with her family.</text:p>
      <text:p text:style-name="P4">
Ms. Lin said that for her husband, she made <text:a xlink:type="simple" xlink:href="https://www.dw.com/zh/zh/香港移民潮為何親中藍絲也撤離/a-61475091" text:style-name="Internet_20_link" text:visited-style-name="Visited_20_Internet_20_Link">
immigration</text:a>
Germany's decision is difficult. "Because he doesn't want to leave Hong Kong. He actually loves Hong Kong. He feels that he shouldn't leave Hong Kong. We didn't come out of the parade in 2019. What did you publish? But we also love Hong Kong at all. But we also love Hong Kong. All of our family members. All in Hong Kong. "</text:p>
      <text:p text:style-name="P4">
The other half of the reason for Germany is related to politics. "Politics does not mean freedom of speech, or something," Ms. Lin said. She said that Hong Kong's implementation of the TSA examination system in the past ten years has led to the school's first grade in primary school in order to achieve good scores. "They practice their children from this direction, and his homework and exams are also in this direction. Teachers regardless of their children's ability. I say that my child has limited ability when he is studying language. He has more than ten homework at that time. He did his homework until 12 am and 1 am, and he would get up at 6 o'clock the next day. "In 2015, the government held public hearing on the TSA examination system under social criticism. Ms. Lin participated in the public hearing and feedback her child. However, the end result is, "They continue to let the children test TSA. I was cold at that time. Why can education be done like this and ignore the life and death of the child. At that time, I felt that there was no confidence in the government. They do education, but they ignore their children, as long as their grades. "</text:p>
      <text:h text:style-name="P12" text:outline-level="3">
<text:span text:style-name="T4">
One person election: Li Jiachao in the eyes of Hong Kong people</text:span>
</text:h>
      <text:p text:style-name="P4">
In addition, Ms. Lin also observed that the government has gradually moved towards the direction of control. "Control is more, and it has an impact on my children. What topics do you want to read, it is not allowed. It is something that is not sensitive. If the government feels on his adults, you are not allowed to go. Well. "In addition, considering the privilege class and social unfairness of the Mainland, Ms. Lin is also worried that children will encounter uneven opportunities in the future.</text:p>
      <text:p text:style-name="P4">
Today, more than two years have passed, Ms. Lin feels that the decision to leave Hong Kong is correct. "Now my child is very happy to live here." Ms. Lin said, the child can learn what he wants to learn freely. "For example, he likes the history of World War II, he can read. That is surprising to me, because his teacher allowed him to study." In contrast, Ms. Lin said, when she left It has been said that the degree of freedom in Hong Kong will decline, and it is true. Whether it is the use of "peaceful travel" application software during the epidemic period, or the difficulty of extracting compulsory provident fund in advance, Hong Kong people reflect this.</text:p>
      <text:h text:style-name="P12" text:outline-level="3">
<text:span text:style-name="T4">
The Hong Kong Government Push the "Anxin Travel" APP why Hong Kong people are uneasy</text:span>
</text:h>
      <text:p text:style-name="P4">
Ms. Lin said: "Also, if my child continues to grow in Hong Kong, he has to at least 50,000 yuan in the Hong Kong government to complete the" Tomorrow Lantau "-is a big place to develop the north. Because all of them are all. Things <text:a xlink:type="simple" xlink:href="https://www.dw.com/zh/zh/媒体看只有爱国者参选的香港立法会选举/a-60194472" text:style-name="Internet_20_link" text:visited-style-name="Visited_20_Internet_20_Link">
No need to go to the parliament to discuss</text:a>
Well. So no matter how much you say, 1 billion, 10 billion, 100 billion, 10 trillion, no problem, you can pass within 3 seconds. Therefore, if we continue to stay in Hong Kong, we will pay a lot of taxes, and my child will pay a lot of taxes. Just like the Mainland, the child will lie flat, because he can work hard, and he can't be the person he wants to do, and he wants the job he wants. The more he earns, the worse the quality of life. "</text:p>
      <text:h text:style-name="P12" text:outline-level="3">
<text:span text:style-name="T4">
"Now there is only a unilateral sound"</text:span>
</text:h>
      <text:p text:style-name="P4">
Mr. Li and his family came to Germany because of an opportunity at work. In April last year, Mr. Li's company in Hong Kong had a vacancy in his parent company in Germany. He applied and got it. "You also know that the situation in Hong Kong at that time was relatively chaotic, and the government's situation was not very good. It was worse than the previous year and the previous year. Especially the situation of children's education. Seeing that there was an opportunity to work in Germany to work, Decide here. "</text:p>
      <text:p text:style-name="P4">
Mr. Li said that after the Citizen Movement, he discovered that "why does the Hong Kong government do this? It seems that it doesn't care about our freedom." The Hong Kong government should do what. He felt that he was usually a little fair before. "The sound of the positive and negative sounds must be together, but now it seems to be gone. There is only a single voice. Even if the other party strives to say, explain it until the end (the other party) There is no way to accept it, and then just do it according to my plan. I think this situation is not good. "</text:p>
      <text:p text:style-name="P4">
Mr. Li said, I don’t know when I can return to the state of Hong Kong ten years ago or 20 years ago. "That is, I want to say anything, you can go to the parade, or what I do. Don't violate the law. The situation in Hong Kong is more dangerous now. You can also see some reports, saying that what I said on the street, said on the same day that he did not catch you that day, but I set up one in the future. I set up one in the future. The law can go back to what you did before, what bad things you did, and he caught you again. I don't think it is good. "###? Many Hong Kong people have encountered hardships after immigrating to Britain</text:p>
      <text:p text:style-name="P4">
Mr. Li said that it would be difficult to leave Hong Kong without this job opportunity in Germany, because there were more things to give up. "I know that many Hong Kong people have gone to Britain. Because the method to go to the UK is more convenient. But what do you want after going to Britain? If you don't have a job, you need to think about it. So this part also needs to be considered. Come out, but after a few years, it is still impossible, and if you have to return to Hong Kong, it doesn't make sense. "</text:p>
      <text:p text:style-name="P4">
Now more than a year in Germany, Mr. Li said that his family liked life here. Of course, "the contrast between Hong Kong and Germany is also quite large." Hong Kong is a major metropolis, and in Germany, they live in a small village. "But overall, our life here is happy. There is not much difficulty when children study." Mr. Li contacted the Hong Kong people in the German Association German, of course, I do n’t understand when I came, I ca n’t say German. Many things have to help others. So if you want to find some Hong Kong people in Germany, we can understand at least what we can say and help each other. " You can talk about your language.</text:p>
      <text:h text:style-name="P12" text:outline-level="3">
<text:span text:style-name="T4">
Hong Kong Foreign Institute of Foreign Experts Examination: What makes them go?</text:span>
</text:h>
      <text:p text:style-name="P4">
In Germany, Mr. Li has always paid attention to the news of Hong Kong. His feeling is that Hong Kong's economic situation and security have continued to decline. "I don't know when it will return to my situation when I was in Hong Kong before. I guess it may not have this opportunity in the next five years and eight years, and it may not be able to return to the previous level. The Chinese or Hong Kong government has a big change. But I haven't seen this opportunity now. "</text:p>
      <text:p text:style-name="P4">
Mr. Li said that he has no plans to return to Hong Kong. "I thought about it a little, but there was no chance to go back. Especially what are the other <text:a xlink:type="simple" xlink:href="https://www.dw.com/zh/zh/李家超希望最迟明年完成基本法23条立法/a-64434862" text:style-name="Internet_20_link" text:visited-style-name="Visited_20_Internet_20_Link">
23 articles</text:a>
Ah, <text:a xlink:type="simple" xlink:href="https://www.dw.com/zh/zh/客座評論國安法3年的香港故事/a-66077700" text:style-name="Internet_20_link" text:visited-style-name="Visited_20_Internet_20_Link">
Guoan Law</text:a>
These two have a great impact on us. Because its rules are not clear, for example, <text:a xlink:type="simple" xlink:href="https://www.dw.com/zh/zh/港府申請禁播願榮光歸香港-以免誤認國歌/a-65834428" text:style-name="Internet_20_link" text:visited-style-name="Visited_20_Internet_20_Link">
it still has to be banned</text:a>
That <text:a xlink:type="simple" xlink:href="https://www.dw.com/zh/zh/願榮光歸香港禁案延后-全球港人串連合唱/a-65888826" text:style-name="Internet_20_link" text:visited-style-name="Visited_20_Internet_20_Link">
Rongguang's Song of Hong Kong</text:a>
Essence Its legislation is unclear. It is not clear how it goes to this legislation and how to implement this regulation. "</text:p>
      <text:p text:style-name="P4">
News Source: <text:a xlink:type="simple" xlink:href="https://www.dw.com/zh/他们为什么从香港来到德国/a-66083993" text:style-name="Internet_20_link" text:visited-style-name="Visited_20_Internet_20_Link">
https://www.dw.com/zh/他们为什么从香港来到德国/a-66083993?maca=chi-rss-chi-all-1127-rdf</text:a>
</text:p>
      <!--NEWS-->
      <text:h text:style-name="P10" text:outline-level="1">
<text:span text:style-name="T4">
After the Taliban seizure of power, the number of civilians in Afghanistan has declined significantly</text:span>
</text:h>
      <text:p text:style-name="P4">
Author: None (Language: zh)</text:p>
      <text:p text:style-name="P4">
Publisher: None</text:p>
      <text:p text:style-name="P4">
Time: 2023-07-02T-19:54:00Z</text:p>
      <text:p text:style-name="P4">
Description: A report from the United Nations states that more than 1,000 Afghan civilians have been killed in explosion and other violence since the Taliban took over the regime. Compared with Taliban's rights, the number of deaths has fallen sharply. The report also pointed out that the donation funds obtained by Afghanistan have dropped sharply, and it is difficult for attackers to get "medical, economic and psychological support".</text:p>
      <text:p text:style-name="P4">
Videos: []</text:p>
      <text:p text:style-name="P4">
Images: []</text:p>
      <text:p text:style-name="P4">
Subject: 新闻广角</text:p>
      <text:p text:style-name="P4">
Subjects: ['塔利班', '阿富汗']</text:p>
      <text:p text:style-name="P4">
Keywords: ['塔利班', '平民', '阿富汗', '安全', '袭击', '恐怖活动', '妇女权利']</text:p>
      <text:p text:style-name="P4">
Id: 66053068</text:p>
      <!--METADATA-->
      <text:p text:style-name="P4">
<text:a xlink:type="simple" xlink:href="https://www.dw.com/zh/overlay/image/article/66053068/63298495" text:style-name="Internet_20_link" text:visited-style-name="Visited_20_Internet_20_Link">
 </text:a>
Taliban seized Afghanistan regime in August 2021. At that time, the NATO army withdrew from the country after the 20 -year war of the NATO army.</text:p>
      <text:p text:style-name="P4">
(Voice of Germany Chinese) in a report released by the United Nations Afghanistan Assistance Team (UNAMA) said in a report released on June 27 that since the Taliban was in power in 2021, a total of 3,774 civilian casualties -including the number of deaths and the number of injuries.</text:p>
      <text:p text:style-name="P4">
The report stated that from mid -August 2021 to May 2023, Afghanistan had a total of 1,095 civilians died. There are 92 women and 287 children of the deceased.</text:p>
      <text:p text:style-name="P4">
Compared with Taliban's rights, the number of deaths has fallen sharply -according to UN estimates, more than 3035 civilians were killed in 2020 alone.</text:p>
      <text:h text:style-name="P12" text:outline-level="3">
<text:span text:style-name="T4">
UN worried about fatal attacks</text:span>
</text:h>
      <text:p text:style-name="P4">
The new report of the United Nations pointed out that most of the deaths were caused by a simple explosion device installed in a simple explosion device installed in "densely populated areas, including worship venues, schools, and markets".</text:p>
      <text:p text:style-name="P4">
*#</text:p>
      <text:h text:style-name="P13" text:outline-level="4">
<text:span text:style-name="T4">
One year ago, the Afghanistan war ended the Taliban to return to the regime</text:span>
</text:h>
      <text:h text:style-name="P12" text:outline-level="3">
<text:span text:style-name="T4">
Bloody attacks occurred at Kabul Airport</text:span>
</text:h>
      <text:p text:style-name="P4">
On August 26, two suicide bomb attacks occurred outside the Kabul Airport in Afghanistan. The explosion caused 170 Afghan civilians to be killed, and 13 U.S. soldiers were killed during the attack. This is the worst incident of US military casualties in Afghanistan for ten years. After the explosion, a branch of the "Islamic State" (IS) claimed to be responsible for the attack.</text:p>
      <text:p text:style-name="P4">
*#</text:p>
      <text:h text:style-name="P13" text:outline-level="4">
<text:span text:style-name="T4">
One year ago, the Afghanistan war ended the Taliban to return to the regime</text:span>
</text:h>
      <text:h text:style-name="P12" text:outline-level="3">
<text:span text:style-name="T4">
"Islamic State Horoshan Branch"</text:span>
</text:h>
      <text:p text:style-name="P4">
The announcement of the attack on the attack was the IS branch in Central Asia, "Islamic Statekhorasan". The organization had previously launched a fatal attack that Taliban was too mild. The "Islamic State" belongs to the Sarafitist Movement of Islam; and Taliban is mainly the De Outdi sect. For some time, Taliban has repeatedly fired with "Islamic State Horosen". Taliban said that at least 28 Taliban members were killed in the explosion of Thursday. Before the explosion, according to the news agency quoted military news, Taliban intercepted and killed several IS assassins at the inspection station.</text:p>
      <text:p text:style-name="P4">
*#</text:p>
      <text:h text:style-name="P13" text:outline-level="4">
<text:span text:style-name="T4">
One year ago, the Afghanistan war ended the Taliban to return to the regime</text:span>
</text:h>
      <text:h text:style-name="P12" text:outline-level="3">
<text:span text:style-name="T4">
At the last moment of the war, they were killed</text:span>
</text:h>
      <text:p text:style-name="P4">
The remains of American soldiers who died in the bomb attack were shipped back to their hometown. At the beginning of this war, the Taliban was on the stage. At the end of the Taliban returned to the stage, people couldn't help asking, what is the significance of this war?</text:p>
      <text:p text:style-name="P4">
*#</text:p>
      <text:h text:style-name="P13" text:outline-level="4">
<text:span text:style-name="T4">
One year ago, the Afghanistan war ended the Taliban to return to the regime</text:span>
</text:h>
      <text:h text:style-name="P12" text:outline-level="3">
<text:span text:style-name="T4">
"We will let you pay the price"</text:span>
</text:h>
      <text:p text:style-name="P4">
Bayon said in a TV speech on the evening of August 26, "We will not forgive or forget. We will hunt you and let you pay the price." He said that the American evacuation operation will continue and remain in August. Objectives that evacuated before 31st. The Pentagon also kept a high degree of vigilance against the new terrorist attacks in Kabul. After the Taliban took over, the United States and its allies urgently evacuated their citizens and local employees in Afghanistan. As of August 26, Germany has ended the relevant rescue and evacuation operation, 5 days earlier than the last period of August 31.</text:p>
      <text:p text:style-name="P4">
*#</text:p>
      <text:h text:style-name="P13" text:outline-level="4">
<text:span text:style-name="T4">
One year ago, the Afghanistan war ended the Taliban to return to the regime</text:span>
</text:h>
      <text:h text:style-name="P12" text:outline-level="3">
<text:span text:style-name="T4">
Taliban took over the presidential palace</text:span>
</text:h>
      <text:p text:style-name="P4">
Less than three months after the international residential forces began to withdraw troops, the extreme Islamic Taliban has taken over most of the country. On August 15, the Taliban armed forces occupied the presidential palace in Kabul, the capital.</text:p>
      <text:p text:style-name="P4">
*#</text:p>
      <text:h text:style-name="P13" text:outline-level="4">
<text:span text:style-name="T4">
One year ago, the Afghanistan war ended the Taliban to return to the regime</text:span>
</text:h>
      <text:h text:style-name="P12" text:outline-level="3">
<text:span text:style-name="T4">
Extreme Islamist claims to "solve the problem"</text:span>
</text:h>
      <text:p text:style-name="P4">
Taliban spokesman Mohammad Naeem said: "Afghanistan war has ended. We urge all countries and international institutions to sit down with us to solve all the existence problems." He said that Afghanistan will soon establish a new new new establishment government.</text:p>
      <text:p text:style-name="P4">
*#</text:p>
      <text:h text:style-name="P13" text:outline-level="4">
<text:span text:style-name="T4">
One year ago, the Afghanistan war ended the Taliban to return to the regime</text:span>
</text:h>
      <text:h text:style-name="P12" text:outline-level="3">
<text:span text:style-name="T4">
The flag of the Taliban is almost full of the whole territory</text:span>
</text:h>
      <text:p text:style-name="P4">
Many places in Afghanistan have been inserted in Taliban's banner, which is the scene of the center of Kundu. At the beginning of August, Taliban almost took the power to get the northeast town, which shocked and puzzled Western countries. The German federal army has been stationed here for a long time.</text:p>
      <text:p text:style-name="P4">
*#</text:p>
      <text:h text:style-name="P13" text:outline-level="4">
<text:span text:style-name="T4">
One year ago, the Afghanistan war ended the Taliban to return to the regime</text:span>
</text:h>
      <text:h text:style-name="P12" text:outline-level="3">
<text:span text:style-name="T4">
Police cars became Taliban's loot</text:span>
</text:h>
      <text:p text:style-name="P4">
In the past 20 years, the United States has spent numerous training to provide training and equipment for Afghan government forces and police forces. After a large number of government military officers and soldiers surrendered, these advanced equipment became the tallest loot of the Taliban. The picture shows the police cars seized by the Taliban armed personnel near the Kabul Airport are patrolling.</text:p>
      <text:p text:style-name="P4">
*#</text:p>
      <text:h text:style-name="P13" text:outline-level="4">
<text:span text:style-name="T4">
One year ago, the Afghanistan war ended the Taliban to return to the regime</text:span>
</text:h>
      <text:h text:style-name="P12" text:outline-level="3">
<text:span text:style-name="T4">
Afghan President Gani has fled abroad</text:span>
</text:h>
      <text:p text:style-name="P4">
On August 14th, Afghanistan President Guni published the picture of Anmin notice on TV. One day later, according to news from the Peninsula TV station quoting the presidential bodyguard, President Guni had fled to the capital of Uzbekistan.#</text:p>
      <text:h text:style-name="P13" text:outline-level="4">
<text:span text:style-name="T4">
One year ago, the Afghanistan war ended the Taliban to return to the regime</text:span>
</text:h>
      <text:h text:style-name="P12" text:outline-level="3">
<text:span text:style-name="T4">
Western -style advertising stealth</text:span>
</text:h>
      <text:p text:style-name="P4">
I heard that Taliban has entered Kabul, and a local beauty salon hurriedly covered advertisements with sexy pictures on the window. The people realize that such images may cause trouble under the control of Taliban, which respects Islamic extremism. Women are almost impossible to see women on the streets of Kabul.</text:p>
      <text:p text:style-name="P4">
*#</text:p>
      <text:h text:style-name="P13" text:outline-level="4">
<text:span text:style-name="T4">
One year ago, the Afghanistan war ended the Taliban to return to the regime</text:span>
</text:h>
      <text:h text:style-name="P12" text:outline-level="3">
<text:span text:style-name="T4">
</text:span>
</text:h>
      <text:p text:style-name="P4">
The president fled, the government was discrete, and only one thought left in the hearts of many Afghanists: Escape!Thousands of them flocked to Kabul Airport, hoping to take the withdrawal of overseas Chinese with a special withdrawal of overseas Chinese in Western countries. Many of them worked for the Western garrison, international institutions and development aid projects, and worried that they would be retaliated by Taliban.</text:p>
      <text:p text:style-name="P4">
*#</text:p>
      <text:h text:style-name="P13" text:outline-level="4">
<text:span text:style-name="T4">
One year ago, the Afghanistan war ended the Taliban to return to the regime</text:span>
</text:h>
      <text:h text:style-name="P12" text:outline-level="3">
<text:span text:style-name="T4">
tragedy scene</text:span>
</text:h>
      <text:p text:style-name="P4">
On August 16, an incredible picture shocked the world: After a U.S. aircraft launched, many desperate Afghanians chased on the runway and even climbed to the bottom of the plane, causing 7 people to die.</text:p>
      <text:p text:style-name="P4">
*#</text:p>
      <text:h text:style-name="P13" text:outline-level="4">
<text:span text:style-name="T4">
One year ago, the Afghanistan war ended the Taliban to return to the regime</text:span>
</text:h>
      <text:h text:style-name="P12" text:outline-level="3">
<text:span text:style-name="T4">
Examination: Come on against time</text:span>
</text:h>
      <text:p text:style-name="P4">
Western countries have accelerated the evacuation of the diaspora, institutions and Afghanists who need to be protected. The final period of the withdrawal reached by the United States and Taliban was August 31, and the latter refused to be extended. Once there is no US military security, people in other countries cannot stay in the local area. France announced that the evacuation operation was ended on the 26th, and Germany is expected to no longer perform the evacuation flight from the 27th.</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lthough the number of self -killing attacks from Taliban has declined, <text:a xlink:type="simple" xlink:href="https://www.dw.com/zh/zh/阿富汗塔利班重返暴力统治/a-64123172" text:style-name="Internet_20_link" text:visited-style-name="Visited_20_Internet_20_Link">
UN reporting on the "fatal" of the attack on the attack. </text:a>
Due to the continuous threat of the so -called "Islamic State" extreme organization, security challenges are still particularly severe. The United Nations Afghanistan aid said that the "Islamic State" is responsible for most attacks on Afghanistan.</text:p>
      <text:p text:style-name="P4">
The report added that at the same time that these violence occurred, Afghanistan was suffering from national economic dilemma and financial crisis.</text:p>
      <text:p text:style-name="P4">
The report also stated that since the Taliban has taken over the regime, <text:a xlink:type="simple" xlink:href="https://www.dw.com/zh/zh/塔利班禁雇佣女性-三国际组织暂停在阿运作/a-64212761" text:style-name="Internet_20_link" text:visited-style-name="Visited_20_Internet_20_Link">
Afghanistan's donation funds have declined sharply</text:a>
It is difficult for the attacker to get "medical, economic and psychological support".</text:p>
      <text:h text:style-name="P12" text:outline-level="3">
<text:span text:style-name="T4">
Taliban said that the safety of all parts of the country has been guaranteed</text:span>
</text:h>
      <text:p text:style-name="P4">
The Taliban government's Ministry of Foreign Affairs said in response to the United Nations report that "the security of all over the country has been guaranteed." They believe that the safety of worship venues is its priority.</text:p>
      <text:p text:style-name="P4">
The Taliban government said that they have made many raids on the "Islamic State" organization, focusing on ensuring that "take timely action to eradicate the refuge of terrorists."</text:p>
      <text:p text:style-name="P4">
The UN agency requires the Taliban government to be responsible for the safety of the people.</text:p>
      <text:p text:style-name="P4">
*#</text:p>
      <text:h text:style-name="P13" text:outline-level="4">
<text:span text:style-name="T4">
Afghanistan fell thousands of years</text:span>
</text:h>
      <text:h text:style-name="P12" text:outline-level="3">
<text:span text:style-name="T4">
Food Scarce</text:span>
</text:h>
      <text:p text:style-name="P4">
According to the analysis of the United Nations World Grain Program (WFP), there are almost half of the Afghan population, which is 19.7 million, and is currently threatened by severe hunger, just like Kabul on this picture, relying on food rescue. A spokesman for the authorities said: "The phenomenon of hunger across the country has continued, and its scale has never been seen before."</text:p>
      <text:p text:style-name="P4">
*#</text:p>
      <text:h text:style-name="P13" text:outline-level="4">
<text:span text:style-name="T4">
Afghanistan fell thousands of years</text:span>
</text:h>
      <text:h text:style-name="P12" text:outline-level="3">
<text:span text:style-name="T4">
arid and economic crisis</text:span>
</text:h>
      <text:p text:style-name="P4">
The picture shows farmers harvest wheat scenes near Kandaha. Afghanistan has a long -term drought throughout the territory and serious economic crisis. According to the number provided by the World Grain Program, as part of the world's largest food assistance plan, this year alone, the country has 22 million people relying on product assistance. To this end, the United Nations needs to raise $ 1.4 billion to continue its Afghanistic plan.</text:p>
      <text:p text:style-name="P4">
*#</text:p>
      <text:h text:style-name="P13" text:outline-level="4">
<text:span text:style-name="T4">
Afghanistan fell thousands of years</text:span>
</text:h>
      <text:h text:style-name="P12" text:outline-level="3">
<text:span text:style-name="T4">
Women's rights are getting more and more limited</text:span>
</text:h>
      <text:p text:style-name="P4">
This is the Kabul 1 checkpoint. Although Taliban initially stated that it would be restrained than the first governance period from 1996 to 2001, especially the rights of women and girls were increasingly restricted. They are deprived of the opportunity to receive secondary education, no longer allowed to travel alone, and must be completely covered in public.</text:p>
      <text:p text:style-name="P4">
*#</text:p>
      <text:h text:style-name="P13" text:outline-level="4">
<text:span text:style-name="T4">
Afghanistan fell thousands of years</text:span>
</text:h>
      <text:h text:style-name="P12" text:outline-level="3">
<text:span text:style-name="T4">
New regulations</text:span>
</text:h>
      <text:p text:style-name="P4">
In the capital Kabul, protests against new regulations occur. A protesters said: "We ask for being a life body, a person, not a slave at the corner of the house."</text:p>
      <text:p text:style-name="P4">
*#</text:p>
      <text:h text:style-name="P13" text:outline-level="4">
<text:span text:style-name="T4">
Afghanistan fell thousands of years</text:span>
</text:h>
      <text:h text:style-name="P12" text:outline-level="3">
<text:span text:style-name="T4">
15 USD robe</text:span>
</text:h>
      <text:p text:style-name="P4">
A dealer of Kabul's robe said that a few days after the announcement of the new dress regulations, the price of the robe rose by 30%. At present, the price has fallen to normal, because the merchants have found that the demand for robes has not increased at all. He said that Taliban favored robes, but for women, it is often the final option.</text:p>
      <text:p text:style-name="P4">
*#</text:p>
      <text:h text:style-name="P13" text:outline-level="4">
<text:span text:style-name="T4">
Afghanistan fell thousands of years</text:span>
</text:h>
      <text:h text:style-name="P12" text:outline-level="3">
<text:span text:style-name="T4">
Forbidden men and women from entering restaurants</text:span>
</text:h>
      <ul>
        <li>
#</li>
      </ul>
      <text:h text:style-name="P13" text:outline-level="4">
<text:span text:style-name="T4">
Afghanistan fell thousands of years</text:span>
</text:h>
      <text:h text:style-name="P12" text:outline-level="3">
<text:span text:style-name="T4">
international community response</text:span>
</text:h>
      <text:p text:style-name="P4">
New regulations of Taliban-this picture shows its founder Muhammad Omar Mora's death anniversary event-it is attracting the attention of the international community. The newly held seven -way Group Foreign Minister Meeting issued a statement that condemned the Taliban authorities to implement more and more restricted measures. The statement emphasizes: emergency steps must be taken, "the restrictions on women and girls" must be taken.</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aliban seized Afghanistan regime in August 2021. At that time, the NATO army was withdrawn from the country after experiencing the 20 -year war of this place, and it was only a few weeks before the completely evacuated.</text:p>
      <text:p text:style-name="P4">
Taliban's leadership insisted that they took over the regime when Afghanistan was "on the verge of collapse" and "successfully saved the country and the government from the crisis."</text:p>
      <text:p text:style-name="P4">
Although Taliban initially promised to establish a mild government, strict control was implemented after obtaining the regime. After the sixth grade of elementary school, girls are no longer allowed to go to school, and Afghan women are prohibited from participating in public life and most jobs.</text:p>
      <text:p text:style-name="P4">
(Associated Press, Reuters)</text:p>
      <text:p text:style-name="P4">
News Source: <text:a xlink:type="simple" xlink:href="https://www.dw.com/zh/塔利班夺权后-阿富汗平民遇害数字明显下降/a-66053068" text:style-name="Internet_20_link" text:visited-style-name="Visited_20_Internet_20_Link">
https://www.dw.com/zh/塔利班夺权后-阿富汗平民遇害数字明显下降/a-66053068?maca=chi-rss-chi-all-1127-rdf</text:a>
</text:p>
      <!--NEWS-->
      <text:h text:style-name="P10" text:outline-level="1">
<text:span text:style-name="T4">
Romania expel 40 Russian diplomats</text:span>
</text:h>
      <text:p text:style-name="P4">
Author: 联合早报 (Person)</text:p>
      <text:p text:style-name="P4">
Publisher: 联合早报 (Organization)</text:p>
      <text:p text:style-name="P4">
Published Time: 2023-07-02T-36:27</text:p>
      <text:p text:style-name="P4">
Modified Time: 2023-07-02T08:02</text:p>
      <text:p text:style-name="P4">
Description: At the request of the Romanian government, 40 Russian diplomats left the country on Saturday (July 1). Agence France -Presse reported that the Romanian Ministry of Foreign Affairs announced on Saturday that 11 Russian diplomats, 29 technologies and administrators and their families took the Russian Airlines on the same day ...</text:p>
      <text:p text:style-name="P4">
Videos: []</text:p>
      <text:p text:style-name="P4">
Audios: []</text:p>
      <text:p text:style-name="P4">
Images: []</text:p>
      <text:p text:style-name="P4">
Type: NewsArticle</text:p>
      <text:p text:style-name="P4">
Breadcrumbs: ['即时', '国际']</text:p>
      <text:p text:style-name="P4">
Keywords: ['外交', '罗马尼亚', '俄罗斯', '俄乌战争']</text:p>
      <!--METADATA-->
      <text:p text:style-name="P4">
At the request of the Romanian government, 40 Russian diplomats left the country on Saturday (July 1).</text:p>
      <text:p text:style-name="P4">
Agence France -Presse reported that the Romanian Ministry of Foreign Affairs announced on Saturday that 11 Russian diplomats, 29 technologies and administrators and their families left Romania on the civil aviation aircraft of Russian airlines on the same day.</text:p>
      <text:p text:style-name="P4">
The Romanian Ministry of Foreign Affairs said the decision to expel Russian diplomat reflects the current level of bilateral relations between Russia and Russia after Russia launched the war against Ukraine.</text:p>
      <text:p text:style-name="P4">
The Romanian authorities made a request to expel Russian diplomats on June 8 and left 30 days to observe Russia.</text:p>
      <text:p text:style-name="P4">
Romania had previously ordered Russian diplomats suspected of participating in espionage. According to officials, as of now, the number of staff at the Russian embassy has been reduced by more than half.</text:p>
      <text:p text:style-name="P4">
News Source: <text:a xlink:type="simple" xlink:href="https://www.zaobao.com.sg/realtime/world/story20230702-1409792" text:style-name="Internet_20_link" text:visited-style-name="Visited_20_Internet_20_Link">
https://www.zaobao.com.sg/realtime/world/story20230702-1409792</text:a>
</text:p>
      <!--NEWS-->
      <text:h text:style-name="P10" text:outline-level="1">
<text:span text:style-name="T4">
South Korea abolish the traditional age algorithm, everyone is one to two years younger</text:span>
</text:h>
      <text:p text:style-name="P4">
Author: None (Language: zh)</text:p>
      <text:p text:style-name="P4">
Publisher: None</text:p>
      <text:p text:style-name="P4">
Time: 2023-07-02T06:54:00Z</text:p>
      <text:p text:style-name="P4">
Description: A new law abolish the traditional Korean -old age computing system, which means that each Korean is one to two years younger. At the same time, the third computing system will still coexist.</text:p>
      <text:p text:style-name="P4">
Videos: []</text:p>
      <text:p text:style-name="P4">
Images: []</text:p>
      <text:p text:style-name="P4">
Subject: 文化经纬</text:p>
      <text:p text:style-name="P4">
Subjects: ['韩国', '朝鲜']</text:p>
      <text:p text:style-name="P4">
Keywords: ['韩国', '传统', '年龄算法', '敬语', '年轻', '年龄']</text:p>
      <text:p text:style-name="P4">
Id: 66059244</text:p>
      <!--METADATA-->
      <text:p text:style-name="P4">
<text:a xlink:type="simple" xlink:href="https://www.dw.com/zh/overlay/image/article/66059244/66051120" text:style-name="Internet_20_link" text:visited-style-name="Visited_20_Internet_20_Link">
 </text:a>
The Koreans are "young" at once, one to two years old</text:p>
      <text:p text:style-name="P4">
(Voice of Germany Chinese) When the Koreans woke up on Wednesday (June 28) in the morning, they found that they were one year younger than Tuesday, and some were even two years younger.</text:p>
      <text:p text:style-name="P4">
This large -scale "aging" is attributed to the effectiveness of a new law. The law abolish the traditional age calculation method (virtual age) and requires Koreans to use the internationalization method of internationalization.</text:p>
      <text:p text:style-name="P4">
Lee Wan-Kyu, director of the South Korean Legal Department, said at a press conference on Monday: "We expect legal disputes, complaints and social confusion caused by age computing will greatly reduce."</text:p>
      <text:h text:style-name="P12" text:outline-level="3">
<text:span text:style-name="T4">
Korean people used to use virtual years before</text:span>
</text:h>
      <text:p text:style-name="P4">
According to the traditional method of calculating the age in South Korea, a person is already one year old when he is born. Everyone's age will increase by one year on January 1, not only the age of birthday.</text:p>
      <text:p text:style-name="P4">
Although the international age calculation method has been used in South Korea for legal documents and medical documents since the early 1960s, the traditional calculation method is still used in daily life.</text:p>
      <text:p text:style-name="P4">
But the law passed in December last year ended this traditional system. According to a government polls in September last year, 86% of Koreans plan to use international systems.</text:p>
      <text:p text:style-name="P4">
"I will be 30 years old next year." Choi Hyun-Ji, a 27-year-old office staff member, told Reuters when talking about the traditional age algorithm. "But now I have more time, it's great."</text:p>
      <text:h text:style-name="P12" text:outline-level="3">
<text:span text:style-name="T4">
"Squid Game" reveal Korean social problems</text:span>
</text:h>
      <text:h text:style-name="P12" text:outline-level="3">
<text:span text:style-name="T4">
Why is the virtual age continued in South Korea to this day?</text:span>
</text:h>
      <text:p text:style-name="P4">
This traditional algorithm has also been used in other countries in East Asia before, <text:a xlink:type="simple" xlink:href="https://www.dw.com/zh/zh/汉语拼音之父周有光的岁数/a-17370220" text:style-name="Internet_20_link" text:visited-style-name="Visited_20_Internet_20_Link">
for example China</text:a>
, Japan and North Korea, but they were abandoned decades ago.</text:p>
      <text:p text:style-name="P4">
It continues in South Korea, partly because of the importance of "age" to Korean, because people usually use respect, such as "Unni" (sister) and "OPPA" (brother), not personal names.</text:p>
      <text:p text:style-name="P4">
"Age is indeed important." Humanologist Mo Hyun-Joo told AFP, "If you don't know people's age, it is difficult to communicate with them."</text:p>
      <text:p text:style-name="P4">
In the traditional algorithm, everyone in a grade in the school is considered the same age, so we can talk to without a language level.</text:p>
      <text:p text:style-name="P4">
There are also the third age computing system in South Korea. It is used to calculate a person's school year, when to participate in the compulsory military service, and when to buy alcoholic beverages.</text:p>
      <text:p text:style-name="P4">
The system is similar to the traditional algorithm, but starts from the age of zero. The system is not affected by new laws and will continue to exist.</text:p>
      <text:p text:style-name="P4">
(Reuters, Agence France -Presse)</text:p>
      <text:p text:style-name="P4">
News Source: <text:a xlink:type="simple" xlink:href="https://www.dw.com/zh/韩国废除传统年龄算法-人人年轻一到两岁/a-66059244" text:style-name="Internet_20_link" text:visited-style-name="Visited_20_Internet_20_Link">
https://www.dw.com/zh/韩国废除传统年龄算法-人人年轻一到两岁/a-66059244?maca=chi-rss-chi-all-1127-rdf</text:a>
</text:p>
      <!--NEWS-->
      <text:h text:style-name="P10" text:outline-level="1">
<text:span text:style-name="T4">
French riots: How can a young minority teenager shot and shot by the police how to trigger a large -scale continuous crisis</text:span>
</text:h>
      <text:p text:style-name="P4">
Author: https://www.facebook.com/bbcworldservice/</text:p>
      <text:p text:style-name="P4">
Publisher: BBC News 中文</text:p>
      <text:p text:style-name="P4">
Published Time: 2023-07-02T10:37:52.000Z</text:p>
      <text:p text:style-name="P4">
Modified Time: 2023-07-02T10:37:52.000Z</text:p>
      <text:p text:style-name="P4">
Description: Nahler was shot close at close distance while driving away from the police. French prosecutors believe that the use of firearms is legally unreasonable. The death of this teenager once again triggered people's dissatisfaction with French racial issues.</text:p>
      <text:p text:style-name="P4">
Images: ["<text:a xlink:type="simple" xlink:href="https://ichef.bbci.co.uk/news/640/cpsprodpb/10261/production/_130254166_streetsign.jpg" text:style-name="Internet_20_link" text:visited-style-name="Visited_20_Internet_20_Link">
_130254166_st...</text:a>
"]</text:p>
      <text:p text:style-name="P4">
Videos: ["<text:a xlink:type="simple" xlink:href="https://www.bbc.com/ws/av-embeds/cps/zhongwen/simp/world-66080242/p0fy6354/zh-hans" text:style-name="Internet_20_link" text:visited-style-name="Visited_20_Internet_20_Link">
zh-hans</text:a>
"]</text:p>
      <text:p text:style-name="P4">
Tags: ['法国', '警务', '人权']</text:p>
      <text:p text:style-name="P4">
Type: Article</text:p>
      <!--METADATA-->
      <text:h text:style-name="P12" text:outline-level="3">
<text:span text:style-name="T4">
French riots: How can a minority teenager shot by the police how to cause a large -scale continuous crisis</text:span>
</text:h>
      <text:p text:style-name="P4">
July 2, 2023![] <text:a xlink:type="simple" xlink:href="Images/BBC Chinese/2023-07-02T10-37-52.000Z/_130254166_streetsign.jpg" text:style-name="Internet_20_link" text:visited-style-name="Visited_20_Internet_20_Link">
</text:a>
Image source, getty images</text:p>
      <text:p text:style-name="P4">
Image adding text,</text:p>
      <text:p text:style-name="P4">
NANTERRE's riots in the suburbs of Paris are particularly serious.</text:p>
      <text:p text:style-name="P4">
<text:span text:style-name="T4">
 On Tuesday, the French police shot a 17 -year -old Algerian boy in Nanterre, Paris.(Nahel)Essence </text:span>
</text:p>
      <text:p text:style-name="P4">
The police officer is currently under investigation, and the crime is intentional killing. Nahler was shot close at close distance while driving away from the police. French prosecutors believe that the use of firearms is legally unreasonable.</text:p>
      <text:p text:style-name="P4">
The death of this teenager once again triggered people's dissatisfaction with French racial issues.</text:p>
      <text:p text:style-name="P4">
[Video-1-Link:/WS/AV-EMBEDS/CPS/ZHONGWEN/SIMP/World-66080242/P0fy6354/ZH-HansS]](https://www.bbc.com/ws/av-embeds/cps/zhongwen/simp/world-66080242/p0fy6354/zh-hans)<text:span text:style-name="T4">
 Your equipment does not support playing multimedia materials </text:span>
 video plus injection text,</text:p>
      <text:p text:style-name="P4">
After a teenager was shot by the police, France experienced the third night of riots</text:p>
      <text:p text:style-name="P4">
Ri riots began on Tuesday to weekends. From south to north, from Paris to a number of cities in Marseille, France appeared to have a smashing and burning incident.</text:p>
      <text:p text:style-name="P4">
On Thursday evening, the French Ministry of the Interior said that more than 3880 fires occurred on public roads, and Wednesday was 2391 on Wednesday.</text:p>
      <text:p text:style-name="P4">
In Ryleos in the suburbs of Paris, the attacker hit a car to the mayor's house. When his wife tried to escape with their two children, he was injured.</text:p>
      <text:p text:style-name="P4">
In Marseille, about 30 young people broke into a gun shop and stole at least four shotguns. Mayor Marseille called on the state government to immediately send the army.</text:p>
      <text:p text:style-name="P4">
Lyon Mayor Gregory Dussey(Grégory Doucet)He called the city's "unprecedented" riots and called on the police for reinforcement. After he had a crisis meeting at the city hall, he said that the city was "troubled by unprecedented intensity, degeneration and violence."</text:p>
      <text:p text:style-name="P4">
Image source, AFP</text:p>
      <text:p text:style-name="P4">
French Minister of Home Affairs Gérald Darmanin revealed that France deployed 45,000 police officers. Starting from Tuesday, there are people arrested every night, as few as three or four hundred, as many as thousands of people.</text:p>
      <text:p text:style-name="P4">
Darmaning asked their parents not to let their children participate in riots, and some children participating in riots were only 13 years old.</text:p>
      <text:p text:style-name="P4">
The government also requires closing overnight bus and tram services, and said that armored vehicles will be used to assist in law enforcement.</text:p>
      <text:h text:style-name="P12" text:outline-level="3">
<text:span text:style-name="T4">
Police, Mother, Macron</text:span>
</text:h>
      <text:p text:style-name="P4">
Tuesday, French President Macron(Emmanuel Macron)It is said that the behavior of shooting Nahler is "unforgivable."</text:p>
      <text:p text:style-name="P4">
But his remarks caused anger by the police union, accusing him of being eager to judge the police involved. Police unions called for them to be innocent before discovering guilty.</text:p>
      <text:p text:style-name="P4">
Another French police group posted a tweet saying that the police officer who "opened a fire to a young criminal" "was great" and blamed the death of the teenager on his parents, claiming that they "could not educate their sons."</text:p>
      <text:p text:style-name="P4">
The Minister of the Interior Dalmarn said the tweet was "despicable and unacceptable" and would take legal operations. This tweet has been deleted.</text:p>
      <text:p text:style-name="P4">
Nahler's mother Mounia said in a video circulating in social media that they took her child and urged people to participate in the parade and commemorate her son.</text:p>
      <text:p text:style-name="P4">
"He is still a child. He needs his mother," she said. "He kissed me in the morning and said," I love you, mother '. "</text:p>
      <text:p text:style-name="P4">
"One hour later, I was told someone to shoot at my son. What should I do? He is my life. He is my everything."</text:p>
      <text:p text:style-name="P4">
Image source, EPA</text:p>
      <text:p text:style-name="P4">
President Macron told reporters in Marseille: "Nothing can prove that the death of a young man is reasonable," he called for, "keep calm and realize justice."</text:p>
      <text:p text:style-name="P4">
"I want to express the feelings of the whole country about what happened and the death of the young Nayer, and tell his family's support and the emotions of the country."</text:p>
      <text:p text:style-name="P4">
"We have a teenager." He said: "This is puzzling and unforgivable." He added that the case had been handed over to the court immediately, and he hoped that the judicial would "quickly complete his work."</text:p>
      <text:h text:style-name="P12" text:outline-level="3">
<text:span text:style-name="T4">
2017 Dispute Dispute</text:span>
</text:h>
      <text:p text:style-name="P4">
Nahler was the second person to be shot and killed by the police during the traffic law enforcement this year. Last year, 13 people died in this way and set a record.</text:p>
      <text:p text:style-name="P4">
Image source, reuters</text:p>
      <text:p text:style-name="P4">
Image adding text,</text:p>
      <text:p text:style-name="P4">
Screenshot screen at the shooting scene</text:p>
      <text:p text:style-name="P4">
The human rights organization criticized a law amended in 2017, expanded the scope of police guns, and allowed the police to shoot without the driver's ignorance of the parking order. Official statistics show that after the law is revised, the number of police shooting vehicles during driving has been increasing every year.</text:p>
      <text:p text:style-name="P4">
Reuters said that since 2017, the French policeman's deadly shooting during the traffic interception process was black or Arabs.</text:p>
      <text:p text:style-name="P4">
The police officer said that he shot because he felt that he was in danger. However, a video released online and verified by AFP showed that a policeman pointed at the driver with a gun through a window and seemed to shoot at close range when he tried to drive away.</text:p>
      <text:p text:style-name="P4">
Agence France -Presse also reported that in the video, you can hear a person saying, "You will be shot on the head", but it is not clear who said it.</text:p>
      <text:p text:style-name="P4">
When the shooting occurred, there were still two people in the car. One of them escaped, and the other was a minor and was arrested and detained by the police.</text:p>
      <text:h text:style-name="P12" text:outline-level="3">
<text:span text:style-name="T4">
Is the French policeman a racist?</text:span>
</text:h>
      <text:p text:style-name="P4">
Image source, EPA</text:p>
      <text:p text:style-name="P4">
Image adding text,</text:p>
      <text:p text:style-name="P4">
Police on Champs Elysiums Avenue</text:p>
      <text:p text:style-name="P4">
The core issue of these protests is that French police are racists?</text:p>
      <text:p text:style-name="P4">
The riots on the streets believe that this is the case. Many people interviewed by BBCs have the same feeling of people from the Nantaili ethnic communities from Paris.On Friday, the UN Security Council called on France to "seriously solve the deep problem of racism and discrimination in law enforcement."</text:p>
      <text:p text:style-name="P4">
In response, the French government said that there was no basis for these charges.</text:p>
      <text:p text:style-name="P4">
But protesters are the problem.</text:p>
      <text:p text:style-name="P4">
They said that unless the French government acknowledged and started dialogue on their concerns, they would continue to the streets.</text:p>
      <text:p text:style-name="P4">
However, business owners and residents in the community are paying a price, and their property is destroyed every day, and they want the riots to stop.</text:p>
      <text:p text:style-name="P4">
Image source, reuters</text:p>
      <text:p text:style-name="P4">
Image adding text,</text:p>
      <text:p text:style-name="P4">
There is a wolf borrowing on the streets of France.</text:p>
      <text:h text:style-name="P12" text:outline-level="3">
<text:span text:style-name="T4">
Social media short video to help long riots</text:span>
</text:h>
      <text:p text:style-name="P4">
Many comments say that the scene in the past few days is reminiscent of the 2005 riots.</text:p>
      <text:p text:style-name="P4">
At that time, the riots were taken by "outsiders" -most of them were photographers or reporters recorded on the spot.</text:p>
      <text:p text:style-name="P4">
This time, through the rough observation of Tiktok, Instagram, and Snapchat, you can see the latest riots' first -person perspective.</text:p>
      <text:p text:style-name="P4">
Through the labels such as "NaHel" and "riots", we can see hundreds of videos, showing that teenagers run in French cities, break into the store, set fire to destroy cars and trash cans.</text:p>
      <text:p text:style-name="P4">
In one of the videos, the masked people were closer to an automatic cash machine with a circular saw, and dozens of people cheered.</text:p>
      <text:p text:style-name="P4">
In another news, a senior asked helplessly who was shooting: "Why do you do this?"</text:p>
      <text:p text:style-name="P4">
The third video shows that a shop was smashed by a group of people, and many people were shooting with mobile phones.</text:p>
      <text:p text:style-name="P4">
Many videos have a humorous tone, and there are even a few videos to show riots to show riots.</text:p>
      <text:p text:style-name="P4">
President Macron has accused the social media platform in terms of inciting violence and promoting organizational protests.</text:p>
      <text:p text:style-name="P4">
News Source: <text:a xlink:type="simple" xlink:href="https://www.bbc.com/zhongwen/simp/world-66080242" text:style-name="Internet_20_link" text:visited-style-name="Visited_20_Internet_20_Link">
https://www.bbc.com/zhongwen/simp/world-66080242</text:a>
</text:p>
      <!--NEWS-->
      <text:h text:style-name="P10" text:outline-level="1">
<text:span text:style-name="T4">
In China, "green employment" is popular</text:span>
</text:h>
      <text:p text:style-name="P4">
Authors: ['姜梦楠']</text:p>
      <text:p text:style-name="P4">
Publisher: 英国《金融时报》</text:p>
      <text:p text:style-name="P4">
Time: 2023-07-02T14:45:40+00:00</text:p>
      <text:p text:style-name="P4">
Published Time: 2023-07-01T12:00:99+08:00</text:p>
      <text:p text:style-name="P4">
Modified Time: 2023-07-02T10:45:99+08:00</text:p>
      <text:p text:style-name="P4">
Description: Jiang Mengnan: "Social and Economic Development Comprehensive Green Transformation" and "Double Carbon" policies have triggered "green employment trend". It is expected that by 2025, practitioners in related industries will reach 1 million.</text:p>
      <text:p text:style-name="P4">
Images: ["<text:a xlink:type="simple" xlink:href="https://thumbor.ftacademy.cn/unsafe/picture/0/000182560_piclink.jpg" text:style-name="Internet_20_link" text:visited-style-name="Visited_20_Internet_20_Link">
000182560_pic...</text:a>
"]</text:p>
      <text:p text:style-name="P4">
Themes: ['专栏', '中外对话', '关注']</text:p>
      <text:p text:style-name="P4">
Keywords: ['中外对话', '绿色经济', '就业', '环保']</text:p>
      <text:p text:style-name="P4">
Type: Article</text:p>
      <!--METADATA-->
      <text:p text:style-name="P4">
<draw:frame draw:style-name="fr1" draw:name="Image43" text:anchor-type="as-char" svg:width="6.9236in" svg:height="4.617987in" draw:z-index="0">
<draw:image xlink:href="../Images/FT Chinese Free Version/2023-07-02T14-45-40-00-00/000182560_piclink.jpg" xlink:type="simple" xlink:show="embed" xlink:actuate="onLoad" draw:mime-type="image/jpeg"/>
</draw:frame>
Major technology and financial companies around the world are still undergoing layoffs. According to the data platform Layoffs.fyi, in 2022, the number of layoffs of technology companies worldwide reached 164,000, and in the first quarter of 2023, it reduced 166,000 positions. In China, statistical data show that the youth unemployment rate has further increased, reaching 20%in April this year.</text:p>
      <text:p text:style-name="P4">
"Green Employment" ushered in spring. In the United States, where the layoffs are the most turbulent, since August last year, companies have released more than 100,000 green position recruitment information in half a year. A report released by Lingying showed that the proportion of green talents in global labor increased from 9.6%in 2015 to 13.3%in 2021, with a growth rate of 38.5%.</text:p>
      <text:p text:style-name="P4">
News Source: <text:a xlink:type="simple" xlink:href="http://www.ftchinese.com/story/001100128" text:style-name="Internet_20_link" text:visited-style-name="Visited_20_Internet_20_Link">
http://www.ftchinese.com/story/001100128</text:a>
</text:p>
      <!--NEWS-->
      <text:h text:style-name="P10" text:outline-level="1">
<text:span text:style-name="T4">
Germany is also involved in the chip subsidy competition? (Free version)</text:span>
</text:h>
      <text:p text:style-name="P4">
Authors: ['张冬方']</text:p>
      <text:p text:style-name="P4">
Publisher: 英国《金融时报》</text:p>
      <text:p text:style-name="P4">
Time: 2023-07-02T14:48:45+00:00</text:p>
      <text:p text:style-name="P4">
Published Time: 2023-07-01T12:00:99+08:00</text:p>
      <text:p text:style-name="P4">
Modified Time: 2023-07-02T10:48:99+08:00</text:p>
      <text:p text:style-name="P4">
Description: Zhang Dongfang: In Intel, the controversy points of input and output are mainly concentrated in two aspects: Do you really need to focus on supporting chip manufacturing? Do you really want to make advanced chips in chip manufacturing?</text:p>
      <text:p text:style-name="P4">
Images: ["<text:a xlink:type="simple" xlink:href="https://thumbor.ftacademy.cn/unsafe/picture/7/000184007_piclink.jpg" text:style-name="Internet_20_link" text:visited-style-name="Visited_20_Internet_20_Link">
000184007_pic...</text:a>
"]</text:p>
      <text:p text:style-name="P4">
Themes: ['专栏', '产业政策', '关注']</text:p>
      <text:p text:style-name="P4">
Keywords: ['产业政策', '半导体', '芯片', '英特尔', '德国', '补贴']</text:p>
      <text:p text:style-name="P4">
Type: Article</text:p>
      <!--METADATA-->
      <text:p text:style-name="P4">
<draw:frame draw:style-name="fr1" draw:name="Image44" text:anchor-type="as-char" svg:width="6.9236in" svg:height="3.894525in" draw:z-index="0">
<draw:image xlink:href="../Images/FT Chinese Free Version/2023-07-02T14-48-45-00-00/000184007_piclink.jpg" xlink:type="simple" xlink:show="embed" xlink:actuate="onLoad" draw:mime-type="image/jpeg"/>
</draw:frame>
In the construction of a factory for chip manufacturers, all countries and regions have begun to sprinkle money. The amount of money and subsidy amount of nearly 10 billion Euros is unprecedented, and throw money out of the window ... These description words are enough to reflect how controversy caused by Intel in the German government in the German government's huge subsidy commitment.</text:p>
      <text:p text:style-name="P4">
The chip manufacturer Intel invested in Magdeburg, Germany, and the construction factory was above the schedule, and in the past few months, Intel and the German government have been negotiating for subsidies. At the beginning of this year, the subsidy mentioned by the German government was obviously 6.8 billion euros, and now it is tentatively scheduled to be at 9.9 billion euros. It shows that Intel's powerful bargaining ability is not included, which does not include possible industrial electricity subsidies in the future. In June, the German federal government signed a letter of intent for investment with Intel. The German Economic Minister of Economic Head said that the investment shows that Germany is very attractive as a high -tech base. Obviously, the subsidy of these 9.9 billion euros is actually attractive.</text:p>
      <text:p text:style-name="P4">
News Source: <text:a xlink:type="simple" xlink:href="http://www.ftchinese.com/story/001100129" text:style-name="Internet_20_link" text:visited-style-name="Visited_20_Internet_20_Link">
http://www.ftchinese.com/story/001100129</text:a>
</text:p>
      <!--NEWS-->
      <text:h text:style-name="P10" text:outline-level="1">
<text:span text:style-name="T4">
China purchase a large amount of natural gas for energy safety</text:span>
</text:h>
      <text:p text:style-name="P4">
Author: None</text:p>
      <text:p text:style-name="P4">
Publisher: Radio Free Asia (Organization)</text:p>
      <text:p text:style-name="P4">
Published Time: 2023-07-02T16:31:00-04:00</text:p>
      <text:p text:style-name="P4">
Modified Time: 2023-07-03T09:43: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4.612011in" draw:z-index="0">
<draw:image xlink:href="../Images/rfamandarin/2023-07-02T16-31-00-04-00/000000.png" xlink:type="simple" xlink:show="embed" xlink:actuate="onLoad" draw:mime-type="image/png"/>
</draw:frame>
China Dalian LNG (LNG) storage tank receiving station <text:a xlink:type="simple" xlink:href="https://www.rfa.org/mandarin/Xinwen/8-07022023162640.html/@@images/image" text:style-name="Internet_20_link" text:visited-style-name="Visited_20_Internet_20_Link">
</text:a>
Reuters pictures</text:p>
      <text:p text:style-name="P4">
According to Bloomberg, although the global energy crisis has been reduced, China still purchases a large number of natural gas from various countries.</text:p>
      <text:p text:style-name="P4">
Data show that so far this year, 33%of long -term liquefied natural gas transactions have flowed to China. China is expected to become the world's largest liquefied natural gas importing country in 2023. And Chinese companies have agreed to buy more natural gas with a long -term basis for the third consecutive year, and the number exceeds any country.</text:p>
      <text:p text:style-name="P4">
The report emphasized that China's purchase strategy is to scattered imports between countries to buffer geopolitical interference in one step. Last month, China Petroleum Natural Gas Group signed a 27 -year agreement with Qatar and obtained its equity in the country's large expansion projects. At the same time Signed a contract with American developer Chenierenergy Inc. for decades.</text:p>
      <text:p text:style-name="P4">
Traders who understand the government's strategy revealed that the power outage and supply in the past few years have changed the way of thinking of Chinese policy makers. They are now more inclined to protect energy and safety, rather than considering fuel importers that may be overdone.</text:p>
      <text:p text:style-name="P4">
(Responsible editor: Wang Yun)</text:p>
      <text:p text:style-name="P4">
News Source: <text:a xlink:type="simple" xlink:href="https://www.rfa.org/mandarin/Xinwen/8-07022023162640.html" text:style-name="Internet_20_link" text:visited-style-name="Visited_20_Internet_20_Link">
https://www.rfa.org/mandarin/Xinwen/8-07022023162640.html</text:a>
</text:p>
      <!--NEWS-->
      <text:h text:style-name="P10" text:outline-level="1">
<text:span text:style-name="T4">
Ri riots in the fifth night of France (Free Version)</text:span>
</text:h>
      <text:p text:style-name="P4">
Authors: ['莱拉•阿布德', '阿德里安娜•克拉萨']</text:p>
      <text:p text:style-name="P4">
Publisher: 英国《金融时报》</text:p>
      <text:p text:style-name="P4">
Time: 2023-07-02T23:12:24+00:00</text:p>
      <text:p text:style-name="P4">
Published Time: 2023-07-02T12:00:99+08:00</text:p>
      <text:p text:style-name="P4">
Modified Time: 2023-07-02T19:11:99+08:00</text:p>
      <text:p text:style-name="P4">
Description: The French government once again sent a large number of police forces to try to calm the riots that broke out for five consecutive days since the police killed a northern African -American teenager.</text:p>
      <text:p text:style-name="P4">
Images: ["<text:a xlink:type="simple" xlink:href="https://thumbor.ftacademy.cn/unsafe/picture/8/000186228_piclink.jpg" text:style-name="Internet_20_link" text:visited-style-name="Visited_20_Internet_20_Link">
000186228_pic...</text:a>
"]</text:p>
      <text:p text:style-name="P4">
Themes: ['法国', '关注']</text:p>
      <text:p text:style-name="P4">
Keywords: ['法国', '法国政治', '法国社会', '移民', '种族平等']</text:p>
      <text:p text:style-name="P4">
Type: Article</text:p>
      <!--METADATA-->
      <text:p text:style-name="P4">
<draw:frame draw:style-name="fr1" draw:name="Image47" text:anchor-type="as-char" svg:width="6.9236in" svg:height="3.894525in" draw:z-index="0">
<draw:image xlink:href="../Images/FT Chinese Free Version/2023-07-02T23-12-24-00-00/000186228_piclink.jpg" xlink:type="simple" xlink:show="embed" xlink:actuate="onLoad" draw:mime-type="image/jpeg"/>
</draw:frame>
The French government said riots and robbery have gradually been suppressed. On Saturday night, the government assigned a large number of police forces, trying to calm the riots that broke out for five consecutive days since the police killed a teenager.</text:p>
      <text:p text:style-name="P4">
"Thanks to the police for their decisive actions, it became more quiet last night,"(Gérald Darmanin)I wrote on Twitter last morning.</text:p>
      <text:p text:style-name="P4">
News Source: <text:a xlink:type="simple" xlink:href="http://www.ftchinese.com/story/001100131" text:style-name="Internet_20_link" text:visited-style-name="Visited_20_Internet_20_Link">
http://www.ftchinese.com/story/001100131</text:a>
</text:p>
      <!--NEWS-->
      <text:h text:style-name="P10" text:outline-level="1">
<text:span text:style-name="T4">
Japanese stocks high</text:span>
</text:h>
      <text:p text:style-name="P4">
Publisher: 法新社</text:p>
      <text:p text:style-name="P4">
Published Time: 2023-07-03T-14:12:08+00:00</text:p>
      <text:p text:style-name="P4">
Modified Time: 2023-07-03T07:35:02+00:00</text:p>
      <text:p text:style-name="P4">
Description: (Agence France -Presse, Tokyo, 3rd) Tokyo's stock market followed Wall Street's rise in the rise; the warming index of large Japanese manufacturers' confidence index also provided support for the stock marke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7-03T-14-12-08-00-00/000000.png" xlink:type="simple" xlink:show="embed" xlink:actuate="onLoad" draw:mime-type="image/png"/>
</draw:frame>
The Japanese stock 225 index closed up 564.29 points or 1.70%to 33753.33 points. The Dongzhi stock price index closed up 32.21 points or 1.41%to 2320.81 points.</text:p>
      <text:p text:style-name="P4">
News Source: <text:a xlink:type="simple" xlink:href="https://www.rfi.fr/cn/%E8%B4%A2%E7%BB%8F%E5%BF%AB%E8%AE%AF/20230703-%E6%97%A5%E8%82%A1%E6%94%B6%E9%AB%98" text:style-name="Internet_20_link" text:visited-style-name="Visited_20_Internet_20_Link">
https://www.rfi.fr/cn/%E8%B4%A2%E7%BB%8F%E5%BF%AB%E8%AE%AF/20230703-%E6%97%A5%E8%82%A1%E6%94%B6%E9%AB%98</text:a>
</text:p>
      <!--NEWS-->
      <text:h text:style-name="P10" text:outline-level="1">
<text:span text:style-name="T4">
European stocks open up</text:span>
</text:h>
      <text:p text:style-name="P4">
Publisher: 法新社</text:p>
      <text:p text:style-name="P4">
Published Time: 2023-07-03T-16:12:08+00:00</text:p>
      <text:p text:style-name="P4">
Modified Time: 2023-07-03T07:50:01+00:00</text:p>
      <text:p text:style-name="P4">
Description: (Agence France -Presse, London, 3rd) The major European stock markets have opened today and followed up the rise of Asian stoc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7-03T-16-12-08-00-00/000000.png" xlink:type="simple" xlink:show="embed" xlink:actuate="onLoad" draw:mime-type="image/png"/>
</draw:frame>
The London FTSE 100 Index rose 0.1%at 7537.29 points.</text:p>
      <text:p text:style-name="P4">
In the euro area, the Frankfurt DAX index rose 0.3%to 16192.42 points. The Paris CAC 40 index also rose 0.3%at 7419.74 points.</text:p>
      <text:p text:style-name="P4">
News Source: <text:a xlink:type="simple" xlink:href="https://www.rfi.fr/cn/%E8%B4%A2%E7%BB%8F%E5%BF%AB%E8%AE%AF/20230703-%E6%AC%A7%E8%82%A1%E5%BC%80%E7%9B%98%E8%B5%B0%E9%AB%98" text:style-name="Internet_20_link" text:visited-style-name="Visited_20_Internet_20_Link">
https://www.rfi.fr/cn/%E8%B4%A2%E7%BB%8F%E5%BF%AB%E8%AE%AF/20230703-%E6%AC%A7%E8%82%A1%E5%BC%80%E7%9B%98%E8%B5%B0%E9%AB%98</text:a>
</text:p>
      <!--NEWS-->
      <text:h text:style-name="P10" text:outline-level="1">
<text:span text:style-name="T4">
The latest inflation data cools down Asian stocks with US stocks</text:span>
</text:h>
      <text:p text:style-name="P4">
Publisher: 法新社</text:p>
      <text:p text:style-name="P4">
Published Time: 2023-07-03T-2:32:07+00:00</text:p>
      <text:p text:style-name="P4">
Modified Time: 2023-07-03T11:20:02+00:00</text:p>
      <text:p text:style-name="P4">
Description: (Agence France -Presse, Hong Kong, 3rd) The latest US data shows that inflation further cools down, prompting investors to be more optimistic about the central banks of various countries may be about to end its interest rate cycle. The Asian stock market follows the market at the end of the US stock market last week.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7-03T-2-32-07-00-00/000000.png" xlink:type="simple" xlink:show="embed" xlink:actuate="onLoad" draw:mime-type="image/png"/>
</draw:frame>
The United States previously announced a series of data that was better than expected, suggesting that after the economic force is still hot, the latest announcement of the Federal Federal Preparatory Council (FED) preference inflation index and the increase in personal consumption expenditure price index (PCE) in May A little relief.</text:p>
      <text:p text:style-name="P4">
A strong economic growth data and the decrease in the number of applications for unemployment in the United States, which once made market participants more expected. The Fed may continue to raise interest rates to control the price of prices.</text:p>
      <text:p text:style-name="P4">
The three major indexes of the U.S. stocks have all risen significantly on June 30. The market value of iPhone manufacturer Apple (Apple) has been on the closing for the first time to stand at the closing 3 trillion dollars (about NT $ 93 trillion). This milestone.</text:p>
      <text:p text:style-name="P4">
Driven by technology stocks, the S &amp; P 500 Index and the Nasdaq Index ended on the 30th. Despite the series of interest rate hikes and local banks in the United States, these two indexes still successfully wrote a bright rise in the first half of this year.</text:p>
      <text:p text:style-name="P4">
The optimistic market of US stocks spread to Asia today, and technology stocks are also big winners. The Hong Kong stock market closed 2.1%, the Shanghai stock market rose 1.3%, the closing increase of Seoul and the Taipei stock market was at least 1%. Sydney, Singapore, Manila, Bangkok and Jakarta both closed.</text:p>
      <text:p text:style-name="P4">
The Bank of Japan "Bank of Japan" announced today that the high -profile corporate short view survey report shows that the confidence of large Japanese manufacturers has increased for the first time since 7 seasons. The closing of the Tokyo stock market rose 1.7%.</text:p>
      <text:p text:style-name="P4">
News Source: <text:a xlink:type="simple" xlink:href="https://www.rfi.fr/cn/%E8%B4%A2%E7%BB%8F%E5%BF%AB%E8%AE%AF/20230703-%E7%BE%8E%E6%9C%80%E6%96%B0%E9%80%9A%E8%86%A8%E6%95%B0%E6%8D%AE%E9%99%8D%E6%B8%A9-%E4%BA%9A%E8%82%A1%E9%9A%8F%E7%BE%8E%E8%82%A1%E5%8A%B2%E6%89%AC" text:style-name="Internet_20_link" text:visited-style-name="Visited_20_Internet_20_Link">
https://www.rfi.fr/cn/%E8%B4%A2%E7%BB%8F%E5%BF%AB%E8%AE%AF/20230703-%E7%BE%8E%E6%9C%80%E6%96%B0%E9%80%9A%E8%86%A8%E6%95%B0%E6%8D%AE%E9%99%8D%E6%B8%A9-%E4%BA%9A%E8%82%A1%E9%9A%8F%E7%BE%8E%E8%82%A1%E5%8A%B2%E6%89%AC</text:a>
</text:p>
      <!--NEWS-->
      <text:h text:style-name="P10" text:outline-level="1">
<text:span text:style-name="T4">
Russia claims that frustration assassinations of Crimea's head attempt to catch 1 suspect</text:span>
</text:h>
      <text:p text:style-name="P4">
Publisher: 法新社</text:p>
      <text:p text:style-name="P4">
Published Time: 2023-07-03T-5:02:09+00:00</text:p>
      <text:p text:style-name="P4">
Modified Time: 2023-07-03T10:35:02+00:00</text:p>
      <text:p text:style-name="P4">
Description: (AFP Moscow, 3rd) The Russian National News Agency Tas News reported today that the Russian Federal Security Agency prevented the attack on the Chief Executive of Russia on the Crimean Peninsula and arrested a suspect. Russia swallowed the Crimean Peninsula in 2014.</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7-03T-5-02-09-00-00/000000.png" xlink:type="simple" xlink:show="embed" xlink:actuate="onLoad" draw:mime-type="image/png"/>
</draw:frame>
Tass (TASS) quoted the Federal Security Agency (FSB) statement reported: "The assassination attempts to be frustrated by the Ukrainian Special Affairs Department's plan to assassinate the chief of Crimea, the executive head of Crimea."</text:p>
      <text:p text:style-name="P4">
The Federal Security Agency stated in a statement that the detained suspect was "a Russian citizen born in 1988 and was recruited by officials of the Ukraine Security Agency (SBU)."</text:p>
      <text:p text:style-name="P4">
Agence France -Presse reported that the Federal Security Agency mentioned that the suspect was arrested when he was "taking out the explosion device from the hiding place".</text:p>
      <text:p text:style-name="P4">
After the referendum held in 2014, the Moscow authorities swallowed Crimea from Ukraine. The Kiev authorities and Western countries called the referendum a scam.</text:p>
      <text:p text:style-name="P4">
In recent months, the Crimean Peninsula has often encountered air strikes, and Russian officials assigned officials have become the target of attacks. The Moscow authorities blamed it on Ukraine.</text:p>
      <text:p text:style-name="P4">
News Source: <text:a xlink:type="simple" xlink:href="https://www.rfi.fr/cn/%E5%9B%BD%E9%99%85%E6%8A%A5%E9%81%93/20230703-%E4%BF%84%E7%A7%B0%E6%8C%AB%E8%B4%A5%E6%9A%97%E6%9D%80%E5%85%8B%E9%87%8C%E7%B1%B3%E4%BA%9A%E9%A6%96%E9%95%BF%E4%BC%81%E5%9B%BE-%E9%80%AE1%E5%AB%8C" text:style-name="Internet_20_link" text:visited-style-name="Visited_20_Internet_20_Link">
https://www.rfi.fr/cn/%E5%9B%BD%E9%99%85%E6%8A%A5%E9%81%93/20230703-%E4%BF%84%E7%A7%B0%E6%8C%AB%E8%B4%A5%E6%9A%97%E6%9D%80%E5%85%8B%E9%87%8C%E7%B1%B3%E4%BA%9A%E9%A6%96%E9%95%BF%E4%BC%81%E5%9B%BE-%E9%80%AE1%E5%AB%8C</text:a>
</text:p>
      <!--NEWS-->
      <text:h text:style-name="P10" text:outline-level="1">
<text:span text:style-name="T4">
China urges developing countries to oppose the "Free Version"</text:span>
</text:h>
      <text:p text:style-name="P4">
Authors: ['奥利弗•特林']</text:p>
      <text:p text:style-name="P4">
Publisher: 英国《金融时报》</text:p>
      <text:p text:style-name="P4">
Time: 2023-07-03T00:28:02+00:00</text:p>
      <text:p text:style-name="P4">
Published Time: 2023-07-02T12:00:99+08:00</text:p>
      <text:p text:style-name="P4">
Modified Time: 2023-07-02T20:27:99+08:00</text:p>
      <text:p text:style-name="P4">
Description: China issued a diplomatic meeting to some developing countries, criticizing wealthy countries to set the "unrealistic" emission reduction target, "will lead to a significant increase in the cost of shipping."</text:p>
      <text:p text:style-name="P4">
Images: ["<text:a xlink:type="simple" xlink:href="https://thumbor.ftacademy.cn/unsafe/picture/5/000186225_piclink.jpg" text:style-name="Internet_20_link" text:visited-style-name="Visited_20_Internet_20_Link">
000186225_pic...</text:a>
"]</text:p>
      <text:p text:style-name="P4">
Themes: ['气候变化', '关注']</text:p>
      <text:p text:style-name="P4">
Keywords: ['气候变化', '航运', '新兴市场', '碳税', '发展中国家']</text:p>
      <text:p text:style-name="P4">
Type: Article</text:p>
      <!--METADATA-->
      <text:p text:style-name="P4">
<draw:frame draw:style-name="fr1" draw:name="Image52" text:anchor-type="as-char" svg:width="6.9236in" svg:height="3.894525in" draw:z-index="0">
<draw:image xlink:href="../Images/FT Chinese Free Version/2023-07-03T00-28-02-00-00/000186225_piclink.jpg" xlink:type="simple" xlink:show="embed" xlink:actuate="onLoad" draw:mime-type="image/jpeg"/>
</draw:frame>
China urges poor countries to obtain taxes on shipping emissions, oppose the most stringent decarbolized goals for one of the most polluted industries in the world, criticize rich countries to set the "unrealistic" goal, resulting in a "significant increase in financial costs increased significantly "" ".</text:p>
      <text:p text:style-name="P4">
According to participation in the International Maritime Organization(IMO)Four people related to the discussion revealed that on the occasion of the United Nations Organization in July, the development countries prepared a "diplomatic photo meeting" to these countries. A few days ago in China, a few days ago, France won 22 allies to support levy shipping tax.</text:p>
      <text:p text:style-name="P4">
News Source: <text:a xlink:type="simple" xlink:href="http://www.ftchinese.com/story/001100132" text:style-name="Internet_20_link" text:visited-style-name="Visited_20_Internet_20_Link">
http://www.ftchinese.com/story/001100132</text:a>
</text:p>
      <!--NEWS-->
      <text:h text:style-name="P10" text:outline-level="1">
<text:span text:style-name="T4">
Tyson will cancel some chicken products "Free Version"</text:span>
</text:h>
      <text:p text:style-name="P4">
Author: Patrick Thomas</text:p>
      <text:p text:style-name="P4">
Publisher: 华尔街日报中文网</text:p>
      <text:p text:style-name="P4">
Published Time: 2023-07-03T00:30:00.000Z</text:p>
      <text:p text:style-name="P4">
Modified Time: 2023-07-03T00:30:00.000Z</text:p>
      <text:p text:style-name="P4">
Created Time: 2023-07-02T23:10:00.000Z</text:p>
      <text:p text:style-name="P4">
Description: Tyson will re -introduce some antibiotics in its chicken supply chain and will cancel the "never use antibiotic" publicity labels among some chicken products of the Tyson brand.</text:p>
      <text:p text:style-name="P4">
Images: []</text:p>
      <text:p text:style-name="P4">
Categories: ['商业']</text:p>
      <text:p text:style-name="P4">
Keywords: SYND</text:p>
      <text:p text:style-name="P4">
Type: Article</text:p>
      <!--METADATA-->
      <text:p text:style-name="P4">
Tyson Food Co., Ltd.(Tyson Foods, TSN)Some antibiotics will be introduced in its chicken supply chain, and the "never uses antibiotics" promotional labels will be canceled in the Tyson brand chicken products.</text:p>
      <text:p text:style-name="P4">
News Source: <text:a xlink:type="simple" xlink:href="https://cn.wsj.com/articles/%E6%B3%B0%E6%A3%AE%E5%B0%86%E5%9C%A8%E4%B8%80%E4%BA%9B%E9%B8%A1%E8%82%89%E4%BA%A7%E5%93%81%E4%B8%AD%E9%87%8D%E6%96%B0%E4%BD%BF%E7%94%A8%E6%8A%97%E7%94%9F%E7%B4%A0-8bd27633" text:style-name="Internet_20_link" text:visited-style-name="Visited_20_Internet_20_Link">
https://cn.wsj.com/articles/%E6%B3%B0%E6%A3%AE%E5%B0%86%E5%9C%A8%E4%B8%80%E4%BA%9B%E9%B8%A1%E8%82%89%E4%BA%A7%E5%93%81%E4%B8%AD%E9%87%8D%E6%96%B0%E4%BD%BF%E7%94%A8%E6%8A%97%E7%94%9F%E7%B4%A0-8bd27633</text:a>
</text:p>
      <!--NEWS-->
      <text:h text:style-name="P10" text:outline-level="1">
<text:span text:style-name="T4">
Twitter limits the number of posts that users read on their platforms (Free Version)</text:span>
</text:h>
      <text:p text:style-name="P4">
Author: Tim Higgins</text:p>
      <text:p text:style-name="P4">
Publisher: 华尔街日报中文网</text:p>
      <text:p text:style-name="P4">
Published Time: 2023-07-03T00:50:00.000Z</text:p>
      <text:p text:style-name="P4">
Modified Time: 2023-07-03T00:50:00.000Z</text:p>
      <text:p text:style-name="P4">
Created Time: 2023-07-02T23:41:00.000Z</text:p>
      <text:p text:style-name="P4">
Description: Twitter began to limit the number of posts read on its platform. This is an unusual move. The owner Musk said he was fighting the company that tried to use Twitter data to develop AI programs.</text:p>
      <text:p text:style-name="P4">
Images: []</text:p>
      <text:p text:style-name="P4">
Categories: ['科技']</text:p>
      <text:p text:style-name="P4">
Keywords: SYND</text:p>
      <text:p text:style-name="P4">
Type: Article</text:p>
      <!--METADATA-->
      <text:p text:style-name="P4">
Twitter began to limit the number of posts read on their platform. This is an unusual move, just the owner Musk(ElonMusk)It means that he is fighting a company trying to use Twitter data to develop AI programs.</text:p>
      <text:p text:style-name="P4">
News Source: <text:a xlink:type="simple" xlink:href="https://cn.wsj.com/articles/twitter%E9%99%90%E5%88%B6%E7%94%A8%E6%88%B7%E5%9C%A8%E5%85%B6%E5%B9%B3%E5%8F%B0%E4%B8%8A%E9%98%85%E8%AF%BB%E7%9A%84%E5%B8%96%E5%AD%90%E6%95%B0%E9%87%8F-c44004d7" text:style-name="Internet_20_link" text:visited-style-name="Visited_20_Internet_20_Link">
https://cn.wsj.com/articles/twitter%E9%99%90%E5%88%B6%E7%94%A8%E6%88%B7%E5%9C%A8%E5%85%B6%E5%B9%B3%E5%8F%B0%E4%B8%8A%E9%98%85%E8%AF%BB%E7%9A%84%E5%B8%96%E5%AD%90%E6%95%B0%E9%87%8F-c44004d7</text:a>
</text:p>
      <!--NEWS-->
      <text:h text:style-name="P10" text:outline-level="1">
<text:span text:style-name="T4">
The July 1 party celebrates the old article Xi Jinping is worried that the Communist Party will collapse "the old country will not be able to return to the first month of Mingzhong"</text:span>
</text:h>
      <text:p text:style-name="P4">
Author: None</text:p>
      <text:p text:style-name="P4">
Publisher: Radio Free Asia (Organization)</text:p>
      <text:p text:style-name="P4">
Published Time: 2023-07-03T01:04:00-04:00</text:p>
      <text:p text:style-name="P4">
Modified Time: 2023-07-03T09:46: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4.612011in" draw:z-index="0">
<draw:image xlink:href="../Images/rfamandarin/2023-07-03T01-04-00-04-00/000000.png" xlink:type="simple" xlink:show="embed" xlink:actuate="onLoad" draw:mime-type="image/png"/>
</draw:frame>
Before the July 1 party celebration, "Seeking" published last year Xi Jinping was worried about the "Destiny Party". <text:a xlink:type="simple" xlink:href="https://www.rfa.org/mandarin/Xinwen/st-07032023010402.html/@@images/image" text:style-name="Internet_20_link" text:visited-style-name="Visited_20_Internet_20_Link">
</text:a>
Reuters information.</text:p>
      <text:p text:style-name="P4">
July 1 is the 102nd anniversary of the founding of the Communist Party of China. On June 30, the publication of the Central Committee of the Communist Party of China published an article "Talent who worked hard to grow into a pillar of loyalty and reliable, can be the time to be the same as the people", and indicate this On March 1st last year, Xi Jinping issued a full text at the opening of the young cadre training class of the Central Party School.</text:p>
      <text:p text:style-name="P4">
Xi Jinping emphasized to young cadres that the foundation of ideals and beliefs must be built. "If everyone cultivates people who do not believe in Marxism and communism, they will not give up the flags of socialism with Chinese characteristics, and the changes in the Eastern European drama and the fall of the Soviet Union will occur. , The tragedy of the "old country in the first month" of the disintegration of the Soviet Union!"</text:p>
      <text:p text:style-name="P4">
Xi Jinping said that since the 18th National Congress of the Communist Party of China, party members and cadres have strengthened their ideals and beliefs from the "eastward rise and west" and "China Governance and West Chaos". However, to attract attention, some people have never really established Communists' ideals and beliefs, the world view, outlook on life, and values are not correct, and the motivation of entering the party's team is impure.</text:p>
      <text:p text:style-name="P4">
"Numerous facts tell us that only by the signs of winning the brave on the narrow road and daring to fight and be good at struggle, can we win dignity, take the initiative, and effectively safeguard national sovereignty, security, and development interests." Xi Jinping said, "In our team, we can't be in this team. There are timid ghosts, let alone people who have a different heart, in Cao Yingxin in Han, and the same bed dreams. "</text:p>
      <text:p text:style-name="P4">
When talking about the letter of letters and visits, Xi Jinping said, "What are the fear of the petitioners?" When he enumerated himself in Zhengding and Ningde, Hebei, he publicly accepted the case of petitions and solved many issues. After that, every time I arrived in the place, I insisted on doing so, emphasizing that "letters and visits are the masses who came to the door, which can be exhausted or ventilated."</text:p>
      <text:p text:style-name="P4">
Xi Jinping criticized the corruption within the party, and some (party members) asked for comparisons. When they saw some bosses waving their money like soil, spending on the sky, they were unbalanced. Some people are lucky, thinking that they are caught "falling eggs". Xi Jinping also recorded by the "Yuan Shi" records Xu Heng, "Although Pear has no master, I have the master", and the cadres who accuse the illegal discipline are the lack of this kind of cultivation and context, so that the defense from the heart is to fall into the degradation. Essence</text:p>
      <text:p text:style-name="P4">
When Xi Jinping attended the first meeting of the 20th Central National Security Commission on May 30 this year, he pointed out that China is currently facing "the complexity and difficulty of national security issues have increased significantly." He called for adherence to the bottom line of thinking and extreme thinking, preparing to "adopt a major test of high waves and even stormy waves", and said that China is currently facing "the complexity and difficulty of national security issues are significantly increased."</text:p>
      <text:p text:style-name="P4">
On July 1, the newly revised "Anti -Spy Law" and the newly formulated "Foreign Relations Law" was implemented. Behavior.</text:p>
      <text:p text:style-name="P4">
Editor Xu Shuting</text:p>
      <text:p text:style-name="P4">
News Source: <text:a xlink:type="simple" xlink:href="https://www.rfa.org/mandarin/Xinwen/st-07032023010402.html" text:style-name="Internet_20_link" text:visited-style-name="Visited_20_Internet_20_Link">
https://www.rfa.org/mandarin/Xinwen/st-07032023010402.html</text:a>
</text:p>
      <!--NEWS-->
      <text:h text:style-name="P10" text:outline-level="1">
<text:span text:style-name="T4">
Japanese economy: Is the sun back? (Free version)</text:span>
</text:h>
      <text:p text:style-name="P4">
Authors: ['徐瑾']</text:p>
      <text:p text:style-name="P4">
Publisher: 英国《金融时报》</text:p>
      <text:p text:style-name="P4">
Time: 2023-07-03T01:31:06+00:00</text:p>
      <text:p text:style-name="P4">
Published Time: 2023-07-01T12:00:99+08:00</text:p>
      <text:p text:style-name="P4">
Modified Time: 2023-07-02T11:39:99+08:00</text:p>
      <text:p text:style-name="P4">
Description: Xu Jin: Under the holding of Buffett, the Japanese economy seems to be the focus of people's attention, and Chinese social media has also begun to pay attention to Gu Chaoming's theory of great recession. What are the biggest misunderstandings and experiences about Japan's "20 years of loss"?</text:p>
      <text:p text:style-name="P4">
Images: ["<text:a xlink:type="simple" xlink:href="https://thumbor.ftacademy.cn/unsafe/picture/7/000186237_piclink.jpg" text:style-name="Internet_20_link" text:visited-style-name="Visited_20_Internet_20_Link">
000186237_pic...</text:a>
"]</text:p>
      <text:p text:style-name="P4">
Themes: ['观点', '徐瑾经济人', '关注']</text:p>
      <text:p text:style-name="P4">
Keywords: ['徐瑾经济人', '日本经济', '经济衰退']</text:p>
      <text:p text:style-name="P4">
Type: Article</text:p>
      <!--METADATA-->
      <text:p text:style-name="P4">
<draw:frame draw:style-name="fr1" draw:name="Image55" text:anchor-type="as-char" svg:width="6.9236in" svg:height="3.901286in" draw:z-index="0">
<draw:image xlink:href="../Images/FT Chinese Free Version/2023-07-03T01-31-06-00-00/000186237_piclink.jpg" xlink:type="simple" xlink:show="embed" xlink:actuate="onLoad" draw:mime-type="image/jpeg"/>
</draw:frame>
The Japanese economy seems to return to the World Following Center.</text:p>
      <text:p text:style-name="P4">
In the past, when talking about Japan, the first impression was that the "lost twenty years" or even thirty years, so that many investment banks reported that Asia is a benchmark for emerging markets as a vigorous growth, it is often removed from Japan. Nowadays, the stock god Buffett has increased its holdings of the five comprehensive marketing of Japan. Japan has become its largest investment place outside the United States. The Japanese stock market has recently reached a new high, and it is even expected to become the best performance in the world this year. Everything has made the world re -examine. Is the Japanese economy really back?</text:p>
      <text:p text:style-name="P4">
News Source: <text:a xlink:type="simple" xlink:href="http://www.ftchinese.com/story/001100130" text:style-name="Internet_20_link" text:visited-style-name="Visited_20_Internet_20_Link">
http://www.ftchinese.com/story/001100130</text:a>
</text:p>
      <!--NEWS-->
      <text:h text:style-name="P10" text:outline-level="1">
<text:span text:style-name="T4">
Tesla Q2 has doubled the annual output of 1.8 million targets to progress smoothly</text:span>
</text:h>
      <text:p text:style-name="P4">
Publisher: 法新社</text:p>
      <text:p text:style-name="P4">
Published Time: 2023-07-03T01:32:08+00:00</text:p>
      <text:p text:style-name="P4">
Modified Time: 2023-07-03T01:20:04+00:00</text:p>
      <text:p text:style-name="P4">
Description: (Agence France -Presse, New York, 2nd) US car manufacturer Tesla today announced that despite market difficulties, 460,000 vehicles were delivered in the second quarter, exceeding analyst expect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7-03T01-32-08-00-00/000000.png" xlink:type="simple" xlink:show="embed" xlink:actuate="onLoad" draw:mime-type="image/png"/>
</draw:frame>
Tesla's nearly 500,000 vehicles have increased by 83%over the same period last year, an increase of 10%over the previous quarter. Analysts had previously expected Tesla to pass by less than 450,000 vehicles.</text:p>
      <text:p text:style-name="P4">
From April to June, Tesla, headquartered in Texas, produced 479,700 vehicles, an increase of 85%compared with the second quarter of 2022.</text:p>
      <text:p text:style-name="P4">
This allowed Tesla's total output of this year to reach 9.058 units, successfully moving towards the target of 1.8 million vehicles in 2023, and exceeded the expectations of industry observers.</text:p>
      <text:p text:style-name="P4">
Sla's production efficiency allows large -scale delivery. "</text:p>
      <text:p text:style-name="P4">
As the competition in the field of electric vehicles has intensified, Tesla has reduced prices in the United States, Europe and Asia. This also allows Tesla to withstand the test of decline in the demand for the Chinese market. (Translator: Ji Jinling)</text:p>
      <text:p text:style-name="P4">
News Source: <text:a xlink:type="simple" xlink:href="https://www.rfi.fr/cn/%E8%B4%A2%E7%BB%8F%E5%BF%AB%E8%AE%AF/20230703-%E7%89%B9%E6%96%AF%E6%8B%89q2%E4%BA%A4%E8%BD%A6%E9%87%8F%E8%BF%91%E7%BF%BB%E5%80%8D-%E5%B9%B4%E4%BA%A7180%E4%B8%87%E8%BE%86%E7%9B%AE%E6%A0%87%E8%BF%9B%E5%B1%95%E9%A1%BA%E5%88%A9" text:style-name="Internet_20_link" text:visited-style-name="Visited_20_Internet_20_Link">
https://www.rfi.fr/cn/%E8%B4%A2%E7%BB%8F%E5%BF%AB%E8%AE%AF/20230703-%E7%89%B9%E6%96%AF%E6%8B%89q2%E4%BA%A4%E8%BD%A6%E9%87%8F%E8%BF%91%E7%BF%BB%E5%80%8D-%E5%B9%B4%E4%BA%A7180%E4%B8%87%E8%BE%86%E7%9B%AE%E6%A0%87%E8%BF%9B%E5%B1%95%E9%A1%BA%E5%88%A9</text:a>
</text:p>
      <!--NEWS-->
      <text:h text:style-name="P10" text:outline-level="1">
<text:span text:style-name="T4">
Oppose Li Jiachao to participate in the APEC human rights group, call for Bayeng to make a statement</text:span>
</text:h>
      <text:p text:style-name="P4">
Author: None (Language: zh)</text:p>
      <text:p text:style-name="P4">
Publisher: None</text:p>
      <text:p text:style-name="P4">
Time: 2023-07-03T01:38:00Z</text:p>
      <text:p text:style-name="P4">
Description: More than 50 human rights groups related to Hong Kong people in the world jointly sent a letter to Biden, asking the United States to make it clear that the Hong Kong Chief Executive Li Jiachao will not allow the Hong Kong Chief Executive Li Jiachao to participate in the APEC summit, otherwise "the precedent for worrying" will be set up. Earlier, the two -party members of the United States also expressed their opposition to Li Jiachao to the United States.</text:p>
      <text:p text:style-name="P4">
Videos: []</text:p>
      <text:p text:style-name="P4">
Images: []</text:p>
      <text:p text:style-name="P4">
Subject: 时政风云</text:p>
      <text:p text:style-name="P4">
Subjects: ['奥巴马', '谷歌', '香港', 'APEC', '雨伞革命', '香港政改', '专题报道：香港“反送中”抗议', '美国']</text:p>
      <text:p text:style-name="P4">
Keywords: ['香港', '香港民主', 'APEC', '李家超', '香港国安法', '美国', '制裁']</text:p>
      <text:p text:style-name="P4">
Id: 66096895</text:p>
      <!--METADATA-->
      <text:p text:style-name="P4">
<text:a xlink:type="simple" xlink:href="https://www.dw.com/zh/overlay/image/article/66096895/66089593" text:style-name="Internet_20_link" text:visited-style-name="Visited_20_Internet_20_Link">
 </text:a>
The picture shows the 26th anniversary of Hong Kong's chief Li Jiachang participated in the 26th anniversary of Hong Kong's sovereignty transfer on July 1.</text:p>
      <text:p text:style-name="P4">
(Voice of Germany Chinese) The Asia -Pacific Economic Cooperation Organization (APEC) Summit will debut in San Francisco, USA in November this year. It is clearly stated that the Hong Kong Chief Executive Li Jiachao will enter the United States and participate in the APEC Summit.</text:p>
      <text:p text:style-name="P4">
"Under any circumstances, Li Jiachao, a human rights violation of sanctions](https://www.dw.com/zh/zh/美警告香港勿庇护受制裁个人-港特首只遵守联合国制裁/a-63399758)It should not be allowed to set foot on the United States. "The public letter wrote that if the United States was lifted or exempted from the sanctions against Li Jiachao, it would destroy the outside world's confidence in the United States and question the United States' commitment to Hong Kong's freedom and human rights.</text:p>
      <text:p text:style-name="P4">
2020 <text:a xlink:type="simple" xlink:href="https://www.dw.com/zh/zh/国安法永久地改变了香港吗/a-66089541" text:style-name="Internet_20_link" text:visited-style-name="Visited_20_Internet_20_Link">
The National Security Law was implemented in Hong Kong</text:a>
, The U.S. Treasury Department "damage Hong Kong autonomy, <text:a xlink:type="simple" xlink:href="https://www.dw.com/zh/zh/六四临近-香港人如何悄悄纪念/a-65815259" text:style-name="Internet_20_link" text:visited-style-name="Visited_20_Internet_20_Link">
restricting Hong Kong people's speech and rally freedom</text:a>
On the same way, 11 people were sanctioned, including the Hong Kong Chief Executive Lin Zheng Yue'e at the time, and Li Jiachao, who was the former director of security; Law".</text:p>
      <text:p text:style-name="P4">
The open letter of the Hong Kong people's group stated that Li Jiachao was <text:a xlink:type="simple" xlink:href="https://www.dw.com/zh/zh/英外相批香港自由遭侵蝕-中使館干涉內政/a-64374241" text:style-name="Internet_20_link" text:visited-style-name="Visited_20_Internet_20_Link">
Campaign of Freedom in Hong Kong</text:a>
The key figures, pointing out that he abused the police forces to suppress the democratic movement in 2019 and the arrest of more than 10,000 Hong Kong people, and since he became the chief executive in 2022, "the systemic suppression is still continuing. His sanctions "will set a precedent for worrying."</text:p>
      <text:p text:style-name="P4">
The letter also pointed out that at the <text:a xlink:type="simple" xlink:href="https://www.dw.com/zh/zh/apec峰會登場-習近平亞太不是任何人的後花園/a-63805296" text:style-name="Internet_20_link" text:visited-style-name="Visited_20_Internet_20_Link">
Past APEC Summit</text:a>
, Not all leaders have participation. For example, the president of Taiwan is not invited; while the Chinese government will attend the meeting, there is no reason to participate in Hong Kong ruled by China.</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Wang Fengyao, also known as "Mother -in -law Wang", arrived near the police blockade at 5 pm on June 4th at 5 pm on June 4. She was holding a bunch of flowers, her hands compared with the "May Day" gesture, and then surrounded by a group of police officers and took it into a police car. The 67 -year -old Wang Fengyao was noticeable because of the British flag in the 2019 anti -repair parade in 2019. It was detained by Hong Kong and mainland China police several t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Former Chairman of the Hong Kong Reporter Association, Mai Yanting (the second to the right) appeared at Causeway Bay at 6 pm, was investigated outside a shopping mall, and was taken away by the police a few minutes later. On June 5th, the Hong Kong Records Association stated through a public statement that Mai Yanting, former chairman of the Record Association and French Guangshan special reporter, was detained at the Wan Chai Police Station until 11:00 pm, but was not informed of any cr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and electronic candle</text:span>
</text:h>
      <text:p text:style-name="P4">
Chen Baoying (second from left), a member of the Social movement and the chairman of the Social Ministry, went to Jili George Street near Victoria at 7 pm, holding yellow paper flowers and electronic candles, and was taken on the police car after being questioned by the police. Social Minlian said later on the same day that after Chen Baoying was taken to the Wan Chai Police Station, Chen Baoying was allowed to leave at 9:15 pm and was not required to guarantee any guarante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Deng Jianhua and Xu Hanguang were also taken away</text:span>
</text:h>
      <text:p text:style-name="P4">
At around 8 o'clock in the evening, Deng Jianhua, former vice chairman of the Hong Kong Workers' Alliance, who was printed with the June 4th report of the Wen Wei Po, was stopped by the police (in the picture) and was taken on the police car. He then said on Facebook. "assist investigation". At about 8 o'clock, Xu Hansuang, a member of the former member of the former branch of the electronic candle, was also taken by a police car by a police car near the Causeway Bay subway station.</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ay 35" script</text:span>
</text:h>
      <text:p text:style-name="P4">
A man wearing black and wearing a mask showed the June 4th stage script "May 35" of Hong Kong drama writer Zhuang Meiyan. "Don't be afraid of Hong Kong people", and eventually took away.</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obile lighting to destroy social tranquility?</text:span>
</text:h>
      <text:p text:style-name="P4">
Several police officers took a man with a mobile phone flash away from Victoria Garden. The Hong Kong police said in the evening that there were 11 men and 12 women on June 4, and a total of 23 people were arrested or taken away by the police for suspected "damage to social tranquility"; one person was arrested for "suspected hindering the execution of police officer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Don't forget June 4th"</text:span>
</text:h>
      <ul>
        <li>
#</li>
      </ul>
      <text:h text:style-name="P13" text:outline-level="4">
<text:span text:style-name="T4">
Hong Kong Police said "Destroying Anning" took away the six or four -point lights and the flower holder</text:span>
</text:h>
      <text:h text:style-name="P12" text:outline-level="3">
<text:span text:style-name="T4">
Fast 89643.4 seconds</text:span>
</text:h>
      <text:p text:style-name="P4">
Guan Zhenbang (left) of the former Branch Federation and Liu Jiayi, a member of the mother of Tiananmen, Hong Kong, also went to the Picanto Spring Pool on June 3, and planned to take fasting at Victoria Garden at 6:04. They held the slogans of "fasting 89643.4 seconds", "mourning the June 4th death, paying tribute to Tiananmen's mother", wearing tops printed with the words "896420" and "truth". The two were taken away by the Hong Kong police for a few minutes before the water spraying pool, and at the same time warned that the two were involved in "making the intention of intended to incite." Liu Jiayi stated on Facebook on June 5 that he "was released on bail within 48 hours, and at the same time, he also completed the fasting of personal mourning and was temporarily saf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Victoria Garden in the past few years</text:span>
</text:h>
      <text:p text:style-name="P4">
Since 1990, the June Fourth Candle Light Gala held by the Hong Kong Federation Association on June 4th will attract tens of thousands of people to gather in Victoria Park in Hong Kong to mourn the June 4th incident. However, since the outbreak of the new crown epidemic in 2019, the Hong Kong authorities have banned rally twice on the grounds of epidemic prevention. Next, the "National Security Law" adopted in 2020 will be regarded as illegal activities. In 2021, the Federation will be dissolved. Since then, the June 4th Memorial Party will not exist. The picture shows the Hong Kong people spontaneously on June 4, 2020 to the Victoria Garden to commemorate June 4th with candleligh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Members of the United States of Both parties opposed</text:span>
</text:h>
      <text:p text:style-name="P4">
According to Reuters in early June this year, the United States Republican Senator Marco Rubio, Democratic Senator Jeffmerkley, and others also sent a letter to the US State Department to describe the invitation of Li Jiachao and persecuted the Chinese government to persecute the Chinese government. People are a kind of "insult."</text:p>
      <text:p text:style-name="P4">
Earlier, the US Deputy Secretary of State Wendysherman revealed in a letter to Congress in February that the State Council intends to invite Li Jiachao to participate in the APEC. On June 13, the U.S. State Department stated that the saying in February was "wrong version", and <text:a xlink:type="simple" xlink:href="https://www.dw.com/zh/zh/美國務院改口未決定是否邀李家超出席apec/a-65857895" text:style-name="Internet_20_link" text:visited-style-name="Visited_20_Internet_20_Link">
changed the mouth to indicate that it has not decided whether to invite Li Jiachao</text:a>
Essence</text:p>
      <text:p text:style-name="P4">
In response, Li Jiachao responded that APEC does not belong to any country and economy, and Hong Kong as a member will attend the meeting in accordance with the rules of APEC and conventional. Chinese Foreign Ministry spokesman Wang Wenbin said, "The host has the responsibility to ensure that members of each member attend the meeting smoothly."</text:p>
      <text:p text:style-name="P4">
The picture shows the Chinese President Xi Jinping attended the APEC Summit in Bangkok, Thailand last November.</text:p>
      <text:p text:style-name="P4">
(Comprehensive report)</text:p>
      <text:p text:style-name="P4">
News Source: <text:a xlink:type="simple" xlink:href="https://www.dw.com/zh/反對李家超參加apec-人權團體籲拜登表態/a-66096895" text:style-name="Internet_20_link" text:visited-style-name="Visited_20_Internet_20_Link">
https://www.dw.com/zh/反對李家超參加apec-人權團體籲拜登表態/a-66096895?maca=chi-rss-chi-all-1127-rdf</text:a>
</text:p>
      <!--NEWS-->
      <text:h text:style-name="P10" text:outline-level="1">
<text:span text:style-name="T4">
It is expected that Pan Gongsheng will be appointed as the Governor of the Central Bank of China (Free Version)</text:span>
</text:h>
      <text:p text:style-name="P4">
Authors: ['Leng', '白艾德']</text:p>
      <text:p text:style-name="P4">
Publisher: 英国《金融时报》</text:p>
      <text:p text:style-name="P4">
Time: 2023-07-03T01:43:00+00:00</text:p>
      <text:p text:style-name="P4">
Published Time: 2023-07-02T12:00:99+08:00</text:p>
      <text:p text:style-name="P4">
Modified Time: 2023-07-02T21:35:99+08:00</text:p>
      <text:p text:style-name="P4">
Description: Pan Gongsheng has been appointed Secretary of the Party Committee of the Central Bank of China. It is expected that the "financial risk firefighter" will also be announced as the next central bank governor to replace Yi Gang who has been working for more than five years.</text:p>
      <text:p text:style-name="P4">
Images: ["<text:a xlink:type="simple" xlink:href="https://thumbor.ftacademy.cn/unsafe/picture/2/000186222_piclink.jpg" text:style-name="Internet_20_link" text:visited-style-name="Visited_20_Internet_20_Link">
000186222_pic...</text:a>
"]</text:p>
      <text:p text:style-name="P4">
Themes: ['中国经济', '关注']</text:p>
      <text:p text:style-name="P4">
Keywords: ['中国央行', '潘功胜', '中国经济', '高端专享']</text:p>
      <text:p text:style-name="P4">
Type: Article</text:p>
      <!--METADATA-->
      <text:p text:style-name="P4">
<draw:frame draw:style-name="fr1" draw:name="Image68" text:anchor-type="as-char" svg:width="6.9236in" svg:height="3.894525in" draw:z-index="0">
<draw:image xlink:href="../Images/FT Chinese Free Version/2023-07-03T01-43-00-00-00/000186222_piclink.jpg" xlink:type="simple" xlink:show="embed" xlink:actuate="onLoad" draw:mime-type="image/jpeg"/>
</draw:frame>
China has appointed a "financial risk firefighter" who has been trained in the West. The central bank is in charge of the supervision of Xi Jinping's comprehensive reform of the financial industry. It is expected that this will provide a certain market certainty.</text:p>
      <text:p text:style-name="P4">
China Central Bank(PBoC)It was announced last Saturday that Pan Gongsheng appointed Pan Gongsheng as the party committee secretary and replaced Guo Shuqing.</text:p>
      <text:p text:style-name="P4">
News Source: <text:a xlink:type="simple" xlink:href="http://www.ftchinese.com/story/001100133" text:style-name="Internet_20_link" text:visited-style-name="Visited_20_Internet_20_Link">
http://www.ftchinese.com/story/001100133</text:a>
</text:p>
      <!--NEWS-->
      <text:h text:style-name="P10" text:outline-level="1">
<text:span text:style-name="T4">
Otani Xiangping won the Federal Union DH and pitchers for 3 years and played a star match.</text:span>
</text:h>
      <text:p text:style-name="P4">
Publisher: 法新社</text:p>
      <text:p text:style-name="P4">
Published Time: 2023-07-03T02:02:08+00:00</text:p>
      <text:p text:style-name="P4">
Modified Time: 2023-07-03T01:35:01+00:00</text:p>
      <text:p text:style-name="P4">
Description: (Agence France -Presse, New York, 2nd) U.S. Los Angeles Angel Angel Erdao Flowing Ping Ping Ping, the American Professional Baseball Grand Alliance MLB. After being selected by the fans as the Federal Union to send a designated blow, it was again selected by the player as a member of the United States, even 3 At the same time, he was selected as a star match at the same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7-03T02-02-08-00-00/000000.png" xlink:type="simple" xlink:show="embed" xlink:actuate="onLoad" draw:mime-type="image/png"/>
</draw:frame>
The MLB Star Game will appear in Seattle on July 11. The first -to -be -fired player will be selected by the fans. The pitcher group and the substitute field player will be voted by the players. Chief coaching circle.</text:p>
      <text:p text:style-name="P4">
Thirty bombardment has been paid before today, and Temu, who is temporarily ranked in the Alliance's home run, has no unexpected fans' votes to stand out, becoming a Star Sai Federal Federation to start a designated blow.</text:p>
      <text:p text:style-name="P4">
The 28 -year -old Takani was also selected as a member of the Star Saiye pitcher group because of the lowest 180 of the Grand League.</text:p>
      <text:p text:style-name="P4">
Oku is the first player in the history of the Great League to be selected as a star game at the same time, and he has even participated in the star competition as a pitcher and wild player at the same time as pitchers and wilders.</text:p>
      <text:p text:style-name="P4">
A total of eight players in the Atlanta Warriors can participate in the star competition, which is the record for the most players of the single team since 2012.</text:p>
      <text:p text:style-name="P4">
The Warriors who can play the Star Games this time, including Sean Murphy, who will be the leader of the National Federation, the guerrilla, Orlando Arcia, and the outer field player Ronaldacuna Jr.. Matt Olson, who lives at the National League's home run, 68 points, and Olson, who lives at the Great League, and Ozzielbies, Austin Riley, and pitcher Strard ( Spencer Strider, Bryce Elder.</text:p>
      <text:p text:style-name="P4">
As for the landlord sailor, only the pitcher Luis Castillo was selected.</text:p>
      <text:p text:style-name="P4">
News Source: <text:a xlink:type="simple" xlink:href="https://www.rfi.fr/cn/%E8%BF%90%E5%8A%A8%E5%A4%A9%E5%9C%B0/20230703-%E5%A4%A7%E8%B0%B7%E7%BF%94%E5%B9%B3%E8%8E%B7%E9%80%89%E7%BE%8E%E8%81%94dh%E4%B8%8E%E6%8A%95%E6%89%8B-%E8%BF%9E3%E5%B9%B4%E6%8A%95%E6%89%93%E5%85%A5%E9%80%89%E6%98%8E%E6%98%9F%E8%B5%9B" text:style-name="Internet_20_link" text:visited-style-name="Visited_20_Internet_20_Link">
https://www.rfi.fr/cn/%E8%BF%90%E5%8A%A8%E5%A4%A9%E5%9C%B0/20230703-%E5%A4%A7%E8%B0%B7%E7%BF%94%E5%B9%B3%E8%8E%B7%E9%80%89%E7%BE%8E%E8%81%94dh%E4%B8%8E%E6%8A%95%E6%89%8B-%E8%BF%9E3%E5%B9%B4%E6%8A%95%E6%89%93%E5%85%A5%E9%80%89%E6%98%8E%E6%98%9F%E8%B5%9B</text:a>
</text:p>
      <!--NEWS-->
      <text:h text:style-name="P10" text:outline-level="1">
<text:span text:style-name="T4">
HSBC was accused of cooperating with the Hong Kong government to restrict immigration from Hong Kong people to withdraw pensions (Free Version)</text:span>
</text:h>
      <text:p text:style-name="P4">
Authors: ['Ho-him', '凯•威金斯']</text:p>
      <text:p text:style-name="P4">
Publisher: 英国《金融时报》</text:p>
      <text:p text:style-name="P4">
Time: 2023-07-03T02:53:09+00:00</text:p>
      <text:p text:style-name="P4">
Published Time: 2023-07-02T12:00:99+08:00</text:p>
      <text:p text:style-name="P4">
Modified Time: 2023-07-02T22:46:99+08:00</text:p>
      <text:p text:style-name="P4">
Description: Member of the Eagle Eagle sent a letter to the Chief Executive of HSBC Qi Yaonian and said that the bank banned some Hong Kong people who wanted to move to overseas to withdraw the MPF in advance.</text:p>
      <text:p text:style-name="P4">
Images: ["<text:a xlink:type="simple" xlink:href="https://thumbor.ftacademy.cn/unsafe/picture/3/000186223_piclink.jpg" text:style-name="Internet_20_link" text:visited-style-name="Visited_20_Internet_20_Link">
000186223_pic...</text:a>
"]</text:p>
      <text:p text:style-name="P4">
Themes: ['汇丰', '关注']</text:p>
      <text:p text:style-name="P4">
Keywords: ['汇丰', '香港政治', '香港国安法', '养老金', '国家安全', '强积金', '高端专享']</text:p>
      <text:p text:style-name="P4">
Type: Article</text:p>
      <!--METADATA-->
      <text:p text:style-name="P4">
<draw:frame draw:style-name="fr1" draw:name="Image70" text:anchor-type="as-char" svg:width="6.9236in" svg:height="3.894525in" draw:z-index="0">
<draw:image xlink:href="../Images/FT Chinese Free Version/2023-07-03T02-53-09-00-00/000186223_piclink.jpg" xlink:type="simple" xlink:show="embed" xlink:actuate="onLoad" draw:mime-type="image/jpeg"/>
</draw:frame>
Two influential people in the U.S. Congress and British Parliament have accused HSBC accusing HSBC(HSBC)Suppress some pension rights and interests of Hong Kong people who want to immigrate overseas. This incident shows that the bank takes into account the strategy of the Western and Asian markets to face pressure.</text:p>
      <text:p text:style-name="P4">
Republican Republican member, Chairman of the House of Representatives Mike Gragel, Chairman of the House of Representatives(Mike Gallagher)And the Chairman of the Foreign Affairs Special Committee of the British House of Commons, the chairman of the Conservative MP Elisia Kanes(Alicia Kearns)Last Friday, HSBC said that the bank banned some Hong Kong people who wanted to move to overseas to withdraw pensions in advance.</text:p>
      <text:p text:style-name="P4">
News Source: <text:a xlink:type="simple" xlink:href="http://www.ftchinese.com/story/001100136" text:style-name="Internet_20_link" text:visited-style-name="Visited_20_Internet_20_Link">
http://www.ftchinese.com/story/001100136</text:a>
</text:p>
      <!--NEWS-->
      <text:h text:style-name="P10" text:outline-level="1">
<text:span text:style-name="T4">
Zelekiski excludes the possibility of Moscow's control of the Black Sea, Russia talks about the second stage of the Ukraine's second stage of counterattacks.</text:span>
</text:h>
      <text:p text:style-name="P4">
Author: 半岛电视台＋通讯社</text:p>
      <text:p text:style-name="P4">
Publisher: Al Jazeera</text:p>
      <text:p text:style-name="P4">
Published Time: 2023-07-03T02:59:07</text:p>
      <text:p text:style-name="P4">
Modified Time: 2023-07-03T02:59:07</text:p>
      <text:p text:style-name="P4">
Description: Ukrainian President Zernezki said Russia would not control the Black Sea, and because of the operation of the Ukrainian Navy, it had to be afraid of approaching the Crimean coast.</text:p>
      <text:p text:style-name="P4">
Images: ["<text:a xlink:type="simple" xlink:href="https://chinese.aljazeera.net/wp-content/uploads/2023/07/1-1688350798.jpg" text:style-name="Internet_20_link" text:visited-style-name="Visited_20_Internet_20_Link">
1-1688350798.jpg</text:a>
", "<text:a xlink:type="simple" xlink:href="https://chinese.aljazeera.net/wp-content/uploads/2023/07/2-1688350809.jpg" text:style-name="Internet_20_link" text:visited-style-name="Visited_20_Internet_20_Link">
2-1688350809.jpg</text:a>
", "<text:a xlink:type="simple" xlink:href="https://chinese.aljazeera.net/wp-content/uploads/2023/07/3-1688350817.jpg" text:style-name="Internet_20_link" text:visited-style-name="Visited_20_Internet_20_Link">
3-1688350817.jpg</text:a>
", "<text:a xlink:type="simple" xlink:href="https://chinese.aljazeera.net/wp-content/uploads/2023/07/4-1688350825.jpg" text:style-name="Internet_20_link" text:visited-style-name="Visited_20_Internet_20_Link">
4-1688350825.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1" text:anchor-type="as-char" svg:width="6.9236in" svg:height="3.888597in" draw:z-index="0">
<draw:image xlink:href="../Images/Aljazeera Chinese/2023-07-03T02-59-07/1-1688350798.jpg" xlink:type="simple" xlink:show="embed" xlink:actuate="onLoad" draw:mime-type="image/jpeg"/>
</draw:frame>
Both the coast of Aza and Crimea are under the control of the Russian army</text:p>
      <text:p text:style-name="P4">
Ukrainian President Zernezki said Russia would not control the Black Sea, and because of the operation of the Ukrainian Navy, it had to be afraid of approaching the Crimean coast.</text:p>
      <text:p text:style-name="P4">
As for the Russian Military and Civil Affairs Administration, located in Zaparo, the country in the south of the country, it said that the Ukrainian army is preparing to start the second stage of counterattack, trying to conduct reconnaissance operations, and send more reinforcements to the region.</text:p>
      <text:p text:style-name="P4">
Jestonzky met with the Ukrainian Navy Commander in Odessa. He added in the video that "the enemy will definitely not give an order in the Black Sea. Rimea. "</text:p>
      <text:p text:style-name="P4">
Both the coast of Acei and Crimea are under the control of the Russian army.</text:p>
      <text:p text:style-name="P4">
<draw:frame draw:style-name="fr1" draw:name="Image72" text:anchor-type="as-char" svg:width="6.9236in" svg:height="3.894525in" draw:z-index="0">
<draw:image xlink:href="../Images/Aljazeera Chinese/2023-07-03T02-59-07/2-1688350809.jpg" xlink:type="simple" xlink:show="embed" xlink:actuate="onLoad" draw:mime-type="image/jpeg"/>
</draw:frame>
Zhapollo</text:p>
      <text:h text:style-name="P13" text:outline-level="4">
<text:span text:style-name="T4">
remote weapon</text:span>
</text:h>
      <text:p text:style-name="P4">
On the other hand, German Chancellor Olaf Tumolz confirmed that his country would not provide remote weapons to Ukraine, and Kiev may use these weapons to attack the Russian territory.</text:p>
      <text:p text:style-name="P4">
In an interview with Germany's "ARD" radio, Tonalz said that Germany had previously provided tanks to Kiev. He emphasized that Berlin will continue to transport weapons to Kiev, especially air defense systems, and train the Ukrainian army. But according to a clear principle, all weapons will not include remote weapons that can aim at the Russian territory.</text:p>
      <text:h text:style-name="P13" text:outline-level="4">
<text:span text:style-name="T4">
Provocation of Russia</text:span>
</text:h>
      <text:p text:style-name="P4">
Ukraine President's Office Advisor Mikhaillo Podoliak called on the world to warn Russia not to launch a terrorist attack on the Zapolo Nuclear Power Station and pointed out that this was not different from the use of tactical nuclear weapons.</text:p>
      <text:p text:style-name="P4">
Podoliak tweeted through his Twitter account saying, "Any provocation of Russia to Zapolo Nuclear Power Station will immediately be equivalent to using tactical nuclear weapons and generate corresponding practical consequences."</text:p>
      <text:p text:style-name="P4">
He added that although Ukraine issued all warnings, his country "could not hear anything except the world's deafening silence."</text:p>
      <text:p text:style-name="P4">
Before Ukrainian officials issued the above statement, the Ukrainian Air Force announced that the capital Kiev had been attacked for the first time in about two weeks. It said that the city's air defense system successfully destroyed all missiles, but the fragments of falling caused one person to be injured and the house was damaged. It also hit 8 drones and 3 cruise missiles.</text:p>
      <text:p text:style-name="P4">
The Spanish Prime Minister Pedro Sanchez visited Kiev's day, Kiev was attacked. He promised to provide millions of dollars of new assistance to Ukraine and promise that as long as there is a need, Europe will continue to support Ukraine.</text:p>
      <text:p text:style-name="P4">
Sanchez visited Kiev on the first day of the EU's rotating chairman in Madrid.</text:p>
      <text:h text:style-name="P13" text:outline-level="4">
<text:span text:style-name="T4">
frontline is facing difficulties</text:span>
</text:h>
      <text:p text:style-name="P4">
Ukrainian President's Office Director Andrey Yeermark also said that frontline operations are facing many difficulties represented by the air advantages of landmines and the Russian army.</text:p>
      <text:p text:style-name="P4">
Yermark believes that the Ukrainian army is still moving forward despite facing heavy obstacles. He called on those who wanted to see the fast counterattack to understand these facts and the importance of the life of Ukrainian soldiers.</text:p>
      <text:p text:style-name="P4">
At the same time, he also once again put forward the request to obtain the F-16 fighter and long-range missiles, indicating that he is trying his best to speed up the counterattack.</text:p>
      <text:p text:style-name="P4">
<draw:frame draw:style-name="fr1" draw:name="Image73" text:anchor-type="as-char" svg:width="6.9236in" svg:height="3.894525in" draw:z-index="0">
<draw:image xlink:href="../Images/Aljazeera Chinese/2023-07-03T02-59-07/3-1688350817.jpg" xlink:type="simple" xlink:show="embed" xlink:actuate="onLoad" draw:mime-type="image/jpeg"/>
</draw:frame>
Yermark, director of the Ukrainian Presidential Office, also said that the front line is facing many difficulties</text:p>
      <text:h text:style-name="P13" text:outline-level="4">
<text:span text:style-name="T4">
</text:span>
</text:h>
      <text:p text:style-name="P4">
In other battlefields, the Ukrainian army announced its progress on the front line of Bachomut, while the Russian army stated that it had defeated the 11 attacks of Ukraine's Donetsk in the southern part of the country.</text:p>
      <text:p text:style-name="P4">
The Russian "Redovka" website also announced that the Russian and Ukrainian troops fought fiercely on the Arikhov axes south of Zapolo.</text:p>
      <text:p text:style-name="P4">
The website added that the Ukrainian army was able to advance near the town of Nortonozkay, West in the town of Puriertonoy and Donetzhwhldal.</text:p>
      <text:p text:style-name="P4">
At the same time, the pro -Russian army announced the control of the French "IMX" tank located on the Wugheidal axis in the battle with the Ukrainian army.</text:p>
      <text:p text:style-name="P4">
A spokesman for the Ukrainian army in Tofria in southeast Ukraine said that the Russian army concentrated its forces to prevent Ukraine's offensive forces from promoting the Merlot Pop. At the same time, it launched a counterattack and adhered to the position of Sip Jiangsk, south of Zapolo.</text:p>
      <text:p text:style-name="P4">
<draw:frame draw:style-name="fr1" draw:name="Image74" text:anchor-type="as-char" svg:width="6.9236in" svg:height="3.894525in" draw:z-index="0">
<draw:image xlink:href="../Images/Aljazeera Chinese/2023-07-03T02-59-07/4-1688350825.jpg" xlink:type="simple" xlink:show="embed" xlink:actuate="onLoad" draw:mime-type="image/jpeg"/>
</draw:frame>
The pro -Russian army announced the control of the French "IMX" tank located on the Wugukidal axis</text:p>
      <text:p text:style-name="P4">
Anna Maryer, deputy minister of the Ministry of Defense of Ukraine, said, "The battle in various places is fierce and the situation is complicated." She pointed out that the Ukrainian army is advancing in one region in the eastern part of the country and two regions in the south of the country.</text:p>
      <text:p text:style-name="P4">
She explained that "the enemy is advancing in the Afdivka, Marinka, and Liman region. It is also advanced in the Swatov area."</text:p>
      <text:p text:style-name="P4">
As for the Ukrainian army, according to Marial, they achieved "partial success" by the advancement of the southern wing of Bachurut and the nearby of the nation's southern Buer Jiangsk and Melitopol.</text:p>
      <text:p text:style-name="P4">
Deputy Minister of the Ministry of National Defense pointed out that in the south of the country, in the face of "the enemy's strong resistance", the Ukrainian army is "gradual" progress.</text:p>
      <text:h text:style-name="P13" text:outline-level="4">
<text:span text:style-name="T4">
explosion occurred in Russia</text:span>
</text:h>
      <text:p text:style-name="P4">
Russian media reported that a strong explosion occurred near a military airport in the Binhai Ahtarsk area of Krasnodar in southwestern Russia.</text:p>
      <text:p text:style-name="P4">
Some photos circulating on social media show that there are rolling smoke and a large volcanic exit in the area.</text:p>
      <text:p text:style-name="P4">
Governor of Krasnodar Border Governor Ben Jehridy Kantla Jayev said the authorities are working hard to determine the accident and emphasize that there is no material or personnel loss.</text:p>
      <text:p text:style-name="P4">
News Source: <text:a xlink:type="simple" xlink:href="https://chinese.aljazeera.net/news/war-in-ukraine/2023/7/3/%e6%b3%bd%e8%bf%9e%e6%96%af%e5%9f%ba%e6%8e%92%e9%99%a4%e8%8e%ab%e6%96%af%e7%a7%91%e6%8e%a7%e5%88%b6%e9%bb%91%e6%b5%b7%e7%9a%84%e5%8f%af%e8%83%bd%e6%80%a7%e4%bf%84%e7%bd%97%e6%96%af%e8%b0%88%e4%b9%8c" text:style-name="Internet_20_link" text:visited-style-name="Visited_20_Internet_20_Link">
https://chinese.aljazeera.net/news/war-in-ukraine/2023/7/3/%e6%b3%bd%e8%bf%9e%e6%96%af%e5%9f%ba%e6%8e%92%e9%99%a4%e8%8e%ab%e6%96%af%e7%a7%91%e6%8e%a7%e5%88%b6%e9%bb%91%e6%b5%b7%e7%9a%84%e5%8f%af%e8%83%bd%e6%80%a7%e4%bf%84%e7%bd%97%e6%96%af%e8%b0%88%e4%b9%8c</text:a>
</text:p>
      <!--NEWS-->
      <text:h text:style-name="P10" text:outline-level="1">
<text:span text:style-name="T4">
Wagner's soldiers become Russian mouthpiece: Poligjin's behavior is derailed after obtaining funds</text:span>
</text:h>
      <text:p text:style-name="P4">
Publisher: 法新社</text:p>
      <text:p text:style-name="P4">
Published Time: 2023-07-03T03:02:08+00:00</text:p>
      <text:p text:style-name="P4">
Modified Time: 2023-07-03T02:50:02+00:00</text:p>
      <text:p text:style-name="P4">
Description: (AFP Moscow, 2nd) A senior propaganda person in Russia accused the mercenary group of Wagner, the head of the mercenary group, "behavior derailment" after receiving the public funds. After Wagner's brief troops, Moscow is developing a new storyl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7-03T03-02-08-00-00/000000.png" xlink:type="simple" xlink:show="embed" xlink:actuate="onLoad" draw:mime-type="image/png"/>
</draw:frame>
The head of Wagner led the troops last weekend to launch a short -term troops against the high -level military leaders of Russia, which made the Kremlin's face lost.</text:p>
      <text:p text:style-name="P4">
Agence France -Presse reported that Russia's propaganda machine's important figures and Russian national television host Dmitrykiselev stated in his TV show once a week today that "Prigjin's behavior because of large money, Derailment.</text:p>
      <text:p text:style-name="P4">
"He thinks he can challenge the Ministry of Defense, Russia and President's personal person."</text:p>
      <text:p text:style-name="P4">
Kiev Llav said that Wagner's actions in Syria and Africa made Prigjin think that he could not be punished, and after his miscellaneous army won the battlefield in eastern Ukraine, this feeling was further strengthened.</text:p>
      <text:p text:style-name="P4">
Kievolov said without any evidence that Wagner received a national fund of more than 858 billion rubles (about NT $ 304.6 billion).</text:p>
      <text:p text:style-name="P4">
Russian President Vladimir Putin acknowledged for the first time earlier this week that the Russian authorities "fully" funded this standard for military forces and shocked all walks of life.</text:p>
      <text:p text:style-name="P4">
Pu Ting said that from May 2022 to May 2023, Wagner received more than 86 billion ruble funds from the Russian government.</text:p>
      <text:p text:style-name="P4">
Russian law prohibits private mercenary groups.</text:p>
      <text:p text:style-name="P4">
The Wall Street Journal reported today that the Federal Security Services (FSB) assault search for the headquarters of St.Petersburg in St.Petersburg to find evidence of adversely for Porigin.</text:p>
      <text:p text:style-name="P4">
Due to the sanctions of Washington and the European Union, Porigjin has been operating in the dark for many years, but since Pavilion sent troops in Ukraine in February 2022, Porigzo has suddenly become the focus of attention.</text:p>
      <text:p text:style-name="P4">
In the last month, Porigjin abandoned the attack Moscow and reached an agreement with the Kremlin to accept Belarus in exile.</text:p>
      <text:p text:style-name="P4">
Many political observers believe that Perigjin's soldiers attempts to show that Panting's control of power is weakening. (Translator: Ji Jinling)</text:p>
      <text:p text:style-name="P4">
News Source: <text:a xlink:type="simple" xlink:href="https://www.rfi.fr/cn/%E5%9B%BD%E9%99%85%E6%8A%A5%E9%81%93/20230703-%E7%93%A6%E6%A0%BC%E7%BA%B3%E5%85%B5%E5%8F%98-%E4%BF%84%E5%96%89%E8%88%8C-%E6%99%AE%E9%87%8C%E6%A0%BC%E6%B4%A5%E8%8E%B7%E9%92%9C%E8%B5%84%E5%90%8E%E8%A1%8C%E4%B8%BA%E8%84%B1%E8%BD%A8" text:style-name="Internet_20_link" text:visited-style-name="Visited_20_Internet_20_Link">
https://www.rfi.fr/cn/%E5%9B%BD%E9%99%85%E6%8A%A5%E9%81%93/20230703-%E7%93%A6%E6%A0%BC%E7%BA%B3%E5%85%B5%E5%8F%98-%E4%BF%84%E5%96%89%E8%88%8C-%E6%99%AE%E9%87%8C%E6%A0%BC%E6%B4%A5%E8%8E%B7%E9%92%9C%E8%B5%84%E5%90%8E%E8%A1%8C%E4%B8%BA%E8%84%B1%E8%BD%A8</text:a>
</text:p>
      <!--NEWS-->
      <text:h text:style-name="P10" text:outline-level="1">
<text:span text:style-name="T4">
French riots: Police shot and killed African -American teenagers caused national violence protests</text:span>
</text:h>
      <text:p text:style-name="P4">
Creator: JENNY GROSS,SARAH KERR,ADAM DEAN</text:p>
      <text:p text:style-name="P4">
Publisher: https://www.facebook.com/nytimeschinese</text:p>
      <text:p text:style-name="P4">
Published Time: 2023-07-03T03:04:06+08:00</text:p>
      <text:p text:style-name="P4">
Description: A young man with Algeria and Moroccan ancestry was shot by police and caused violent protests that swept across the country. The protesters conflicted with the authorities, burned cars, and destroyed buildings. The riots have continued for several days, and this article summarizes the timetable of the incident. Zakaria Abdelkafi/Agency France-Presse-Getty Images on Thursday, protesters in Nantel, France.</text:p>
      <text:p text:style-name="P4">
Images: ["<text:a xlink:type="simple" xlink:href="https://static01.nyt.com/images/2023/06/30/multimedia/30france-protest-visual-06-qhgf/30france-protest-visual-06-qhgf-master1050.jpg" text:style-name="Internet_20_link" text:visited-style-name="Visited_20_Internet_20_Link">
30france-prot...</text:a>
", "<text:a xlink:type="simple" xlink:href="https://static01.nyt.com/images/2023/07/27/world/europe/27vid-police-teenager-shooting-cover/27vid-police-teenager-shooting-cover-master1050.jpg" text:style-name="Internet_20_link" text:visited-style-name="Visited_20_Internet_20_Link">
27vid-police-...</text:a>
", "<text:a xlink:type="simple" xlink:href="https://static01.nyt.com/images/2023/06/29/29vid-France-Carousels-38698-cover/29vid-France-Carousels-38698-cover-master1050.jpg" text:style-name="Internet_20_link" text:visited-style-name="Visited_20_Internet_20_Link">
29vid-France-...</text:a>
", "<text:a xlink:type="simple" xlink:href="https://static01.nyt.com/images/2023/06/29/29vid-France-Carousels-87024-cover/29vid-France-Carousels-87024-cover-master1050.jpg" text:style-name="Internet_20_link" text:visited-style-name="Visited_20_Internet_20_Link">
29vid-France-...</text:a>
", "<text:a xlink:type="simple" xlink:href="https://static01.nyt.com/images/2023/06/30/multimedia/30france-protest-visual-03-qhgf/30france-protest-visual-03-qhgf-master1050.jpg" text:style-name="Internet_20_link" text:visited-style-name="Visited_20_Internet_20_Link">
30france-prot...</text:a>
", "<text:a xlink:type="simple" xlink:href="https://static01.nyt.com/images/2023/06/30/multimedia/30france-protest-visual-01-qhgf/30france-protest-visual-01-qhgf-master1050.jpg" text:style-name="Internet_20_link" text:visited-style-name="Visited_20_Internet_20_Link">
30france-prot...</text:a>
"]</text:p>
      <text:p text:style-name="P4">
Category: 国际</text:p>
      <text:p text:style-name="P4">
Type: Article</text:p>
      <!--METADATA-->
      <text:p text:style-name="P4">
<draw:frame draw:style-name="fr1" draw:name="Image76" text:anchor-type="as-char" svg:width="6.9236in" svg:height="4.615733in" draw:z-index="0">
<draw:image xlink:href="../Images/cnnytimes/2023-07-03T03-04-06-08-00/30france-protest-visual-06-qhgf-master1050.jpg" xlink:type="simple" xlink:show="embed" xlink:actuate="onLoad" draw:mime-type="image/jpeg"/>
</draw:frame>
A French boy with Algeria and Moroccan ancestry was shot shot by police, causing violent protests that shocked the Fa.</text:p>
      <text:p text:style-name="P4">
From this young man's shot -shot -shot -of -Paris worker class community in Nandal, to the northern cities, Rail and Mediterranean City Marseille, demonstrators clashed with the authorities for three consecutive nights to destroy cars and destroy buildings and bus waiting for bus pavilions.</text:p>
      <text:p text:style-name="P4">
The origin and development of things are like this.</text:p>
      <text:p text:style-name="P4">
<text:span text:style-name="T4">
 Tuesday morning </text:span>
</text:p>
      <text:p text:style-name="P4">
<text:span text:style-name="T4">
 Deadly shooting </text:span>
</text:p>
      <text:p text:style-name="P4">
On June 27, after a French policeman shot a young boy, the French media initially quoted an anonymous police source report that the teenager drove a yellow Mercedes -Benz car rushed to the police, causing one of them to shoot Essence</text:p>
      <text:p text:style-name="P4">
<draw:frame draw:style-name="fr1" draw:name="Image77" text:anchor-type="as-char" svg:width="6.9236in" svg:height="3.896998in" draw:z-index="0">
<draw:image xlink:href="../Images/cnnytimes/2023-07-03T03-04-06-08-00/27vid-police-teenager-shooting-cover-master1050.jpg" xlink:type="simple" xlink:show="embed" xlink:actuate="onLoad" draw:mime-type="image/jpeg"/>
</draw:frame>
But a video quickly appeared on Twitter, which seemed to contradict the police's statement. The video showed that the teenager was stopped by two policemen, and one of them pulled out the gun. When the juvenile drove away and only listened to a loud noise, the police seemed to shoot close at the light of Guangtian.</text:p>
      <text:p text:style-name="P4">
The shot police later told the investigators that he tried to stop the driver from escaping and worried that if the driver escaped, he or his colleagues would be hurt.</text:p>
      <text:p text:style-name="P4">
<text:span text:style-name="T4">
 Wednesday evening </text:span>
</text:p>
      <text:p text:style-name="P4">
<text:span text:style-name="T4">
 Cosmetic conflict with the police </text:span>
</text:p>
      <text:p text:style-name="P4">
The protesters said that the 17 -year -old teenager (his public name was Nachr M) was shot and shot symbolizing the deep -rooted racism in the French law enforcement agency, as well as the history of discrimination against black and Arab immigrants, especially in particular, especially in French poverty in the suburbs of urban.</text:p>
      <text:p text:style-name="P4">
On Wednesday evening to the early morning of Thursday, the second night of violent protests, young people conflicted with the police in the shooting of the shooting incident. They ignited cars, incinerated garbage, and throwing fireworks.</text:p>
      <text:p text:style-name="P4">
<draw:frame draw:style-name="fr1" draw:name="Image78" text:anchor-type="as-char" svg:width="6.9236in" svg:height="4.615733in" draw:z-index="0">
<draw:image xlink:href="../Images/cnnytimes/2023-07-03T03-04-06-08-00/29vid-France-Carousels-38698-cover-master1050.jpg" xlink:type="simple" xlink:show="embed" xlink:actuate="onLoad" draw:mime-type="image/jpeg"/>
</draw:frame>
Associated Press reporter Clement Lanot. Clement Lanot Via Association Press</text:p>
      <text:p text:style-name="P4">
Nearly 200 people were arrested and 170 policemen were injured. The Minister of the Interior Ji Lald Dalmarnin announced the deployment of 40,000 policemen across the country to ensure that the "Republic symbols such as the Republic of the Republic, and the police station such as the city hall, school, and police station could not occur in the country. Tolerance of violence night ".</text:p>
      <text:p text:style-name="P4">
<text:span text:style-name="T4">
Thursday</text:span>
</text:p>
      <text:p text:style-name="P4">
** Sales of the moment</text:p>
      <text:p text:style-name="P4">
The office of the South Tail Local Prosecutor said that the police officer did not shoot the legal basis and detained it with intentional homicide. The rapid action has not failed to calm down the demonstration.</text:p>
      <text:p text:style-name="P4">
<draw:frame draw:style-name="fr1" draw:name="Image79" text:anchor-type="as-char" svg:width="6.9236in" svg:height="4.615733in" draw:z-index="0">
<draw:image xlink:href="../Images/cnnytimes/2023-07-03T03-04-06-08-00/29vid-France-Carousels-87024-cover-master1050.jpg" xlink:type="simple" xlink:show="embed" xlink:actuate="onLoad" draw:mime-type="image/jpeg"/>
</draw:frame>
Associated Press</text:p>
      <text:p text:style-name="P4">
On Thursday, the police fired tear gas at the protesters near the Southern Telnarson Mandera Square. It took 15 minutes to take a commute train from the Paris Center to the suburbs of the working class. A lawyer representing the young family said on the French TV show "Càvous" that the teenager had no criminal record. However, Pascar Prash, chief prosecutor of South Tail, said the police had known the young man with a record of not cooperating with the temporary inspection. He was summoned by the juvenile court in September last September.</text:p>
      <text:p text:style-name="P4">
"This country will continue to burn until the justice is stretched," said 33 -year -old Sonia Benyong. She and a group of mothers on the streets and they all knew Nayhr.</text:p>
      <text:p text:style-name="P4">
<text:span text:style-name="T4">
 The anger is rising, the damage is exacerbated </text:span>
</text:p>
      <text:p text:style-name="P4">
<draw:frame draw:style-name="fr1" draw:name="Image80" text:anchor-type="as-char" svg:width="6.9236in" svg:height="4.615733in" draw:z-index="0">
<draw:image xlink:href="../Images/cnnytimes/2023-07-03T03-04-06-08-00/30france-protest-visual-03-qhgf-master1050.jpg" xlink:type="simple" xlink:show="embed" xlink:actuate="onLoad" draw:mime-type="image/jpeg"/>
</draw:frame>
On Thursday, in the Hildegam in eastern France, a car burned in a parking lot in a department store. Patrick Hertzog/Agency France-Presse-Gettyimages</text:p>
      <text:p text:style-name="P4">
Although President Macron took measures to calm riots, the people's indignation caused by Nachr M's shooting was intensified. On Thursday evening, protesters in dozens of cities in France burned 2,000 cars and destroyed nearly 500 buildings.</text:p>
      <text:p text:style-name="P4">
<text:span text:style-name="T4">
 For Nahr M Nights </text:span>
</text:p>
      <text:p text:style-name="P4">
<draw:frame draw:style-name="fr1" draw:name="Image81" text:anchor-type="as-char" svg:width="6.9236in" svg:height="4.615733in" draw:z-index="0">
<draw:image xlink:href="../Images/cnnytimes/2023-07-03T03-04-06-08-00/30france-protest-visual-01-qhgf-master1050.jpg" xlink:type="simple" xlink:show="embed" xlink:actuate="onLoad" draw:mime-type="image/jpeg"/>
</draw:frame>
On Thursday, a mourning parade held in South Tail. Abdulmonam Eassa/Getty Images</text:p>
      <text:p text:style-name="P4">
On Thursday, Nayer M's mother Munia M led the parade on a flat truck. She was wearing a white T -shirt with the death date of "Funding for Nach" and the death of her only son. When the parade arrived in the South Tail Court, she raised the red light signal, and the crowd shouted Nayhr's name.</text:p>
      <text:p text:style-name="P4">
She is accepting <text:a xlink:type="simple" xlink:href="https://twitter.com/cavousf5/status/1674472319295578112" text:style-name="Internet_20_link" text:visited-style-name="Visited_20_Internet_20_Link">
Five French TV Interviews</text:a>
She said that she went to the hospital where her son was sent to the hospital to learn about his death. "I screamed and collapsed to the ground," she said with tears.</text:p>
      <text:p text:style-name="P4">
advertise</text:p>
      <text:p text:style-name="P4">
<text:span text:style-name="T4">
 Friday morning </text:span>
</text:p>
      <text:p text:style-name="P4">
<text:span text:style-name="T4">
 Paris </text:span>
 <text:span text:style-name="T4">
 occurred </text:span>
 <text:span text:style-name="T4">
 plunder </text:span>
</text:p>
      <text:p text:style-name="P4">
On Friday, Nike store in a shopping mall in Paris. Lucien Libert/Reuters</text:p>
      <text:p text:style-name="P4">
Some of the most severe violence occurred in Paris, but until Thursday, the center of Paris was basically not affected.</text:p>
      <text:p text:style-name="P4">
However, on the third night of the protests on Thursday, as protesters conflicted with the police, many stores in Paris, including a Nike store, were destroyed and ranging. The authorities said on Friday that <text:a xlink:type="simple" xlink:href="https://www.nytimes.com/2023/06/30/world/europe/france-police-shooting-unrest.html" text:style-name="Internet_20_link" text:visited-style-name="Visited_20_Internet_20_Link">
France has been arrested more than 800 people</text:a>
Nearly 250 policemen were injured, but the injuries were not serious.<text:span text:style-name="T4">
 Friday evening </text:span>
</text:p>
      <text:p text:style-name="P4">
<text:span text:style-name="T4">
 There are a large number of protesters being arrested </text:span>
</text:p>
      <text:p text:style-name="P4">
A bus was ignited in a night protest in South Tail, and the firefighter was extinguishing the fire. Mohammed badra/epa, via shutterstock</text:p>
      <text:p text:style-name="P4">
On Friday, many young protesters stepped onto the street again, of which 1,300 were arrested. In order to deal with this crisis, Macron <text:a xlink:type="simple" xlink:href="https://www.nytimes.com/2023/07/01/world/europe/macron-france-unrest-police-shooting.html" text:style-name="Internet_20_link" text:visited-style-name="Visited_20_Internet_20_Link">
delayed the state visits that were originally scheduled to go to Germany</text:a>
The authorities said that the police had deployed more than 45,000 people. Many activities from all over the country have been canceled, including <text:a xlink:type="simple" xlink:href="https://twitter.com/Pride_Marseille/status/1674857517740875784" text:style-name="Internet_20_link" text:visited-style-name="Visited_20_Internet_20_Link">
Marseille's Pride Month Celebration</text:a>
A concert in the suburbs of Paris and a festive event in Lyon.</text:p>
      <text:p text:style-name="P4">
<text:span text:style-name="T4">
 The funeral of Nachr M </text:span>
</text:p>
      <text:p text:style-name="P4">
On Saturday, the people who mourned at the place of death of Nachr M. SAM TARLING/GETTY Images</text:p>
      <text:p text:style-name="P4">
On Saturday, hundreds of people gathered in the Ibn Badis Mosque and its peripherals in Nam Tel, <text:a xlink:type="simple" xlink:href="https://www.nytimes.com/2023/07/01/world/europe/nahel-funeral-france-protests.html" text:style-name="Internet_20_link" text:visited-style-name="Visited_20_Internet_20_Link">
participated in the funeral of Nahr M</text:a>
<text:a xlink:type="simple" xlink:href="https://www.nytimes.com/2023/07/01/world/europe/nahel-funeral-france-protests.html" text:style-name="Internet_20_link" text:visited-style-name="Visited_20_Internet_20_Link">
 by </text:a>
<text:a xlink:type="simple" xlink:href="https://www.nytimes.com/2023/07/01/world/europe/nahel-funeral-france-protests.html" text:style-name="Internet_20_link" text:visited-style-name="Visited_20_Internet_20_Link">
Mourning</text:a>
Essence There were basically no police officers at the scene.</text:p>
      <text:p text:style-name="P4">
Police killing the people's indignation caused by the killing of Nachr M was intensified by the long -lasting dissatisfaction of the poor suburbs in France. Many immigrants and their descendants live in these areas. They said they felt that they were targeted by the police, were discriminated against, and lacked opportunities.</text:p>
      <text:p text:style-name="P4">
advertise</text:p>
      <text:p text:style-name="P4">
<text:span text:style-name="T4">
 Saturday night </text:span>
</text:p>
      <text:p text:style-name="P4">
<text:span text:style-name="T4">
 The riots are still continuing </text:span>
</text:p>
      <text:p text:style-name="P4">
On Saturday, police on the streets of the Champs -Elysées in Paris conflicted with protesters. Nacho doce/reuters</text:p>
      <text:p text:style-name="P4">
Saturday night was calm a few nights before, but there are still reports that <text:a xlink:type="simple" xlink:href="https://www.nytimes.com/2023/07/02/world/europe/france-unrest-arrest.html" text:style-name="Internet_20_link" text:visited-style-name="Visited_20_Internet_20_Link">
conflicts broke out in multiple cities</text:a>
Essence The Ministry of the Interior stated that more than 700 people were arrested that night and 45 policemen were injured. Mayor of Radelos, southern Paris <text:a xlink:type="simple" xlink:href="https://twitter.com/VincentJeanbrun/status/1675365374550736899/photo/1" text:style-name="Internet_20_link" text:visited-style-name="Visited_20_Internet_20_Link">
Represents in Twitter</text:a>
A car rushed into his residence in the early morning of Sunday, and then the vehicle was ignited, causing his wife and a child to be injured.</text:p>
      <text:p text:style-name="P4">
News Source: <text:a xlink:type="simple" xlink:href="https://cn.nytimes.com/world/20230703/france-protests-police-shooting-timeline/" text:style-name="Internet_20_link" text:visited-style-name="Visited_20_Internet_20_Link">
https://cn.nytimes.com/world/20230703/france-protests-police-shooting-timeline/</text:a>
</text:p>
      <!--NEWS-->
      <text:h text:style-name="P10" text:outline-level="1">
<text:span text:style-name="T4">
Ctrip to issue bonuses to encourage employee fertility (Free Version)</text:span>
</text:h>
      <text:p text:style-name="P4">
Authors: ['瑞安•麦克莫罗']</text:p>
      <text:p text:style-name="P4">
Publisher: 英国《金融时报》</text:p>
      <text:p text:style-name="P4">
Time: 2023-07-03T03:57:42+00:00</text:p>
      <text:p text:style-name="P4">
Published Time: 2023-07-02T12:00:99+08:00</text:p>
      <text:p text:style-name="P4">
Modified Time: 2023-07-02T23:49:99+08:00</text:p>
      <text:p text:style-name="P4">
Description: As the trend of rewarding employees in Chinese companies began to accelerate, this tour group announced that employees would have 1 new child for each new child, and they would receive cash subsidies of 10,000 yuan per year until the child was 5 years old.</text:p>
      <text:p text:style-name="P4">
Images: ["<text:a xlink:type="simple" xlink:href="https://thumbor.ftacademy.cn/unsafe/picture/4/000186224_piclink.jpg" text:style-name="Internet_20_link" text:visited-style-name="Visited_20_Internet_20_Link">
000186224_pic...</text:a>
"]</text:p>
      <text:p text:style-name="P4">
Themes: ['中国人口', '关注']</text:p>
      <text:p text:style-name="P4">
Keywords: ['中国人口', '人口', '携程', '梁建章']</text:p>
      <text:p text:style-name="P4">
Type: Article</text:p>
      <!--METADATA-->
      <text:p text:style-name="P4">
<draw:frame draw:style-name="fr1" draw:name="Image86" text:anchor-type="as-char" svg:width="6.9236in" svg:height="3.894525in" draw:z-index="0">
<draw:image xlink:href="../Images/FT Chinese Free Version/2023-07-03T03-57-42-00-00/000186224_piclink.jpg" xlink:type="simple" xlink:show="embed" xlink:actuate="onLoad" draw:mime-type="image/jpeg"/>
</draw:frame>
China Online Travel Service Company Ctrip Group(Trip.com)Prepare a cash subsidy of 1 billion yuan ($ 140 million) to encourage employees to have more children. This is one of the first examples of the decline in the decline in China's birth rate of domestic technology companies.</text:p>
      <text:p text:style-name="P4">
It owns Ctrip(Ctrip), Tiandai(Skyscanner)Where to go(The love)The tour group on the booking and booking website said that each new child will receive a cash subsidy of 10,000 yuan per year until the child is 5 years old.</text:p>
      <text:p text:style-name="P4">
News Source: <text:a xlink:type="simple" xlink:href="http://www.ftchinese.com/story/001100138" text:style-name="Internet_20_link" text:visited-style-name="Visited_20_Internet_20_Link">
http://www.ftchinese.com/story/001100138</text:a>
</text:p>
      <!--NEWS-->
      <text:h text:style-name="P10" text:outline-level="1">
<text:span text:style-name="T4">
The Hong Kong Police Department's "National Security Law" wanted eight overseas Hong Kong people to reward 1 million Hong Kong dollars per person</text:span>
</text:h>
      <text:p text:style-name="P4">
Author: None</text:p>
      <text:p text:style-name="P4">
Publisher: Radio Free Asia (Organization)</text:p>
      <text:p text:style-name="P4">
Published Time: 2023-07-03T04:09:00-04:00</text:p>
      <text:p text:style-name="P4">
Modified Time: 2023-07-03T10:27: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80798in" draw:z-index="0">
<draw:image xlink:href="../Images/rfamandarin/2023-07-03T04-09-00-04-00/000000.png" xlink:type="simple" xlink:show="embed" xlink:actuate="onLoad" draw:mime-type="image/png"/>
</draw:frame>
The National Security Department of the Hong Kong Police Department held a press conference to announce the reward of eight overseas Hong Kong people. <text:a xlink:type="simple" xlink:href="https://www.rfa.org/mandarin/Xinwen/ec-07032023040940.html/@@images/image" text:style-name="Internet_20_link" text:visited-style-name="Visited_20_Internet_20_Link">
</text:a>
Screenshot of the Hong Kong Police Office live broadcast</text:p>
      <text:p text:style-name="P4">
The Hong Kong Guoan Department announced on Monday that eight Hong Kong people overseas, including Ren Jianfeng, Yuan Gongyi, Guo Fengyi, Guo Rongyi, Xu Zhifeng, Meng Zhanda, Liu Zudi and Luo Guancong. person. They were accused of subverting state power and colluding with foreign and foreign forces to endanger national security under the "National Security Law" involved in the Hong Kong Law.</text:p>
      <text:p text:style-name="P4">
Li Guihua, General Police Division of the Guoan Department, described that the wanted person was "anti -China -China -Randic Hong Kong elements" and fled to overseas, continued to carry out behaviors that endangered national security, emphasizing that the "Hong Kong National Security Law" had external law enforcement power, although the National Security Police could only be in The arrest will be arrested when the wanted person returns to Hong Kong, but it does not mean that the National Security Police will give up the work of arrest and search.</text:p>
      <text:p text:style-name="P4">
He also said that the "Hong Kong National Security Law" was implemented for 3 years and has been arrested 260 people, and age is 15 to 90 years old.</text:p>
      <text:p text:style-name="P4">
Reporter Chen Zifei edited Xu Shuting</text:p>
      <text:p text:style-name="P4">
News Source: <text:a xlink:type="simple" xlink:href="https://www.rfa.org/mandarin/Xinwen/ec-07032023040940.html" text:style-name="Internet_20_link" text:visited-style-name="Visited_20_Internet_20_Link">
https://www.rfa.org/mandarin/Xinwen/ec-07032023040940.html</text:a>
</text:p>
      <!--NEWS-->
      <text:h text:style-name="P10" text:outline-level="1">
<text:span text:style-name="T4">
How "real" Musk and Zuckerberg are "about"</text:span>
</text:h>
      <text:p text:style-name="P4">
Creator: RYAN MAC,MIKE ISAAC</text:p>
      <text:p text:style-name="P4">
Publisher: https://www.facebook.com/nytimeschinese</text:p>
      <text:p text:style-name="P4">
Published Time: 2023-07-03T04:23:00+08:00</text:p>
      <text:p text:style-name="P4">
Description: Although many people think that this is just a gimmick, a fighting competition organizer said that he had discussed with both sides, and the rough outline of the event was formed. It is believed that this will be a charity performance match, the first choice is Las Vegas. Nick Little</text:p>
      <text:p text:style-name="P4">
Images: ["<text:a xlink:type="simple" xlink:href="https://static01.nyt.com/images/2023/07/01/business/00zuck-musk/00zuck-musk-master1050.png" text:style-name="Internet_20_link" text:visited-style-name="Visited_20_Internet_20_Link">
00zuck-musk-m...</text:a>
"]</text:p>
      <text:p text:style-name="P4">
Category: 科技</text:p>
      <text:p text:style-name="P4">
Type: Article</text:p>
      <!--METADATA-->
      <text:p text:style-name="P4">
<draw:frame draw:style-name="fr1" draw:name="Image89" text:anchor-type="as-char" svg:width="6.9236in" svg:height="6.9236in" draw:z-index="0">
<draw:image xlink:href="../Images/cnnytimes/2023-07-03T04-23-00-08-00/00zuck-musk-master1050.png" xlink:type="simple" xlink:show="embed" xlink:actuate="onLoad" draw:mime-type="image/png"/>
</draw:frame>
Last month, <text:a xlink:type="simple" xlink:href="https://www.nytimes.com/2022/05/03/technology/elon-musk-twitter-plan.html" text:style-name="Internet_20_link" text:visited-style-name="Visited_20_Internet_20_Link">
Elon Musk</text:a>
To [Mark Zuckerberg] on social media(https://www.nytimes.com/2023/06/08/technology/mark-zuckerberg-meta.html)Initiating "<text:a xlink:type="simple" xlink:href="https://www.nytimes.com/2023/06/22/business/musk-zuckerberg-cage-match.html" text:style-name="Internet_20_link" text:visited-style-name="Visited_20_Internet_20_Link">
Iron Cage Fighting</text:a>
"Challenge. The next day, Dana White, chairman of the Ultimate FightingChampionship (UFC), received a text message.</text:p>
      <text:p text:style-name="P4">
SMS is from Zuckerberg, CEO of Meta. He asked White whether Musk really wanted to play with him. White is the person in charge of the world -class comprehensive fighting competition, which are played on the cage -like ring.</text:p>
      <text:p text:style-name="P4">
Musk operates Tesla, Twitter and SpaceX. White called him and confirmed that he was willing to fight. White then converted the news to Zuckerberg. Zuckerberg responded on Instagram: "Send my address." This sentence quotes one of the most athletes awarded UFC <text:a xlink:type="simple" xlink:href="https://www.nytimes.com/live/2020/10/24/sports/khabib-gaethje-live" text:style-name="Internet_20_link" text:visited-style-name="Visited_20_Internet_20_Link">
Habib Nurgomeadov</text:a>
Famous quotes.</text:p>
      <text:p text:style-name="P4">
White said that in order to organize this game, since then, he will talk to these two billionaires every night. He said on Tuesday that he "had been talking to the two people until 0:45 in the morning." He also said, "Both of them want to do this."</text:p>
      <text:p text:style-name="P4">
advertise</text:p>
      <text:p text:style-name="P4">
If you think that the cage between the two richest people in the world is just an unreliable gimmick on social media, then you are wrong.</text:p>
      <text:p text:style-name="P4">
White said that in the past 10 days, he, Musk and Zuckerberg -with the help of the consultant -behind -the -scenes discussion, and closer to the actual fighting. White and three insiders said that although the game cannot be guaranteed, the rough outline of the event is being formed.</text:p>
      <text:p text:style-name="P4">
Last year, Mark Zuckerberg, CEO of Meta, and Chairman of the Ultimate Fighting Championship Dana White in Las Vegas. Jeff bottari/zuffa llc</text:p>
      <text:p text:style-name="P4">
White said that this would be a show match, outside the official jurisdiction and scope of broadcast rights, but he will help organize this event. White and a person familiar with the negotiations said that the two leaders of the scientific and technological circles agreed that the event should include charity, and the specific details are still being formulated. The preferred location is Las Vegas, which requires the approval of the Nevada Sports Commission. On Thursday, Musk <text:a xlink:type="simple" xlink:href="https://twitter.com/elonmusk/status/1674635153061330946" text:style-name="Internet_20_link" text:visited-style-name="Visited_20_Internet_20_Link">
Represented on Twitter</text:a>
The game can also be held in the Roman beasts.</text:p>
      <text:p text:style-name="P4">
Two people who have close relationships with Zuckerberg said that Zuckerberg's friends and consultants generally support the game. Others said that the fighting would disperse his attention to waste his time. A person who is closely related to Musk said that although Musk hates exercise and does not seem to be trained regularly, it cannot be ruled out.</text:p>
      <text:p text:style-name="P4">
If the 52 -year -old Musk and the 39 -year -old Zuckerberg arrived in the science and technology industry, this will be a rare wonders even in the science and technology industry of bragging people. Although Steve Jobs and Bill Gates often attacked each other in the past, before that, the closest real sports confrontation with the science and technology industry was the Oracle company Larry Erisen and SAP's Hasasso Pla's. Turner et al. <text:a xlink:type="simple" xlink:href="https://www.sailingworld.com/racing/i-never-ever-mooned-larry-ellison/" text:style-name="Internet_20_link" text:visited-style-name="Visited_20_Internet_20_Link">
Billionaires participated in sailing competitions</text:a>
Essence</text:p>
      <text:p text:style-name="P4">
However, two technology giants of the two rich nations fight in the arena in Las Vegas or Rome to fight corner, punch and kick? No one wants to dream.</text:p>
      <text:p text:style-name="P4">
advertise</text:p>
      <text:p text:style-name="P4">
Meta refused to comment. Musk did not respond to the comment request.</text:p>
      <text:p text:style-name="P4">
The relationship between Zuckerberg and Musk has been swaying between competitors, also enemies, friends, and thorough enemies for a long time. For many years, the two have been criticizing each other, including the SpaceX Rockets for Musk and Meta <text:a xlink:type="simple" xlink:href="https://www.theverge.com/2018/3/23/17156402/elon-musk-deleted-tesla-and-spacex-facebook-pages-twitter-challenge" text:style-name="Internet_20_link" text:visited-style-name="Visited_20_Internet_20_Link">
Data Privacy Scandal</text:a>
etc. Recently, Zuckerberg has formed a team in Meta to create <text:a xlink:type="simple" xlink:href="https://www.nytimes.com/2022/12/07/technology/twitter-rivals-alternative-platforms.html" text:style-name="Internet_20_link" text:visited-style-name="Visited_20_Internet_20_Link">
Products to compete with Musk's Twitter</text:a>
, Code specified as Project 92.</text:p>
      <text:p text:style-name="P4">
If the two have surpassed each other's ridicule and bring the competition to the field, UFC's White said he was worried about the physical gap between the two billionaires. In addition to the age difference, it is said that Muskzacberg weighs at least 30 kilograms. In the formal comprehensive fighting competition, athletes usually group competitions according to weight.</text:p>
      <text:p text:style-name="P4">
"These two people have never participated in professional boxing competitions, and they are at two completely different levels of weight," White said. However, he said, "This will be the most significant game in the history of fighting sports."</text:p>
      <text:p text:style-name="P4">
Twitter and SpaceX's owner and Tesla CEO Elon Musk said on Twitter this week that the game can also be held at the Roman beast field. Joelsaget/Age France-Presse-Getty ImagesZuckerberg conducted amateur training since 2021. Most of the time, in his garage, he established his so -called "mini college" with a group of friends trained with a group of friends. He said that he appreciated that Brazilian Jiu -Jitsu needs "100 % focus" and strategic thinking to defeat opponents, not brute force.</text:p>
      <text:p text:style-name="P4">
advertise</text:p>
      <text:p text:style-name="P4">
Zuckerberg had asked martial arts experts, including Dave Camario, James Terry and Wu Zhongkai. In May, he was in the city of Redwood, California <text:a xlink:type="simple" xlink:href="https://www.nytimes.com/2023/06/02/style/mark-zuckerberg-workout.html" text:style-name="Internet_20_link" text:visited-style-name="Visited_20_Internet_20_Link">
participated in his first public martial arts championship</text:a>
He hid his identity until he took off his hat and sunglasses. He won the gold and silver medal in the challenge.</text:p>
      <text:p text:style-name="P4">
Last year, Meta also announced cooperation with UFC to bring mixed martial arts fighting into its virtual reality "Horizon World".</text:p>
      <text:p text:style-name="P4">
White said Zuckerberg devoted himself to this sport.</text:p>
      <text:p text:style-name="P4">
"I talked to Zuckerberg for almost two years," he said. "There is never a joke, and we won't laugh." He said, Meta CEO "has always been very serious."</text:p>
      <text:p text:style-name="P4">
Zuckerberg's physical fitness may be suitable for fighting. Two people who are closely related to him said that he has always followed strict exercise plans, conducts running training, and challenges his friends and colleagues to break his achievements. Last month, he released <text:a xlink:type="simple" xlink:href="https://www.instagram.com/p/Cs1pltwPx1a/" text:style-name="Internet_20_link" text:visited-style-name="Visited_20_Internet_20_Link">
Personal Records of Murphy Challenge</text:a>
The challenge needs to complete a series of traction, push -ups, running several miles, and hundreds of squats. While carrying out all these projects, we must also wear load -bearing military -grade bulletproof coats.</text:p>
      <text:p text:style-name="P4">
"I think, it is important to focus on my psychological health and focus on everything," he is in the latest issue [Broadcasting Program].(https://www.youtube.com/watch?v=Ff4fRgnuFgQ)Speaking.</text:p>
      <text:p text:style-name="P4">
advertise</text:p>
      <text:p text:style-name="P4">
On the other side, Musk <text:a xlink:type="simple" xlink:href="https://twitter.com/elonmusk/status/1671699387620237312" text:style-name="Internet_20_link" text:visited-style-name="Visited_20_Internet_20_Link">
Represents on Twitter</text:a>
He "almost never" exercise, once once participated in the show with sumo players <text:a xlink:type="simple" xlink:href="https://twitter.com/elonmusk/status/1505789670776610817" text:style-name="Internet_20_link" text:visited-style-name="Visited_20_Internet_20_Link">
Back injury</text:a>
And need surgery. Last month, he <text:a xlink:type="simple" xlink:href="https://twitter.com/elonmusk/status/1672410133832298500" text:style-name="Internet_20_link" text:visited-style-name="Visited_20_Internet_20_Link">
said</text:a>
He received two kinds of Japanese martial arts- "Judo, Extremely Real Elephant (full contact fighting)" -and "irregular street fighting" training.</text:p>
      <text:p text:style-name="P4">
"He made it clear:‘ I do n’t lose weight, ’” White said when Musk said to Musk ’s potential duel. White said Musk said: "We want to fight or not?" "</text:p>
      <text:p text:style-name="P4">
This week, Podcast anchor Lex Friedman posted a photo of himself with Musk. Friedman also trained Jiu -Jitsu with Zuckerberg, and he did not respond to the request for comment.</text:p>
      <text:p text:style-name="P4">
At least one person doesn't seem to like to fight: Musk's mother Meyer Musk.</text:p>
      <text:p text:style-name="P4">
"Don't encourage this game!" She recently posted a <text:a xlink:type="simple" xlink:href="https://twitter.com/mayemusk/status/1672006874751807490" text:style-name="Internet_20_link" text:visited-style-name="Visited_20_Internet_20_Link">
tweet</text:a>
And attached two frowning emoji.</text:p>
      <text:p text:style-name="P4">
News Source: <text:a xlink:type="simple" xlink:href="https://cn.nytimes.com/technology/20230703/elon-musk-mark-zuckerberg-cage-match/" text:style-name="Internet_20_link" text:visited-style-name="Visited_20_Internet_20_Link">
https://cn.nytimes.com/technology/20230703/elon-musk-mark-zuckerberg-cage-match/</text:a>
</text:p>
      <!--NEWS-->
      <text:h text:style-name="P10" text:outline-level="1">
<text:span text:style-name="T4">
Focus on World Public Opinion: Interpretation of China Foreign Version (Free Version)</text:span>
</text:h>
      <text:p text:style-name="P4">
Authors: ['为FT中文网撰稿']</text:p>
      <text:p text:style-name="P4">
Publisher: 英国《金融时报》</text:p>
      <text:p text:style-name="P4">
Time: 2023-07-03T04:28:49+00:00</text:p>
      <text:p text:style-name="P4">
Published Time: 2023-07-02T12:00:99+08:00</text:p>
      <text:p text:style-name="P4">
Modified Time: 2023-07-02T23:00:99+08:00</text:p>
      <text:p text:style-name="P4">
Description: Cao Xin: Chinese diplomacy often considers policies rather than laws, or policies are more important than law. The law may be preventive and deterrent to the West, and Chinese and foreign relations may be more tense within a certain period of time.</text:p>
      <text:p text:style-name="P4">
Images: ["<text:a xlink:type="simple" xlink:href="https://thumbor.ftacademy.cn/unsafe/picture/2/000124252_piclink.jpg" text:style-name="Internet_20_link" text:visited-style-name="Visited_20_Internet_20_Link">
000124252_pic...</text:a>
"]</text:p>
      <text:p text:style-name="P4">
Themes: ['中国外交', '关注']</text:p>
      <text:p text:style-name="P4">
Keywords: ['中国外交', '中外关系']</text:p>
      <text:p text:style-name="P4">
Type: Article</text:p>
      <!--METADATA-->
      <text:p text:style-name="P4">
<draw:frame draw:style-name="fr1" draw:name="Image92" text:anchor-type="as-char" svg:width="6.9236in" svg:height="3.894525in" draw:z-index="0">
<draw:image xlink:href="../Images/FT Chinese Free Version/2023-07-03T04-28-49-00-00/00012425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n June 28, the National People's Congress of China passed the "Law of the People's Republic of China", which passed the macro specifications and guides China's diplomatic work, and fully implemented on July 1st, which became the focus of the attention of international media last week. The international media pays attention to the confrontation of this law, that is, China takes this law based on this law and adopts the "countermeasures" and "restrictions" operations on the sanctions and threats of Western countries; The Chinese leaders have entered several iconic foreign policy initiatives of global security, global development and global civilization, and reiterated China's position against "hegemonism and power politics".</text:p>
      <text:p text:style-name="P4">
The author believes that Chinese diplomacy often considers policies rather than laws, or policies are more important than law. The significant difference between policies and laws is: the law strictly emphasizes the law without compromising; the policy is flexible, but once a decision is made, it often only focuses on the law and even the program. Therefore, this "Foreign Relations Law" may prevent prevention and deterrence of the West, but in a certain period of time, Sino -foreign relations may also be more nervous. These two consequences may exist at the same time.</text:p>
      <text:p text:style-name="P4">
<text:span text:style-name="T4">
 Mainly attitude and symbol </text:span>
</text:p>
      <text:p text:style-name="P4">
The author believes that the "Foreign Relations Law" adopted by the National People's Congress of China last week is basically policy rather than law, and even more like a constitutional document of Chinese diplomacy, especially the "Anti -Foreign Sanctions adopted by the National People's Congress of the Chinese National People's Congress in 2021 Compared with the "Foreign Relations Law" passed last week, the specifications and regulations of the specific "countermeasures" and "restrictions" of Western countries have fewer regulations and regulations, mainly a posture and symbolic position.</text:p>
      <text:p text:style-name="P4">
The reason for this is because China's policies are often manifested in attitude and symbolic words. This feature can be clearly seen from the legal content passed last week.</text:p>
      <text:p text:style-name="P4">
First, the law mainly expounds the policy principles of Chinese diplomacy, and specific legal provisions, especially the provisions of "countermeasures" and "restrictions" Western behavior, are rare, so the law looks more like a constitution of Chinese diplomacy. Essence</text:p>
      <text:p text:style-name="P4">
Second, this law specially includes the global development initiative, global security initiative, global civilization initiative proposed by Chinese leaders in the past three years, and promoting the all -round, multi -level, wide field, and three -dimensional external work layout. The political guidance of the ministry is particularly strong.</text:p>
      <text:p text:style-name="P4">
In addition, the law also specifically emphasized the "centralized unified leadership" of the Communist Party of China on Chinese diplomatic work. This also shows the strong political color of the law.</text:p>
      <text:p text:style-name="P4">
At the same time, on June 29, the next day, Wang Yi, a member of the Political Bureau of the Central Committee of the Communist Party of China and the director of the Office of the Central Foreign Affairs Working Committee, was published by the Central Committee of the Communist Party of China. Strong policy characteristics. This article pointed out that the current development of China's development has entered a period of strategic opportunities and risk challenges, uncertainty, and unpredictable factors, we must face difficulties. The legal "toolbox" of the struggle. Wang Yi's article also said: This new law provides a legal basis for China's legitimate rights to exercise anti -sanctions and anti -interference in accordance with the law. These contents of Wang Yi's article are undoubtedly a explanation of policy guidance.</text:p>
      <text:p text:style-name="P4">
However, there is another interpretation, that is, this new law is providing the main trunk and framework for formulating new relevant legal provisions in China in the future. Singaporean scholar Li Mingjiang believes that the substantial impact of the "Foreign Relations Law" is to guide China in the future for a period of time in the future.</text:p>
      <text:p text:style-name="P4">
However, this is a matter of the future, but it just proves the author's point of view, that is, the "Foreign Relations Law" is exactly the guidance of the policy. It is expected to become a constitution of China's diplomacy in the future.</text:p>
      <text:p text:style-name="P4">
<text:span text:style-name="T4">
 Chinese and foreign relations will be more nervous? </text:span>
</text:p>
      <text:p text:style-name="P4">
Since the "Foreign Relations Law" is based on policy and symbolism as the main characteristics of the law, this kind of law that often focuses on the light program and provisions. When the current Chinese and foreign relations are highly sensitive, what will happen to Sino -foreign relations, Impact? Obviously, at least a period of time, Chinese and foreign relations will increase a lot of tension factors and atmospheres. From the perspective of Western public opinion, this is the case.</text:p>
      <text:p text:style-name="P4">
The US Cable Television News Network website reported on June 29 that China announced a comprehensive foreign relations law, stipulating that it has the right to take "countermeasures" measures to take a threat. This is the latest measure that Beijing has taken in the tension with Western relations.</text:p>
      <text:p text:style-name="P4">
The news report said: This new law emphasizes that China has the right to take corresponding countermeasures and restrictions on the acts of violations of the basic criteria of international law and international relations, and harming China's sovereignty, security, and development benefits.</text:p>
      <text:p text:style-name="P4">
On the same day, the website of the United States Bloomberg News reported on the same day, entitled "China's Foreign Relations Law of the Foreign Relations of Western hegemonic rights": China wrote the right to retaliation measures to overseas acts into a new foreign relationship. Law, the (China) national media said that this law provides a legal basis for counterattack sanctions and "Western hegemony".</text:p>
      <text:p text:style-name="P4">
It is reported that although China has already implemented retaliatory sanctions, this law will provide more legal support for such measures. The Foreign Relations Law also requires that national institutions have strengthened cross -departmental coordination and cooperation to implement retaliation measures.</text:p>
      <text:p text:style-name="P4">
Even the Hong Kong "South China Morning Post" website reported on June 29th. The report said: Beijing passed the new legislation that supervised China's foreign policy on the 28th. The latest efforts.</text:p>
      <text:p text:style-name="P4">
The author believes that tension is a necessary prerequisite for prevention and deterrence, but if you cut in with legal means, the scope of application should not be too wide. It can only be targeted at very few key issues and areas, such as Taiwan issues on China.</text:p>
      <text:p text:style-name="P4">
_ (Note: The author is a policy researcher. This article only represents the author's personal point of view.</text:p>
      <text:p text:style-name="P4">
News Source: <text:a xlink:type="simple" xlink:href="http://www.ftchinese.com/story/001100137" text:style-name="Internet_20_link" text:visited-style-name="Visited_20_Internet_20_Link">
http://www.ftchinese.com/story/001100137</text:a>
</text:p>
      <!--NEWS-->
      <text:h text:style-name="P10" text:outline-level="1">
<text:span text:style-name="T4">
Western officials say Russian President Putin has begun to control the Wagner Group</text:span>
</text:h>
      <text:p text:style-name="P4">
Author: 半岛电视台, 华尔街日报</text:p>
      <text:p text:style-name="P4">
Publisher: Al Jazeera</text:p>
      <text:p text:style-name="P4">
Published Time: 2023-07-03T04:48:04</text:p>
      <text:p text:style-name="P4">
Modified Time: 2023-07-03T13:04:14</text:p>
      <text:p text:style-name="P4">
Description: The Wall Street Journal quoted Western officials as saying that after the failure of the rebellion launched by the Wagner Group nearly a week ago, Russian President Putin has begun to control the group.</text:p>
      <text:p text:style-name="P4">
Images: ["<text:a xlink:type="simple" xlink:href="https://chinese.aljazeera.net/wp-content/uploads/2023/07/RC2DS1AJEV6K-1688331171.jpg" text:style-name="Internet_20_link" text:visited-style-name="Visited_20_Internet_20_Link">
RC2DS1AJEV6K-...</text:a>
", "<text:a xlink:type="simple" xlink:href="https://chinese.aljazeera.net/wp-content/uploads/2023/07/image-2-1688356546.jpg" text:style-name="Internet_20_link" text:visited-style-name="Visited_20_Internet_20_Link">
image-2-16883...</text:a>
"]</text:p>
      <text:p text:style-name="P4">
Topics: ['军事', '政治', '新闻', '新闻幕后']</text:p>
      <text:p text:style-name="P4">
Keywords: ['军事', '政治', '新闻', '新闻幕后', '世界', '俄罗斯']</text:p>
      <text:p text:style-name="P4">
Type: Article</text:p>
      <!--METADATA-->
      <text:p text:style-name="P4">
<draw:frame draw:style-name="fr1" draw:name="Image93" text:anchor-type="as-char" svg:width="6.9236in" svg:height="3.788198in" draw:z-index="0">
<draw:image xlink:href="../Images/Aljazeera Chinese/2023-07-03T04-48-04/RC2DS1AJEV6K-1688331171.jpg" xlink:type="simple" xlink:show="embed" xlink:actuate="onLoad" draw:mime-type="image/jpeg"/>
</draw:frame>
Vigner Group leader Pricigen(Reuters)The Wall Street Journal quoted Western officials as saying that after the failure of the rebellion launched by the Wagner Group nearly a week ago, Russian President Putin has begun to control the group.</text:p>
      <text:p text:style-name="P4">
The newspaper quoted these officials as saying that Putin is committed to controlling more than 100 companies under the Wagner Group, and the Russian security department has also raided the group's auxiliary agencies.</text:p>
      <text:p text:style-name="P4">
The media added that the commander of the Wagner Group, Yofgen Nihigo, transferred some of his property to his staff a few weeks before the rebellion, which may make the problems facing the Kremlin more complicated.</text:p>
      <text:p text:style-name="P4">
The newspaper quoted Western officials as saying that Perigo set up one of the most complicated and most unusable corporate architectures.</text:p>
      <text:p text:style-name="P4">
According to Western officials interviewed by the newspaper, many transactions reached by Wagner Group and African governments are unofficial and depend on smuggling.</text:p>
      <text:p text:style-name="P4">
With the continuous upgrading of the future of the Wagner Military Group and its discussions in different regions of the world, the Russian Ministry of Foreign Affairs said earlier that the leaders of African countries should decide whether to continue to cooperate with the Wagner Military Group,</text:p>
      <text:p text:style-name="P4">
Russia's Klimlin spokesman Dimitri Peskov said that Russian countries have nothing to do with Vagna Group's activities in African countries.</text:p>
      <text:p text:style-name="P4">
He also added that the Wagner Group "conducted independent activities that had nothing to do with the Russian country in Africa", although Russian President Putin revealed that the funds of Wagner Group from Wagner Group came from Russia last Tuesday.</text:p>
      <text:p text:style-name="P4">
Putin also made it clear that Wagner Group received 86.262 billion rubles (more than $ 1 billion) within a year, and said that Russia had "fully" funded Wagner Group.</text:p>
      <text:p text:style-name="P4">
Russian Foreign Minister Lavrov pointed out in another separate statement that Wagner Group "will continue to work in the Central African Republic and Mali, although the organization's leader Yavigani Porige has launched a rebellion."</text:p>
      <text:p text:style-name="P4">
<draw:frame draw:style-name="fr1" draw:name="Image94" text:anchor-type="as-char" svg:width="6.9236in" svg:height="3.894525in" draw:z-index="0">
<draw:image xlink:href="../Images/Aljazeera Chinese/2023-07-03T04-48-04/image-2-1688356546.jpg" xlink:type="simple" xlink:show="embed" xlink:actuate="onLoad" draw:mime-type="image/jpeg"/>
</draw:frame>
Vigner Group leader Pricigen(news agency)</text:p>
      <text:h text:style-name="P13" text:outline-level="4">
<text:span text:style-name="T4">
Vagna Group's role in the Middle East</text:span>
</text:h>
      <text:p text:style-name="P4">
Reuters once quoted US officials earlier that Washington was studying the possibility of the Tagona Group's rebellion on the organization in the Middle East and Africa business.</text:p>
      <text:p text:style-name="P4">
On the other hand, the Wall Street Journal quoted diplomacy and intelligence sources as saying that the Kremlin was taking action to control all business of the Wagner Group worldwide.</text:p>
      <text:p text:style-name="P4">
The Wall Street Journal also quoted uninterrupted sources saying that Moscow had informed Syrian President Bashar Assad that the Wagner forces in Syria would no longer act independently in the local area and added that the Wagner armed personnel stationed in Syria have already been Follow the order to Russia's military base in Latakia.</text:p>
      <text:p text:style-name="P4">
Since 2017, the Central African Republic has deployed a number of Wagner troops to guard diamonds and gold mines, and its existence is distributed between Madagascar and Mozambique. In addition, the group was invited by the government to Mali to provide security guarantees for the country and crack down on armed groups.</text:p>
      <text:p text:style-name="P4">
In 2020, the US Department of Finance determined that the existence of Wagner Group in Africa was a cover set by Porigen's mining company.</text:p>
      <text:p text:style-name="P4">
In addition, the Wagner Group's event was expanded to South America in early 2019, and intervention was implemented there to help Venezuela President Nicholas Madro with safety guarantees. It should be pointed out that Venezuela has the largest known oil reserves in the world.</text:p>
      <text:p text:style-name="P4">
For the first time, the organization appeared during the Russia's Crimean Peninsula in 2014. At that time, the organization launched an attack in Ukraine. At that time, the Kremlin needed someone to replace it to alleviate the pressure on the international community.</text:p>
      <text:p text:style-name="P4">
The Wagner Group participated in the combat operations of various conflict areas in Africa, Asia and Latin America. In addition to rape and robbery in the Chinese and African Republic, it was also accused of committing human rights and war crimes in its area.</text:p>
      <text:p text:style-name="P4">
News Source: <text:a xlink:type="simple" xlink:href="https://chinese.aljazeera.net/behind-the-news/2023/7/3/%e8%a5%bf%e6%96%b9%e5%ae%98%e5%91%98%e7%a7%b0%e4%bf%84%e7%bd%97%e6%96%af%e6%80%bb%e7%bb%9f%e6%99%ae%e4%ba%ac%e5%b7%b2%e7%bb%8f%e5%bc%80%e5%a7%8b%e6%8e%a7%e5%88%b6%e7%93%a6%e6%a0%bc%e7%ba%b3%e9%9b%86" text:style-name="Internet_20_link" text:visited-style-name="Visited_20_Internet_20_Link">
https://chinese.aljazeera.net/behind-the-news/2023/7/3/%e8%a5%bf%e6%96%b9%e5%ae%98%e5%91%98%e7%a7%b0%e4%bf%84%e7%bd%97%e6%96%af%e6%80%bb%e7%bb%9f%e6%99%ae%e4%ba%ac%e5%b7%b2%e7%bb%8f%e5%bc%80%e5%a7%8b%e6%8e%a7%e5%88%b6%e7%93%a6%e6%a0%bc%e7%ba%b3%e9%9b%86</text:a>
</text:p>
      <!--NEWS-->
      <text:h text:style-name="P10" text:outline-level="1">
<text:span text:style-name="T4">
French protests have entered the sixth day: the Ministry of the Interior maintains security mobilization, Macron and government members evaluate the situation</text:span>
</text:h>
      <text:p text:style-name="P4">
Author: 半岛电视台＋通讯社</text:p>
      <text:p text:style-name="P4">
Publisher: Al Jazeera</text:p>
      <text:p text:style-name="P4">
Published Time: 2023-07-03T04:50:06</text:p>
      <text:p text:style-name="P4">
Modified Time: 2023-07-03T04:50:06</text:p>
      <text:p text:style-name="P4">
Description: Protesting and riots have continued to enter the sixth night to condemn the incident of a traffic policeman in the suburbs of the capital Paris. At this time, President Emartel Macron held a meeting with the Prime Minister and Government members to discuss this situation.</text:p>
      <text:p text:style-name="P4">
Images: ["<text:a xlink:type="simple" xlink:href="https://chinese.aljazeera.net/wp-content/uploads/2023/07/1-1688357289.jpg" text:style-name="Internet_20_link" text:visited-style-name="Visited_20_Internet_20_Link">
1-1688357289.jpg</text:a>
", "<text:a xlink:type="simple" xlink:href="https://chinese.aljazeera.net/wp-content/uploads/2023/07/2-1688357297.jpg" text:style-name="Internet_20_link" text:visited-style-name="Visited_20_Internet_20_Link">
2-1688357297.jpg</text:a>
", "<text:a xlink:type="simple" xlink:href="https://chinese.aljazeera.net/wp-content/uploads/2023/07/3-1688357307.jpg" text:style-name="Internet_20_link" text:visited-style-name="Visited_20_Internet_20_Link">
3-1688357307.jpg</text:a>
", "<text:a xlink:type="simple" xlink:href="https://chinese.aljazeera.net/wp-content/uploads/2023/07/4-1688357313.jpg" text:style-name="Internet_20_link" text:visited-style-name="Visited_20_Internet_20_Link">
4-1688357313.jpg</text:a>
"]</text:p>
      <text:p text:style-name="P4">
Topics: ['政治', '新闻']</text:p>
      <text:p text:style-name="P4">
Keywords: ['政治', '新闻', '法国']</text:p>
      <text:p text:style-name="P4">
Type: Article</text:p>
      <!--METADATA-->
      <text:p text:style-name="P4">
<draw:frame draw:style-name="fr1" draw:name="Image95" text:anchor-type="as-char" svg:width="6.9236in" svg:height="3.888597in" draw:z-index="0">
<draw:image xlink:href="../Images/Aljazeera Chinese/2023-07-03T04-50-06/1-1688357289.jpg" xlink:type="simple" xlink:show="embed" xlink:actuate="onLoad" draw:mime-type="image/jpeg"/>
</draw:frame>
French President Emartel Macron attended the government emergency meeting(Reuters)Protesting and riots have continued to enter the sixth night to condemn the incident of a traffic policeman in the suburbs of the capital Paris. In this context, the French Ministry of the Interior announced that 45 security personnel were injured and 719 were arrested. At this time, President Emartel Macron held a meeting with the Prime Minister and Government members to discuss this situation.</text:p>
      <text:p text:style-name="P4">
According to French media, Macron met with the Prime Minister, Minister of the Interior and 6 other members of the government, which lasted for 90 minutes to discuss firm measures to curb the wave of violence.</text:p>
      <text:p text:style-name="P4">
French President has stated that the meeting aims to evaluate the situation to make appropriate decisions.</text:p>
      <text:p text:style-name="P4">
At a security meeting hosted on the afternoon of Sunday on the 2nd, the French Minister of the Interior maintained the number of security forces deployed tonight in France, estimated to be 45,000.</text:p>
      <text:p text:style-name="P4">
At the meeting, the minister asked to resolutely and did not hesitate to carry out new arrests. If possible, repeat his instructions strictly.</text:p>
      <text:p text:style-name="P4">
This is the second consecutive night of the Ministry of the Interior to mobilize 45,000 police and gendarmerie, including 7,000 people in Paris and its surrounding areas, as well as safe reinforcements in cities such as Marseille, Lyon and other areas such as riots, robbery and damage in the past few nights.</text:p>
      <text:p text:style-name="P4">
<draw:frame draw:style-name="fr1" draw:name="Image96" text:anchor-type="as-char" svg:width="6.9236in" svg:height="3.894525in" draw:z-index="0">
<draw:image xlink:href="../Images/Aljazeera Chinese/2023-07-03T04-50-06/2-1688357297.jpg" xlink:type="simple" xlink:show="embed" xlink:actuate="onLoad" draw:mime-type="image/jpeg"/>
</draw:frame>
Firefighters are dealing with the fire of a car</text:p>
      <text:p text:style-name="P4">
In the framework of the safety measures to curb the incident, a decree was promulgated to allow the Paris Police to use drones in many cities in Sainan and northern suburbs of Paris in the western suburbs of Paris for shooting at night. By six in the morning (local time in France).</text:p>
      <text:p text:style-name="P4">
According to the statistics of the French Ministry of the Interior, on the evening of the 2nd (the fifth night of the protests), 74 buildings in many French cities were burned, and 577 cars were burned, and 871 fire broke out on public roads.</text:p>
      <text:p text:style-name="P4">
The night before, the number of arrested people exceeded 1,300, setting a record since the outbreak of riots on Tuesday.</text:p>
      <text:p text:style-name="P4">
After a few hours after the funeral of the 17 -year -old boy shot shot by the police, although the car broke into the mayor's residence and other independent incidents and caused hundreds of people to be arrested, the riots in France were relatively reduced on Sunday night Essence The Minister of the Internal Affairs Ji Lald Dalmarin wrote in the tweet: "Due to the resolute action of the security forces, the night becomes more calm."</text:p>
      <text:p text:style-name="P4">
On the other hand, in a statement, the French judicial union called for the frozen law to allow security forces to shoot without the detention of the detainees, and called for the establishment of an independent investigation department to supervise the morality of the security forces.</text:p>
      <text:p text:style-name="P4">
The union's statement condemned the judicial department to intervene in the murder of the boy Nahr, and said that the judicial department must not suppress the so -called uprising, nor still in the face of the political statement that deny the political violence or the police discriminated against.</text:p>
      <text:p text:style-name="P4">
<draw:frame draw:style-name="fr1" draw:name="Image97" text:anchor-type="as-char" svg:width="6.9236in" svg:height="3.894525in" draw:z-index="0">
<draw:image xlink:href="../Images/Aljazeera Chinese/2023-07-03T04-50-06/3-1688357307.jpg" xlink:type="simple" xlink:show="embed" xlink:actuate="onLoad" draw:mime-type="image/jpeg"/>
</draw:frame>
A burned car</text:p>
      <text:h text:style-name="P13" text:outline-level="4">
<text:span text:style-name="T4">
Nahr's grandmother called to keep calm</text:span>
</text:h>
      <text:p text:style-name="P4">
At the same time, the grandmother who was killed by Naher called to stop violence. Grandm's Nadia said in a telephone interview with the local BFMTV channel: "I want to say to those who destroy, stop your actions. Don't destroy stores, buses and schools. We hope to return to peace."</text:p>
      <text:p text:style-name="P4">
Nach's grandmother added that some demonstrators regarded Nach as a means of splitting and violence.</text:p>
      <text:p text:style-name="P4">
The French Prosecutor's Office reported that earlier on Tuesday, the boy Nachr drove a rented car and was stopped by the patrol police.</text:p>
      <text:p text:style-name="P4">
A video circulating on social media showed that two policemen tried to stop the car. One of the policemen fired from the window when the driver tried to drive and escaped the boy.</text:p>
      <text:p text:style-name="P4">
The policeman was facing an official investigation for "deliberate murder" and was initially arrested.</text:p>
      <text:p text:style-name="P4">
In response, Patrick Jarry, the mayor of Nanthar, who saw the boy Naher's killing video, asked the residents of the city to respond to the appeal of the grandmother of Nagahr to end violence.</text:p>
      <text:p text:style-name="P4">
The mayor of the western city of Paris issued a statement again, and once again called for the end of the violence.</text:p>
      <text:p text:style-name="P4">
<draw:frame draw:style-name="fr1" draw:name="Image98" text:anchor-type="as-char" svg:width="6.9236in" svg:height="3.894525in" draw:z-index="0">
<draw:image xlink:href="../Images/Aljazeera Chinese/2023-07-03T04-50-06/4-1688357313.jpg" xlink:type="simple" xlink:show="embed" xlink:actuate="onLoad" draw:mime-type="image/jpeg"/>
</draw:frame>
Firefighters are fighting fire</text:p>
      <text:h text:style-name="P13" text:outline-level="4">
<text:span text:style-name="T4">
assassination attempt</text:span>
</text:h>
      <text:p text:style-name="P4">
On Sunday morning, Vincent Jean of the Mayor of Ryleos, the city of Lairos, southern Paris, said that at the dawn, the thugs broke into his house with a car when they drove the car. This house.</text:p>
      <text:p text:style-name="P4">
He explained on Twitter that what happened was an "unbelievable cowardarian assassination attempt". At that time, he lived in the town and had about 30,000 residents in the town.</text:p>
      <text:p text:style-name="P4">
A person with close relationships with the Republican (right -wing opposition) told AFP that his wife was injured with knees and a child was injured.</text:p>
      <text:p text:style-name="P4">
French judicial agencies are facing criminal lawsuits against suspected nourishment, which puts pressure on major city courts.</text:p>
      <text:h text:style-name="P13" text:outline-level="4">
<text:span text:style-name="T4">
</text:span>
</text:h>
      <text:p text:style-name="P4">
On Sunday evening, French News Radio quoted private sources that two policemen in Paris 13 were injured by guns, and Paris prosecutors launched investigations for intentional murder.</text:p>
      <text:p text:style-name="P4">
One of the police officers bounked in the back, and the other policeman bombed in the lower abdomen, but the bulletproof vest blocked the first bullet, and the shield of the second policeman blocked another bullet.</text:p>
      <text:h text:style-name="P13" text:outline-level="4">
<text:span text:style-name="T4">
Algeria Pay attention to the situation of foreign communities</text:span>
</text:h>
      <text:p text:style-name="P4">
On the other hand, Algerian President's Office stated that the Minister of Minister's meeting on Sunday heard the introduction of the Foreign Minister's introduction on the "situation" of the Algerian community.</text:p>
      <text:p text:style-name="P4">
The statement did not mention whether the introduction was specifically included in the French community in the context of the event in France after the Algerian boy Nachr was killed.</text:p>
      <text:p text:style-name="P4">
However, the statement quoted Algerian President Abdul Magid Special: "Algerian countries attach great importance to always listening and taking care of our community's concerns." The conditions of the Algerian community in various cultural and social areas and promote the return of talents. "</text:p>
      <text:p text:style-name="P4">
News Source: <text:a xlink:type="simple" xlink:href="https://chinese.aljazeera.net/news/political/2023/7/3/%e6%b3%95%e5%9b%bd%e6%8a%97%e8%ae%ae%e6%b4%bb%e5%8a%a8%e5%b7%b2%e8%bf%9b%e5%85%a5%e7%ac%ac%e5%85%ad%e5%a4%a9%e5%86%85%e6%94%bf%e9%83%a8%e7%bb%b4%e6%8c%81%e5%ae%89%e5%85%a8%e5%8a%a8%e5%91%98%e9%a9%ac" text:style-name="Internet_20_link" text:visited-style-name="Visited_20_Internet_20_Link">
https://chinese.aljazeera.net/news/political/2023/7/3/%e6%b3%95%e5%9b%bd%e6%8a%97%e8%ae%ae%e6%b4%bb%e5%8a%a8%e5%b7%b2%e8%bf%9b%e5%85%a5%e7%ac%ac%e5%85%ad%e5%a4%a9%e5%86%85%e6%94%bf%e9%83%a8%e7%bb%b4%e6%8c%81%e5%ae%89%e5%85%a8%e5%8a%a8%e5%91%98%e9%a9%ac</text:a>
</text:p>
      <!--NEWS-->
      <text:h text:style-name="P10" text:outline-level="1">
<text:span text:style-name="T4">
Henan cuisine was fined 110,000 yuan for unqualified vegetables but rejected by the court</text:span>
</text:h>
      <text:p text:style-name="P4">
Author: None</text:p>
      <text:p text:style-name="P4">
Publisher: Radio Free Asia (Organization)</text:p>
      <text:p text:style-name="P4">
Published Time: 2023-07-03T05:05:00-04:00</text:p>
      <text:p text:style-name="P4">
Modified Time: 2023-07-03T11:13:09-04:00</text:p>
      <text:p text:style-name="P4">
Description: None</text:p>
      <text:p text:style-name="P4">
Videos: []</text:p>
      <text:p text:style-name="P4">
Audios: ["<text:a xlink:type="simple" xlink:href="https://www.rfa.org/mandarin/yataibaodao/jingmao/gf-070320230505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4.612011in" draw:z-index="0">
<draw:image xlink:href="../Images/rfamandarin/2023-07-03T05-05-00-04-00/000000.png" xlink:type="simple" xlink:show="embed" xlink:actuate="onLoad" draw:mime-type="image/png"/>
</draw:frame>
A vegetable vendor in Luoyang, Henan was fined 110,000 yuan for unqualified vegetables. Caused discussion. The picture shows a traditional market in Shanghai. <text:a xlink:type="simple" xlink:href="https://www.rfa.org/mandarin/yataibaodao/jingmao/gf-07032023050500.html/@@images/image" text:style-name="Internet_20_link" text:visited-style-name="Visited_20_Internet_20_Link">
</text:a>
Reuters information. <text:a xlink:type="simple" xlink:href="https://www.rfa.org/mandarin/yataibaodao/jingmao/gf-07032023050500.html/@@stream" text:style-name="Internet_20_link" text:visited-style-name="Visited_20_Internet_20_Link">
Audio-Link: https: //www.rfa.org/mandarin/yataibao/jingmao/gf 07032023050500.html/@@stream</text:a>
A vegetable vendor in Luoyang, Henan was fined 110,000 yuan for unqualified vegetables. The administrative organs applied for mandatory enforcement from the court, but the court ruled that it was not approved. Observer believes that although the Chinese State Council has strengthened supervision, it has failed to effectively curb the crooked winds of some local governments' fines.</text:p>
      <text:p text:style-name="P4">
<text:span text:style-name="T4">
<text:span text:style-name="T5">
 <text:a xlink:type="simple" xlink:href="https://www.rfa.org/mandarin/yataibaodao/renquanfazhi/gf-08292022080819.html" text:style-name="Internet_20_link" text:visited-style-name="Visited_20_Internet_20_Link">
Shaanxi vegetable vendors were fined 60,000 for five pounds of celery. </text:a>
</text:span>
* </text:span>
<text:span text:style-name="T5">
 <text:a xlink:type="simple" xlink:href="https://www.rfa.org/mandarin/zhuanlan/jingmaorediansaomiao/econ-06302023093102.html" text:style-name="Internet_20_link" text:visited-style-name="Visited_20_Internet_20_Link">
Punishment has no economic accelerated small enterprise closure</text:a>
</text:span>
*</text:p>
      <text:p text:style-name="P4">
The surnamed Jiang's involved vegetable vendors recently sold a group of vegetables, spinach, green peppers and other vegetables purchased from a large wholesale market in Luoyang, Henan, and exceeded the standard for pesticide residues by administrative organs. The amount of problems involved less than 200 yuan. The vegetable vendors made a profit of about 21 yuan, but the authorities were fined 110,000 yuan.</text:p>
      <text:p text:style-name="P4">
(Weibo screenshot) <text:a xlink:type="simple" xlink:href="https://www.rfa.org/mandarin/yataibaodao/jingmao/gf-07032023050500.html/capture.jpg" text:style-name="Internet_20_link" text:visited-style-name="Visited_20_Internet_20_Link">
</text:a>
After reviewing the Luoyang West Industry District Court, the vegetable vendor had reason to believe that the products bought from the wholesale market meet the food safety standards. The administrative organs in the case did not consider the initial illegal of the parties, and it was not subjective and intentional. The court believes that the punishment of the parties is too important and the punishment is quite principled, and the final ruling is not allowed to be enforced. The administrative organs subsequently submitted an application for submission, but were rejected by the court.</text:p>
      <text:p text:style-name="P4">
Lin Shengliang, an objection of the incident, believes that the vegetable vendors should not be held accountable during the incident.</text:p>
      <text:p text:style-name="P4">
Lin Shengliang: "It should be accountable from the source. His responsibility for the wholesale market, and even the regulatory loss of relevant departments. The uncle selling a sky -high price ticket for the bottom of the society is obviously selective law enforcement, on the other hand, on the other hand, on the other hand, on the other hand It is the simple and rudeness of the enforcement of relevant departments. "</text:p>
      <text:p text:style-name="P4">
The dismissal person Lin Shengliang condemned the Henan authorities to selectively enforce the underlying vegetable vendors. (Lin Shengliang is exclusively provided, the shooting date is unknown) <text:a xlink:type="simple" xlink:href="https://www.rfa.org/mandarin/yataibaodao/jingmao/gf-07032023050500.html/m0703gf-1.jpg" text:style-name="Internet_20_link" text:visited-style-name="Visited_20_Internet_20_Link">
</text:a>
<text:span text:style-name="T4">
 Shaanxi vegetable vendors have been fined 60,000 for five pounds of celery </text:span>
</text:p>
      <text:p text:style-name="P4">
In 2021, after selling five pounds of celery in Yulin in Shaanxi, the authorities were fined more than 60,000 yuan because of unqualified sampling inspection, which later attracted the attention of the State Council's inspection team. Lin Shengliang believes that the latest incident reflects the crooked wind of some local governments.</text:p>
      <text:p text:style-name="P4">
Lin Shengliang: "The in -depth reason why the local government is keen to punish the people of the grassroots level is that the general anxiety of completing the fines of fines. Even if the (China) State Council has launched a large inspection across the country, it can not restrain the crooked and evil spirits of the fines, which is more likely to be more likely. It is the talk that blocks superiors. "</text:p>
      <text:p text:style-name="P4">
Cai Yan, an associate professor of retirement law at Wenzhou University in Zhejiang, also expressed concern about some local governments in China under fiscal difficulties.</text:p>
      <text:p text:style-name="P4">
Cai Yan: "If the punishment is so unfair, it must be linked to the benefits. Once the local government's finances have problems, (not excluded) will make some instructions. Sometimes these cars will be punished frequently."</text:p>
      <text:p text:style-name="P4">
Cai Yan, a retired law, believes that the Henan authorities have punished the vegetable vendors involved in violation of the principles of Chinese administrative law. (Cai Yan is exclusively provided, the shooting date is unknown) <text:a xlink:type="simple" xlink:href="https://www.rfa.org/mandarin/yataibaodao/jingmao/gf-07032023050500.html/m0703gf-2.jpg" text:style-name="Internet_20_link" text:visited-style-name="Visited_20_Internet_20_Link">
</text:a>
Cai Yan said that in accordance with Chinese law, the establishment and implementation of administrative penalties must be based on facts, which is equivalent to the facts and social harm of the facts of illegal acts.</text:p>
      <text:p text:style-name="P4">
Cai Yan: "Your illegal behavior should be equivalent to your punishment. The punishment is the principle of proportion, and the right to tailor the rights can not be used freely. The people at the end are the lowest vegetable farmers. Do you punish him more than 100,000 and ask others how to live? Do you have to leave a family and his wife?</text:p>
      <text:p text:style-name="P4">
Cai Yan praised the ruling of the Luoyang Court on this incident, reflected the relative independence, exerted the function of supervising the government, and was responsible for the Chinese Constitution, and guarded the dignity of Chinese justice.</text:p>
      <text:p text:style-name="P4">
Reporter: Editor of Gao Feng: Xu Shuting Chen Meihua Jiayuan.com Editor: Ruizhe</text:p>
      <text:p text:style-name="P4">
News Source: <text:a xlink:type="simple" xlink:href="https://www.rfa.org/mandarin/yataibaodao/jingmao/gf-07032023050500.html" text:style-name="Internet_20_link" text:visited-style-name="Visited_20_Internet_20_Link">
https://www.rfa.org/mandarin/yataibaodao/jingmao/gf-07032023050500.html</text:a>
</text:p>
      <!--NEWS-->
      <text:h text:style-name="P10" text:outline-level="1">
<text:span text:style-name="T4">
Yellen's visit to China, the new efforts of the United States to ease the relationship (Free Version)</text:span>
</text:h>
      <text:p text:style-name="P4">
Authors: ['迪米']</text:p>
      <text:p text:style-name="P4">
Publisher: 英国《金融时报》</text:p>
      <text:p text:style-name="P4">
Time: 2023-07-03T05:15:49+00:00</text:p>
      <text:p text:style-name="P4">
Published Time: 2023-07-02T12:00:99+08:00</text:p>
      <text:p text:style-name="P4">
Modified Time: 2023-07-03T01:15:99+08:00</text:p>
      <text:p text:style-name="P4">
Description: In the context of the United States and China to increase their efforts to stabilize bilateral relations, she will be the second cabinet official who visited China after Bayeng's government relay Secretary of State Brosky.</text:p>
      <text:p text:style-name="P4">
Images: ["<text:a xlink:type="simple" xlink:href="https://thumbor.ftacademy.cn/unsafe/picture/8/000186258_piclink.jpg" text:style-name="Internet_20_link" text:visited-style-name="Visited_20_Internet_20_Link">
000186258_pic...</text:a>
"]</text:p>
      <text:p text:style-name="P4">
Themes: ['中美关系', '关注']</text:p>
      <text:p text:style-name="P4">
Keywords: ['中美关系', '美国外交', '美国经济', '耶伦']</text:p>
      <text:p text:style-name="P4">
Type: Article</text:p>
      <!--METADATA-->
      <text:p text:style-name="P4">
<draw:frame draw:style-name="fr1" draw:name="Image107" text:anchor-type="as-char" svg:width="6.9236in" svg:height="3.901286in" draw:z-index="0">
<draw:image xlink:href="../Images/FT Chinese Free Version/2023-07-03T05-15-49-00-00/000186258_piclink.jpg" xlink:type="simple" xlink:show="embed" xlink:actuate="onLoad" draw:mime-type="image/jpeg"/>
</draw:frame>
U.S. Minister of Finance Jennte Yellen(Janet Yellen)It will be visited this week, and in the context of the two countries' efforts to stabilize bilateral relations, she will be the second cabinet official in the Bayeng government.</text:p>
      <text:p text:style-name="P4">
A senior official of the US Ministry of Finance said Yellen will stay in Beijing for four days to meet with officials in China and leaders of American companies. The official reminded that the visit was unlikely to achieve a "major breakthrough".</text:p>
      <text:p text:style-name="P4">
News Source: <text:a xlink:type="simple" xlink:href="http://www.ftchinese.com/story/001100139" text:style-name="Internet_20_link" text:visited-style-name="Visited_20_Internet_20_Link">
http://www.ftchinese.com/story/001100139</text:a>
</text:p>
      <!--NEWS-->
      <text:h text:style-name="P10" text:outline-level="1">
<text:span text:style-name="T4">
The US -China began dialogue again, and the global economic order is in dangerous</text:span>
</text:h>
      <text:p text:style-name="P4">
Author: Andrew Duehren</text:p>
      <text:p text:style-name="P4">
Publisher: 华尔街日报中文网</text:p>
      <text:p text:style-name="P4">
Published Time: 2023-07-03T05:25:00.000Z</text:p>
      <text:p text:style-name="P4">
Modified Time: 2023-07-03T05:25:00.000Z</text:p>
      <text:p text:style-name="P4">
Created Time: 2023-07-02T23:16:00.000Z</text:p>
      <text:p text:style-name="P4">
Description: The Chinese and American governments are recovering their dialogue, and US Secretary of Economics Yellen will visit China from July 6th to 9th. The current test is whether the United States and China can establish a new normal to avoid subverting the global economy, or to regain the relationship between the relationship between the two countries into a vicious circle of mutual pilot and countermeasures.</text:p>
      <text:p text:style-name="P4">
Images: []</text:p>
      <text:p text:style-name="P4">
Categories: ['国际']</text:p>
      <text:p text:style-name="P4">
Keywords: SYND,LINK:EN|WP-WSJ-0001027152</text:p>
      <text:p text:style-name="P4">
Type: Article</text:p>
      <!--METADATA-->
      <text:p text:style-name="P4">
<text:a xlink:type="simple" xlink:href="https://cn.wsj.com/articles/CN-BGH-20230619171106" text:style-name="Internet_20_link" text:visited-style-name="Visited_20_Internet_20_Link">
The governments of China and the United States are recovering dialogue</text:a>
Essence The current test is whether the United States and China can establish a new normal to avoid subverting the global economy, or to regain the relationship between the relationship between the two countries into a vicious circle of mutual pilot and countermeasures.</text:p>
      <text:p text:style-name="P4">
News Source: <text:a xlink:type="simple" xlink:href="https://cn.wsj.com/articles/%E7%BE%8E%E5%9B%BD%E8%B4%A2%E9%95%BF%E8%80%B6%E4%BC%A6%E6%9C%AC%E5%91%A8%E5%B0%86%E8%B5%B4%E5%8C%97%E4%BA%AC%E4%B8%8E%E4%B8%AD%E5%9B%BD%E9%AB%98%E5%B1%82%E5%AE%98%E5%91%98%E4%BC%9A%E6%99%A4-1973a772" text:style-name="Internet_20_link" text:visited-style-name="Visited_20_Internet_20_Link">
https://cn.wsj.com/articles/%E7%BE%8E%E5%9B%BD%E8%B4%A2%E9%95%BF%E8%80%B6%E4%BC%A6%E6%9C%AC%E5%91%A8%E5%B0%86%E8%B5%B4%E5%8C%97%E4%BA%AC%E4%B8%8E%E4%B8%AD%E5%9B%BD%E9%AB%98%E5%B1%82%E5%AE%98%E5%91%98%E4%BC%9A%E6%99%A4-1973a772</text:a>
</text:p>
      <!--NEWS-->
      <text:h text:style-name="P10" text:outline-level="1">
<text:span text:style-name="T4">
Is it possible for Russia to enter the "Hou Putin era" after the mutiny?</text:span>
</text:h>
      <text:p text:style-name="P4">
Creator: PAUL SONNE</text:p>
      <text:p text:style-name="P4">
Publisher: https://www.facebook.com/nytimeschinese</text:p>
      <text:p text:style-name="P4">
Published Time: 2023-07-03T05:28:38+08:00</text:p>
      <text:p text:style-name="P4">
Description: The short -term turbulence and uncertainty brought by the soldiers have triggered a question that people will step down and what will happen to Putin. However, although the mutiny could face Putin's unstable situation, he also allowed him to consolidate his power through strict suppression. Reuters last week, the Wagner mercenary was near the headquarters of the southern Military Region of Rostov City on the Russon River, which controlled the area last weekend.</text:p>
      <text:p text:style-name="P4">
Images: ["<text:a xlink:type="simple" xlink:href="https://static01.nyt.com/images/2023/07/20/multimedia/20putin-power-01-ctvk/20putin-power-01-ctvk-master1050.jpg" text:style-name="Internet_20_link" text:visited-style-name="Visited_20_Internet_20_Link">
20putin-power...</text:a>
", "<text:a xlink:type="simple" xlink:href="https://static01.nyt.com/images/2023/07/20/multimedia/20putin-power-02-ctvk/20putin-power-02-ctvk-master1050.jpg" text:style-name="Internet_20_link" text:visited-style-name="Visited_20_Internet_20_Link">
20putin-power...</text:a>
"]</text:p>
      <text:p text:style-name="P4">
Category: 国际</text:p>
      <text:p text:style-name="P4">
Type: Article</text:p>
      <!--METADATA-->
      <text:p text:style-name="P4">
<draw:frame draw:style-name="fr1" draw:name="Image108" text:anchor-type="as-char" svg:width="6.9236in" svg:height="4.523419in" draw:z-index="0">
<draw:image xlink:href="../Images/cnnytimes/2023-07-03T05-28-38-08-00/20putin-power-01-ctvk-master1050.jpg" xlink:type="simple" xlink:show="embed" xlink:actuate="onLoad" draw:mime-type="image/jpeg"/>
</draw:frame>
For a moment, this seems quite possible.</text:p>
      <text:p text:style-name="P4">
Yofgen Prige was appointed a Russian catering contractor and later became a warlord. He had a tank and a private army. He showed Russia and the world what the replacement of President Putin may look like.</text:p>
      <text:p text:style-name="P4">
In the 23 years of Putin's administration, this is the second time. A rebel leader with populist charm showed a imaginative Russian vision after Putin -last time in 2011, Alekse Navar Ni led a uprising that supported democracy on the streets of the capital.</text:p>
      <text:p text:style-name="P4">
When the mercenaries of Poligon made a mercenaries to Moscow, the core dissatisfaction of providing him with motivation is the same as Navalni: Putinism is a system of no accountability. It is composed of a group of corrupt officials. And please the boss, not doing the right thing for the country.</text:p>
      <text:p text:style-name="P4">
Similarly. The unusual incidents that happened last weekend not only showed Putin's vulnerability in power competition, but also showed such a prospect: no matter what happened next, it may originate from the Russian President at the cost of Russia and Ukraine. Extreme and unpredictable forces. The mercenaries of Pricigen were accused of killing innocence and committing other crimes. He made it clear that even if Putin's power was not more cruel, he might be equally cruel.</text:p>
      <text:p text:style-name="P4">
"The war has incredible instability. This is how history has been changing," said Max Bergman, the director of the European, Russian and Eurasian projects headquartered in Washington's Think Tank Strategy and International Research Center. "This is completely unstable, it will cause the cultural rebound -you don't know how this will show. I don't think we know what direction Russia will develop in."</text:p>
      <text:p text:style-name="P4">
In the short -term window period of turbulence and uncertainty, the unimaginable things have briefly surpassed the assumptions, which has caused people to question how this Russian long -term leader will step down and what will happen next.</text:p>
      <text:p text:style-name="P4">
<draw:frame draw:style-name="fr1" draw:name="Image109" text:anchor-type="as-char" svg:width="6.9236in" svg:height="4.615733in" draw:z-index="0">
<draw:image xlink:href="../Images/cnnytimes/2023-07-03T05-28-38-08-00/20putin-power-02-ctvk-master1050.jpg" xlink:type="simple" xlink:show="embed" xlink:actuate="onLoad" draw:mime-type="image/jpeg"/>
</draw:frame>
In May, Yofgeni Porigen and Wagner's mercenaries were in Bachurut, Ukraine. This photo came from the video released by his company Conkid on the Telegram account. Concordgroup/Telegram, VIA Agence-Presse-Getty Images</text:p>
      <text:p text:style-name="P4">
The Western government, including the United States, pointed out that Putin's authoritarian leaders have scored cracks. Constantine Datuylin, a senior member of his party, <text:a xlink:type="simple" xlink:href="https://www.nytimes.com/2023/06/25/world/europe/russia-war-putin-wagner-prigozhin.html" text:style-name="Internet_20_link" text:visited-style-name="Visited_20_Internet_20_Link">
Acknowledged</text:a>
The risk of Putin asked Poigo to ferment for too long, and this incident "did not increase the authority of anyone." Russia's power center -the core circle of the army, oligopoly, Putin -all analyzed to see if the possible heirs.</text:p>
      <text:p text:style-name="P4">
Without trusted candidates, within a few days, Putin has re -established a balanced appearance at least in Russian politics. His series of appearance aims to convey his firm control and longing for power.</text:p>
      <text:p text:style-name="P4">
"I wish you health!Hundred years old!" A woman shouted to Putin in Jerbonte in the south. After a few days of the soldiers, the video showed that Putin was in a group of cheers, which was in sharp contrast to his isolation state in the new crown epidemic in the past few years.</text:p>
      <text:p text:style-name="P4">
advertise</text:p>
      <text:p text:style-name="P4">
Today, Pryigo is exiled to Belarus, and his Wagner's mercenaries are also chaotic. However, he has proven that as long as he does not point his finger at Putin, a person who is willing to say that the Russian government's mistakes in Ukraine can find the listener who sympathize with him.</text:p>
      <text:p text:style-name="P4">
Before the hand was closed, Pryigon launched the populist anti -elite corruption movement while calling on Russia to transform, at least temporarily transformed into Chile under the leadership of North Korea or Augusto Pinoche under the leadership of Kim Jong Un, in order to strive for Ukraine won, thus won support.</text:p>
      <text:p text:style-name="P4">
When Russia lost on the battlefield, he used people's dissatisfaction with the system that does not account for accountability and indifferent elites. But he is also responding to the wishes of the eagle people in the Russian society, that is, it is more extreme when necessary. He once attacked Moscow's "weak old grandfather" without "guts" to use nuclear weapons.</text:p>
      <text:p text:style-name="P4">
The information he finally conveyed was contradictory -suggesting that dramatic upgrades were needed to succeed in the war, and at the same time, the entire reason for the Klimlin claimed to be wrong was wrong. He is a strange messenger. His wealth and the privilege of guilty and negatives are brought to him by the system he criticized.</text:p>
      <text:p text:style-name="P4">
In 2011, Pricigon (left) served in Russian President Putin in his restaurant in Moscow. POOL Photo by Misha JaParidze</text:p>
      <text:p text:style-name="P4">
However, when a Russian soldier died because he died of a leader who was almost responsible, his obvious anger was recognized.</text:p>
      <text:p text:style-name="P4">
"Subordinates and intermediate officers and soldiers who really entered the battlefield all expressed their understanding to him to a certain extent," said Russia's retired generals Leonid Ivasus, who opposed the war. "He said that military operations were not good, lack of supply and death."</text:p>
      <text:p text:style-name="P4">
advertise</text:p>
      <text:p text:style-name="P4">
Although the rebellion may indicate more instability in Putin, these incidents may also provide him with an opportunity to consolidate his power through a more severe suppression, and wait strictly.</text:p>
      <text:p text:style-name="P4">
Porigen is basically a unique figure in Russia, and almost no one else like him like him to launch a rebellion, battlefield experience, and casual control.</text:p>
      <text:p text:style-name="P4">
As Putin began to ensure that the national armed forces were loyal to themselves, the Russian leader's allies have also gained greater influence, such as Victor Zolotov, the head of the National Guard, who had been his bodyguard.</text:p>
      <text:p text:style-name="P4">
"I definitely believe that despite the exposure of weaknesses, the regime has successfully survived the soldiers and restored its normal operation," said Andre Correzkov, a senior researcher at the research institution Kanegi International Peace Research Institute. "I don't think there is no force to engrav the experience of Parigo. Putin is scared, but this does not mean that his regime has collapsed."</text:p>
      <text:p text:style-name="P4">
Since the intercourse of the century, Putin has been working hard to clear the potential political threat.</text:p>
      <text:p text:style-name="P4">
In his early years, he aimed at the oligopoly class in the 1990s after the disintegration of the Soviet Union. He imprisoned the petroleum tycoon Mikhail Hodolkovsky and made it clear to other industrial giants that the end of the disobedience was the same as him.</text:p>
      <text:p text:style-name="P4">
In 2013, the Russian police detained Alexon Navarine. EVGENY FELDMAN/Associated Press</text:p>
      <text:p text:style-name="P4">
But Putin's attitude towards the right forces is different. With the development of the war, the nationalist forces that may have threatened him in theory have gained space for activity, and sometimes criticize the army, partly because they play a role in implementing and promoting the war plan. Porigen is a typical case.</text:p>
      <text:p text:style-name="P4">
For a few months, he has been allowed to attack the Russian military leadership in public, and for the Russian Puluo, even if the criticism is far less than this, he will be held accountable. He can get such special treatment, partly because his troops are indispensable for the war; when he joined the battle, the Russian military was absent from major general. Essence</text:p>
      <text:p text:style-name="P4">
advertise</text:p>
      <text:p text:style-name="P4">
Poligon's action proves that Putin's long -term allies may also change against his government, even if the Russian leader has always been careful, only allowing the most trustworthy confidant to occupy a position around him.</text:p>
      <text:p text:style-name="P4">
Hojolkov was released from Russia in 2013 and has been living abroad since then. Soon after the rebellion began, he publicly called on the Russians to pick up weapons to support Perigo.</text:p>
      <text:p text:style-name="P4">
He said that these Russian mercenaries are "not friends of democracy", but a group of "robbers", but he said that Plord can become a useful blade to remove "Kylimlin, who has tortured this country for 20 years for 20 years. Palace malignant tumors ". He said that the Russians who pursued democracy would then overthrow Puligon.</text:p>
      <text:p text:style-name="P4">
Russian liberals quickly opposed.</text:p>
      <text:p text:style-name="P4">
"Any voices that use violence to overthrow the government and come through the stage through violence will only lead to a regime completely dominated by violence," in a post by the opposition politician Schlosberg in Telegram.</text:p>
      <text:p text:style-name="P4">
On Sunday, some people expressed support for Putin in Moscow. Dmitri lovetsky/associateed presus</text:p>
      <text:p text:style-name="P4">
Navali issued a statement from prison saying that he learned what happened last weekend from a lawyer.</text:p>
      <text:p text:style-name="P4">
He declared that Puligo and his men were not arrested after launching a mutiny, and he himself faced the allegations of the establishment of extremist organizations to overthrow Putin regime violence, which was ironic.</text:p>
      <text:p text:style-name="P4">
advertise</text:p>
      <text:p text:style-name="P4">
Navali said that all the futures of this country in the post -Putin era must be determined by free elections.</text:p>
      <text:p text:style-name="P4">
"It is not democracy, human rights and parliament that causes the government to be weak and cause turmoil," he said. "It is a dictator and the weakness and chaos of the government. This is always the case."</text:p>
      <text:p text:style-name="P4">
News Source: <text:a xlink:type="simple" xlink:href="https://cn.nytimes.com/world/20230703/putin-russia-wagner-rebellion/" text:style-name="Internet_20_link" text:visited-style-name="Visited_20_Internet_20_Link">
https://cn.nytimes.com/world/20230703/putin-russia-wagner-rebellion/</text:a>
</text:p>
      <!--NEWS-->
      <text:h text:style-name="P10" text:outline-level="1">
<text:span text:style-name="T4">
Dissatisfied with golf over -consumption of water resources Spain environmental protection people fill the ball</text:span>
</text:h>
      <text:p text:style-name="P4">
Publisher: 法新社</text:p>
      <text:p text:style-name="P4">
Published Time: 2023-07-03T06:32:08+00:00</text:p>
      <text:p text:style-name="P4">
Modified Time: 2023-07-03T06:20:02+00:00</text:p>
      <text:p text:style-name="P4">
Description: (Agence France -Presse, Madrid, 2nd) Spanish climate sportsmen said today that when Europe is facing severe drought, they fill the ball cava of 10 golf courses across the country to protest the excessive water consumption of this spor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7-03T06-32-08-00-00/000000.png" xlink:type="simple" xlink:show="embed" xlink:actuate="onLoad" draw:mime-type="image/png"/>
</draw:frame>
The transnational environmental group "ExtinctionRebellion" sportsmen filled the Barcelona, Madrid, Valencia, Basquecountry, and Navara ( Navarra) and Balearicislands's Ibiza Golf Stadium Cave, condemning this sport "Waste Water Resources in the worst drought in Europe in Europe."</text:p>
      <text:p text:style-name="P4">
This organization said in a statement: "Golf has no foothold in a world that lacks water resources."</text:p>
      <text:p text:style-name="P4">
"Resistance" said that some sportsmen blocked the ball with cement and left the slogans that wrote "Note: Drought!For Climate Justice, Golf Course Clinic Close", some of them filled the cave entrance with saplings. This environmental protection group attracts attention with its iconic destruction.</text:p>
      <text:p text:style-name="P4">
The group quoted the information about the Spanish non -governmental organization ECOLOGISTS in Action, saying: "A golf courses alone, it consumes more than 100,000 liters of water every day to maintain the surrounding orgolus."</text:p>
      <text:p text:style-name="P4">
"Resistance" said, "There are 437 golf courses in Spain that must be irrigated every day," claiming that the water consumption of these stadiums is "more water than residents of Madrid and Barcelona." The number of people accounts for only 0.6%of these people.</text:p>
      <text:p text:style-name="P4">
"Resistance" condemned "in the absence of drought in Spain, and in rural areas due to poor losses caused by poor crop harvesting, letting this elite recreation movement continued is irresponsible and fully cynicism."</text:p>
      <text:p text:style-name="P4">
Experts said that the worst drought in some areas of Spain has experienced the worst drought in the past thousands of years, and long -term droughts have led to the reduction of the capacity of the reservoir to half. Spain is the world's largest exporter of olive oil and the main source of European fruits and fruits.</text:p>
      <text:p text:style-name="P4">
In 2022, Europe experienced the hottest summer since the record. The European Union (EU) data showed that the European continent encountered the worst drought in at least 500 years.</text:p>
      <text:p text:style-name="P4">
European drought observation station (EUROPEAN DROUGHTOBSERVATORY) said earlier this week that due to the lack of rainfall and the first wave of heat waves in summer, the temperature rose 44 degrees Celsius. From June 1st to 10th, 60 % of the territory was in a red alert state. Essence</text:p>
      <text:p text:style-name="P4">
"Resistance" said, Malaga, Seville, Almeria and Cordoba have set off similar protests in recent weeks, and Madrid 10 last year 10 last year. Similar actions can also be seen in the moon.</text:p>
      <text:p text:style-name="P4">
One of the main demands of "resistance" is "Immediately formulating a water -based water use plan for democratic democracy, including the water consumption of restricted golf courses." (Translator: Liu Wenyu/Calculating Draft: Zhang Xiaowen)</text:p>
      <text:p text:style-name="P4">
News Source: <text:a xlink:type="simple" xlink:href="https://www.rfi.fr/cn/%E5%9B%BD%E9%99%85%E6%8A%A5%E9%81%93/20230703-%E4%B8%8D%E6%BB%A1%E9%AB%98%E5%B0%94%E5%A4%AB%E8%BF%87%E5%BA%A6%E6%B6%88%E8%80%97%E6%B0%B4%E8%B5%84%E6%BA%90-%E8%A5%BF%E7%8F%AD%E7%89%99%E7%8E%AF%E4%BF%9D%E4%BA%BA%E5%A3%AB%E5%A1%AB%E5%B9%B3%E7%90%83%E6%B4%9E" text:style-name="Internet_20_link" text:visited-style-name="Visited_20_Internet_20_Link">
https://www.rfi.fr/cn/%E5%9B%BD%E9%99%85%E6%8A%A5%E9%81%93/20230703-%E4%B8%8D%E6%BB%A1%E9%AB%98%E5%B0%94%E5%A4%AB%E8%BF%87%E5%BA%A6%E6%B6%88%E8%80%97%E6%B0%B4%E8%B5%84%E6%BA%90-%E8%A5%BF%E7%8F%AD%E7%89%99%E7%8E%AF%E4%BF%9D%E4%BA%BA%E5%A3%AB%E5%A1%AB%E5%B9%B3%E7%90%83%E6%B4%9E</text:a>
</text:p>
      <!--NEWS-->
      <text:h text:style-name="P10" text:outline-level="1">
<text:span text:style-name="T4">
Large -scale shooting in the United States Balt Motorbihamus at least 2 deaths and 28 injuries</text:span>
</text:h>
      <text:p text:style-name="P4">
Author: None (Language: zh)</text:p>
      <text:p text:style-name="P4">
Publisher: None</text:p>
      <text:p text:style-name="P4">
Time: 2023-07-03T06:38:00Z</text:p>
      <text:p text:style-name="P4">
Description: A large -scale shooting occurred in the early morning of the city of Baltham in the northeast of the United States, causing multiple casualties. About half of them were children. This is the 337th large -scale gun violence in the United States this year. What do we know about this case?</text:p>
      <text:p text:style-name="P4">
Videos: []</text:p>
      <text:p text:style-name="P4">
Images: []</text:p>
      <text:p text:style-name="P4">
Subject: 时政风云</text:p>
      <text:p text:style-name="P4">
Subjects: ['奥巴马', '美国']</text:p>
      <text:p text:style-name="P4">
Keywords: ['美国', '枪击案', '枪枝管制', '枪枝暴力', '巴尔的摩']</text:p>
      <text:p text:style-name="P4">
Id: 66097662</text:p>
      <!--METADATA-->
      <text:p text:style-name="P4">
<text:a xlink:type="simple" xlink:href="https://www.dw.com/zh/overlay/image/article/66097662/66095562" text:style-name="Internet_20_link" text:visited-style-name="Visited_20_Internet_20_Link">
 </text:a>
Large -scale shootings occurred in the early morning of the city of Baltham, a city in Northeast US.</text:p>
      <text:p text:style-name="P4">
(Voice of Germany Chinese) According to the US police, at 12:35 am local time (July 2) at 12:35 am, a large -scale shooting incident occurred at a community outdoor party in Baltimore, Maryland, USA, causing at least 2 people to die, and at least 2 people died. Twenty -8 people were injured and about half of the injured were children. Investigators were seeking the public to assist in hunting multiple suspects.</text:p>
      <text:p text:style-name="P4">
With the advent of the National Day holiday, Americans often gathered to participate in parade, barbecue and fireworks performances. Local media reports reported that there were hundreds of people participating in the "Brooklyn Day" community party on that day, with refreshments on the scene, and the activities include riding pony and dancing. The TV screen at the crime scene showed that the police blocked a grass with a tape, and the surrounding cups were messy, scattered with party garbage.</text:p>
      <text:p text:style-name="P4">
The Baltimore Police provided shooting photos on the evening of the 2nd.</text:p>
      <text:p text:style-name="P4">
Reuters reported that the local government has not revealed the motivation of the shooting case, only confirming that a 18 -year -old woman and a 20 -year -old man were killed. As of the afternoon of the 2nd, 9 other injured people were still being treated in the hospital, and some of them were critical.</text:p>
      <text:p text:style-name="P4">
Richardworley, the acting director of the Baltimore Police Department, said that about the 28 injured in the case, about 14 were under 18 years old, but the police were still confirming the victim's age. WBal-TV, a Baltimore TV station under the US media NBC, reported that the injured people were between 13 and 32.</text:p>
      <text:p text:style-name="P4">
The earliest data that the "Gun ViolenceArChive" can be traced on the earliest data that the Balt Motor Yang Daily quotes the earliest data that the shooting may be the largest single gun since Baltoma since 2014 in terms of the number of victims. Violence. The organization also pointed out that this is the United States <text:a xlink:type="simple" xlink:href="https://www.dw.com/zh/zh/涉美國派對槍擊案-未成年兄弟檔被控謀殺/a-65355493" text:style-name="Internet_20_link" text:visited-style-name="Visited_20_Internet_20_Link">
shooting 337 this year's shootings that cause more than 4 casualties</text:a>
Essence</text:p>
      <text:p text:style-name="P4">
Wali said the police are searching for the suspect: "We know (suspects) must definitely be more than one, but don't know how many people." He also called on the public to provide any information and videos that helps the criminals.</text:p>
      <text:p text:style-name="P4">
The shooting of the shooting was messy, scattered party garbage.</text:p>
      <text:p text:style-name="P4">
A resident of the incident community told the "Balt Mama Yang Daily" that he stood outside his door at the time. After hearing the gunshot, people fled the scene in panic and sought cover. I don't know if the child is playing. "</text:p>
      <text:p text:style-name="P4">
Another witnesses interviewed by the US TV station FOX 45 said that he heard 20 to 30 sounds.</text:p>
      <text:p text:style-name="P4">
Brandonscott, mayor of Baltimore, said that the shooting was "reckless and cowardly" and vowed that the perpetrators would rope with the law: "We will not stop before finding you. We will definitely will definitely Find you. "</text:p>
      <text:p text:style-name="P4">
Scott also said that the incident once again highlighted the streets of the United States <text:a xlink:type="simple" xlink:href="https://www.dw.com/zh/zh/美国小学枪击案6人死亡-拜登再呼吁加强枪支管制/a-65150636" text:style-name="Internet_20_link" text:visited-style-name="Visited_20_Internet_20_Link">
the flood of illegal guns</text:a>
And "the ability of those who should not hold the gun to get the gun" also shows that it is necessary to face up and respond to this matter.</text:p>
      <text:h text:style-name="P12" text:outline-level="3">
<text:span text:style-name="T4">
</text:span>
</text:h>
      <text:p text:style-name="P4">
(Associated Press, Reuters, Agence France -Presse)</text:p>
      <text:p text:style-name="P4">
News Source: <text:a xlink:type="simple" xlink:href="https://www.dw.com/zh/美國巴爾的摩爆大規模槍擊案-至少2死28傷/a-66097662" text:style-name="Internet_20_link" text:visited-style-name="Visited_20_Internet_20_Link">
https://www.dw.com/zh/美國巴爾的摩爆大規模槍擊案-至少2死28傷/a-66097662?maca=chi-rss-chi-all-1127-rdf</text:a>
</text:p>
      <!--NEWS-->
      <text:h text:style-name="P10" text:outline-level="1">
<text:span text:style-name="T4">
The US Treasury Secretary visited Beijing this week and hopes to expand bilateral communication</text:span>
</text:h>
      <text:p text:style-name="P4">
Author: None (Language: zh)</text:p>
      <text:p text:style-name="P4">
Publisher: None</text:p>
      <text:p text:style-name="P4">
Time: 2023-07-03T06:55:00Z</text:p>
      <text:p text:style-name="P4">
Description: U.S. Treasury Secretary Yellen's trip to Beijing will appear on July 6, and the news said that she will meet with Chinese Deputy Prime Minister He Lifeng. According to U.S. officials, the United States does not seek decoupling with China, but it will show to China that the United States will continue to respond to China's "economic coercion" with allies and express doubts to China on issues such as the Anti -Spy Law.</text:p>
      <text:p text:style-name="P4">
Videos: []</text:p>
      <text:p text:style-name="P4">
Images: []</text:p>
      <text:p text:style-name="P4">
Subject: 经济纵横</text:p>
      <text:p text:style-name="P4">
Subjects: ['奥巴马', '美国']</text:p>
      <text:p text:style-name="P4">
Keywords: ['美国', '耶伦', '布林肯', '美中关系', '脱钩', '去风险', '供应链']</text:p>
      <text:p text:style-name="P4">
Id: 66097651</text:p>
      <!--METADATA-->
      <text:p text:style-name="P4">
<text:a xlink:type="simple" xlink:href="https://www.dw.com/zh/overlay/image/article/66097651/65750727" text:style-name="Internet_20_link" text:visited-style-name="Visited_20_Internet_20_Link">
 </text:a>
In April of the US Finance Minister, the US Treasury Minister proposed the three important goals of the United States for economic policy: safeguarding the interests of the United States and defending human rights; seeking healthy US -China economic relations; and cooperation in current urgent global challenges. The picture shows Yellen attended the Congress Hearing in March.</text:p>
      <text:p text:style-name="P4">
(Voice of German in Chinese) The U.S. government said on Sunday (July 2) that Treasury Minister Janet Yellen will visit China from 6th to 9th. At the beginning of this year, US -China relations <text:a xlink:type="simple" xlink:href="https://www.dw.com/zh/zh/布林肯批中國氣球侵犯美主權-耶倫仍有意訪中/a-64650009" text:style-name="Internet_20_link" text:visited-style-name="Visited_20_Internet_20_Link">
deteriorated due to the "spy balloon" incident</text:a>
, AntonyBlinken's trip to Beijing was postponed to mid -June; <text:a xlink:type="simple" xlink:href="https://www.dw.com/zh/zh/媒體美財長預計7月初訪中/a-66040462" text:style-name="Internet_20_link" text:visited-style-name="Visited_20_Internet_20_Link">
Yellen's trip will be the second time this year's cabinet official visit</text:a>
The two sides will discuss issues such as the "Anti -Spy Law" in China.</text:p>
      <text:p text:style-name="P4">
According to the US Ministry of Finance, Yellen will reiterate the importance of "responsible management and control between the two parties, communicate directly on the field of attention, and jointly cope with global challenges." It also explains how the United States views the relationship with China in economics. Officials of the Ministry of Finance said Yellen would meet with Chinese officials and American companies.</text:p>
      <text:p text:style-name="P4">
In January of this year, <text:a xlink:type="simple" xlink:href="https://www.dw.com/zh/zh/耶伦刘鹤会晤后同意加强两国间的沟通与交流/a-64440627" text:style-name="Internet_20_link" text:visited-style-name="Visited_20_Internet_20_Link">
Yellen met with Chinese Vice Premier Liu He at the time in Switzerland</text:a>
; Reuters quoted insiders saying that Yellen was expected to meet with the new Vice Premier He Lifeng.</text:p>
      <text:p text:style-name="P4">
The US Treasury Secretary Yellen Liu He, who was the Deputy Prime Minister of China in Zurich, Switzerland on January 18 this year. Both parties emphasized that "differentiated and controlling" and strengthening cooperation in climate change.</text:p>
      <text:p text:style-name="P4">
"What we seek is a healthy relationship with China to promote the growth and innovation of the two countries." An unnamed US Treasury official said on the 2nd: "We do not seek the economic decoustration of the two countries. If we completely stop trade and Investment will destroy the economic stability of our two countries and even the world. "</text:p>
      <text:p text:style-name="P4">
Officials say Yellen will tell Beijing that on the one hand, the United States will continue to take action against China to defend human rights and safeguard their national security interests;(https://www.dw.com/zh/zh/耶倫促中國解決非洲債務-中使館無端施壓/a-64505770)Wait for the issue to cooperate with China.</text:p>
      <text:p text:style-name="P4">
Yellen's expected issues include China's human rights doubts in Xinjiang, <text:a xlink:type="simple" xlink:href="https://www.dw.com/zh/zh/美財長g7將聯手反制中國經濟脅迫/a-65597554" text:style-name="Internet_20_link" text:visited-style-name="Visited_20_Internet_20_Link">
"Economic Stress" internationally</text:a>
And Beijing recently blocked Micron products, investigated a number of American companies, and launched a series of measures such as the Anti -Spy Law to expand the scope of spy behavior. In addition, she will discuss with China that the United States is about to sacrifice the investment restrictions on China.</text:p>
      <text:p text:style-name="P4">
Washington expects that Yellen will not bring a "major breakthrough", but hopes to establish long -term communication channels with China's new economic policy team to avoid misjudgment risks.</text:p>
      <text:p text:style-name="P4">
In May, the Treasury Secretary and the central bank leader meeting were held in May of the Seven major industrial groups (G7) to discuss how to co -counter China's "economic coercion".</text:p>
      <text:h text:style-name="P12" text:outline-level="3">
<text:span text:style-name="T4">
What economic relationship should Meizhong maintain?</text:span>
</text:h>
      <text:p text:style-name="P4">
Earlier, Brinken told the United States media after meeting the Chinese President Xi Jinping in Beijing that the United States and China "agreed with the stable relationship", but the two sides still had significant differences. Soon after, <text:a xlink:type="simple" xlink:href="https://www.dw.com/zh/zh/拜登獨裁者言論不影響中美關係/a-66009564" text:style-name="Internet_20_link" text:visited-style-name="Visited_20_Internet_20_Link">
US President Byndon called Xi Jinping as a "dictator"</text:a>
, Treating China dissatisfaction; <text:a xlink:type="simple" xlink:href="https://www.dw.com/zh/zh/布林肯支持独裁者表述总统替大家说话/a-66035635" text:style-name="Internet_20_link" text:visited-style-name="Visited_20_Internet_20_Link">
Brinken response</text:a>
: "We will continue to do what you don't like, saying what you don't like, just like you will undoubtedly do what we don't like, say what we don't like."</text:p>
      <text:p text:style-name="P4">
On June 30, Chinese Ministry of Foreign Affairs spokesman Mao Ning expressed dissatisfaction with this: "The United States has aware of the mistakes against China for mistakes, pursuing mistakes in China, and blocking China , Use actual actions to fulfill the commitment made by the United States. "</text:p>
      <text:p text:style-name="P4">
When Blingken participated in the US Think Tank Foreign Relations Association (CFR) on the 28th, it stated that <text:a xlink:type="simple" xlink:href="https://www.dw.com/zh/zh/談印太局勢-布林肯遏制中國不符美國利益/a-66063058" text:style-name="Internet_20_link" text:visited-style-name="Visited_20_Internet_20_Link">
curbing China and "decoupling with China" does not meet the interests of the United States</text:a>
And the United States hopes to "see China success in the economic field." Yellen also talked about similar propositions in Johns Hopkins University in April: "China's economic growth, and the role of the United States in economics, may not be incompatible."</text:p>
      <text:p text:style-name="P4">
On June 19, U.S. Secretary of State Brillin met with Chinese President Xi Jinping in Beijing. U.S. President Biden affirmed the results of the trip. However, some experts pointed out that the United States and China had not recovered the dialogue in the military and the relationship between the two sides was still very fragile.</text:p>
      <text:p text:style-name="P4">
EdwardAlden, a scholar of the Foreign Relations Association, pointed out to AFP that Yellen's trip to Beijing is expected to restart the lower levels of stable interaction between the United States and China. Olndon added that the United States had blurred its "decoustal" position in the past, but has recently changed its attitude and has clearly adopted the strategy of "de -risk"; this means that the United States will "" " "Establish a guardrail", but in other respects, "try to continue cultivating a stable US -China economic relations."</text:p>
      <text:p text:style-name="P4">
Wendycutler, deputy director of the Asia Society Policy Institute, said Chinese officials are observing what specific measures the United States has taken to show that "decircation and China's ultimate goal of the United States." In Olden's view, Beijing also recognizes the importance of the US market, so he realized that he is also responsible for the relationship between the two parties, "because this is also too important for China."EvanMedeiros, a Chinese expert at Georgetown University, believes that Yellen's visit was only "the next step in the uncertain process." Mai Aiwen told the Financial Times, "Under the situation of the essence of competition, and the world view of both sides is in wrestling," this trip seems difficult to greatly change the situation.</text:p>
      <text:h text:style-name="P12" text:outline-level="3">
<text:span text:style-name="T4">
Interview: By separation of risk? The key depends on how to define</text:span>
</text:h>
      <text:p text:style-name="P4">
(Comprehensive report)</text:p>
      <text:p text:style-name="P4">
News Source: <text:a xlink:type="simple" xlink:href="https://www.dw.com/zh/美財長本週訪北京-盼擴大雙邊溝通/a-66097651" text:style-name="Internet_20_link" text:visited-style-name="Visited_20_Internet_20_Link">
https://www.dw.com/zh/美財長本週訪北京-盼擴大雙邊溝通/a-66097651?maca=chi-rss-chi-all-1127-rdf</text:a>
</text:p>
      <!--NEWS-->
      <text:h text:style-name="P10" text:outline-level="1">
<text:span text:style-name="T4">
The daily view survey of large manufacturers confidence to warm up</text:span>
</text:h>
      <text:p text:style-name="P4">
Publisher: 法新社</text:p>
      <text:p text:style-name="P4">
Published Time: 2023-07-03T07:02:08+00:00</text:p>
      <text:p text:style-name="P4">
Modified Time: 2023-07-03T06:50:02+00:00</text:p>
      <text:p text:style-name="P4">
Description: (Agence France -Presse, Tokyo, 3rd) The important survey released by the Bank of Japan "Bank of Japan" today shows that the confidence of large -scale Japanese manufacturers has returned to the warfare with the improvement of business condi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7-03T07-02-08-00-00/000000.png" xlink:type="simple" xlink:show="embed" xlink:actuate="onLoad" draw:mime-type="image/png"/>
</draw:frame>
Tankan Survey, the Bank of Japan, is regarded as the most extensive indicator of Japanese companies' operating conditions. The confidence index is positive, indicating that the number of companies with optimism exceeds pessimistic companies.</text:p>
      <text:p text:style-name="P4">
According to the survey announced today, the large manufacturer's confidence index from 1 liter from 1 3 months ago to 5.</text:p>
      <text:p text:style-name="P4">
This data exceeded the market expectations of 3, which was released after the corporate confidence index fell in 5 seasons, and the data was released after the data remained unchanged in December 2021.</text:p>
      <text:p text:style-name="P4">
The optimism of non -manufacturers has also risen slightly, from +20 to +23, and the market is expected to be +22.</text:p>
      <text:p text:style-name="P4">
News Source: <text:a xlink:type="simple" xlink:href="https://www.rfi.fr/cn/%E8%B4%A2%E7%BB%8F%E5%BF%AB%E8%AE%AF/20230703-%E6%97%A5%E7%9F%AD%E8%A7%82%E8%B0%83%E6%9F%A5-%E5%A4%A7%E5%9E%8B%E5%88%B6%E9%80%A0%E5%95%86%E4%BF%A1%E5%BF%83%E5%9B%9E%E6%B8%A9" text:style-name="Internet_20_link" text:visited-style-name="Visited_20_Internet_20_Link">
https://www.rfi.fr/cn/%E8%B4%A2%E7%BB%8F%E5%BF%AB%E8%AE%AF/20230703-%E6%97%A5%E7%9F%AD%E8%A7%82%E8%B0%83%E6%9F%A5-%E5%A4%A7%E5%9E%8B%E5%88%B6%E9%80%A0%E5%95%86%E4%BF%A1%E5%BF%83%E5%9B%9E%E6%B8%A9</text:a>
</text:p>
      <!--NEWS-->
      <text:h text:style-name="P10" text:outline-level="1">
<text:span text:style-name="T4">
Nike's stock valuation is seductive, just buy it</text:span>
</text:h>
      <text:p text:style-name="P4">
Author: Jinjoo Lee</text:p>
      <text:p text:style-name="P4">
Publisher: 华尔街日报中文网</text:p>
      <text:p text:style-name="P4">
Published Time: 2023-07-03T07:10:00.000Z</text:p>
      <text:p text:style-name="P4">
Modified Time: 2023-07-03T07:10:00.000Z</text:p>
      <text:p text:style-name="P4">
Created Time: 2023-07-03T05:20:00.000Z</text:p>
      <text:p text:style-name="P4">
Description: Shoe industry giant Nike has resolved many investors' concerns, and its stock price valuation is also low.</text:p>
      <text:p text:style-name="P4">
Images: []</text:p>
      <text:p text:style-name="P4">
Categories: ['金融市场', '股闻天下']</text:p>
      <text:p text:style-name="P4">
Keywords: SYND,LINK:EN|WP-WSJ-0001021170</text:p>
      <text:p text:style-name="P4">
Type: Article</text:p>
      <!--METADATA-->
      <text:p text:style-name="P4">
It's not easy to sell sports shoes now, even if you are in Nike(Nike, the)The same is true. But this should not cover the brand's long -lasting strength.</text:p>
      <text:p text:style-name="P4">
News Source: <text:a xlink:type="simple" xlink:href="https://cn.wsj.com/articles/%E8%80%90%E5%85%8B%E8%82%A1%E7%A5%A8%E4%BC%B0%E5%80%BC%E8%AF%B1%E4%BA%BA-%E4%B9%B0%E5%B0%B1%E5%AF%B9%E4%BA%86-6ff98f6d" text:style-name="Internet_20_link" text:visited-style-name="Visited_20_Internet_20_Link">
https://cn.wsj.com/articles/%E8%80%90%E5%85%8B%E8%82%A1%E7%A5%A8%E4%BC%B0%E5%80%BC%E8%AF%B1%E4%BA%BA-%E4%B9%B0%E5%B0%B1%E5%AF%B9%E4%BA%86-6ff98f6d</text:a>
</text:p>
      <!--NEWS-->
      <text:h text:style-name="P10" text:outline-level="1">
<text:span text:style-name="T4">
New Test of Putin: Swallow the Wagner Commercial Empire (Free Version)</text:span>
</text:h>
      <text:p text:style-name="P4">
Author: Joe Parkinson / Benoit Faucon / Drew Hinshaw</text:p>
      <text:p text:style-name="P4">
Publisher: 华尔街日报中文网</text:p>
      <text:p text:style-name="P4">
Published Time: 2023-07-03T07:20:00.000Z</text:p>
      <text:p text:style-name="P4">
Modified Time: 2023-07-03T07:20:00.000Z</text:p>
      <text:p text:style-name="P4">
Created Time: 2023-07-03T00:46:00.000Z</text:p>
      <text:p text:style-name="P4">
Description: Putin's efforts to seize Poligon's control company's control will test to how much he can control his system to establish and use Russia for 23 years.</text:p>
      <text:p text:style-name="P4">
Images: []</text:p>
      <text:p text:style-name="P4">
Categories: ['国际']</text:p>
      <text:p text:style-name="P4">
Keywords: SYND,LINK:EN|WP-WSJ-0001026454</text:p>
      <text:p text:style-name="P4">
Type: Article</text:p>
      <!--METADATA-->
      <text:p text:style-name="P4">
After almost affected the mutiny of Moscow, Putin(Vladimir Putin)Facing a new test -one of the most complicated companies in history.</text:p>
      <text:p text:style-name="P4">
News Source: <text:a xlink:type="simple" xlink:href="https://cn.wsj.com/articles/%E6%99%AE%E4%BA%AC%E9%9D%A2%E4%B8%B4%E6%96%B0%E8%80%83%E9%AA%8C-%E5%90%9E%E4%B8%8B%E7%93%A6%E6%A0%BC%E7%BA%B3%E5%95%86%E4%B8%9A%E5%B8%9D%E5%9B%BD-df580034" text:style-name="Internet_20_link" text:visited-style-name="Visited_20_Internet_20_Link">
https://cn.wsj.com/articles/%E6%99%AE%E4%BA%AC%E9%9D%A2%E4%B8%B4%E6%96%B0%E8%80%83%E9%AA%8C-%E5%90%9E%E4%B8%8B%E7%93%A6%E6%A0%BC%E7%BA%B3%E5%95%86%E4%B8%9A%E5%B8%9D%E5%9B%BD-df580034</text:a>
</text:p>
      <!--NEWS-->
      <text:h text:style-name="P10" text:outline-level="1">
<text:span text:style-name="T4">
French grandmother who was shot and killed by the police called for the end of the riots</text:span>
</text:h>
      <text:p text:style-name="P4">
Author: 联合早报 (Person)</text:p>
      <text:p text:style-name="P4">
Publisher: 联合早报 (Organization)</text:p>
      <text:p text:style-name="P4">
Published Time: 2023-07-03T07:23</text:p>
      <text:p text:style-name="P4">
Modified Time: 2023-07-03T14:03</text:p>
      <text:p text:style-name="P4">
Description: The grandmother's grandmother's grandmother of Northern African -American teenager Nach, who was shot dead last week, hoped that the national riots caused by this incident would calm down. Reuters reports that the French Presidential Palace said President Macron held another round of crisis conferences on Sunday (July 2). France...</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法国', '骚乱', '警察', '马克龙']</text:p>
      <!--METADATA-->
      <text:p text:style-name="P4">
The grandmother's grandmother's grandmother of Northern African -American teenager Nach, who was shot dead last week, hoped that the national riots caused by this incident would calm down.</text:p>
      <text:p text:style-name="P4">
Reuters reports that the French Presidential Palace said President Macron held another round of crisis conferences on Sunday (July 2).</text:p>
      <text:p text:style-name="P4">
<draw:frame draw:style-name="fr1" draw:name="Image122" text:anchor-type="as-char" svg:width="6.9236in" svg:height="4.617987in" draw:z-index="0">
<draw:image xlink:href="../Images/zaobao world/2023-07-03T07-23/000000.png" xlink:type="simple" xlink:show="embed" xlink:actuate="onLoad" draw:mime-type="image/png"/>
</draw:frame>
French President Macron (Middle) Sunday (2nd) held a cabinet crisis again to discuss countermeasures for the continued national riots. (Agence France -Presse)</text:p>
      <text:p text:style-name="P4">
In order to curb violence, the French buses and trams stopped operating at 9 pm and prohibited the sale of large -scale fireworks; Public transportation was completely stopped at 6 pm in Marseille, the second largest city in France.</text:p>
      <text:p text:style-name="P4">
<text:a xlink:type="simple" xlink:href="https://www.zaobao.com/keywords/huan-fa-jiao-ta-che-sai" text:style-name="Internet_20_link" text:visited-style-name="Visited_20_Internet_20_Link">
Ringfa Football Race</text:a>
The organizer said that they are paying close attention to the situation, <text:a xlink:type="simple" xlink:href="https://www.zaobao.com/news/sports/story20230630-1409394" text:style-name="Internet_20_link" text:visited-style-name="Visited_20_Internet_20_Link">
two days in the Basque region of Spain</text:a>
, Monday (3rd) will enter France through the border to continue the schedule.</text:p>
      <text:p text:style-name="P4">
The 17 -year -old grandmother Nahel's grandmother Nadia said in an interview with the French BFMTV television station that the rioter used her grandson's death to create chaos and damage. Her family hopes that society will return to peace.</text:p>
      <text:p text:style-name="P4">
Nadia said: "I want to tell these people, please don't break the windows, attack the school and the bus. Stop it!Moms need to take a bus, and mothers need to go out to do things."</text:p>
      <text:p text:style-name="P4">
Nadia said that she felt "physically and mentally exhausted", "Nayer is dead. My daughter has lost her only child and she has nothing now. My daughter is like losing her soul. As for me, they have lost me to me My daughter and my grandson. "</text:p>
      <text:h text:style-name="P13" text:outline-level="4">
<text:span text:style-name="T4">
The government must reform the traffic police to stop the vehicle using the law of fatal force</text:span>
</text:h>
      <text:p text:style-name="P4">
When was informed that the amount raised for the police involved had more than 670,000 euros (about S $ 990,000), Nadia said, "My heart hurts."</text:p>
      <text:p text:style-name="P4">
According to the BBC report, a relative of Naher believes that the law of the traffic police to stop vehicles using fatal force must be reformed.</text:p>
      <text:p text:style-name="P4">
The Naher relative who required anonymous to say that the French authorities must immediately modify the law that allows the police to shoot when the vehicle is stopped, and calls for "better training for the French police, conduct weapons control of the police, and review the police. Young people use the law of fatal force when they refuse to stop. "</text:p>
      <text:p text:style-name="P4">
Police who were detained for survey for intentional homicide were detained for intentional homicide.</text:p>
      <text:h text:style-name="P13" text:outline-level="4">
<text:span text:style-name="T4">
Mayor of Marseille: Provide 2 million euros assistance to business damage to business</text:span>
</text:h>
      <text:p text:style-name="P4">
In addition, Marseille Mayor Pajan promised to provide 2 million euros of businesses for business damage to riots. He said the funds will be used to cope with the "special" situation.</text:p>
      <text:p text:style-name="P4">
Since last Tuesday (June 27), Marseille has riots in large areas, and many stores have been destroyed and plundered.</text:p>
      <text:p text:style-name="P4">
In a statement, Payan said: "These merchant shops are indispensable for the daily life of Marseille citizens and the vitality of our city. We must stand with them. I believe that all our communities will and be with them. Participate in this effort together. "</text:p>
      <text:p text:style-name="P4">
According to statistics from the French Ministry of the Interior, 719 people were arrested last Saturday (1st), and <text:a xlink:type="simple" xlink:href="https://www.zaobao.com/realtime/world/story20230701-1409717" text:style-name="Internet_20_link" text:visited-style-name="Visited_20_Internet_20_Link">
last Friday (June 30) in the evening of 1311 people</text:a>
And 875 people were arrested in the evening last Thursday (June 29), which has been significantly reduced.</text:p>
      <text:p text:style-name="P4">
News Source: <text:a xlink:type="simple" xlink:href="https://www.zaobao.com.sg/realtime/world/story20230703-1410060" text:style-name="Internet_20_link" text:visited-style-name="Visited_20_Internet_20_Link">
https://www.zaobao.com.sg/realtime/world/story20230703-1410060</text:a>
</text:p>
      <!--NEWS-->
      <text:h text:style-name="P10" text:outline-level="1">
<text:span text:style-name="T4">
Russian missiles attacked Wudong restaurants to 13 people to 13</text:span>
</text:h>
      <text:p text:style-name="P4">
Publisher: 法新社</text:p>
      <text:p text:style-name="P4">
Published Time: 2023-07-03T07:32:08+00:00</text:p>
      <text:p text:style-name="P4">
Modified Time: 2023-07-03T07:05:02+00:00</text:p>
      <text:p text:style-name="P4">
Description: (AFP 2, 2nd) Russia attacked a restaurant located in Ukraine last week. A novelist and war investigator who were injured at the time died unfortunately, which increased the number of deaths to the incident to 13.</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7-03T07-32-08-00-00/000000.png" xlink:type="simple" xlink:show="embed" xlink:actuate="onLoad" draw:mime-type="image/png"/>
</draw:frame>
A Russian missile destroyed Kramatorsk Riapizza restaurant on June 27, Kramatorsk, causing 12 people including children, and dozens of people were injured. 37 -year -old Amerina was injured. (Victoria Amelina) is one of the wounded.</text:p>
      <text:p text:style-name="P4">
The Ukraine Branch of the Freedom Organization "Pen) said in the statement on its Facebook page:" We must notify everyone with the most painful mood. Mechnikovhospital, DNIPRO, has passed away. "</text:p>
      <text:p text:style-name="P4">
The International Writing Society said that Ameina was a delegation formed with Columbia reporters and writers at the time to go to Kramosk together.</text:p>
      <text:p text:style-name="P4">
According to the surgeon that treats the wounded, Amerina was hospitalized for "multiple cranial fractures".</text:p>
      <text:p text:style-name="P4">
The International Writing Society said that Amerina's 2017 novel "Dom's DreamkingDom" (temporary translation) was shortlisted for the "CITY of LiteratePrize" and "" UNESCO) of the UNESCO (UNESCO). European Union Prize for Literator.</text:p>
      <text:p text:style-name="P4">
Her poems, prose, and essays have been translated into English, German, Polish and other languages.</text:p>
      <text:p text:style-name="P4">
According to the International Writing Association, after the country was fully invaded in 2022, Amerina continued to record Russia's war crimes and proposed to investigate Russia's responsibility.</text:p>
      <text:p text:style-name="P4">
Kramosk is one of the largest cities controlled by Ukraine, and the Riya Pizza Restaurant is loved by soldiers, journalists, and assistants.</text:p>
      <text:p text:style-name="P4">
News Source: <text:a xlink:type="simple" xlink:href="https://www.rfi.fr/cn/%E5%9B%BD%E9%99%85%E6%8A%A5%E9%81%93/20230703-%E4%BF%84%E9%A3%9E%E5%BC%B9%E8%A2%AD%E5%87%BB%E4%B9%8C%E4%B8%9C%E9%A4%90%E5%8E%85-%E6%AD%BB%E4%BA%A1%E4%BA%BA%E6%95%B0%E5%A2%9E%E5%8A%A0%E5%88%B013%E4%BA%BA" text:style-name="Internet_20_link" text:visited-style-name="Visited_20_Internet_20_Link">
https://www.rfi.fr/cn/%E5%9B%BD%E9%99%85%E6%8A%A5%E9%81%93/20230703-%E4%BF%84%E9%A3%9E%E5%BC%B9%E8%A2%AD%E5%87%BB%E4%B9%8C%E4%B8%9C%E9%A4%90%E5%8E%85-%E6%AD%BB%E4%BA%A1%E4%BA%BA%E6%95%B0%E5%A2%9E%E5%8A%A0%E5%88%B013%E4%BA%BA</text:a>
</text:p>
      <!--NEWS-->
      <text:h text:style-name="P10" text:outline-level="1">
<text:span text:style-name="T4">
The top of the steel column of North Carolina roller coaster is now large cracks emergency shutdown and maintenance</text:span>
</text:h>
      <text:p text:style-name="P4">
Author: 联合早报 (Person)</text:p>
      <text:p text:style-name="P4">
Publisher: 联合早报 (Organization)</text:p>
      <text:p text:style-name="P4">
Published Time: 2023-07-03T08:05</text:p>
      <text:p text:style-name="P4">
Modified Time: 2023-07-03T11:25</text:p>
      <text:p text:style-name="P4">
Description: A roller coaster of the United States in a playground in North Carolina has a huge crack in a steel pillar, which has been closed urgently. The New York Times reported on Sunday (July 2) that a tourist went to Charlotte at Charlotte on Friday (June 30) ...</text:p>
      <text:p text:style-name="P4">
Videos: []</text:p>
      <text:p text:style-name="P4">
Audios: []</text:p>
      <text:p text:style-name="P4">
Images: []</text:p>
      <text:p text:style-name="P4">
Type: NewsArticle</text:p>
      <text:p text:style-name="P4">
Breadcrumbs: ['即时', '国际']</text:p>
      <text:p text:style-name="P4">
Keywords: ['美国', '游乐场']</text:p>
      <!--METADATA-->
      <text:p text:style-name="P4">
A roller coaster of the United States in a playground in North Carolina has a huge crack in a steel pillar, which has been closed urgently.</text:p>
      <text:p text:style-name="P4">
The New York Times reported on Sunday (July 2) that a tourist went to Carowinds theme park in Charlotte, North Carolina, and found a roller coaster named Fury325. Great cracks appeared.</text:p>
      <text:p text:style-name="P4">
On the same day, Jeremywagner brought a pair of children, niece and son's friends to Carowinds to play, and shot a video of the cracks on the top of the roller coaster. His video showed that a roller coaster passed the top of the steel column, and the cracks were separated for a while.</text:p>
      <text:p text:style-name="P4">
Wagner said: "When I filmed this video, my hand was shaking because I knew that this might have catastrophic consequences." He said that his 14 -year -old daughter took a total of eight roller coasters on the same day.</text:p>
      <text:p text:style-name="P4">
A spokesman for Carowinds Theme Park said that after learning that there was a crack on the top of the roller coaster, this amusement facility had been closed and repaired.</text:p>
      <text:p text:style-name="P4">
FURY 325 roller coaster height is 99 meters, which is one of the main amusement facilities of Carowinds theme park.</text:p>
      <text:p text:style-name="P4">
According to the website of Carowinds Theme Park, this roller coaster can be equipped with dozens of tourists at a time at a speed of 153 kilometers per hour, allowing tourists to experience more than three minutes of stimulus pleasure.</text:p>
      <text:p text:style-name="P4">
News Source: <text:a xlink:type="simple" xlink:href="https://www.zaobao.com.sg/realtime/world/story20230703-1410063" text:style-name="Internet_20_link" text:visited-style-name="Visited_20_Internet_20_Link">
https://www.zaobao.com.sg/realtime/world/story20230703-1410063</text:a>
</text:p>
      <!--NEWS-->
      <text:h text:style-name="P10" text:outline-level="1">
<text:span text:style-name="T4">
Indiana Jones's return performance is plain and still ascending the throne of North American box office champion</text:span>
</text:h>
      <text:p text:style-name="P4">
Publisher: 法新社</text:p>
      <text:p text:style-name="P4">
Published Time: 2023-07-03T08:12:08+00:00</text:p>
      <text:p text:style-name="P4">
Modified Time: 2023-07-03T07:50:02+00:00</text:p>
      <text:p text:style-name="P4">
Description: (Agence France -Presse, Los Angeles, 2nd) The latest sequel to the classic adventure action movie "Indiana Jones" series is released in North America in this weekend, winning the box office championship in fierce competition; but analysts said that for the series of movies loved by fans In terms of, such premiere performance is bland and wea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7-03T08-12-08-00-00/000000.png" xlink:type="simple" xlink:show="embed" xlink:actuate="onLoad" draw:mime-type="image/png"/>
</draw:frame>
According to EXHIBITOR Relations estimates, "Indiana Jones and the Dial ofdestiny" in North America is $ 60 million this weekend.</text:p>
      <text:p text:style-name="P4">
The movie star Harrison Ford (Harrison Ford "more than 40 years ago with the" Raiders of the Lostary "as an archeologist Indiana Jones in one corner of Indiana Jones. It may be the last one.</text:p>
      <text:p text:style-name="P4">
"Indiana Jones: Fate Wheel" will sequen the animation "Spider-Man: Across the Spider-Verse" although the animation sequel this weekend. In terms of movies, the box office performance was plain.</text:p>
      <text:p text:style-name="P4">
David A.Gross, an analyst of Fraanchise Entertainment Research, said the film was praised by the audience, but the reaction of the film critics was very cold.</text:p>
      <text:p text:style-name="P4">
The second is "Spider -Man: Crossing the New Universe" with an income of $ 11.5 million; the cumulative box office in the United States is close to $ 340 million.</text:p>
      <text:p text:style-name="P4">
Pixar's 3D computer animation adventure film "Elemental" entered $ 11.3 million, from the original second place to 3rd.</text:p>
      <text:p text:style-name="P4">
The popular comedy "No Hard Feelings" starring Jennifer Lawrence in Oscar is ranked 4th in $ 7.5 million.</text:p>
      <text:p text:style-name="P4">
"Transformers: Rise of the Beasts" ranked 5th with a $ 7 million box office.</text:p>
      <text:p text:style-name="P4">
"Ruby Gillman: Teenage Kraken" premiered this weekend, ranking 6th in the box office, and accounting for $ 5.2 million. Analyst Goros said that such a performance was "weak".</text:p>
      <text:p text:style-name="P4">
The top 10 of the other box office are: the live -action version of "The Little Mermaid" $ 5.15 million; the "TheFlash" 5 million US dollars; the "Asteroid City" $ 3.8 million; "interstellar "Guardians of the Galaxy Vol.3" (Guardians of the Galaxy Vol.).</text:p>
      <text:p text:style-name="P4">
News Source: <text:a xlink:type="simple" xlink:href="https://www.rfi.fr/cn/%E7%BC%A4%E7%BA%B7%E4%B8%96%E7%95%8C/20230703-%E5%8D%B0%E7%AC%AC%E5%AE%89%E7%BA%B3%E7%90%BC%E6%96%AF%E5%9B%9E%E5%BD%92%E8%A1%A8%E7%8E%B0%E5%B9%B3%E6%B7%A1-%E4%BB%8D%E7%99%BB%E5%8C%97%E7%BE%8E%E7%A5%A8%E6%88%BF%E5%86%A0%E5%86%9B%E5%AE%9D%E5%BA%A7" text:style-name="Internet_20_link" text:visited-style-name="Visited_20_Internet_20_Link">
https://www.rfi.fr/cn/%E7%BC%A4%E7%BA%B7%E4%B8%96%E7%95%8C/20230703-%E5%8D%B0%E7%AC%AC%E5%AE%89%E7%BA%B3%E7%90%BC%E6%96%AF%E5%9B%9E%E5%BD%92%E8%A1%A8%E7%8E%B0%E5%B9%B3%E6%B7%A1-%E4%BB%8D%E7%99%BB%E5%8C%97%E7%BE%8E%E7%A5%A8%E6%88%BF%E5%86%A0%E5%86%9B%E5%AE%9D%E5%BA%A7</text:a>
</text:p>
      <!--NEWS-->
      <text:h text:style-name="P10" text:outline-level="1">
<text:span text:style-name="T4">
Yellen visited Beijing from July 6th to 9th</text:span>
</text:h>
      <text:p text:style-name="P4">
Author: 联合早报 (Person)</text:p>
      <text:p text:style-name="P4">
Publisher: 联合早报 (Organization)</text:p>
      <text:p text:style-name="P4">
Published Time: 2023-07-03T08:15</text:p>
      <text:p text:style-name="P4">
Modified Time: 2023-07-03T08:56</text:p>
      <text:p text:style-name="P4">
Description: US Finance Minister Yellen will visit Beijing from July 6th to 9th. The Chinese Ministry of Finance confirmed the date of Yellen on Monday (July 3) in the morning. Reuters reports that a senior official of the US Treasury officials said on Sunday (2nd) that during the visit of Yellen, it will be held with senior Chinese officials ...</text:p>
      <text:p text:style-name="P4">
Videos: []</text:p>
      <text:p text:style-name="P4">
Audios: []</text:p>
      <text:p text:style-name="P4">
Images: []</text:p>
      <text:p text:style-name="P4">
Type: NewsArticle</text:p>
      <text:p text:style-name="P4">
Breadcrumbs: ['即时', '国际']</text:p>
      <text:p text:style-name="P4">
Keywords: ['美国财政部', '耶伦', '北京', '出访']</text:p>
      <!--METADATA-->
      <text:p text:style-name="P4">
US Finance Minister Yellen will visit Beijing from July 6th to 9th. The Chinese Ministry of Finance confirmed the date of Yellen on Monday (July 3) in the morning.</text:p>
      <text:p text:style-name="P4">
Reuters reported that a senior official of the US Treasury officials said on Sunday (2nd) that during the visit of Yellen, they would hold meetings with senior Chinese officials to discuss extensive issues, including <text:a xlink:type="simple" xlink:href="https://www.zaobao.com/realtime/china/story20230701-1409557" text:style-name="Internet_20_link" text:visited-style-name="Visited_20_Internet_20_Link">
US concerns about the Chinese New Anti -Spy Law</text:a>
Essence</text:p>
      <text:p text:style-name="P4">
The senior official of the Ministry of Finance told reporters that Yellen's Chinese itinerary was the president Bayon to promote the deepening of communication and stability of the United States and China, and try to reduce the risk of misjudgment due to the differences between the two sides.</text:p>
      <text:p text:style-name="P4">
Yellen will be a member of the Biden Cabinet who visited Beijing after the US Secretary of State Brosky.</text:p>
      <text:p text:style-name="P4">
Senior officials in the Ministry of Finance who demanded unnamed said that Yellen plans to tell China's new economic team that Washington will continue to defend human rights and take targeted actions against China to safeguard the national security interests of the United States. However, Washington still hopes to cooperate with Beijing to respond to the urgent challenges facing many countries, including climate change and debt dilemma.</text:p>
      <text:p text:style-name="P4">
"We seek to establish a healthy economic relationship with China to promote the growth and innovation of the two countries.</text:p>
      <text:p text:style-name="P4">
"We do not seek to decompose the US -China economy. Completion of bilateral trade and investment will destroy the stability of our two countries and the global economy."</text:p>
      <text:p text:style-name="P4">
The official refused to disclose the details of Yellen's meeting in Beijing. Another US government official told Reuters that Yellen is expected to meet with the Vice Premier of the State Council of the State Council.</text:p>
      <text:p text:style-name="P4">
Anonymous officials of the Ministry of Finance said that Yellen will also emphasize Washington's determination to strengthen its competitiveness, while working with allies to deal with the so -called "economic stress" in Washington and China's unfair economic behavior.</text:p>
      <text:p text:style-name="P4">
News Source: <text:a xlink:type="simple" xlink:href="https://www.zaobao.com.sg/realtime/world/story20230703-1410064" text:style-name="Internet_20_link" text:visited-style-name="Visited_20_Internet_20_Link">
https://www.zaobao.com.sg/realtime/world/story20230703-1410064</text:a>
</text:p>
      <!--NEWS-->
      <text:h text:style-name="P10" text:outline-level="1">
<text:span text:style-name="T4">
In June, Caixin's PMI in China was slightly dropped to 50.5, lower than the long -term average (Free Version)</text:span>
</text:h>
      <text:p text:style-name="P4">
Author: None</text:p>
      <text:p text:style-name="P4">
Publisher: 华尔街日报中文网</text:p>
      <text:p text:style-name="P4">
Published Time: 2023-07-03T08:40:00.000Z</text:p>
      <text:p text:style-name="P4">
Modified Time: 2023-07-03T08:40:00.000Z</text:p>
      <text:p text:style-name="P4">
Created Time: 2023-07-03T01:16:00.000Z</text:p>
      <text:p text:style-name="P4">
Description: According to data released by Caixin Media and Research Company Markit, in June, the China General Manufacturing Purchasing Manager Index dropped slightly to 50.5, which was still expanding the second month, but below the long -term average.</text:p>
      <text:p text:style-name="P4">
Images: []</text:p>
      <text:p text:style-name="P4">
Categories: ['经济', '中国经济']</text:p>
      <text:p text:style-name="P4">
Keywords: SYND</text:p>
      <text:p text:style-name="P4">
Type: Article</text:p>
      <!--METADATA-->
      <text:p text:style-name="P4">
According to data released by Caixin Media and Research Company Markit on Monday, in June(PMI)Slightly dropped to 50.5, still expanding in the second month, but lower than long -term average.</text:p>
      <text:p text:style-name="P4">
News Source: <text:a xlink:type="simple" xlink:href="https://cn.wsj.com/articles/%E8%B4%A2%E6%96%B06%E6%9C%88%E4%BB%BD%E4%B8%AD%E5%9B%BD%E5%88%B6%E9%80%A0%E4%B8%9Apmi%E7%A8%8D%E9%99%8D%E8%87%B350-5-%E8%BF%9E%E7%BB%AD%E7%AC%AC%E4%BA%8C%E4%B8%AA%E6%9C%88%E6%89%A9%E5%BC%A0%E4%BD%86%E4%BD%8E%E4%BA%8E%E9%95%BF%E6%9C%9F%E5%9D%87%E5%80%BC-e32dbb68" text:style-name="Internet_20_link" text:visited-style-name="Visited_20_Internet_20_Link">
https://cn.wsj.com/articles/%E8%B4%A2%E6%96%B06%E6%9C%88%E4%BB%BD%E4%B8%AD%E5%9B%BD%E5%88%B6%E9%80%A0%E4%B8%9Apmi%E7%A8%8D%E9%99%8D%E8%87%B350-5-%E8%BF%9E%E7%BB%AD%E7%AC%AC%E4%BA%8C%E4%B8%AA%E6%9C%88%E6%89%A9%E5%BC%A0%E4%BD%86%E4%BD%8E%E4%BA%8E%E9%95%BF%E6%9C%9F%E5%9D%87%E5%80%BC-e32dbb68</text:a>
</text:p>
      <!--NEWS-->
      <text:h text:style-name="P10" text:outline-level="1">
<text:span text:style-name="T4">
Photo of Nazi Germany: Three girls who escaped the Holocaust finally announced after 84 years</text:span>
</text:h>
      <text:p text:style-name="P4">
Author: https://www.facebook.com/bbcworldservice/</text:p>
      <text:p text:style-name="P4">
Publisher: BBC News 中文</text:p>
      <text:p text:style-name="P4">
Published Time: 2023-07-03T08:44:54.000Z</text:p>
      <text:p text:style-name="P4">
Modified Time: 2023-07-03T08:44:54.000Z</text:p>
      <text:p text:style-name="P4">
Description: For a long time, this three Jewish girls have escaped from Nazi Germany to become a symbolic photo of the times. For more than 80 years, the identity of these three girls has been a mystery. Until recently, the mystery finally revealed.</text:p>
      <text:p text:style-name="P4">
Images: ["<text:a xlink:type="simple" xlink:href="https://ichef.bbci.co.uk/news/640/cpsprodpb/57BE/production/_130226422_gettypicgettyimages-3322532.jpg" text:style-name="Internet_20_link" text:visited-style-name="Visited_20_Internet_20_Link">
_130226422_ge...</text:a>
", "<text:a xlink:type="simple" xlink:href="https://ichef.bbci.co.uk/news/640/cpsprodpb/A5DE/production/_130226424_e012e1d1-1753-475f-a178-29ad0a92d77f.jpg" text:style-name="Internet_20_link" text:visited-style-name="Visited_20_Internet_20_Link">
_130226424_e0...</text:a>
", "<text:a xlink:type="simple" xlink:href="https://ichef.bbci.co.uk/news/640/cpsprodpb/17162/production/_130226549_inge-rightwithruth-centreandgretel-left.jpg" text:style-name="Internet_20_link" text:visited-style-name="Visited_20_Internet_20_Link">
_130226549_in...</text:a>
"]</text:p>
      <text:p text:style-name="P4">
Videos: []</text:p>
      <text:p text:style-name="P4">
Tags: ['历史', '德国', '英国', '女人']</text:p>
      <text:p text:style-name="P4">
Type: Article</text:p>
      <!--METADATA-->
      <text:h text:style-name="P12" text:outline-level="3">
<text:span text:style-name="T4">
Photo in the Nazi German period: Three girls who escaped the massacre finally announced after 84 years</text:span>
</text:h>
      <text:p text:style-name="P4">
8:44 am on July 3, 2023![] <text:a xlink:type="simple" xlink:href="Images/BBC Chinese/2023-07-03T08-44-54.000Z/_130226422_gettypicgettyimages-3322532.jpg" text:style-name="Internet_20_link" text:visited-style-name="Visited_20_Internet_20_Link">
</text:a>
Image source, getty images</text:p>
      <text:p text:style-name="P4">
Image adding text,</text:p>
      <text:p text:style-name="P4">
Ing (middle) has no impression of this photo, and has not even known its existence for decades.</text:p>
      <text:p text:style-name="P4">
<text:span text:style-name="T4">
 For a long time, the three Jewish girls have fled this photo of Nazi Germany to become a symbolic photo of the times and appeared repeatedly in museums, exhibitions and publications. The photo shooting location is Liverpool Street Station in London, England. For more than 80 years, the identity of these three girls has been a mystery. Until recently, the mystery finally revealed. </text:span>
</text:p>
      <text:p text:style-name="P4">
Inge Adamecz in the middle of the photo is unknown to the shooting, and it has not even known its existence for decades. At that time, the 5 -year -old girl, together with her ten -year -old sister Ruthadamecz, escaped their home in Breslau, Germany, now the home of Wroclaw, Polish.</text:p>
      <text:p text:style-name="P4">
Their mother and younger girl stayed in their hometown, and later died tragicly at the Oswelin concentration camp.</text:p>
      <text:p text:style-name="P4">
Now, English is already a retired elderly. She finally discovered that she and her sister who died in 2015, as a massacre and Nazi Germany's 1939 Jewish children's evacuation (Kindertransport, from Nazi Germany's large -scale evacuation of Jewish children's escape) will be remembered by the world who will always remember Essence</text:p>
      <text:p text:style-name="P4">
<draw:frame draw:style-name="fr1" draw:name="Image125" text:anchor-type="as-char" svg:width="6.9236in" svg:height="3.894525in" draw:z-index="0">
<draw:image xlink:href="../Images/BBC Chinese/2023-07-03T08-44-54.000Z/_130226424_e012e1d1-1753-475f-a178-29ad0a92d77f.jpg" xlink:type="simple" xlink:show="embed" xlink:actuate="onLoad" draw:mime-type="image/jpeg"/>
</draw:frame>
Image source, getty images</text:p>
      <text:p text:style-name="P4">
Image adding text,</text:p>
      <text:p text:style-name="P4">
The first British newspaper appeared in the 1939 British newspapers.</text:p>
      <text:p text:style-name="P4">
In the book "Never Again" by historian Martin Gilbert, Ing accidentally discovered this photo of his childhood.</text:p>
      <text:p text:style-name="P4">
English said, "That's really a big surprise."</text:p>
      <text:p text:style-name="P4">
"He only wrote" 3 little girls "in the book. So I wrote a letter to him and told him that we were still alive. At that time, people said that I looked like a child star Xiulan Deng Poor. Why am I in the photo? What about laughing? "</text:p>
      <text:p text:style-name="P4">
"Look at the sister Luz in the photo, her expression is very tight. But I don't know who the third girl with the doll is. I never know who she is!"</text:p>
      <text:p text:style-name="P4">
In fact, the girl holding the doll was 10 -year -old Hannacohn. She and her twin brothers Hans (later renamed Gerald) from Halle in Germany and other girls withdraw from other girls. train. You can also see the legs of the little Hans on the original film.</text:p>
      <text:p text:style-name="P4">
However, just like Ing and Ruth, Hannah has no memory of the photos, but she remembers the journey and doll holding in her hands. However, she died in 2018 and talked about her experience in an interview with the University of London during her lifetime. Hannah said: "I remember that after the Netherlands, there were kind ladies on the car gave us biscuits and lemon soda."</text:p>
      <text:p text:style-name="P4">
"We arrived at Liverpool Station from Harwei's train. I was a person who followed the rules. At that time, my seats were all cushions, not wooden seats. I was worried that I might sit in the first class."</text:p>
      <text:p text:style-name="P4">
<draw:frame draw:style-name="fr1" draw:name="Image126" text:anchor-type="as-char" svg:width="6.9236in" svg:height="3.894525in" draw:z-index="0">
<draw:image xlink:href="../Images/BBC Chinese/2023-07-03T08-44-54.000Z/_130226549_inge-rightwithruth-centreandgretel-left.jpg" xlink:type="simple" xlink:show="embed" xlink:actuate="onLoad" draw:mime-type="image/jpeg"/>
</draw:frame>
Image source, Adamecz Family</text:p>
      <text:p text:style-name="P4">
Image adding text,</text:p>
      <text:p text:style-name="P4">
The Mother and little girl (left) left in my hometown in Germany, and later died tragicly at the Oswelin concentration camp.</text:p>
      <text:p text:style-name="P4">
"Liverpool Street Station sounds like Liverpool, another British city. I was still worried that it was not going to London. However, we finally arrived at this station with a huge hall. I grabbed a doll named Iflin."</text:p>
      <text:p text:style-name="P4">
Hannah's twin daughters Debbie and Helen told BBC that their mother was always curious about the identity of the other two girls in the photo. Debbie said: "When we saw this photo, she sat there, braids, and hugged the doll. Mother always said during her lifetime: I want to know who the other two girls are?"</text:p>
      <text:p text:style-name="P4">
Then, in January this year, more than 80 years after the photo was taken, her daughters discovered the truth after hearing a BBC broadcast show series by accident.</text:p>
      <text:p text:style-name="P4">
<text:a xlink:type="simple" xlink:href="https://www.bbc.com/zhongwen/simp/world-49470076" text:style-name="Internet_20_link" text:visited-style-name="Visited_20_Internet_20_Link">
"My grandfather survived in the five Nazis concentration camps"</text:a>
<text:span text:style-name="T5">
 [Spy: The "lame woman" that was frightened by the Nazis when World War II]](https://www.bbc.com/ukchina/simp/48301391)</text:span>
 <text:a xlink:type="simple" xlink:href="https://www.bbc.com/zhongwen/simp/world-58568182" text:style-name="Internet_20_link" text:visited-style-name="Visited_20_Internet_20_Link">
The story of Tibet and Hitler: The Story of Nazi scientists in the Himalayan region</text:a>
* <text:a xlink:type="simple" xlink:href="https://www.bbc.com/zhongwen/simp/world-49397470" text:style-name="Internet_20_link" text:visited-style-name="Visited_20_Internet_20_Link">
Disputes and entanglement caused by the anatomy of the Nazi human body</text:a>
</text:p>
      <text:h text:style-name="P12" text:outline-level="3">
<text:span text:style-name="T4">
Truth Dabai</text:span>
</text:h>
      <text:p text:style-name="P4">
The BBC program "Our Story" produced an episode of "Girls: Safety House of the Massacre" tells a hotel in northeast England. Deep but have been forgotten.</text:p>
      <text:p text:style-name="P4">
Helen said: "That day's Massacre Memorial Day. A friend posted a link to me, a news on the BBC website. I thought," Why did she send me this ", and then I fell and saw my mother. I saw my mother. The photos of the other two girls when they were young: Lus and English. "</text:p>
      <text:p text:style-name="P4">
"We were so excited. I sent a text message to Debie, and I said," We found these two girls!"</text:p>
      <text:p text:style-name="P4">
Later, in April this year, Ing finally met with Hannah's daughters at the London Empire Museum. This photo has been displayed in the museum for more than 20 years. Now, people can now understand the things behind two families and photos.</text:p>
      <text:p text:style-name="P4">
Debie said: "Ingle is a very special character for us."</text:p>
      <text:p text:style-name="P4">
She also said, "I think my mother will be proud of us. She always talks about those two little girls, and it is important to find them to her."</text:p>
      <text:p text:style-name="P4">
Image adding text,</text:p>
      <text:p text:style-name="P4">
Ingle (middle) meets Hannah's daughters.</text:p>
      <text:p text:style-name="P4">
</text:p>
      <text:p text:style-name="P4">
Image adding text,</text:p>
      <text:p text:style-name="P4">
The 10 -year -old Hanna Cohn and her twin brothers Hans (later renamed Gerald) from Halle, Germany, and other girls on the train.</text:p>
      <text:p text:style-name="P4">
However, who is the photographer?</text:p>
      <text:p text:style-name="P4">
We learned from the records of Getty Images Hulton archives that the photographer's name was Stephenson, who had worked in Topical Pressagence. The agency hired more than 1,000 photographers at the time to provide a lot of pictures for the newspaper industry.</text:p>
      <text:p text:style-name="P4">
The work record of the photographer retains the date of July 5, 1939. It is clearly marked with "3 children waiting for Liverpool Street Station Station", and marked the photographer's name Stephenon.</text:p>
      <text:p text:style-name="P4">
Image source, Stevenson Family</text:p>
      <text:p text:style-name="P4">
Image adding text,</text:p>
      <text:p text:style-name="P4">
John F Stevenson may be photo shooters.</text:p>
      <text:p text:style-name="P4">
We cannot be sure, but it may be a Scottish named John Festevenson, who is famous for his song "Dear Glasgow's Old Town" with his people. In the 1930s, Topical Pressagence recorded a contact information for his address in Glasgow.</text:p>
      <text:p text:style-name="P4">
With the help of the Scottish Public Archives Office, the BBC found his family through the address on birth and death.</text:p>
      <text:p text:style-name="P4">
His reporter's grandson Gordonestevenson (Gordonestevenson) had some memory of Grandpa's work in London as a free reporter in the late 1930s. "I remember he told me that his job was to interview these homeless children and provided them with benefits. He told me that he took a lot of such photos."</text:p>
      <text:p text:style-name="P4">
Although this photo has become so important, we still don't know. However, the identity mystery of the three girls and photographers was finally solved. And the story of their brave survivors, as witnesses of the Nazi Massacre, and brave survivors, will always spread to the world.</text:p>
      <text:p text:style-name="P4">
Image adding text,</text:p>
      <text:p text:style-name="P4">
The experience of English evacuation from the Nazi German massacre will be remembered by the world forever.</text:p>
      <text:p text:style-name="P4">
_ <text:span text:style-name="T4">
 Author: Jo Lonsdale (Jane Downs) BBC Broadcasting News (BBC Radio News) reporter </text:span>
 __ _</text:p>
      <text:p text:style-name="P4">
News Source: <text:a xlink:type="simple" xlink:href="https://www.bbc.com/zhongwen/simp/world-66084921" text:style-name="Internet_20_link" text:visited-style-name="Visited_20_Internet_20_Link">
https://www.bbc.com/zhongwen/simp/world-66084921</text:a>
</text:p>
      <!--NEWS-->
      <text:h text:style-name="P10" text:outline-level="1">
<text:span text:style-name="T4">
Pan Gongsheng was appointed as the Secretary of the Central Bank of China (Free Version)</text:span>
</text:h>
      <text:p text:style-name="P4">
Author: Keith Zhai</text:p>
      <text:p text:style-name="P4">
Publisher: 华尔街日报中文网</text:p>
      <text:p text:style-name="P4">
Published Time: 2023-07-03T08:45:00.000Z</text:p>
      <text:p text:style-name="P4">
Modified Time: 2023-07-03T08:45:00.000Z</text:p>
      <text:p text:style-name="P4">
Created Time: 2023-07-03T00:19:00.000Z</text:p>
      <text:p text:style-name="P4">
Description: People familiar with the matter said that after being promoted to the Party Secretary of the Central Bank of China, Pan Gongsheng, who is currently the vice president of the central bank, may be appointed as the president. If so, he will have greater power than the current governor Yi Gang.</text:p>
      <text:p text:style-name="P4">
Images: []</text:p>
      <text:p text:style-name="P4">
Categories: ['经济', '中国经济']</text:p>
      <text:p text:style-name="P4">
Keywords: SYND,LINK:EN|WP-WSJ-0001025312</text:p>
      <text:p text:style-name="P4">
Type: Article</text:p>
      <!--METADATA-->
      <text:p text:style-name="P4">
The People's Bank of China announced on Saturday that the central government decided to appoint Pan Gongsheng as the Secretary of the Party Committee of the Central Bank of China. People familiar with the matter said that this move means that Pan Gongsheng will eventually be promoted to the President of the Bank of China.</text:p>
      <text:p text:style-name="P4">
News Source: <text:a xlink:type="simple" xlink:href="https://cn.wsj.com/articles/%E6%BD%98%E5%8A%9F%E8%83%9C%E8%8E%B7%E4%BB%BB%E4%B8%AD%E5%9B%BD%E5%A4%AE%E8%A1%8C%E5%85%9A%E5%A7%94%E4%B9%A6%E8%AE%B0-f60da91" text:style-name="Internet_20_link" text:visited-style-name="Visited_20_Internet_20_Link">
https://cn.wsj.com/articles/%E6%BD%98%E5%8A%9F%E8%83%9C%E8%8E%B7%E4%BB%BB%E4%B8%AD%E5%9B%BD%E5%A4%AE%E8%A1%8C%E5%85%9A%E5%A7%94%E4%B9%A6%E8%AE%B0-f60da91</text:a>
</text:p>
      <!--NEWS-->
      <text:h text:style-name="P10" text:outline-level="1">
<text:span text:style-name="T4">
Comment | Chen Guangcheng: Water flooding Dongshi Gu has to rob the tyrannical tyranny</text:span>
</text:h>
      <text:p text:style-name="P4">
Author: None</text:p>
      <text:p text:style-name="P4">
Publisher: Radio Free Asia (Organization)</text:p>
      <text:p text:style-name="P4">
Published Time: 2023-07-03T08:54:09-04:00</text:p>
      <text:p text:style-name="P4">
Modified Time: 2023-07-03T08:54: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667846in" draw:z-index="0">
<draw:image xlink:href="../Images/rfamandarin/2023-07-03T08-54-09-04-00/000000.png" xlink:type="simple" xlink:show="embed" xlink:actuate="onLoad" draw:mime-type="image/png"/>
</draw:frame>
Profile picture: A police car driving along the small road leading to the ancient village of Dongshi. <text:a xlink:type="simple" xlink:href="https://www.rfa.org/mandarin/pinglun/chenguangchengboke/cgc-07032023085359.html/@@images/image" text:style-name="Internet_20_link" text:visited-style-name="Visited_20_Internet_20_Link">
</text:a>
Agence France -Presse Pictures</text:p>
      <text:p text:style-name="P4">
Because my hometown Dongshi Ancient Village recorded the seven -year crime of the Chinese Communist Party, the CCP has been trying to try to destroy the evidence of crime. Even if all the concretes that have been demolished for the private prison specially established for our family were pulled away a few kilometers away, it was still uneasy. So I came up with a reservoir in Shuangyao Town, moved the residents there, drowned the sin there to the bottom of the water, and destroyed the historical testimony forever. For this reason, the Menghe Repair Reservoir, which is in a disconnected state in the state of breaking in the state of breaking throughout the year, is extremely absurd and difficult to say.</text:p>
      <text:p text:style-name="P4">
After several years of preparation, the project of Shuangye Town Reservoir is now in the stage of forceing the people to accept the relocation of local compensation standards. According to the CCP's public compensation standards, at least 300,000 yuan per mu in Shandong land. And in accordance with China's land contracting law: the contract for cultivated land is at least 30 years; the grassland is at least 50 years; the forest land is at least 70 years. There can be only a large number of contracts in the above three contractual contracts, and not less. In other words, the contract for the contract can be 40 years or more, but it should not be less than 30 years of grass and forest land ... grassland and forest land are the same. In addition, in order to protect the legitimate rights and interests of the contractor, it also specifically indicates that the local authorities are not allowed to use the so -called "most villagers' signature (according to the handprint) consent" to terminate the contract and take the land from the farmers.</text:p>
      <text:p text:style-name="P4">
However, it is sad that in the falling area of the Communist Party of China, the laws that protect the interests of the people are often like a waste paper. Now in Dongshi Gu, local officials are forcing the people to sign and agree to only compensate more than 9,000 yuan per acre of land. The forest land is only symbolic compensation a little bit of the losses of attachment (unparalleled trees), refusing to compensate the land fee ... The reason given is "the land is the country, and now the state will use it ...". The homestead of all farmers to be relocated, regardless of the size of each house only compensates for 15,000 yuan. Isn't this blatantly robbed the people's wealth?</text:p>
      <text:p text:style-name="P4">
All villagers who refuse to sign will be retaliated with various threats and strikes of CCP officials. Among them, the ancient villagers of the East Division Dudu were 55 years old this year. Three years ago, his wife died of violent illness. Now, the old mother who is almost blind in her 90 -year -old eyes needs to be supported, and there are children who have not yet become a family. The family only depends on Du Dudu to see the door in a local elementary school. He can get a meager income of more than 1,000 yuan per month to maintain his livelihood. Because the demolition compensation was too unreasonable, he refused to sign. Local officials and the evil officials of the education department came to force him to sign on the compensation contract, and threatened that he would not let him continue to see the door in elementary school without signing. Under the pressure, Dudu had to be forced to sign "agree" to demolish ...</text:p>
      <text:p text:style-name="P4">
Facing the CCP's forced and persecution and overlord clauses, the people of dozens of local villages complained, miserable but helpless. After all, where can I find a place where robbers and robbers who have controlled power? Intersection</text:p>
      <text:p text:style-name="P4">
After the CCP ’s evil, in order to cover up the evidence of sin, not only did it have to flood the ancient divisions, but also snatched the father and fellows who had lived there for thousands of years of houses and fields that had been farmed and cultivated, and once again proved that the Communist Party of China was a group of robbers and robbers. As long as the Communist Party, the black power group exists for a day, the people on that land must not be peaceful.</text:p>
      <text:p text:style-name="P4">
Therefore, only by ending the communist tyranny and the establishment of a republican constitutional rule of law and the rule of law democratic mechanism, can the people's free human rights be guaranteed. In the falling area of the Communist Party of China, only without the Communist Party can the people of Li Min have true freedom and happiness.</text:p>
      <text:p text:style-name="P4">
(The article only represents the personal position and point of view of the special commentator)</text:p>
      <text:p text:style-name="P4">
News Source: <text:a xlink:type="simple" xlink:href="https://www.rfa.org/mandarin/pinglun/chenguangchengboke/cgc-07032023085359.html" text:style-name="Internet_20_link" text:visited-style-name="Visited_20_Internet_20_Link">
https://www.rfa.org/mandarin/pinglun/chenguangchengboke/cgc-07032023085359.html</text:a>
</text:p>
      <!--NEWS-->
      <text:h text:style-name="P10" text:outline-level="1">
<text:span text:style-name="T4">
Sun Junhao: The first foreign player in the history of Chinese football</text:span>
</text:h>
      <text:p text:style-name="P4">
Author: https://www.facebook.com/bbcworldservice/</text:p>
      <text:p text:style-name="P4">
Publisher: BBC News 中文</text:p>
      <text:p text:style-name="P4">
Published Time: 2023-07-03T08:59:37.000Z</text:p>
      <text:p text:style-name="P4">
Modified Time: 2023-07-03T08:59:37.000Z</text:p>
      <text:p text:style-name="P4">
Description: Since the South Korean national football team, Sun Junhao has been detained in China for bribery and is detained, and all sectors of South Korea and the international football industry have continued to pay attention to incidents.</text:p>
      <text:p text:style-name="P4">
Images: ["<text:a xlink:type="simple" xlink:href="https://ichef.bbci.co.uk/news/640/cpsprodpb/8027/production/_130270823_gettyimages-1428017102.jpg" text:style-name="Internet_20_link" text:visited-style-name="Visited_20_Internet_20_Link">
_130270823_ge...</text:a>
"]</text:p>
      <text:p text:style-name="P4">
Videos: []</text:p>
      <text:p text:style-name="P4">
Tags: ['中國', '韩国', '足球']</text:p>
      <text:p text:style-name="P4">
Type: Article</text:p>
      <!--METADATA-->
      <text:h text:style-name="P12" text:outline-level="3">
<text:span text:style-name="T4">
Sun Junhao: The first foreign player in the history of Chinese football</text:span>
</text:h>
      <text:p text:style-name="P4">
8:59 am on July 3, 2023![] <text:a xlink:type="simple" xlink:href="Images/BBC Chinese/2023-07-03T08-59-37.000Z/_130270823_gettyimages-1428017102.jpg" text:style-name="Internet_20_link" text:visited-style-name="Visited_20_Internet_20_Link">
</text:a>
Image source, getty images</text:p>
      <text:p text:style-name="P4">
<text:span text:style-name="T4">
 Since the Korean national football team member Son Jun-Ho was detained in China for bribery, all sectors of Korea and the international football industry continued to pay attention to the incident. </text:span>
</text:p>
      <text:p text:style-name="P4">
The Chinese Ministry of Foreign Affairs previously announced that the South Korean foreign aid who played for the Chinese Super League Shandong Taishan team was taken away for investigation for suspected "non -public official bribery".</text:p>
      <text:p text:style-name="P4">
31 -year -old Sun Junhao was detained by the Chinese public security when he was prepared in Hongqiao Airport in Shanghai, China in mid -May. After 37 days of detention, he was officially arrested by the Chinese law enforcement authorities on June 17.</text:p>
      <text:p text:style-name="P4">
This is the first time that foreign players have been criminally investigated by the law enforcement department in China's football history, but the authorities have not yet announced specific case details.</text:p>
      <text:p text:style-name="P4">
According to Chinese media reports, the Shandong teams that Sun Junhao belonged to the recent players and former coaches were involved in an investigation of suspected "manipulation competitions". It is reported that the Chinese public security department's investigation of Sun Junhao is also related to this, but the specific details have not been confirmed.</text:p>
      <text:p text:style-name="P4">
The incident is also on the occasion of a large -scale anti -corruption operation in the Chinese football industry -since November last year, many important Chinese football, including Chen Yiyuan, chairman of the Chinese Football Association and former national team coach Li Tie, Suspected corruption was investigated.</text:p>
      <text:p text:style-name="P4">
<text:a xlink:type="simple" xlink:href="https://www.bbc.com/zhongwen/simp/sports-65239550" text:style-name="Internet_20_link" text:visited-style-name="Visited_20_Internet_20_Link">
Can the cause of Chinese football from high to the origin from the high point to the origin of the "defeat" can find the cause</text:a>
* <text:a xlink:type="simple" xlink:href="https://www.bbc.com/zhongwen/simp/chinese-news-65973562" text:style-name="Internet_20_link" text:visited-style-name="Visited_20_Internet_20_Link">
Guizhou "Village Super": What are the discussions of the rural football leagues in many parties</text:a>
</text:p>
      <text:h text:style-name="P12" text:outline-level="3">
<text:span text:style-name="T4">
or the Shandong team fake ball case</text:span>
</text:h>
      <text:p text:style-name="P4">
On May 15 this year, the South Korean Embassy in China learned that Sun Junhao was taken away by the Chinese public security at Shanghai Hongqiao Airport on May 12th on May 12.</text:p>
      <text:p text:style-name="P4">
At that time, the Chinese Ministry of Foreign Affairs once expressed "not grasping the relevant situation", but the Ministry of Foreign Affairs spokesman Wang Wenbin said a day later that a Korean citizen was detained by the Liaoning Provincial Public Security for suspected "non -state public officials" - Personnel other than civil servants of government agencies, such as enterprises and organizations in the organization illegally accepting criminal behaviors.</text:p>
      <text:p text:style-name="P4">
Image source, getty images</text:p>
      <text:p text:style-name="P4">
Image adding text,</text:p>
      <text:p text:style-name="P4">
Sun Junhao is the main midfielder of the Double Crown of the Taishan team in Shandong.</text:p>
      <text:p text:style-name="P4">
The Chinese law enforcement authorities have not announced the specific case. However, before Sun Junhao was taken away, the team members of the Shandong Taishan team, Jin Jingdao, Guo Tianyu, and the original coach Hao Wei have been taken away by the public security department.</text:p>
      <text:p text:style-name="P4">
Some Chinese media reported that these players and coaches may be suspected of accepting bribes to play counterfeit balls in some games, thereby helping the opponent team win the Super League champion or relegation.</text:p>
      <text:p text:style-name="P4">
BBC cannot independently verify relevant statements.</text:p>
      <text:p text:style-name="P4">
By June, the Chinese media said that Sun Junhao's Chinese agent Zhou Kaixuan was also taken away by the investigation.</text:p>
      <text:p text:style-name="P4">
The Shandong Taishan team won the Chinese Super League and the Chinese Football Association Cup champion under the temporary restructuring of the new crown epidemic during the 2021 season. At that time, Sun Junhao was the team's main midfielder.</text:p>
      <text:p text:style-name="P4">
In the 2022 season, Sun Junhao was accused of repeated low -level mistakes in a Super League game. In the end, the Shandong team won the Super League's runner -up in the same way as the Wuhan Three Town team points.</text:p>
      <text:p text:style-name="P4">
After being taken away, the registered information such as photos and profiles of the players involved in the case have been deleted from the official website of the Taishan team in Shandong.</text:p>
      <text:h text:style-name="P12" text:outline-level="3">
<text:span text:style-name="T4">
Korea's call for "fair investigation"</text:span>
</text:h>
      <text:p text:style-name="P4">
Since Sun Junhao was taken away, the Korean Football Association and official diplomatic agencies have tried to communicate with China, seeking to meet with Sun Junhao and understand details.</text:p>
      <text:p text:style-name="P4">
The BBC Korean Ministry of Korea reported that the Korean Football Association sent lawyers to China to assist Sun Junhao, but he returned without seeing him or his local Chinese lawyer.</text:p>
      <text:p text:style-name="P4">
The South Korean Football Association expressed "powerlessness" and complained that "the reason why Sun Junhao was detained did not tell us".</text:p>
      <text:p text:style-name="P4">
The South Korean government has also tried to assist Sun Junhao through consular talks. The BBC Korean Ministry of Korea quoted the relevant sources of the Ministry of Foreign Affairs of South Korea and said: "After Sun Junhao was detained, the local embassy staff had conducted consular talks many times." It also said that China "had no human rights" during the detention of Sun Junhao.</text:p>
      <text:p text:style-name="P4">
Members of the political community in South Korea published a comment on the incident, saying that Sun Junhao was detained for many days, and the situation delayed "regrettable".</text:p>
      <text:p text:style-name="P4">
Yin Shangxian, a member of the National Party, told the BBC Ministry of Korea that the Ministry of Foreign Affairs of South Korea should "require China to conduct fair and rapid investigations and take necessary measures."</text:p>
      <text:p text:style-name="P4">
Li Changmin, a member of the Parliament Foreign Commission and a Democratic member of the Democratic Party, said that the government should quickly confirm the specific charges of China on Sun Junhao.</text:p>
      <text:p text:style-name="P4">
Image source, getty images</text:p>
      <text:p text:style-name="P4">
Image adding text,</text:p>
      <text:p text:style-name="P4">
Sun Junhao (right) is the main player of the Korean team of the South Korean team.</text:p>
      <text:p text:style-name="P4">
BBC Korean reports stated that according to Li Changmin, the South Korean government had three talks with Sun Junhao through officials in China, but did not discuss the specific allegations. During the negotiation period, China arranged public security personnel to monitor their conversations. content.</text:p>
      <text:p text:style-name="P4">
In Chinese judicial operations, lawyers usually need to be approved by the public security department before they can meet the defendant with the accompaniment of public security personnel.</text:p>
      <text:p text:style-name="P4">
The BBC Korean Ministry also quoted officials in South Korean Foreign Ministry that unlike South Korea, China banned lawyers from informing the third parties related to investigating specific matters, which made the South Korean government's understanding of the progress of investigation.</text:p>
      <text:p text:style-name="P4">
In addition, some Korean experts told the BBC Ministry of Korea that according to the Vienna Convention, South Korean citizens have the right to accept consular assistance, but also pointed out that diplomatic contacts are "meaningless" without allowing specific allegations.</text:p>
      <text:p text:style-name="P4">
After Sun Junhao was detained, the Korean national team still included Sun Junhao in the latest player list announced in early June.</text:p>
      <text:p text:style-name="P4">
Although Sun Junhao's condition cannot have the conditions to participate in the national team training and competition, the German coach Jurgenklinsmann of the South Korean team still told the media: "We are doing what the association can do for the association, for the association, for the association, for the association, for the association, for the association, for the association, we can do what the association can do for it for the association. Sun Junhao made every effort. "</text:p>
      <text:p text:style-name="P4">
"I don't know how Sun Junhao's spirit and physical condition are now. We can only pray. I hope he can know that we can help him behind him," Klinsmann said after the list was announced.</text:p>
      <text:h text:style-name="P12" text:outline-level="3">
<text:span text:style-name="T4">
Who is Sun Junhao?</text:span>
</text:h>
      <text:p text:style-name="P4">
Sun Junhao's football career began in the campus football system in South Korea and debuted in a professional football game in 2014.He was selected in South Korea under the age of 23 in 2014 and won the Gold Medal of the 2014 Incheon Asian Games with the team as the main force.</text:p>
      <text:p text:style-name="P4">
Image source, getty images</text:p>
      <text:p text:style-name="P4">
Image adding text,</text:p>
      <text:p text:style-name="P4">
Sun Junhao has played in South Korea in Hyundai.</text:p>
      <text:p text:style-name="P4">
In 2018, he was selected for the first time in the South Korean national team and played 20 times on behalf of the team. In the 2022 Qatar World Cup, he played three times in four games participating in the South Korean team and entered the top 16 with the team.</text:p>
      <text:p text:style-name="P4">
In early 2021, he moved to the Super League and joined Taishan, Shandong. In the first season of the Chinese Super League, he helped the team to win the double championship of the Chinese Super League and the Chinese Football Association Cup.</text:p>
      <text:p text:style-name="P4">
In the 2023 season, as the main force of the Shandong team, he appeared 6 times in the Super League. The last appearance was on May 10 against Chengdu Rongcheng.</text:p>
      <text:p text:style-name="P4">
Two days later, he was taken away by the Chinese public security.</text:p>
      <text:p text:style-name="P4">
This is the biggest crisis facing Sun Junhao as a professional player. Some legal experts said that if he was finalized, he may face a sentence of more than 5 years in China.</text:p>
      <text:p text:style-name="P4">
News Source: <text:a xlink:type="simple" xlink:href="https://www.bbc.com/zhongwen/simp/sports-66085977" text:style-name="Internet_20_link" text:visited-style-name="Visited_20_Internet_20_Link">
https://www.bbc.com/zhongwen/simp/sports-66085977</text:a>
</text:p>
      <!--NEWS-->
      <text:h text:style-name="P10" text:outline-level="1">
<text:span text:style-name="T4">
Biden will visit the three European countries to visit</text:span>
</text:h>
      <text:p text:style-name="P4">
Author: chinese@voanews.com (布雷德迈尔)</text:p>
      <text:p text:style-name="P4">
Publisher: 美国之音中文网 (Type: NewsMediaOrganization)</text:p>
      <text:p text:style-name="P4">
Published Time: 2023-07-03T08:59:47+08:00</text:p>
      <text:p text:style-name="P4">
Modified Time: 2023-07-03 00:59:47Z</text:p>
      <text:p text:style-name="P4">
Description: The White House said on Sunday that U.S. President Joe Bayeng will set off to Europe for a five -day and three -country visit in one week later. At the meeting, they discussed their efforts to support Ukraine's latest progress in Russia.</text:p>
      <text:p text:style-name="P4">
Videos: []</text:p>
      <text:p text:style-name="P4">
Images: []</text:p>
      <text:p text:style-name="P4">
Categories: ['美国', '欧洲', '军事']</text:p>
      <text:p text:style-name="P4">
Type: None</text:p>
      <!--METADATA-->
      <text:p text:style-name="P4">
Nonenone</text:p>
      <text:p text:style-name="P4">
News Source: <text:a xlink:type="simple" xlink:href="https://www.voachinese.com/a/biden-heading-on-three-nation-european-trip/7164402.html" text:style-name="Internet_20_link" text:visited-style-name="Visited_20_Internet_20_Link">
https://www.voachinese.com/a/biden-heading-on-three-nation-european-trip/7164402.html</text:a>
</text:p>
      <!--NEWS-->
      <text:h text:style-name="P10" text:outline-level="1">
<text:span text:style-name="T4">
Comment | Yu Jie: In the past, there was Paul Kochakin, today there is Paul Kocha Iron</text:span>
</text:h>
      <text:p text:style-name="P4">
Author: None</text:p>
      <text:p text:style-name="P4">
Publisher: Radio Free Asia (Organization)</text:p>
      <text:p text:style-name="P4">
Published Time: 2023-07-03T09:00:00-04:00</text:p>
      <text:p text:style-name="P4">
Modified Time: 2023-06-30T13:06:57-04:00</text:p>
      <text:p text:style-name="P4">
Description: None</text:p>
      <text:p text:style-name="P4">
Videos: []</text:p>
      <text:p text:style-name="P4">
Audios: ["<text:a xlink:type="simple" xlink:href="https://www.rfa.org/mandarin/pinglun/yujie/yj1-06272023124101.html/m0701-yj1ee.mp3/@@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964319in" draw:z-index="0">
<draw:image xlink:href="../Images/rfamandarin/2023-07-03T09-00-00-04-00/000000.png" xlink:type="simple" xlink:show="embed" xlink:actuate="onLoad" draw:mime-type="image/png"/>
</draw:frame>
Recently, a broadcaster named Paul Kocharine became popular on Douyin. He claimed to be a Russian Chechen, his face was full of beard, and he looked sturdy. <text:a xlink:type="simple" xlink:href="https://www.rfa.org/mandarin/pinglun/yujie/yj1-06272023124101.html/@@images/image" text:style-name="Internet_20_link" text:visited-style-name="Visited_20_Internet_20_Link">
</text:a>
Screenshot of Internet Video <text:a xlink:type="simple" xlink:href="https://www.rfa.org/mandarin/pinglun/yujie/yj1-06272023124101.html/m0701-yj1ee.mp3/@@stream" text:style-name="Internet_20_link" text:visited-style-name="Visited_20_Internet_20_Link">
Audio-Link: https://www.rfa.org/mandarin/pinglun/yujie/yj1-06272023124101.html/m0701- yj1ee.mp3/@stream</text:a>
<text:span text:style-name="T4">
 Why do Chinese people happy to see Russia's illusion of defeating the United States? </text:span>
</text:p>
      <text:p text:style-name="P4">
After Putin launched the war against Ukraine, Chinese social media in China was full of various false news. Without exception, Russia won the victory, Ukrainian soldiers defeated like mountains, and the United States and the West. Some are officially systematically fabricated and spread, and some are made of small pink spontaneous folk.</text:p>
      <text:p text:style-name="P4">
Recently, a broadcaster named Paul Kocharine became popular on Douyin. He claimed to be a Russian Chechen, his face was full of beard, and he looked sturdy. He specifically filmed the experience and feelings of the US military and his comrades -in -arms. He was welcomed by Chinese netizens. In just two months, the fans increased by 300,000. Selling Russia's production, successfully sold hundreds of goods, and earned pockets.</text:p>
      <text:p text:style-name="P4">
Later, a sharp -eyed person found that the films of Paul Koccan's encircling of the US military were online ready -made resources, and many of them were not pictures and videos during the Ukrainian war. But he voiced and explained, saying that he really fought on the front line. However, the words "filming scene, film and television plot" are also written in the film, as if many movie explanations at the beginning of the movie: "The plot of this drama is purely fictional. Please do not get a seat." Er Kocci courage to fight the U.S. military and repeatedly made great achievements, and also called him "Russian King" and "Russian God of War"!</text:p>
      <text:p text:style-name="P4">
Soon after, Paul Kochatie was exposed to the true body as a Chinese, and he has always faked foreigners with AR technology. This farce ended.</text:p>
      <text:p text:style-name="P4">
The name "Paul Koccar" obviously comes from the name of the protagonist of "Paul Cocajin" -The Soviet red classic novel "How to Made Steel". The clip of Ostrovsky's "How to Made Steel" was selected into the Chinese middle school Chinese textbooks. It is a youthful memory of the Communist Chinese generations of the minds. This Chinese Internet celebrity, which uses Paul Koccar's name, is about the young people after 1990, but their generation is still Soviet -Russian iron powder, and it is still the brain disability of the CCP ’s pro -brainwashing education of the Chinese Communist Party.</text:p>
      <text:p text:style-name="P4">
The earliest introduction of the Soviet -Russian revolution model was Professor of Peking University and Li Dazhao, the curator of Peking University Library. Li Dazhao was arrested by Zhang Zuolin from the Beijing Soviet Embassy for subverting the activity of the Republic of China government for subverting the activities of the Republic of China government. The CCP shaped it into a revolutionary martyr. In fact, he was a traitor who was dead.</text:p>
      <text:p text:style-name="P4">
It is Mao Zedong who truly relied on the support of the Soviet Union and Russia to capture the world and consolidate the regime. French scholar Bi Yanggao specifically emphasized the impact of the impact of Mao in the book of "History: Comparison of the China -Russia Revolution" on the book of the "Confucius of the Communist Party (Bu) Party History" on Mao. This book was written by Stalin himself, and the dialectical materialism and historical materialist parts were scrutinized by Stalin. Stalin proposed the five stages of evolution of human history, and was born in Marxism, and there was its original part. Wolkonov, a Soviet -Russian objection historian, pointed out in "Stalin Biography": "The infamous" The Concise Course of the Party History of the Communist Party (Bu) "has become a real dogmatic encyclopedia. Mummy Encyclopedia. It has published more than 300 versions of about 43 million volumes ... ... In the last three chapters, more than 70 pages, but there are more than sixty comments, citations, and conclusions. According to content, the spiritual grain of anti -history has caused the lack of spiritual poverty, the simplification and originalization of theory. Stalin prepares fertile soil in order to cultivate a huge simple -minded class. , Tolders, diligent clerical clerks, and executors who do not have brains will supplement the bureaucratic institutions, punishment agencies and cadres at all levels. "</text:p>
      <text:p text:style-name="P4">
As early as Yan'an in the 1940s, Mao Zedong believed that this book was the "Sunflower Treasure" of the Chinese Revolution. Not only did he read at least ten times, he also had to study carefully. Mao Zeng said that Marx has no experience in revolutionary practice. The Paris Commune has only 40 days, but Lenin and Stalin have experience in participating and leading Russia for more than 100 years. experience of. Therefore, not only should we learn this classic of Stalin, but also to study hard and carefully.</text:p>
      <text:p text:style-name="P4">
<text:span text:style-name="T4">
 How did steel and steel unparalleled? </text:span>
</text:p>
      <text:p text:style-name="P4">
However, this boring book is difficult to attract the interest of young people. As a result, the emotional and sensational "How to make steel" has become a popular version of its literary. Ostrovsky tells the story of how he was refined into an "steel" without thought. But in real life, Ostrovsky's short life has proven the cruel fact that "how steel is not made".</text:p>
      <text:p text:style-name="P4">
On November 26, 2006, the Moscow Communist Youth League member published an article entitled "Reboning Life" by a reporter Switlana Samorevolova. The reporter interviewed Ostlovsky's niece Garinna Ostrovscia. Garlina's mother Yekaterina was the sister of Ostrovsky and the last stage of her life. The "nursing nanny" is very familiar with its situation. According to Galinna: Ostrovsky was born in the Ukrainian military family. His father participated in the Balkans and performed heroically in the battle. He was awarded two cross medals. The mother was born in the family of the Czech Forestry Bureau. She is an extraordinary woman who speaks six languages and wrote poems. Ostrovsky participated in the Red Army at the age of fifteen to help the Red Army suppress the Ukrainian independence movement. At the age of sixteen, he was seriously injured. At the age of 27, he was completely paralyzed. At the age of 32, he died. With the advent of the book "How Steel is made", he quickly became famous, and his name spread throughout the vast Soviet land. He was awarded various high honors. But in fact, he complained to his friends more than once: "What we built is completely different from the struggle for us ..." "Nicholas' personality is too straightforward, if his best friend Saldatov said," Nicholas. He died of illness in 1936, and sooner or later, someone would 'help' end his life. "In today's China, no one believes that Paul Kochakin's story is true, and no one believes that the story of Lei Feng's Chinese version of Lei Feng is true -people question: In Lei Feng's short -lived life, shooting There are six or seven hundred photos. A common PLA warrior is rare to take so many photos at that time. It can be said that since 1949, the characters that have influenced the Chinese public through images are Mao Zedong and the other may be Lei Feng. At that time, there were two main photographers who took pictures of Lei Feng. One was Zhang Jun and the other was called Ji Zeng. According to the memories of the two, there were few on -site captures. Most of them were them. Create according to the political needs and the superior instructions at that time. In these photos, some of them were "made up" by the photographer based on the deeds of Lei Feng, which passed through that year, and processed.</text:p>
      <text:p text:style-name="P4">
Interestingly, the Paul Kockekin of the Soviet Union and Russia had an idealistic enthusiasm for the revolution, and today's Chinese Internet celebrities, whether it is called Paul Kocharine or Wang Kangmei, is like Russia or the revolution. Water injection pork finally points to the goal of "bringing goods". This is extremely utilitarian nationalist. He knows that the two topics of Russia and the United States have a huge market in China. His personal performance and image shaping can bring huge economic benefits. As for the truth and normal logic of history -since modern times, Russia has been the country with the most wealth in Chinese territory and plundering Chinese wealth. The real Chinese nationalist should point to Russia first. Thinking, let alone such thinking departs from China's main theme.</text:p>
      <text:p text:style-name="P4">
Steel is not made, and it is not a failure. As long as there are endless and inexhaustible leeks and human mines, the party's rule can be stable as a rock. Small fish and shrimp like Paul Kocha can also be a little bit cold in this human flesh feast.</text:p>
      <text:p text:style-name="P4">
(The article only represents the personal position and point of view of the special commentator)</text:p>
      <text:p text:style-name="P4">
News Source: <text:a xlink:type="simple" xlink:href="https://www.rfa.org/mandarin/pinglun/yujie/yj1-06272023124101.html" text:style-name="Internet_20_link" text:visited-style-name="Visited_20_Internet_20_Link">
https://www.rfa.org/mandarin/pinglun/yujie/yj1-06272023124101.html</text:a>
</text:p>
      <!--NEWS-->
      <text:h text:style-name="P10" text:outline-level="1">
<text:span text:style-name="T4">
Hong Kong stocks closing high</text:span>
</text:h>
      <text:p text:style-name="P4">
Publisher: 法新社</text:p>
      <text:p text:style-name="P4">
Published Time: 2023-07-03T09:02:10+00:00</text:p>
      <text:p text:style-name="P4">
Modified Time: 2023-07-03T08:50:01+00:00</text:p>
      <text:p text:style-name="P4">
Description: (Agence France -Presse, Hong Kong, 3rd) Hong Kong's stock market has raised its high rise today and followed up the global rise. The main due to the sharp cooling of the United States, which caused investors to hope that the Federal Preparation Council (FED) might soon end the interest rate increase cyc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7-03T09-02-10-00-00/000000.png" xlink:type="simple" xlink:show="embed" xlink:actuate="onLoad" draw:mime-type="image/png"/>
</draw:frame>
The Hong Kong Hang Seng Index raised 390.16 points or 2.06%, receiving 19306.59 points.</text:p>
      <text:p text:style-name="P4">
The Shanghai Comprehensive stock price index rose 41.91 points or 1.31%, closed at 3243.98 points, the Shenzhen Comprehensive stock price index rose 10.90 points or 0.53%, and closed at 2060.13 points.</text:p>
      <text:p text:style-name="P4">
News Source: <text:a xlink:type="simple" xlink:href="https://www.rfi.fr/cn/%E8%B4%A2%E7%BB%8F%E5%BF%AB%E8%AE%AF/20230703-%E6%B8%AF%E8%82%A1%E6%94%B6%E9%AB%98" text:style-name="Internet_20_link" text:visited-style-name="Visited_20_Internet_20_Link">
https://www.rfi.fr/cn/%E8%B4%A2%E7%BB%8F%E5%BF%AB%E8%AE%AF/20230703-%E6%B8%AF%E8%82%A1%E6%94%B6%E9%AB%98</text:a>
</text:p>
      <!--NEWS-->
      <text:h text:style-name="P10" text:outline-level="1">
<text:span text:style-name="T4">
Tokyo Xinqiao Building exploded and caught fire 4 injuries</text:span>
</text:h>
      <text:p text:style-name="P4">
Publisher: 法新社</text:p>
      <text:p text:style-name="P4">
Published Time: 2023-07-03T09:02:11+00:00</text:p>
      <text:p text:style-name="P4">
Modified Time: 2023-07-03T08:35:01+00:00</text:p>
      <text:p text:style-name="P4">
Description: (Agence France -Presse, Tokyo, 3rd) The Tokyo Fire Department of Japan stated that a building in the New Bridge of the Tokyo Port area exploded today, and four were injured. On -site screens showed that flames and smoke appeared on the second floor of a build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7-03T09-02-11-00-00/000000.png" xlink:type="simple" xlink:show="embed" xlink:actuate="onLoad" draw:mime-type="image/png"/>
</draw:frame>
The fire occurred around 3:20 pm, and the place was gathered in a restaurant in Xinqiao.</text:p>
      <text:p text:style-name="P4">
A spokesman for the Fire Department told AFP anonymous that the sound of explosion was also reported, and a total of 32 fire trucks were gathered at the scene.</text:p>
      <text:p text:style-name="P4">
The spokesman said, "Four people were injured, and 3 of them were clearly conscious." There are currently no details about the injury of the fourth person.</text:p>
      <text:p text:style-name="P4">
Officials are investigating the cause of fire.</text:p>
      <text:p text:style-name="P4">
A witness told the Japan Broadcasting Association (NHK): "The sound is deafening, as if something fell from the top of the building, and it was a big bang ... ... The nearby cross -port paper paper was scattered all over the ground. Know the explosion. "</text:p>
      <text:p text:style-name="P4">
News Source: <text:a xlink:type="simple" xlink:href="https://www.rfi.fr/cn/%E5%9B%BD%E9%99%85%E6%8A%A5%E9%81%93/20230703-%E4%B8%9C%E4%BA%AC%E6%96%B0%E6%A1%A5%E5%BB%BA%E7%AD%91%E7%89%A9%E7%88%86%E7%82%B8%E8%B5%B7%E7%81%AB-4%E4%BC%A4" text:style-name="Internet_20_link" text:visited-style-name="Visited_20_Internet_20_Link">
https://www.rfi.fr/cn/%E5%9B%BD%E9%99%85%E6%8A%A5%E9%81%93/20230703-%E4%B8%9C%E4%BA%AC%E6%96%B0%E6%A1%A5%E5%BB%BA%E7%AD%91%E7%89%A9%E7%88%86%E7%82%B8%E8%B5%B7%E7%81%AB-4%E4%BC%A4</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03T09:02:11</text:p>
      <text:p text:style-name="P4">
Modified Time: 2023-07-03T13:45:54</text:p>
      <text:p text:style-name="P4">
Description: The deputy minister of the Ministry of Defense of Ukraine reported that the Kiev army recovered the territory of 37.4 square kilometers (14.4 square miles) last week and pushed it to Bachomut, with a "fierce battle".</text:p>
      <text:p text:style-name="P4">
Images: ["<text:a xlink:type="simple" xlink:href="https://chinese.aljazeera.net/wp-content/uploads/2023/07/47-1688381394.jpg" text:style-name="Internet_20_link" text:visited-style-name="Visited_20_Internet_20_Link">
47-1688381394...</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40" text:anchor-type="as-char" svg:width="6.9236in" svg:height="4.615733in" draw:z-index="0">
<draw:image xlink:href="../Images/Aljazeera Chinese/2023-07-03T09-02-11/47-1688381394.jpg" xlink:type="simple" xlink:show="embed" xlink:actuate="onLoad" draw:mime-type="image/jpeg"/>
</draw:frame>
The 69 -year -old local resident Fladimir Boki, a 69 -year -old resident in Kushuum, Zapolo, stood next to the house that he was damaged by his Russian ballistic missile(Reuters)* Deputy Minister of Defense of Ukraine reported that the Kiev army recovered the territory of 37.4 square kilometers (14.4 square miles) last week, and <text:a xlink:type="simple" xlink:href="https://www.aljazeera.com/news/2023/7/3/everywhere-things-are-hot-ukraine-battles-russian-onslaught" text:style-name="Internet_20_link" text:visited-style-name="Visited_20_Internet_20_Link">
Promoting to Bach Murut</text:a>
, "Fighting" occurred. * Russia said it frustrated the [Crimea] that Ukraine supports Russia <text:a xlink:type="simple" xlink:href="https://www.aljazeera.com/opinions/2023/5/18/crimea-was-never-russian" text:style-name="Internet_20_link" text:visited-style-name="Visited_20_Internet_20_Link">
Crimea</text:a>
The leader's assassination attempt arrested him before an Ukrainian agent bombed the official's car.</text:p>
      <text:p text:style-name="P4">
read more</text:p>
      <text:p text:style-name="P4">
News Source: <text:a xlink:type="simple" xlink:href="https://chinese.aljazeera.net/news/war-in-ukraine/liveblog/2023/7/3/%e4%bf%84%e7%bd%97%e6%96%af%e5%af%b9%e4%b9%8c%e5%85%8b%e5%85%b0%e6%88%98%e4%ba%89%e7%9a%84%e4%bb%8a%e6%97%a5%e5%8f%91%e5%b1%95-374" text:style-name="Internet_20_link" text:visited-style-name="Visited_20_Internet_20_Link">
https://chinese.aljazeera.net/news/war-in-ukraine/liveblog/2023/7/3/%e4%bf%84%e7%bd%97%e6%96%af%e5%af%b9%e4%b9%8c%e5%85%8b%e5%85%b0%e6%88%98%e4%ba%89%e7%9a%84%e4%bb%8a%e6%97%a5%e5%8f%91%e5%b1%95-374</text:a>
</text:p>
      <!--NEWS-->
      <text:h text:style-name="P10" text:outline-level="1">
<text:span text:style-name="T4">
What is the difference between Chinese overseas security companies and Wagner (Free Version)</text:span>
</text:h>
      <text:p text:style-name="P4">
Author: James T. Areddy / Austin Ramzy</text:p>
      <text:p text:style-name="P4">
Publisher: 华尔街日报中文网</text:p>
      <text:p text:style-name="P4">
Published Time: 2023-07-03T09:05:00.000Z</text:p>
      <text:p text:style-name="P4">
Modified Time: 2023-07-03T09:05:00.000Z</text:p>
      <text:p text:style-name="P4">
Created Time: 2023-07-03T03:27:00.000Z</text:p>
      <text:p text:style-name="P4">
Description: China's military -based private security company is mainly responsible for the guard work that does not require fatal weapons. In some analysts, the Chinese government's broad definition of national security and its actions to promote political priority through commercial enterprises may lead to private security insurance The scope of the company's duties expands outward.</text:p>
      <text:p text:style-name="P4">
Images: []</text:p>
      <text:p text:style-name="P4">
Categories: ['国际', '中国']</text:p>
      <text:p text:style-name="P4">
Keywords: SYND,LINK:EN|WP-WSJ-0001023289</text:p>
      <text:p text:style-name="P4">
Type: Article</text:p>
      <!--METADATA-->
      <text:p text:style-name="P4">
Russian mercenary organization Wagner(Wagner)The rise makes people pay attention to the role of private security companies in developing countries. Among them, Chinese contractors who have blossomed in Africa and Asia.</text:p>
      <text:p text:style-name="P4">
News Source: <text:a xlink:type="simple" xlink:href="https://cn.wsj.com/articles/%E4%B8%AD%E5%9B%BD%E7%9A%84%E6%B5%B7%E5%A4%96%E5%AE%89%E4%BF%9D%E5%85%AC%E5%8F%B8%E4%B8%8E%E7%93%A6%E6%A0%BC%E7%BA%B3%E6%9C%89%E4%BD%95%E4%B8%8D%E5%90%8C-a70c65cd" text:style-name="Internet_20_link" text:visited-style-name="Visited_20_Internet_20_Link">
https://cn.wsj.com/articles/%E4%B8%AD%E5%9B%BD%E7%9A%84%E6%B5%B7%E5%A4%96%E5%AE%89%E4%BF%9D%E5%85%AC%E5%8F%B8%E4%B8%8E%E7%93%A6%E6%A0%BC%E7%BA%B3%E6%9C%89%E4%BD%95%E4%B8%8D%E5%90%8C-a70c65cd</text:a>
</text:p>
      <!--NEWS-->
      <text:h text:style-name="P10" text:outline-level="1">
<text:span text:style-name="T4">
Comments | Chen Po Kong: It is said that the Russian mutiny has frightened Xi Jinping.</text:span>
</text:h>
      <text:p text:style-name="P4">
Author: None</text:p>
      <text:p text:style-name="P4">
Publisher: Radio Free Asia (Organization)</text:p>
      <text:p text:style-name="P4">
Published Time: 2023-07-03T09:07:00-04:00</text:p>
      <text:p text:style-name="P4">
Modified Time: 2023-07-03T12:46:57-04:00</text:p>
      <text:p text:style-name="P4">
Description: None</text:p>
      <text:p text:style-name="P4">
Videos: []</text:p>
      <text:p text:style-name="P4">
Audios: ["<text:a xlink:type="simple" xlink:href="https://www.rfa.org/mandarin/pinglun/chenpokong/js-070320230906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4.399836in" draw:z-index="0">
<draw:image xlink:href="../Images/rfamandarin/2023-07-03T09-07-00-04-00/000000.png" xlink:type="simple" xlink:show="embed" xlink:actuate="onLoad" draw:mime-type="image/png"/>
</draw:frame>
On June 24, 2023, after Wagner's mercenaries, the Moscow Guards mobilized to enter the battle base. <text:a xlink:type="simple" xlink:href="https://www.rfa.org/mandarin/pinglun/chenpokong/js-07032023090658.html/@@images/image" text:style-name="Internet_20_link" text:visited-style-name="Visited_20_Internet_20_Link">
</text:a>
Reuters picture <text:a xlink:type="simple" xlink:href="https://www.rfa.org/mandarin/pinglun/chenpokong/js-07032023090658.html/@@stream" text:style-name="Internet_20_link" text:visited-style-name="Visited_20_Internet_20_Link">
Audio-Link: https://www.rfa.org/mandarin/pinglun/chenpokong/js-070320230658.html/@stream</text:a>
At the end of June, the Wagner soldiers changed in Russia, dramatic starting, dramatic ending, but shocked the world. As a authoritarian country, such a fierce internal rebellion occurred in Russia; as a political strong man who ruled Russia for 23 years, Putin encountered such an open challenge and could only end with humiliation. These are enough to cause psychological shocks to Beijing, Zhongnanhai and Xi Jinping.</text:p>
      <text:p text:style-name="P4">
First of all, this happened under the war that launched Ukraine in Putin. From this, if Xi Jinping launched a war to invade Taiwan, the internal army may not be fully listened. The pressure of war, psychological fear, and generals are generally corruption. The Communist Army soldiers are mainly composed of single children and lower -level civilian families. Compared with the Russian troops, the war is more likely to bring internal panic and chaos to the Communist Army. Once the war is unfavorable, it is likely to change or mutiny.</text:p>
      <text:p text:style-name="P4">
Secondly, Pricigo is an old friend of Putin. He has more than thirty years. Pricigo personally led his soldiers to the front line, hard fighting, and fierce fighting, which is tantamount to life for Putin. But seeing that there is no chance of winning, and realizing that the war is based on improper reasons, it is reversed. As a result, although the twenty fierce struggle for power seizing power, Xi Jiajun was unique and Xi Jinping was alone. But the anti -Xi and those who are capable of anti -learning must eventually be inside the Xi family. This is the law of law, the laws of human nature and the laws of history. Xi Jinping's defense is invincible, and the hidden dangers cannot be eliminated.</text:p>
      <text:p text:style-name="P4">
Again, Porigerjin is not the same. As soon as he reverses, he directly attacks the capital Moscow, indicating that he understands the principle of seeking snakes and seven inches, capturing the thief to capture the king first. If you change to China, once a similar rebellion occurs, the danger directly comes directly is Zhongnanhai and Xi Jinping himself. The so -called: force and reaction force. Move the stone to smash your feet. Playing firemen will burn self.</text:p>
      <text:p text:style-name="P4">
In addition, the Wagner Group entered Moscow, thousands of miles a day, as if there was no one. Almost unstoppable along the way, quickly advance to only 200 kilometers from Moscow, and the capital portal opens. The Russian army, military police, and agents seemed to disappear, but they were unaware to block the guns for Putin. As Xi Jinping lamented the collapse of the former Soviet Union: "No one is a man!" Putin could only mobilize six fighter planes for low -altitude bombing, but was shot down by the Wagner Corps.</text:p>
      <text:p text:style-name="P4">
As for the people, not only did there be no one in Putin, on the contrary, "the pots of pots of pots to welcomes the king", the public welcomes the Wagner Group. People's heart is like this!It can be seen that in Russia, the world is bitter in Putin!If Prodigin did not accept the mediation or flicker of the Belarusian President Lukashenko, it was possible that it would be a drum and Moscow. At that time, Moscow's shape was not only fixed in defense, but also in the heart and public opinion. After the mediation of Lukashenko, Putin quickly agreed to reconcile and immediately agreed to forgive Pleigo and Wagner's officers and soldiers to prove that he was in his heart: How empty is Moscow!What's more terrible is that for him, how empty can he support his military and people's hearts!</text:p>
      <text:p text:style-name="P4">
On the other hand, people who are not conducive to rulers are more than Russia. Just look at how much sensitive words and banned words have been set up by the Xi authorities (——Namers said: Even Chinese is almost abolished by Xi), and the large -scale public opinion rollover scene that happened in Da Nengxun was probably a little. The power of the CCP leaders is completely compared with public opinion and people's hearts. The greater the power, the more you lose public opinion and depleting. The reason is simple, one -party dictatorship has against the trend and human heart. Today, one -party dictatorship has added a unique and one -person dictatorship. The person in charge did not realize it?</text:p>
      <text:p text:style-name="P4">
For a long time, the discussion of Chinese and foreign public opinion: The day of Xi Jinping's launch of the Taiwan Strait War is the day when the Communist Party and the Xi Dynasty were destroyed. This statement is roughly vain. Not to mention that, when it comes to war, the Communist Army is by no means an opponent of the U.S. military. As soon as the battle was opened, the world was in chaos. The anti -learning forces inside and outside the party must be unprecedented, and the anti -communist and anti -learning waves of the Chinese people will be unprecedentedly high. After that, at that time, Xi Jinping and Xi Jiajun, which one of them can block the mighty tide of the people's hearts? The praying arm blocks the car. It is said that the Russian mutiny was frightened by Xi Jinping.</text:p>
      <text:p text:style-name="P4">
(The article only represents the personal position and point of view of the special commentator)</text:p>
      <text:p text:style-name="P4">
News Source: <text:a xlink:type="simple" xlink:href="https://www.rfa.org/mandarin/pinglun/chenpokong/js-07032023090658.html" text:style-name="Internet_20_link" text:visited-style-name="Visited_20_Internet_20_Link">
https://www.rfa.org/mandarin/pinglun/chenpokong/js-07032023090658.html</text:a>
</text:p>
      <!--NEWS-->
      <text:h text:style-name="P10" text:outline-level="1">
<text:span text:style-name="T4">
Hong Kong is desperate for cryptocurrencies, with expectations and risks</text:span>
</text:h>
      <text:p text:style-name="P4">
Author: Jacky Wong</text:p>
      <text:p text:style-name="P4">
Publisher: 华尔街日报中文网</text:p>
      <text:p text:style-name="P4">
Published Time: 2023-07-03T09:25:00.000Z</text:p>
      <text:p text:style-name="P4">
Modified Time: 2023-07-03T09:25:00.000Z</text:p>
      <text:p text:style-name="P4">
Created Time: 2023-07-03T02:42:00.000Z</text:p>
      <text:p text:style-name="P4">
Description: Hong Kong's vigorous development of cryptocurrencies may attract more business and talents for the city. However, this industry is carrying too many burdens, and at the same time facing some risks of China.</text:p>
      <text:p text:style-name="P4">
Images: []</text:p>
      <text:p text:style-name="P4">
Categories: ['金融市场', '股闻天下']</text:p>
      <text:p text:style-name="P4">
Keywords: SYND,LINK:EN|WP-WSJ-0001021719</text:p>
      <text:p text:style-name="P4">
Type: Article</text:p>
      <!--METADATA-->
      <text:p text:style-name="P4">
Hong Kong <text:a xlink:type="simple" xlink:href="https://cn.wsj.com/articles/CN-FIN-20230417110348" text:style-name="Internet_20_link" text:visited-style-name="Visited_20_Internet_20_Link">
Vigorously develop cryptocurrencies</text:a>
It may attract more business and talents to the city. However, this industry is carrying too many burdens, and at the same time facing some risks of China.</text:p>
      <text:p text:style-name="P4">
News Source: <text:a xlink:type="simple" xlink:href="https://cn.wsj.com/articles/%E9%A6%99%E6%B8%AF%E4%B8%BA%E5%8A%A0%E5%AF%86%E8%B4%A7%E5%B8%81%E5%AD%A4%E6%B3%A8%E4%B8%80%E6%8E%B7-%E6%9C%89%E6%9C%9F%E5%BE%85%E4%B9%9F%E6%9C%89%E9%A3%8E%E9%99%A9-54fa7b5" text:style-name="Internet_20_link" text:visited-style-name="Visited_20_Internet_20_Link">
https://cn.wsj.com/articles/%E9%A6%99%E6%B8%AF%E4%B8%BA%E5%8A%A0%E5%AF%86%E8%B4%A7%E5%B8%81%E5%AD%A4%E6%B3%A8%E4%B8%80%E6%8E%B7-%E6%9C%89%E6%9C%9F%E5%BE%85%E4%B9%9F%E6%9C%89%E9%A3%8E%E9%99%A9-54fa7b5</text:a>
</text:p>
      <!--NEWS-->
      <text:h text:style-name="P10" text:outline-level="1">
<text:span text:style-name="T4">
Comments | Fu Shenqi: 102 years of the Communist Party of China</text:span>
</text:h>
      <text:p text:style-name="P4">
Author: None</text:p>
      <text:p text:style-name="P4">
Publisher: Radio Free Asia (Organization)</text:p>
      <text:p text:style-name="P4">
Published Time: 2023-07-03T09:29:00-04:00</text:p>
      <text:p text:style-name="P4">
Modified Time: 2023-07-03T12:46:31-04:00</text:p>
      <text:p text:style-name="P4">
Description: None</text:p>
      <text:p text:style-name="P4">
Videos: []</text:p>
      <text:p text:style-name="P4">
Audios: ["<text:a xlink:type="simple" xlink:href="https://www.rfa.org/mandarin/pinglun/fushenqi/fsq-070320230928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612011in" draw:z-index="0">
<draw:image xlink:href="../Images/rfamandarin/2023-07-03T09-29-00-04-00/000000.png" xlink:type="simple" xlink:show="embed" xlink:actuate="onLoad" draw:mime-type="image/png"/>
</draw:frame>
Beijing Chinese Communist Party History Exhibition Hall <text:a xlink:type="simple" xlink:href="https://www.rfa.org/mandarin/pinglun/fushenqi/fsq-07032023092819.html/@@images/image" text:style-name="Internet_20_link" text:visited-style-name="Visited_20_Internet_20_Link">
</text:a>
Reuters picture <text:a xlink:type="simple" xlink:href="https://www.rfa.org/mandarin/pinglun/fushenqi/fsq-07032023092819.html/@@stream" text:style-name="Internet_20_link" text:visited-style-name="Visited_20_Internet_20_Link">
AUDIO-Link: https://www.rfa.org/mandarin/pinglun/fushenqi/fsq 07032023092819.html/@stream</text:a>
The "Communist Declaration" came out in 1848, admitting: "A ghost, communist ghost, wandering in Europe." This ghost floated to the world with the help of the Soviet regime. Nearly half of the world's population is involved in an experiment to establish an equal, free, and happy paradise on earth by the ghost. All the experimental fields have established a party rights system that stifled human rights and deprives human rights. It turns out that all the experimental fields are full of lies, scarce, hunger, persecution, imprisonment, abuse, killing, and all -round spiritual control of people. The disaster caused by this experiment to all humans is difficult. 31 years ago, the Soviet Union disintegrated, and this cruel experiment ended in failure. There are several ghosts that are gornerating. The largest fortress is the Communist Party of China. This new evil axis is being a strange transformation method to harm the people and the world.</text:p>
      <text:p text:style-name="P4">
102 years ago, the Communist Party of China was established under the direct leadership of the Communist International to destroy the National Revolution as the same passers -by of the National Revolution. As the Republic of China was invaded by the Japanese invaders, the CCP launched armed riots, split China, and established the so -called "Soviet Republic". Collect the opportunity to grow with the invaders. After the war, the state government was exhausted. On the one hand, the Communist Party of China deceived the world and the United States, and said that it would establish an American -style democratic system. On the other hand, it provoked the civil war with a resentment. The CCP establishes the so -called People's Republic of China in the falling area of the Republic of China. In fact, it is a party rights and autocracy that is more disgusting than the imperial dictatorship, and interrupts China's normal path to modern civilization. The name of its country is not true, one is not China. When they died, they went to see the foreigner Marble instead of seeing the ancestors; second, not the people. In the name of the people, there are signboards such as the Great Hall of the People, the People's Court, the People's Government, etc., but in fact, people's rights are completely deprived. In general, "party leadership is everything"; Openly upheld one -party dictatorship and negate the republic of democracy. The Royal Democratic Party is a vase. From land reform, town anti -, public -private partnerships, anti -rights, Great leap forwards, cultural revolution, etc. until June 4th. Taga, tragedy, tragedy, China. Destroying Huaxia culture, chaotic moral people, killing national elites, burning cultural relics and historic sites, breaking cultural foundations, dirty mountains and rivers, iron evidence is like mountains, irreversible.</text:p>
      <text:p text:style-name="P4">
In 102 years, the CCP became the Xi family, and the Communist Party of China has come to an end. Where does China go?</text:p>
      <text:p text:style-name="P4">
Wang Bingzhang, who was imprisoned, predicted that China would have such a day: the Communist Party's collapse, "non -Communist" fever will push all the statues of the CCP veterans such as Mao Zedong, and the government will return to the New China created by Sun Yat -sen -the Democratic Republican of the Republic of China system. In 2000, Wang Bingzhang wrote the article "Reconstruction of the Republic of China". Announced: "Rebuilding the Republic of China and re -standing in the east of the world's first democratic Republic is the responsibility of all Chinese children." He hoped that in mainland China, Taiwan, Hong Kong, Macao, and overseas Chinese, he re -lifted Sun Yat -sen's banner, Rebuilding the Republic of China, which once belonged to and in the future, must also belong to all Chinese children. This day is not far away!</text:p>
      <text:p text:style-name="P4">
(The article only represents the personal position and point of view of the special commentator)</text:p>
      <text:p text:style-name="P4">
News Source: <text:a xlink:type="simple" xlink:href="https://www.rfa.org/mandarin/pinglun/fushenqi/fsq-07032023092819.html" text:style-name="Internet_20_link" text:visited-style-name="Visited_20_Internet_20_Link">
https://www.rfa.org/mandarin/pinglun/fushenqi/fsq-07032023092819.html</text:a>
</text:p>
      <!--NEWS-->
      <text:h text:style-name="P10" text:outline-level="1">
<text:span text:style-name="T4">
The venue of the comrades in Seoul hinders tens of thousands of people who are not afraid of the involvement of the same waves</text:span>
</text:h>
      <text:p text:style-name="P4">
Author: https://www.facebook.com/bbcworldservice/</text:p>
      <text:p text:style-name="P4">
Publisher: BBC News 中文</text:p>
      <text:p text:style-name="P4">
Published Time: 2023-07-03T09:34:37.000Z</text:p>
      <text:p text:style-name="P4">
Modified Time: 2023-07-03T09:34:37.000Z</text:p>
      <text:p text:style-name="P4">
Description: On July 1st, the Comrade Seoul Journey appeared around the opponent on July 1, although the facing venue application difficulties and the opposite wave still attracted tens of thousands of people to participate.</text:p>
      <text:p text:style-name="P4">
Images: []</text:p>
      <text:p text:style-name="P4">
Videos: ["<text:a xlink:type="simple" xlink:href="https://www.bbc.com/ws/av-embeds/cps/zhongwen/simp/world-66086606/p0fymfl2/zh-hans" text:style-name="Internet_20_link" text:visited-style-name="Visited_20_Internet_20_Link">
zh-hans</text:a>
"]</text:p>
      <text:p text:style-name="P4">
Tags: ['韩国', 'LGBT']</text:p>
      <text:p text:style-name="P4">
Type: Article</text:p>
      <!--METADATA-->
      <text:h text:style-name="P12" text:outline-level="3">
<text:span text:style-name="T4">
The venue hinders tens of thousands of people who are not afraid of the same waves to participate</text:span>
</text:h>
      <text:p text:style-name="P4">
[Video-1-Link:/WS/AV-EMBEDS/CPS/ZHONGWEN/SIMP/World-66086606/P0fymfl2/ZH-Hans]](https://www.bbc.com/ws/av-embeds/cps/zhongwen/simp/world-66086606/p0fymfl2/zh-hans)<text:span text:style-name="T4">
 Your equipment does not support playing multimedia materials </text:span>
*** Seoul comrades and parade in the event of the venue hinders tens of thousands of people who are not afraid of the same waves to participate in the same waves.</text:p>
      <text:p text:style-name="P4">
On July 1st, the Comrade Seoul Journey appeared around the opponent on July 1, although the facing venue application difficulties and the opposite wave still attracted tens of thousands of people to participate.</text:p>
      <text:p text:style-name="P4">
During the epidemic period, the Seoul Kaier Cultural Festival is held outside the municipal government every year since 2015. This year, the municipal government's refusal to apply for the comrades and the use venue to the "CTS Christian television" that the event venue to open the same opposite group, which attracted attention.</text:p>
      <text:p text:style-name="P4">
News Source: <text:a xlink:type="simple" xlink:href="https://www.bbc.com/zhongwen/simp/world-66086606" text:style-name="Internet_20_link" text:visited-style-name="Visited_20_Internet_20_Link">
https://www.bbc.com/zhongwen/simp/world-66086606</text:a>
</text:p>
      <!--NEWS-->
      <text:h text:style-name="P10" text:outline-level="1">
<text:span text:style-name="T4">
French riots: The death of the young family in the death of the BBC interview, the police department's "institutional racism" was heatedly discussed</text:span>
</text:h>
      <text:p text:style-name="P4">
Author: https://www.facebook.com/bbcworldservice/</text:p>
      <text:p text:style-name="P4">
Publisher: BBC News 中文</text:p>
      <text:p text:style-name="P4">
Published Time: 2023-07-03T09:44:35.000Z</text:p>
      <text:p text:style-name="P4">
Modified Time: 2023-07-03T09:44:35.000Z</text:p>
      <text:p text:style-name="P4">
Description: A relative of the French teenager Nahler, who was shot by the police, told the BBC that they did not want Nahler's death to cause riots, but emphasized that the law of the use of fatal weapons when traffic police stopped the vehicle must be reforming.</text:p>
      <text:p text:style-name="P4">
Images: []</text:p>
      <text:p text:style-name="P4">
Videos: ["<text:a xlink:type="simple" xlink:href="https://www.bbc.com/ws/av-embeds/cps/zhongwen/simp/world-66086620/p0fymn5l/zh-hans" text:style-name="Internet_20_link" text:visited-style-name="Visited_20_Internet_20_Link">
zh-hans</text:a>
"]</text:p>
      <text:p text:style-name="P4">
Tags: ['抗议', '法国', '示范']</text:p>
      <text:p text:style-name="P4">
Type: Article</text:p>
      <!--METADATA-->
      <text:h text:style-name="P12" text:outline-level="3">
<text:span text:style-name="T4">
French riots: The death of the young family of the death was interviewed by the BBC, and the police department's "institutional racism" was heatedly discussed</text:span>
</text:h>
      <text:p text:style-name="P4">
[Video-1-Link:/WS/AV-EMBEDS/CPS/ZHONGWEN/SIMP/World-66086620/P0fymn5L/ZH-HansS]](https://www.bbc.com/ws/av-embeds/cps/zhongwen/simp/world-66086620/p0fymn5l/zh-hans)<text:span text:style-name="T4">
 Your equipment does not support playing multimedia materials </text:span>
** French riots: The death of the young family of the death was interviewed by the BBC.</text:p>
      <text:p text:style-name="P4">
A relative of the French teenager Nahel, who was shot by the police, told the BBC that they did not want Nahler's death to cause riots, but emphasized that the law of using deadly weapons when traffic police stopped the vehicle must be reforming.</text:p>
      <text:p text:style-name="P4">
News Source: <text:a xlink:type="simple" xlink:href="https://www.bbc.com/zhongwen/simp/world-66086620" text:style-name="Internet_20_link" text:visited-style-name="Visited_20_Internet_20_Link">
https://www.bbc.com/zhongwen/simp/world-66086620</text:a>
</text:p>
      <!--NEWS-->
      <text:h text:style-name="P10" text:outline-level="1">
<text:span text:style-name="T4">
Shanghai -level architectural design institute cannot receive order suspension in March</text:span>
</text:h>
      <text:p text:style-name="P4">
Author: None</text:p>
      <text:p text:style-name="P4">
Publisher: Radio Free Asia (Organization)</text:p>
      <text:p text:style-name="P4">
Published Time: 2023-07-03T09:45:00-04:00</text:p>
      <text:p text:style-name="P4">
Modified Time: 2023-07-03T11:12:42-04:00</text:p>
      <text:p text:style-name="P4">
Description: None</text:p>
      <text:p text:style-name="P4">
Videos: []</text:p>
      <text:p text:style-name="P4">
Audios: ["<text:a xlink:type="simple" xlink:href="https://www.rfa.org/mandarin/yataibaodao/jingmao/gt2-070320230704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4.612011in" draw:z-index="0">
<draw:image xlink:href="../Images/rfamandarin/2023-07-03T09-45-00-04-00/000000.png" xlink:type="simple" xlink:show="embed" xlink:actuate="onLoad" draw:mime-type="image/png"/>
</draw:frame>
Profile picture: Shanghai Lujiazui Building Building![] <text:a xlink:type="simple" xlink:href="Images/rfamandarin/2023-07-03T09-45-00-04-00/000001.png" text:style-name="Internet_20_link" text:visited-style-name="Visited_20_Internet_20_Link">
</text:a>
](https://www.rfa.org/mandarin/yataibaodao/jingmao/gt2-07032023070454.html/@@images/image)Agence France-France-France-France-France-France-France-France-France-A-Link: https://www.rfa.org/mandarin/yatabaODAO/JINGMAO/GT2-07032023070454.html/@stream]](https://www.rfa.org/mandarin/yataibaodao/jingmao/gt2-07032023070454.html/@@stream)A well -known Grade A architectural design institute in Shanghai issued a notice to all employees last week because of failure to receive an order of engineering project design. A person in Shanghai told this station that many design institutions have been suspended last year because they cannot connect to the design business.</text:p>
      <text:p text:style-name="P4">
<text:span text:style-name="T4">
<text:span text:style-name="T5">
 <text:a xlink:type="simple" xlink:href="https://www.rfa.org/mandarin/Xinwen/1-07022023121843.html" text:style-name="Internet_20_link" text:visited-style-name="Visited_20_Internet_20_Link">
The number of second -hand housing listed in China before the worse before the worse</text:a>
?(https://www.rfa.org/mandarin/yataibaodao/jingmao/gt1-06272023040004.html) </text:span>
*  * </text:span>
<text:a xlink:type="simple" xlink:href="https://www.rfa.org/mandarin/yataibaodao/jingmao/sc-06162023104911.html" text:style-name="Internet_20_link" text:visited-style-name="Visited_20_Internet_20_Link">
 </text:a>
<text:span text:style-name="T4">
 </text:span>
 <text:a xlink:type="simple" xlink:href="https://www.rfa.org/mandarin/yataibaodao/jingmao/sc-06162023104911.html" text:style-name="Internet_20_link" text:visited-style-name="Visited_20_Internet_20_Link">
China National Bureau of Statistics: working for one hour a week, even employment</text:a>
 <text:span text:style-name="T4">
  * </text:span>
<text:a xlink:type="simple" xlink:href="https://www.rfa.org/mandarin/yataibaodao/jingmao/gt-06162023023515.html" text:style-name="Internet_20_link" text:visited-style-name="Visited_20_Internet_20_Link">
 </text:a>
** <text:a xlink:type="simple" xlink:href="https://www.rfa.org/mandarin/yataibaodao/jingmao/gt-06162023023515.html" text:style-name="Internet_20_link" text:visited-style-name="Visited_20_Internet_20_Link">
<text:span text:style-name="T4">
 Economic weak production capacity overcapacity fell more than 20 %, and workers collective salary for collective salary </text:span>
</text:a>
According to Sohu and Sina Weibo accounts and netizens reprinted, on June 28, a Shanghai -level Architecture Design Institute had to declare that all employees had to suspend production and production because they had no business. The poster wrote that the design institute was established in 1992. The design qualification is level A. It has 12 registered survey and design engineers, 4 of which registered architects, 4 registered first -level structural engineers, as well as drainage, equipment, etc. Practice engineer. It is said that the overall strength of this company is acceptable, so that all employees need to stop work and discontinue production, but from the notice of stop work, it can be seen that the overall business of the unit is lacking, and there is no new design project in the near future.</text:p>
      <text:p text:style-name="P4">
The "Stop Working Notice" wrote that due to the impact of major environmental affairs, the company's business has been significantly reduced in business difficulties, and there are no new design projects to be completed at this stage. From June 29, 2023, all employees have been suspended for 3 months. After the project is implemented, the company will contact everyone in advance to resume work. I hope everyone will understand.</text:p>
      <text:p text:style-name="P4">
Shanghai One Architectural Design Institute Co., Ltd. issued the "Stop Working Notice" to the employees last week. (Network picture/ancient pavilion provided) <text:a xlink:type="simple" xlink:href="https://www.rfa.org/mandarin/yataibaodao/jingmao/gt2-07032023070454.html/m0703-gt2p2.jpg" text:style-name="Internet_20_link" text:visited-style-name="Visited_20_Internet_20_Link">
</text:a>
<text:span text:style-name="T4">
 Shanghai has stopped construction of large -scale construction projects </text:span>
</text:p>
      <text:p text:style-name="P4">
Fang Yaping, a person in the industry in Shanghai, said in an interview with this station on Monday that many local large companies in the local area have already been suspended. Some have stopped work last year. The reason is that there is only one reason, that is, Shanghai stopped building large projects: "Some design institutions in Shanghai now There are no business. There are many large design institutions in Shanghai. This is different from the architectural design company. The design institute specializes in the large project, such as the National Theater, not a design building. Of course The design business of the building is also connected. Now the Shanghai economy is messy, and even the residential building can't be rented anymore. "</text:p>
      <text:p text:style-name="P4">
People in the industry said that in the golden age of the construction industry, due to the many projects, the design institute is in an absolute advantage. The design cost of the project was very considerable at the level of salary at that time, so there will be a saying that the design institute employees buy a car for three years and buy a house for five years. However, as the real estate market shrinks rapidly, Shanghai will no longer build large projects. Some analysts said that within 5 to 10 years, enterprises related to construction will be closed.</text:p>
      <text:p text:style-name="P4">
Some netizens wrote a message that the construction industry is not downturn, which has affected the steel industry, the glass industry, and the labor market. This series of influences are getting more and more profound.</text:p>
      <text:p text:style-name="P4">
Shanghai activist, Ma Yalian, told this station: "Everyone is heartbroken now, everyone knows that the economic situation is getting worse and worse, many people are unemployed, and the lives of ordinary people will become more and more sad. For me, the days are even more sad. They are relocated illegally with the means of underworld. "</text:p>
      <text:p text:style-name="P4">
Mr. Zhou, a resident of Shanghai, told this station that many college graduates in Shanghai were unemployed: "Many people now can't find other jobs and go to express delivery. Civil servants now feel unsafe, too busy, and low salary (salary reduction and cancellation of cancellation (cancellation of cancellation and cancellation Bonus). Now the common people go through the three -year epidemic, and know how your government says, he is not as promoted as before. "</text:p>
      <text:p text:style-name="P4">
<text:span text:style-name="T4">
 Shanghai luxury house Cuihu Tiandi Royal Garden 31.88 million price reduction 30 % </text:span>
</text:p>
      <text:p text:style-name="P4">
The shrinking of the Chinese real estate market directly affects the trading of second -hand housing. The Weibo netizen "Zhengzhou Old Handsome" posted on July 1 that he and his wife bought a house in Manhattan, Jinshui District, Zhengzhou five years ago. Annual loan. But now the house is sold, free of charge. As long as the household is directly transferred to the buyer. New buyers are repaying bank loans and left contact information.Some netizens commented that the price of second -hand housing has been lower than the balance of bank loans, and no one will take it. The industry insiders Fang Yaping said that there are many such houses now, but no one will have: "I can't get it out. Who wants to pick up this disk now? For example, you have a loan of 2 million yuan in this house now, but this house now has fallen to the house now. More than one million, no one wants. "</text:p>
      <text:p text:style-name="P4">
Shanghai Central Residents Cuihu Tiandi Royal Garden, a 140 -square -meter housing, began to be listed at 31.88 million yuan, and the price per square meter was 220,000, but now it has fallen to 19.99 million yuan, which is 140,000 yuan per square meter. One week, house prices fell by more than 30%.</text:p>
      <text:p text:style-name="P4">
Reporter: Ancient Pavilion Editor: Chen Meihua Xu Shuting Jiayuan.com Editor: Ruizhe</text:p>
      <text:p text:style-name="P4">
News Source: <text:a xlink:type="simple" xlink:href="https://www.rfa.org/mandarin/yataibaodao/jingmao/gt2-07032023070454.html" text:style-name="Internet_20_link" text:visited-style-name="Visited_20_Internet_20_Link">
https://www.rfa.org/mandarin/yataibaodao/jingmao/gt2-07032023070454.html</text:a>
</text:p>
      <!--NEWS-->
      <text:h text:style-name="P10" text:outline-level="1">
<text:span text:style-name="T4">
Apple's market value exceeds $ 3 trillion or Free Version</text:span>
</text:h>
      <text:p text:style-name="P4">
Author: Dan Gallagher</text:p>
      <text:p text:style-name="P4">
Publisher: 华尔街日报中文网</text:p>
      <text:p text:style-name="P4">
Published Time: 2023-07-03T09:45:00.000Z</text:p>
      <text:p text:style-name="P4">
Modified Time: 2023-07-03T09:45:00.000Z</text:p>
      <text:p text:style-name="P4">
Created Time: 2023-07-03T04:46:00.000Z</text:p>
      <text:p text:style-name="P4">
Description: Apple's market value exceeded $ 3 trillion for the first time, and its stock price rose reflects the hype of the next air outlet, which has little to do with its current business.</text:p>
      <text:p text:style-name="P4">
Images: []</text:p>
      <text:p text:style-name="P4">
Categories: ['金融市场', '股闻天下']</text:p>
      <text:p text:style-name="P4">
Keywords: SYND,LINK:EN|WP-WSJ-0001022891</text:p>
      <text:p text:style-name="P4">
Type: Article</text:p>
      <!--METADATA-->
      <text:p text:style-name="P4">
Apple(Apple, AAPL)The market value has reached a dazzling high, which has little to do with its current business, and it is more related to what may happen in the future.</text:p>
      <text:p text:style-name="P4">
News Source: <text:a xlink:type="simple" xlink:href="https://cn.wsj.com/articles/%E8%8B%B9%E6%9E%9C%E5%85%AC%E5%8F%B8%E5%B8%82%E5%80%BC%E7%AA%81%E7%A0%B43%E4%B8%87%E4%BA%BF%E7%BE%8E%E5%85%83%E6%88%96%E5%9B%A0%E9%A3%8E%E5%8F%A3%E7%82%92%E4%BD%9C-54c6cbd3" text:style-name="Internet_20_link" text:visited-style-name="Visited_20_Internet_20_Link">
https://cn.wsj.com/articles/%E8%8B%B9%E6%9E%9C%E5%85%AC%E5%8F%B8%E5%B8%82%E5%80%BC%E7%AA%81%E7%A0%B43%E4%B8%87%E4%BA%BF%E7%BE%8E%E5%85%83%E6%88%96%E5%9B%A0%E9%A3%8E%E5%8F%A3%E7%82%92%E4%BD%9C-54c6cbd3</text:a>
</text:p>
      <!--NEWS-->
      <text:h text:style-name="P10" text:outline-level="1">
<text:span text:style-name="T4">
Sweden condemn the Cocoa Coca -Econom ISIS Organization Organization to take unified response measures</text:span>
</text:h>
      <text:p text:style-name="P4">
Author: 联合早报 (Person)</text:p>
      <text:p text:style-name="P4">
Publisher: 联合早报 (Organization)</text:p>
      <text:p text:style-name="P4">
Published Time: 2023-07-03T09:50</text:p>
      <text:p text:style-name="P4">
Modified Time: 2023-07-03T09:52</text:p>
      <text:p text:style-name="P4">
Description: The Swedish government condemned the Coca Classic in front of Stockholm's biggest return to the church, and called it "hatred of Islam". At the same time, the Islamic cooperation organization with 57 member states calls on member states to take collective measures to avoid similar incidents in the future. Law...</text:p>
      <text:p text:style-name="P4">
Videos: []</text:p>
      <text:p text:style-name="P4">
Audios: []</text:p>
      <text:p text:style-name="P4">
Images: []</text:p>
      <text:p text:style-name="P4">
Type: NewsArticle</text:p>
      <text:p text:style-name="P4">
Breadcrumbs: ['即时', '国际']</text:p>
      <text:p text:style-name="P4">
Keywords: ['瑞典', '回教', '伊斯兰']</text:p>
      <!--METADATA-->
      <text:p text:style-name="P4">
The Swedish government condemned the Coca Classic in front of Stockholm's biggest return to the church, and called it "hatred of Islam". At the same time, the Islamic cooperation organization with 57 member states calls on member states to take collective measures to avoid similar incidents in the future.</text:p>
      <text:p text:style-name="P4">
Agence France -Presse reported that the Swedish Ministry of Foreign Affairs issued a statement on Sunday (July 2) saying: "In the demonstration of Sweden, he committed some personal behaviors that hatred Islam. The Swedish government fully understands that this behavior may offend Muslims."</text:p>
      <text:p text:style-name="P4">
The Swedish Ministry of Foreign Affairs said: "We strongly condemn this behavior, this behavior does not represent the point of view of the Swedish government."</text:p>
      <text:p text:style-name="P4">
A 37 -year -old Iraqi citizen Salwan Momika, who lives in Sweden, trampled on and burned a few pages of the Coco in front of Stockholm last Wednesday (June 28).</text:p>
      <text:p text:style-name="P4">
The Islamic Cooperation Organization (OIC) headquartered in Saudi Arabia discussed the response measures on the incident of Burning in Sweden on Sunday.</text:p>
      <text:p text:style-name="P4">
OIC issued a statement after holding a "Special" meeting, urging OIC member states to "take unified and collective measures to prevent the desecration of the Coco Classic."</text:p>
      <text:p text:style-name="P4">
The Swedish Ministry of Foreign Affairs subsequently issued a statement saying: "Burning the" Classic Classic "or any other holy book is a rude and disrespectful behavior, and it is also a obvious provocation. Rong Jie's remarks. "</text:p>
      <text:p text:style-name="P4">
The Ministry of Foreign Affairs of Sweden also said that "rally, speech and demonstration of freedom are protected by the Constitution in Sweden."</text:p>
      <text:p text:style-name="P4">
Iraq, Kuwait, the United Arab Emirates, Morocco and other countries summoned the Swedish ambassador to the incident of the Coco Classic.</text:p>
      <text:p text:style-name="P4">
Iranian Foreign Minister Abdullahiyang announced on Sunday that Iran will postpone the sending new ambassador to Sweden to Stockholm.</text:p>
      <text:p text:style-name="P4">
News Source: <text:a xlink:type="simple" xlink:href="https://www.zaobao.com.sg/realtime/world/story20230703-1410082" text:style-name="Internet_20_link" text:visited-style-name="Visited_20_Internet_20_Link">
https://www.zaobao.com.sg/realtime/world/story20230703-1410082</text:a>
</text:p>
      <!--NEWS-->
      <text:h text:style-name="P10" text:outline-level="1">
<text:span text:style-name="T4">
Wagner's mutiny may force Beijing to re -consider relations with Russia</text:span>
</text:h>
      <text:p text:style-name="P4">
Creator: DAVID PIERSON,OLIVIA WANG</text:p>
      <text:p text:style-name="P4">
Publisher: https://www.facebook.com/nytimeschinese</text:p>
      <text:p text:style-name="P4">
Published Time: 2023-07-03T09:55:28+08:00</text:p>
      <text:p text:style-name="P4">
Description: The changes in Wagner's soldiers have aroused doubts about Putin's authority, which may force Beijing to re -consider their geopolitical, economic and territorial interests. If Putin is overthrown, China may maintain a certain degree of distance from Russia. Alexey Maishev/Sputnik Russian President Putin and Chinese leader Xi Jinping in the Kremlin in March this year.</text:p>
      <text:p text:style-name="P4">
Images: ["<text:a xlink:type="simple" xlink:href="https://static01.nyt.com/images/2023/07/01/multimedia/01China-Russia-01-gbzv/01China-Russia-01-gbzv-master1050.jpg" text:style-name="Internet_20_link" text:visited-style-name="Visited_20_Internet_20_Link">
01China-Russi...</text:a>
"]</text:p>
      <text:p text:style-name="P4">
Category: 国际</text:p>
      <text:p text:style-name="P4">
Type: Article</text:p>
      <!--METADATA-->
      <text:p text:style-name="P4">
<draw:frame draw:style-name="fr1" draw:name="Image150" text:anchor-type="as-char" svg:width="6.9236in" svg:height="4.615733in" draw:z-index="0">
<draw:image xlink:href="../Images/cnnytimes/2023-07-03T09-55-28-08-00/01China-Russia-01-gbzv-master1050.jpg" xlink:type="simple" xlink:show="embed" xlink:actuate="onLoad" draw:mime-type="image/jpeg"/>
</draw:frame>
Just three months ago, Xi Jinping, the highest leader of China, also in Moscow and Russian President <text:a xlink:type="simple" xlink:href="https://cn.nytimes.com/china/20230323/china-xi-putin-ukraine/" text:style-name="Internet_20_link" text:visited-style-name="Visited_20_Internet_20_Link">
Putin</text:a>
Touching the cup and expressed confidence in the "firm support" of Putin's "firm support" among the Russian people.</text:p>
      <text:p text:style-name="P4">
Today, <text:a xlink:type="simple" xlink:href="https://cn.nytimes.com/world/20230628/russian-general-prigozhin-rebellion/" text:style-name="Internet_20_link" text:visited-style-name="Visited_20_Internet_20_Link">
Wagner's mercenary organization</text:a>
After a rebellion in Russia, after shaking Putin's indestructible image, people had doubts about this confidence. Those who closely observe China say that although the mutiny has only lasted for a short time, it may lead to the close relationship between Xi Jinping and Russia. This relationship has caused the Chinese government to be criticized around the world and threatened some of China overseas overseas. Benefit.</text:p>
      <text:p text:style-name="P4">
China regards Russia as a necessary partner to challenge the United States. But Putin's adventure desire -from invasion of Ukraine to dependence on private mercenaries can be seen -forcing Beijing to undergo Western pressure to defend Sino -Russian relations.</text:p>
      <text:p text:style-name="P4">
Xi Jinping's long -term betting will only be effective only in Putin to maintain the common interests of the two countries. But the rebellion had caused people to question Putin's authority: the Wagner soldiers almost encountered resistance from the Russian regular army when they advanced to Moscow. Putin asked Belarus to provide asylum decisions for the leader of the leader of the mutiny leader, Yafgeni Pleigo, which was not like a strong man with a strong power.</text:p>
      <text:p text:style-name="P4">
"China recognizes that the Putin government is actually relatively vulnerable internally. This vulnerability has existed before. After the outbreak of the Russian and Ukraine War, this fragility was increased," the researcher of the Russian Eastern European Institute of the Chinese Academy of Social Sciences of the Chinese Academy of Social Sciences Xiao Bin said.</text:p>
      <text:p text:style-name="P4">
The members of the Wagner hired mercenary organization, after a brief rebellion, was preparing to evacuate a military headquarters located on the Rostov on the Russon River. It was taken on June 24. Romanromokhov/agent frame-presse-getty images</text:p>
      <text:p text:style-name="P4">
After the rebellion, China publicly reiterated its support for the Kremlin. Analysts said that because the interests of leaders of the two countries, the relationship between the two countries may remain firm, at least from the outside.</text:p>
      <text:p text:style-name="P4">
However, this mutiny may have also forced Beijing to consider how it would be affected by Putin's geopolitical, economic and territorial interests if it was suddenly overturned. This may lead to a certain degree of distance between China and Russia.</text:p>
      <text:p text:style-name="P4">
advertise</text:p>
      <text:p text:style-name="P4">
In the 23 years of Putin's governance, Russia -China relations have improved significantly compared with the Soviet era and the President Yeltsin. The border between Russia and China is more than 4,000 kilometers, and the two countries have sent dozens of divisions to wait on both sides of the border.</text:p>
      <text:p text:style-name="P4">
Any change in Russia now will immediately re -evaluate the relationship between the two countries. Xiao Bin said that China will worry about Russia's new leaders to adjust the country and adopt a more friendly attitude towards the United States. This may cause China to be isolated in the competition with the United States and face greater pressure.</text:p>
      <text:p text:style-name="P4">
In more extreme cases, the deterioration of the relationship between Beijing and Moscow may force China to re -deploy troops in the border area border with Russia, which will harm China's interests in other regions. Fu said.</text:p>
      <text:p text:style-name="P4">
"Reducing the number of troops on the Sino -Russian border, which enables China to prepare for the Taiwan Strait, South China Sea, or greater conflict with India," Calver said. "I think what has happened in Russia is not enough to let China think about military deployment issues, but this makes them think for the first time to think about whether to do this."</text:p>
      <text:p text:style-name="P4">
A Chinese naval ship near Dongzhou Island in Taiwan was taken in April this year. China may be considering what kind of affected its geopolitical interests will be affected if Putin steps down. LAM YIK Fei Forthe New York Times</text:p>
      <text:p text:style-name="P4">
Any instability in Russia also warns China that there is urgency in protecting the supply of Russia's energy in the country.</text:p>
      <text:p text:style-name="P4">
At the same time, the weaker Putin may give China the opportunity to gain some benefits, Song Wendi, a politicalist at the National University of Australia.</text:p>
      <text:p text:style-name="P4">
Beijing may consider speeding up efforts and let Russia make more concessions. China's primary goal may be to obtain more Russian technology and strive for more preferential conditions for the proposed Siberian power No. 2, which will help the Russian natural gas supply that was previously flowing to Europe to China.</text:p>
      <text:p text:style-name="P4">
The issue of Putin's political future highlights the different practices that he and Xi Jinping have weakened the weakening of the United States and reshape the global order in order to better protect the common goals of their national interests.</text:p>
      <text:p text:style-name="P4">
A natural gas pipeline in the Almore area of the Russian Far East was taken in 2019. China may consider trying to get more concessions from Russia, such as getting better clauses in the transactions of Siberian Power 2 pipelines in the proposed proposal. Maxim shemetov/reuters</text:p>
      <text:p text:style-name="P4">
Putin's approach has always been more aggressive, and he launched the largest war since the World War II in Europe. There is no doubt that Xi Jinping has also adopted a tougher position in territorial claims in recent years, especially on the Taiwan issue (Beijing claims that this autonomous democratic island is its territory). Tension. But so far, Xi Jinping has been cautious to avoid turning confrontation into a war that may involve the United States and its allies.</text:p>
      <text:p text:style-name="P4">
Xi Jinping has also been committed to consolidating domestic power. Since 2015, the Chinese leader has begun to make significant adjustments to the Chinese People's Liberation Army. By removal of several commanders who are considered unfaithful or corrupt, they promoted their allies to add <text:a xlink:type="simple" xlink:href="https://cn.nytimes.com/china/20171011/xi-jinping-military-china-purge/" text:style-name="Internet_20_link" text:visited-style-name="Visited_20_Internet_20_Link">
Strong control of the army</text:a>
In many ways, he avoids the loyalty issues facing Putin today.</text:p>
      <text:p text:style-name="P4">
Wagner Group, the leader of the Military headquarters of Rostov on the Riverside River, was appointed on June 24. Alexander Ermochenko/Reuters</text:p>
      <text:p text:style-name="P4">
Russia and China trade reached a record high after the invasion of Ukraine in Russia. The Chinese government also ensures that Moscow is not completely isolated in diplomacy.</text:p>
      <text:p text:style-name="P4">
"Russia's main motivation is to raise the price of friendship and obtain more benefits from the interaction with China," Song Wendi said. "When Russia looks reckless and unpredictable, it can do this, which is no different from North Korea."</text:p>
      <text:p text:style-name="P4">
advertise</text:p>
      <text:p text:style-name="P4">
China has paid a considerable price for Russia. The Russian and Ukraine War exacerbated the tension between China and the United States, and harmed China's efforts to improve relations with Europe. Ukraine's counterattack has also made the world pay more attention to China's aggression on Taiwan.</text:p>
      <text:p text:style-name="P4">
China has carefully responded to these unfavorable conditions in China. Chinese official media described it the importance of its "Wagner incident" and praised Putin to resolve the crisis. The CCP's "Global Times" accused Western media of "speculation" on the rebellion, distorting the relationship between China and Russia, but it does not seem to have reported that Perigo said that the government deceives the Russian public and convinces them that the North Atlantic Convention is in response to Russia. The Black War is responsible.</text:p>
      <text:p text:style-name="P4">
"The Chinese government still believes in Putin's control of Russia and the long -term stability of Russian society," said Wang Wen, Executive Dean of the Chongyang Financial Research Institute of Renmin University of China in Beijing. Russian.</text:p>
      <text:p text:style-name="P4">
"It is believed that the Wagner incident will split China and Russia.</text:p>
      <text:p text:style-name="P4">
The public took a group photo with Putin and Xi Jinping, which was cut with a hard paper board in Moscow, in June this year. Natalia Kolesnikova/Age France-Presse-Getty Images</text:p>
      <text:p text:style-name="P4">
Although China's mainstream supports Russia, other Chinese experts worth noting believe that the Russian and Ukraine War has damaged China's position in the world. The person holding this view includes Yan Xuetong, a senior scholar of the international relations of Tsinghua University in China.</text:p>
      <text:p text:style-name="P4">
Yan Xuetong told reporters in Beijing last month that the United States did not send troops to defend Ukraine, but in comparison, the European member states in NATO have increased their existence in the Asia -Pacific region.</text:p>
      <text:p text:style-name="P4">
advertise</text:p>
      <text:p text:style-name="P4">
"From a security point of view, this war has not increased China's national security, but has caused China to face more security threats," "According to <text:a xlink:type="simple" xlink:href="https://www.pekingnology.com/" text:style-name="Internet_20_link" text:visited-style-name="Visited_20_Internet_20_Link">
PekingNology</text:a>
The translation of news email, Yan Xuetong said.</text:p>
      <text:p text:style-name="P4">
News Source: <text:a xlink:type="simple" xlink:href="https://cn.nytimes.com/world/20230703/wagner-uprising-china-russia/" text:style-name="Internet_20_link" text:visited-style-name="Visited_20_Internet_20_Link">
https://cn.nytimes.com/world/20230703/wagner-uprising-china-russia/</text:a>
</text:p>
      <!--NEWS-->
      <text:h text:style-name="P10" text:outline-level="1">
<text:span text:style-name="T4">
Russia and Saudi Arabia promise to further restrict the supply of oil (Free Version)</text:span>
</text:h>
      <text:p text:style-name="P4">
Author: Anna Hirtenstein</text:p>
      <text:p text:style-name="P4">
Publisher: 华尔街日报中文网</text:p>
      <text:p text:style-name="P4">
Published Time: 2023-07-03T09:59:00.000Z</text:p>
      <text:p text:style-name="P4">
Modified Time: 2023-07-03T09:59:00.000Z</text:p>
      <text:p text:style-name="P4">
Created Time: 2023-07-03T09:59:00.000Z</text:p>
      <text:p text:style-name="P4">
Description: Russia's Deputy Prime Minister Novak said Russia would voluntarily reduce its export volume by 500,000 barrels per day in August; Saudi News Agency quoted the country's Ministry of Energy that Saudi Arabia would be 1 million barrels per day from July from July The production reduction plan is extended to August. Affected by this, oil prices have risen.</text:p>
      <text:p text:style-name="P4">
Images: []</text:p>
      <text:p text:style-name="P4">
Categories: ['金融市场']</text:p>
      <text:p text:style-name="P4">
Keywords: SYND</text:p>
      <text:p text:style-name="P4">
Type: Article</text:p>
      <!--METADATA-->
      <text:p text:style-name="P4">
Russia and Saudi Arabia proposed plans restricting oil supply in the global market until August.</text:p>
      <text:p text:style-name="P4">
News Source: <text:a xlink:type="simple" xlink:href="https://cn.wsj.com/articles/%E4%BF%84%E7%BD%97%E6%96%AF%E5%92%8C%E6%B2%99%E7%89%B9%E6%89%BF%E8%AF%BA%E8%BF%9B%E4%B8%80%E6%AD%A5%E9%99%90%E5%88%B6%E7%9F%B3%E6%B2%B9%E4%BE%9B%E5%BA%94-6e5175d9" text:style-name="Internet_20_link" text:visited-style-name="Visited_20_Internet_20_Link">
https://cn.wsj.com/articles/%E4%BF%84%E7%BD%97%E6%96%AF%E5%92%8C%E6%B2%99%E7%89%B9%E6%89%BF%E8%AF%BA%E8%BF%9B%E4%B8%80%E6%AD%A5%E9%99%90%E5%88%B6%E7%9F%B3%E6%B2%B9%E4%BE%9B%E5%BA%94-6e5175d9</text:a>
</text:p>
      <!--NEWS-->
      <text:h text:style-name="P10" text:outline-level="1">
<text:span text:style-name="T4">
The human rights group of Li Jia's super -serving the first anniversary of Hong Kong called on the United States to continue sanctions on it</text:span>
</text:h>
      <text:p text:style-name="P4">
Author: None</text:p>
      <text:p text:style-name="P4">
Publisher: Radio Free Asia (Organization)</text:p>
      <text:p text:style-name="P4">
Published Time: 2023-07-03T10:01:00-04:00</text:p>
      <text:p text:style-name="P4">
Modified Time: 2023-07-03T12:46:01-04:00</text:p>
      <text:p text:style-name="P4">
Description: None</text:p>
      <text:p text:style-name="P4">
Videos: []</text:p>
      <text:p text:style-name="P4">
Audios: ["<text:a xlink:type="simple" xlink:href="https://www.rfa.org/mandarin/yataibaodao/gangtai/ec-070320230751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612011in" draw:z-index="0">
<draw:image xlink:href="../Images/rfamandarin/2023-07-03T10-01-00-04-00/000000.png" xlink:type="simple" xlink:show="embed" xlink:actuate="onLoad" draw:mime-type="image/png"/>
</draw:frame>
Hong Kong Chief Executive Li Jiachao <text:a xlink:type="simple" xlink:href="https://www.rfa.org/mandarin/yataibaodao/gangtai/ec-07032023075137.html/@@images/image" text:style-name="Internet_20_link" text:visited-style-name="Visited_20_Internet_20_Link">
</text:a>
Associated Press picture <text:a xlink:type="simple" xlink:href="https://www.rfa.org/mandarin/yataibaodao/gangtai/ec-07032023075137.html/@@stream" text:style-name="Internet_20_link" text:visited-style-name="Visited_20_Internet_20_Link">
Audio-Link: https://www.rfa.org/mandarin/yatabaodao/gangtai/ec-0703202375137.html/@@stream</text:a>
When Li Jiachao was elected in Hong Kong last year, he threatened to solve one problem every day. One year later, he applied for early as a significant achievement with "Gao Caitong". The discrete Hong Kong people approved Li Jiachao to take office, making Hong Kong become a police city and a rapid redemption. More than 50 discrete Hong Kong people organizations and human rights groups, on the occasion of Li Jiachao for one year, co -signed to believe in the US President Biden to oppose the APEC meeting and allow Li Jiachao to enter the United States.</text:p>
      <text:p text:style-name="P4">
<text:a xlink:type="simple" xlink:href="https://www.rfa.org/mandarin/Xinwen/1-07012023112155.html" text:style-name="Internet_20_link" text:visited-style-name="Visited_20_Internet_20_Link">
<text:span text:style-name="T4">
 Multi -family human rights groups sent a letter to President Bayeng: Do not let Li Jiachao come to the United States to participate in the APEC Summit </text:span>
</text:a>
The first anniversary of the Li family's superior specialty, the Chinese official media CCTV played an exclusive interview on Sunday (July 2) to take stock of its annual political achievements. Li Jiachao praised his achievements in "grabbing talents" and "grabbing enterprises". Among them, it attracted a large number of Chinese people to apply for the "Gao Tong Plan", which is expected to meet the standard early.</text:p>
      <text:p text:style-name="P4">
Li Jiachao: "The" grabbing talent 'is particularly popular. "It is our high -end talent pass. Originally, we wanted to attract 35,000 talents each year. The launch of 5 months has approved about 50,000 applications. If we look at it all year, I should think I think It can meet the standards, and even exceed the standard. With talents, the driving force for our development is there. "</text:p>
      <text:p text:style-name="P4">
Li Jiachao accepted a number of Hong Kong media interviews and talked about being sanctioned by the United States. He described himself to be strong, but his life was not affected by sanctions. Instead, he increased his working motivation. As for his tenure, the parade was almost extinct in Hong Kong. It is said that social consensus is to fight for economy and development.</text:p>
      <text:p text:style-name="P4">
<text:span text:style-name="T4">
 Sangpu: Li Jiachao's advice to the prevalence of Hong Kong culture is rapid continentalization </text:span>
</text:p>
      <text:p text:style-name="P4">
The achievements in Li Jia's eyes, in the eyes of Sang Pu, the chairman of the Hong Kong Association of Taiwan, are evidence of intensified mainland Hong Kong. He said that the year of Li Jiachao's Chief Executive continued to have new cases of "National Security Law". It is accelerated from many aspects to mainlandification.</text:p>
      <text:p text:style-name="P4">
On April 15, 2023, Li Jiachao delivered a speech at the National Security Education Day ceremony held in Hong Kong. (Associated Press) <text:a xlink:type="simple" xlink:href="https://www.rfa.org/mandarin/yataibaodao/gangtai/ec-07032023075137.html/ap23105222009454.jpg" text:style-name="Internet_20_link" text:visited-style-name="Visited_20_Internet_20_Link">
</text:a>
Sanpu: "Mainlandification has a very important feature. The people dare not tell the truth. There are many culture and reporting culture that tells the truth, and every different social level is controlled by the party state. There are more and more people who have changed the talent exchange plan. 95%are from China, and the mainlandization of the entire place has continued to intensify. Seeing posters and slogans on the streets are very strange words. Good home, new Hong Kong '? It has reached a point where the Chinese term. "</text:p>
      <text:p text:style-name="P4">
<text:span text:style-name="T4">
 Xu Zhifeng: Democrats in the parliament have been wiped out in Hong Kong and have fallen into police cities </text:span>
</text:p>
      <text:p text:style-name="P4">
Xu Zhifeng, a former member of the Hong Kong Democratic School, said that the opposition of the parliament of Li Jiachao was "clear". Without the supervision of the democratic school, the police were not afraid that the power continued to grow. City conditions.</text:p>
      <text:p text:style-name="P4">
Xu Zhifeng: "Hong Kong has become a police city. When a gun and power, the power of the governor will become the governor. ; Hong Kong's various demonstrations, and the song "Wish Rongguang Return to Hong Kong", there is no way to survive in Hong Kong; the Legislative Council is easily used for more than ten minutes, and the police have formed a police officer for the police. The situation, which is similar to many movement towards totalitarian and military government. Hong Kong is going in this direction. "</text:p>
      <text:p text:style-name="P4">
<text:span text:style-name="T4">
 More than 50 overseas Hong Kong people and human rights groups jointly went to Bai Deng to urge Li Jiachao to enter the United States </text:span>
</text:p>
      <text:p text:style-name="P4">
In addition, more than 50 discrete Hong Kong people and overseas human rights groups, jointly signed to believe in the US President Biden to oppose the United States' consideration to give Li Jiachang sanctions and exemption, allowing him to attend the Asia -Pacific Economic Cooperation Organization (APEC) meeting held in San Francisco in November and believe that it is not believed that it will not Those who infringe on human rights should step into the land of the United States.</text:p>
      <text:p text:style-name="P4">
Guo Fengyi, Executive Director of the Hong Kong Democratic Commission of the United States and Hong Kong people who participated in the co -deployment, said that if the U.S. government puts luggage home super, it is to declare to the world that the United States has abandoned the CCP, and the coalition is determined to show the entire human rights defending group.</text:p>
      <text:p text:style-name="P4">
Guo Fengyi: "The United States is a powerful country that can oppose China and Russia as a strong country that can oppose China and Russia. Value, and choosing economy and other interests, if the United States lets Li Jia super coming, not only Hong Kong people, the entire human rights field will also oppose this decision. "</text:p>
      <text:p text:style-name="P4">
Guo Fengyi believes that Li Jiachao emphasized that sanctions have no impact on him, but just cover up his ears and stole the bells and appease government officials to continue working for the CCP.</text:p>
      <text:p text:style-name="P4">
Reporter: Chen Zifei Editor: Xu Shuting Chen Meihua Jiayuan.com Editor: Ruizhe</text:p>
      <text:p text:style-name="P4">
News Source: <text:a xlink:type="simple" xlink:href="https://www.rfa.org/mandarin/yataibaodao/gangtai/ec-07032023075137.html" text:style-name="Internet_20_link" text:visited-style-name="Visited_20_Internet_20_Link">
https://www.rfa.org/mandarin/yataibaodao/gangtai/ec-07032023075137.html</text:a>
</text:p>
      <!--NEWS-->
      <text:h text:style-name="P10" text:outline-level="1">
<text:span text:style-name="T4">
French riots have a calm social problem for a while difficult to solve</text:span>
</text:h>
      <text:p text:style-name="P4">
Author: None (Language: zh)</text:p>
      <text:p text:style-name="P4">
Publisher: None</text:p>
      <text:p text:style-name="P4">
Time: 2023-07-03T10:13:00Z</text:p>
      <text:p text:style-name="P4">
Description: From Sunday to Monday night, the number of police arrests decreased significantly. Last week, the grandmother of the 17 -year -old teenager who was killed by the police called for stopping violence, saying that the bruteer was only used as an excuse for using it. On the weekend, a residential home of a mayor of Paris was attacked by arson, and his wife and children were forced to escape and injured.</text:p>
      <text:p text:style-name="P4">
Videos: []</text:p>
      <text:p text:style-name="P4">
Images: []</text:p>
      <text:p text:style-name="P4">
Subject: 时政风云</text:p>
      <text:p text:style-name="P4">
Subjects: ['法国', '法国沙尔利周刊枪击案']</text:p>
      <text:p text:style-name="P4">
Keywords: ['法国', '17岁少年', '骚乱', '暴力骚乱', '暴乱', '社会问题', '马克龙', '法国骚乱']</text:p>
      <text:p text:style-name="P4">
Id: 66099540</text:p>
      <!--METADATA-->
      <text:p text:style-name="P4">
<text:a xlink:type="simple" xlink:href="https://www.dw.com/zh/overlay/image/article/66099540/66099382" text:style-name="Internet_20_link" text:visited-style-name="Visited_20_Internet_20_Link">
 </text:a>
Marseille Street on July 2nd</text:p>
      <text:p text:style-name="P4">
(Voice of Germany Chinese) After <text:a xlink:type="simple" xlink:href="https://www.dw.com/zh/zh/警察枪杀少年事件在法国引发大规模暴力抗议/a-66067433" text:style-name="Internet_20_link" text:visited-style-name="Visited_20_Internet_20_Link">
a few days of riots</text:a>
, <text:a xlink:type="simple" xlink:href="https://www.dw.com/zh/zh/法国骚乱持续-姆巴佩-停止暴力请别自毁家园/a-66088712" text:style-name="Internet_20_link" text:visited-style-name="Visited_20_Internet_20_Link">
French street violence</text:a>
The situation was calm. From Sunday to Monday night, the Ministry of the Interior said that the arrest of 157 people was significantly reduced from a few previous nights.</text:p>
      <text:p text:style-name="P4">
Although the violence occurred again, such as in Lyon, the police used tear gas in the right -wing group organization, compared with the severity of the previous days, it was relatively calm. In the past few days, hundreds of cars and buildings have been arson on the media, and sometimes the police arrested more than 1,000 people overnight.</text:p>
      <text:p text:style-name="P4">
The Minister of the Interior Dalmarin adopts a strategy of investing in large -scale police forces. A total of 45,000 police officers were sent across the country and used armored vehicles. According to media reports, Darmaning ordered a resolute action to arrest those of violent riots as soon as possible.</text:p>
      <text:p text:style-name="P4">
A young firefighter died of a heart disease when a car burning a car burning at night.</text:p>
      <text:p text:style-name="P4">
Saturday in Marseille</text:p>
      <text:h text:style-name="P12" text:outline-level="3">
<text:span text:style-name="T4">
17 -year -old grandmother called to stop violence</text:span>
</text:h>
      <text:p text:style-name="P4">
<text:a xlink:type="simple" xlink:href="https://www.dw.com/zh/zh/法國動亂遇害少年祖母籲停止暴力/a-66096894" text:style-name="Internet_20_link" text:visited-style-name="Visited_20_Internet_20_Link">
The grandmother of the teenager who was killed last week that caused the riots to make an appeal</text:a>
, Stop violence. She told a TV station: "Fortunately, there is a policeman. For those who are smashing and destroy, I want to say: stop." She said that the person who was destroyed was the 17 -year -old grandson who was killed by the police. " Pretext.</text:p>
      <text:p text:style-name="P4">
She said that although she was very angry with the shot policeman, she didn't want to expand to everyone. She said the policeman would be punished and others would. "I trust justice."</text:p>
      <text:p text:style-name="P4">
Since the 17 -year -old teenager was shot and killed by the police during the traffic inspection last Tuesday, France, especially a serious riots in the night. There were many robbery stores, arson, and violent conflict with the police. Hundreds of people are arrested every night.</text:p>
      <text:p text:style-name="P4">
On Monday, French President Macron will meet with the chairman of the Congress. Previously, Macron had met with Prime Minister Borne, the Minister of the Interior Dalmarin, and other ministers. On Tuesday, Macron will meet with the 220 city mayor in the past few days.</text:p>
      <text:p text:style-name="P4">
Nice from Saturday to Sunday night</text:p>
      <text:h text:style-name="P12" text:outline-level="3">
<text:span text:style-name="T4">
A mayor's family was forced to escape</text:span>
</text:h>
      <text:p text:style-name="P4">
The mayor of L'Hay-Les-Roses in Paris, Vincentjeanbrun and his family were severely attacked by the riot. According to a German TV report, on Saturday to Sunday night, the riot ignited a car at the door of his home. His wife and two young children had to go through the garden to escape, and during the process, the riot throwing firecrackers until they fled to the neighbor's house. Let Bon's wife fracture tibia. Let Bloom say: "My wife said to me at the hospital, we don't give up. We don't want to be a victim. Because if we yield to fear, they will win."</text:p>
      <text:p text:style-name="P4">
A German TV report said that since 1977, France has formulated a total of 10 action plans to support the neighborhoods with serious social problems. During the first term of Macron, he also invested funds in elementary education resources, old house transformation, and free employment training in difficult areas. However, the destructive violence in the past few days showed that his plans have not worked.</text:p>
      <text:p text:style-name="P4">
(Germany, Agence France -Presse, etc.)</text:p>
      <text:p text:style-name="P4">
News Source: <text:a xlink:type="simple" xlink:href="https://www.dw.com/zh/法国骚乱有所平复-社会问题一时难解/a-66099540" text:style-name="Internet_20_link" text:visited-style-name="Visited_20_Internet_20_Link">
https://www.dw.com/zh/法国骚乱有所平复-社会问题一时难解/a-66099540?maca=chi-rss-chi-all-1127-rdf</text:a>
</text:p>
      <!--NEWS-->
      <text:h text:style-name="P10" text:outline-level="1">
<text:span text:style-name="T4">
US Treasury Secretary Yellen will have a long -awaited visit to China this week</text:span>
</text:h>
      <text:p text:style-name="P4">
Author: chinese@voanews.com (美国之音)</text:p>
      <text:p text:style-name="P4">
Publisher: 美国之音中文网 (Type: NewsMediaOrganization)</text:p>
      <text:p text:style-name="P4">
Published Time: 2023-07-03T10:13:09+08:00</text:p>
      <text:p text:style-name="P4">
Modified Time: 2023-07-03 02:13:09Z</text:p>
      <text:p text:style-name="P4">
Description: A senior official of the U.S. Treasury official said on Sunday (July 2) that the Minister of Finance Jennite Yellen will go to Beijing on Thursday, which is part of the efforts of the Bayeon government's efforts to ease the tension between the United States and China.</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treasury-secretary-janet-yellen-is-making-a-long-awaited-trip-to-china-this-week-20230702/7164420.html" text:style-name="Internet_20_link" text:visited-style-name="Visited_20_Internet_20_Link">
https://www.voachinese.com/a/treasury-secretary-janet-yellen-is-making-a-long-awaited-trip-to-china-this-week-20230702/7164420.html</text:a>
</text:p>
      <!--NEWS-->
      <text:h text:style-name="P10" text:outline-level="1">
<text:span text:style-name="T4">
The National Democratic Labor Portrait Federation of South Korea has made two weeks from strike today</text:span>
</text:h>
      <text:p text:style-name="P4">
Author: 联合早报 (Person)</text:p>
      <text:p text:style-name="P4">
Publisher: 联合早报 (Organization)</text:p>
      <text:p text:style-name="P4">
Published Time: 2023-07-03T10:18</text:p>
      <text:p text:style-name="P4">
Modified Time: 2023-07-03T15:41</text:p>
      <text:p text:style-name="P4">
Description: South Korea ’s National Democratic Labor Portrait Alliance has a slogan of“ asking Yin Xiyue ’s government to step down”. From Monday (July 3) to 15th, the overall strike for two weeks will be carried out. It is expected that 400,000 to 500,000 will participate. Yonhap News Agency reported that the South Korean labor industry revealed that national democracy ...</text:p>
      <text:p text:style-name="P4">
Videos: []</text:p>
      <text:p text:style-name="P4">
Audios: []</text:p>
      <text:p text:style-name="P4">
Images: []</text:p>
      <text:p text:style-name="P4">
Type: NewsArticle</text:p>
      <text:p text:style-name="P4">
Breadcrumbs: ['即时', '国际']</text:p>
      <text:p text:style-name="P4">
Keywords: ['韩国', '罢工', '尹锡悦']</text:p>
      <!--METADATA-->
      <text:p text:style-name="P4">
South Korea ’s National Democratic Labor Portrait Alliance has a slogan of“ asking Yin Xiyue ’s government to step down”. From Monday (July 3) to 15th, the overall strike for two weeks will be carried out. It is expected that 400,000 to 500,000 will participate.</text:p>
      <text:p text:style-name="P4">
The Yonhap News Agency reported that the South Korean labor community revealed that relevant personnel such as Liang Qingxuan (transliteration) and other relevant personnel of the National Democratic Labor Group (referred to as the Democratic Labor President) will hold a press conference in front of the Longshan Presidential Palace in Seoul at 10 am on Monday to announce the start of the main strike. From 10 am to 1 pm, unions in 15 regions across the country except Seoul will also hold a press conference to announce the strike.</text:p>
      <text:p text:style-name="P4">
Democratic and Labor said that the target of the strike tone and the goal of "conform to public opinion to urge Yin Xiyue government to step down", "up -to -minimum wage", "yellow enlightenment law" (amendment to the union law) legislative, stop Japanese nuclear sewage discharge, opposition, opposition, opposition The suppression of the union and the random reform system, stopping the counterpart of the counterpart, the anti -labor act, and preventing the politics of the labor community in the labor community before the election of the members of the parliament.</text:p>
      <text:p text:style-name="P4">
Liang Qingzheng's press conference last Wednesday (June 28) said that the past strike was generally aimed at reducing the interests of the employees to expand the interests of workers. This strike was aimed at the issue of Yin Xiyue's government.</text:p>
      <text:p text:style-name="P4">
Democratic and Labor also said that although the strikes last two weeks, most industrial unions participated in the strike for one or two days, so it does not affect the production of manufacturing factories and will not cause great inconvenience to the people. In addition, the courier will strike for three days, and it is expected that the express logistics may be slightly delayed. Given that the Health Medical Union's preview will start the endless period from the 13th, it is expected to bring inconvenience to hospital patients.</text:p>
      <text:p text:style-name="P4">
In addition, the Democratic and Labor will be held on July 4th, 7th, 11th, and 14th during the strike period, and will be held at 7:00 on the evening of 7:00 on the evening of 7:00 on the evening of 7:00 on the evening.</text:p>
      <text:p text:style-name="P4">
Taking the opportunity of the Democratic and Labor President of the President of Labor, the "Xia Dou" in the Korean labor community may be fully launched. The two major trade unions of Democratic Labor and the Communist Party of China have recently condemned the Yin Xiyue government to suppress labor, which indicates that the labor community will launch a large -scale struggle.</text:p>
      <text:p text:style-name="P4">
News Source: <text:a xlink:type="simple" xlink:href="https://www.zaobao.com.sg/realtime/world/story20230703-1410091" text:style-name="Internet_20_link" text:visited-style-name="Visited_20_Internet_20_Link">
https://www.zaobao.com.sg/realtime/world/story20230703-1410091</text:a>
</text:p>
      <!--NEWS-->
      <text:h text:style-name="P10" text:outline-level="1">
<text:span text:style-name="T4">
Investment boss Grandam warns that AI heat will not prevent US stock bubble from rupture (free version)</text:span>
</text:h>
      <text:p text:style-name="P4">
Author: Eric Wallerstein</text:p>
      <text:p text:style-name="P4">
Publisher: 华尔街日报中文网</text:p>
      <text:p text:style-name="P4">
Published Time: 2023-07-03T10:30:00.000Z</text:p>
      <text:p text:style-name="P4">
Modified Time: 2023-07-03T10:30:00.000Z</text:p>
      <text:p text:style-name="P4">
Created Time: 2023-07-03T07:05:00.000Z</text:p>
      <text:p text:style-name="P4">
Description: GMO, an investment management agency founded by the investment boss Grand, bets on deep value stocks and commercial real estate mortgage bonds.</text:p>
      <text:p text:style-name="P4">
Images: []</text:p>
      <text:p text:style-name="P4">
Categories: ['金融市场']</text:p>
      <text:p text:style-name="P4">
Keywords: SYND,LINK:EN|WP-WSJ-0001019787</text:p>
      <text:p text:style-name="P4">
Type: Article</text:p>
      <!--METADATA-->
      <text:p text:style-name="P4">
In 2022, the US bear market seems to be fulfilled in the investment boss Grandham(Jeremy Grantham)The stock market was defeated very long ago. But the rise of U.S. stocks this year has caused his victory to abruptly abruptly.</text:p>
      <text:p text:style-name="P4">
News Source: <text:a xlink:type="simple" xlink:href="https://cn.wsj.com/articles/%E6%8A%95%E8%B5%84%E5%A4%A7%E4%BD%AC%E6%A0%BC%E5%85%B0%E7%91%9F%E5%A7%86%E8%AD%A6%E5%91%8Aai%E7%83%AD%E4%B8%8D%E4%BC%9A%E9%98%BB%E6%AD%A2%E7%BE%8E%E8%82%A1%E6%B3%A1%E6%B2%AB%E7%A0%B4%E8%A3%82-6601ee3e" text:style-name="Internet_20_link" text:visited-style-name="Visited_20_Internet_20_Link">
https://cn.wsj.com/articles/%E6%8A%95%E8%B5%84%E5%A4%A7%E4%BD%AC%E6%A0%BC%E5%85%B0%E7%91%9F%E5%A7%86%E8%AD%A6%E5%91%8Aai%E7%83%AD%E4%B8%8D%E4%BC%9A%E9%98%BB%E6%AD%A2%E7%BE%8E%E8%82%A1%E6%B3%A1%E6%B2%AB%E7%A0%B4%E8%A3%82-6601ee3e</text:a>
</text:p>
      <!--NEWS-->
      <text:h text:style-name="P10" text:outline-level="1">
<text:span text:style-name="T4">
In response to the situation on both sides of the strait, Taiwan Tianma exercises appeared</text:span>
</text:h>
      <text:p text:style-name="P4">
Publisher: 法新社</text:p>
      <text:p text:style-name="P4">
Published Time: 2023-07-03T10:32:06+00:00</text:p>
      <text:p text:style-name="P4">
Modified Time: 2023-07-03T10:05:02+00:00</text:p>
      <text:p text:style-name="P4">
Description: (AFP, Taipei, 3rd) Taiwan has conducted two -day missiles from today's "Tianma exercise". After that, the largest military exercise of the year will be carried out to strengthen preparations for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7-03T10-32-06-00-00/000000.png" xlink:type="simple" xlink:show="embed" xlink:actuate="onLoad" draw:mime-type="image/png"/>
</draw:frame>
The relationship between Taipei and Beijing is increasingly tense. Last year, China conducted two large military exercises around Taiwan last year.</text:p>
      <text:p text:style-name="P4">
Today's exercise and tomorrow are the CCP's frequent invasion of Taiwan's air defense identification zone with machine ships. In addition to crossing the midline of the Taiwan Strait several times, it is more than 24. 撸 撸 撸 撸 more deeply into the southeast sea airspace.</text:p>
      <text:p text:style-name="P4">
Last month, the eight Chinese fighter planes across the Taiwan Strait and nearly 24. On May. In May, the Shandong Aircraft formation rarely crossed the Taiwan Strait.</text:p>
      <text:p text:style-name="P4">
News Source: <text:a xlink:type="simple" xlink:href="https://www.rfi.fr/cn/%E5%9B%BD%E9%99%85%E6%8A%A5%E9%81%93/20230703-%E5%9B%A0%E5%BA%94%E4%B8%A4%E5%B2%B8%E5%B1%80%E5%8A%BF-%E5%8F%B0%E6%B9%BE%E5%A4%A9%E9%A9%AC%E6%93%8D%E6%BC%94%E7%99%BB%E5%9C%BA" text:style-name="Internet_20_link" text:visited-style-name="Visited_20_Internet_20_Link">
https://www.rfi.fr/cn/%E5%9B%BD%E9%99%85%E6%8A%A5%E9%81%93/20230703-%E5%9B%A0%E5%BA%94%E4%B8%A4%E5%B2%B8%E5%B1%80%E5%8A%BF-%E5%8F%B0%E6%B9%BE%E5%A4%A9%E9%A9%AC%E6%93%8D%E6%BC%94%E7%99%BB%E5%9C%BA</text:a>
</text:p>
      <!--NEWS-->
      <text:h text:style-name="P10" text:outline-level="1">
<text:span text:style-name="T4">
France only participated in the Normani landing soldiers died and enjoyed Song Shou 100 years old</text:span>
</text:h>
      <text:p text:style-name="P4">
Publisher: 法新社</text:p>
      <text:p text:style-name="P4">
Published Time: 2023-07-03T10:32:10+00:00</text:p>
      <text:p text:style-name="P4">
Modified Time: 2023-07-03T15:20:04+00:00</text:p>
      <text:p text:style-name="P4">
Description: (AFP, Kangcheng, France, 3rd on the 3rd) France's only assault player in 1944 Normandy Landing in 1944. Leon Gautier died today and enjoyed Song Shou 100 years o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7-03T10-32-10-00-00/000000.png" xlink:type="simple" xlink:show="embed" xlink:actuate="onLoad" draw:mime-type="image/png"/>
</draw:frame>
On June 6, 1994, Gauota successfully landed in the beach in the Normandy region in France and the French and Allied soldiers, marking the beginning of Nazi Germany's defeat in Western Europe.</text:p>
      <text:p text:style-name="P4">
Romainbail, the mayor of the nano -Binhai town, said that Gauota died this morning at a hospital in CAEN, Normandy. Gauota has lived in Vestianm since the 1990s, not far from the beach he landed at that time.</text:p>
      <text:p text:style-name="P4">
Gauchier was one of the 177 members of the Kieffer commando at the time. The members of this commando continued to fight against the Nazi French soldiers with the United States and other Allies such as Britain and the United States in 1940.</text:p>
      <text:p text:style-name="P4">
Norman landed is the largest amphibious operation in the history of the world. It is led by troops in the United States, Britain and Canada. The Australia, Belgium, Czech Republic, the Netherlands, France, Greece, New Zealand, Norway, Rhodesia, Poland, etc. There are also small -scale troops participating in the country.</text:p>
      <text:p text:style-name="P4">
At that time, about 18,000 paratroopers landed in the offensive area, and the Allied Air Force also supported thousands of ships carrying more than 130,000 ground troops in the landing operation.</text:p>
      <text:p text:style-name="P4">
Gauchier went to the UK in 1940 to join the "Free French" anti -German movement led by General Charles de GAULLE in London.</text:p>
      <text:p text:style-name="P4">
After the war, Gauotier became a peaceful proposal, using his experience in wartime as a borrowing mirror. He said at his centenary birthday party last year: "You kill the other party, but the other party has never done anything to you, and there are families and children. What is this for?"</text:p>
      <text:p text:style-name="P4">
News Source: <text:a xlink:type="simple" xlink:href="https://www.rfi.fr/cn/%E5%9B%BD%E9%99%85%E6%8A%A5%E9%81%93/20230703-%E6%B3%95%E5%9B%BD%E4%BB%85%E5%AD%98%E5%8F%82%E4%B8%8E%E8%BF%87%E8%AF%BA%E6%9B%BC%E7%AC%AC%E7%99%BB%E9%99%86%E5%A3%AB%E5%85%B5%E8%BE%9E%E4%B8%96-%E4%BA%AB%E5%B5%A9%E5%AF%BF100%E5%B2%81" text:style-name="Internet_20_link" text:visited-style-name="Visited_20_Internet_20_Link">
https://www.rfi.fr/cn/%E5%9B%BD%E9%99%85%E6%8A%A5%E9%81%93/20230703-%E6%B3%95%E5%9B%BD%E4%BB%85%E5%AD%98%E5%8F%82%E4%B8%8E%E8%BF%87%E8%AF%BA%E6%9B%BC%E7%AC%AC%E7%99%BB%E9%99%86%E5%A3%AB%E5%85%B5%E8%BE%9E%E4%B8%96-%E4%BA%AB%E5%B5%A9%E5%AF%BF100%E5%B2%81</text:a>
</text:p>
      <!--NEWS-->
      <text:h text:style-name="P10" text:outline-level="1">
<text:span text:style-name="T4">
Nearly 40 tourists, including children's trapped Malacca rotation tower for 30 minutes</text:span>
</text:h>
      <text:p text:style-name="P4">
Author: 联合早报 (Person)</text:p>
      <text:p text:style-name="P4">
Publisher: 联合早报 (Organization)</text:p>
      <text:p text:style-name="P4">
Published Time: 2023-07-03T10:58</text:p>
      <text:p text:style-name="P4">
Modified Time: 2023-07-03T11:13</text:p>
      <text:p text:style-name="P4">
Description: Nearly 40 tourists, including eight children, were trapped on the highest rotation tower in Malaysia for about 30 minutes. The 110 -meter -high Malacca rotation tower is the first and only rotary tower in Malaysia. It can receive up to 80 tourists. It takes seven minutes to take one at a time.</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马六甲', '游客', '故障', '马来西亚']</text:p>
      <!--METADATA-->
      <text:p text:style-name="P4">
Nearly 40 tourists, including eight children, were trapped on the highest rotation tower in Malaysia for about 30 minutes.</text:p>
      <text:p text:style-name="P4">
<draw:frame draw:style-name="fr1" draw:name="Image165" text:anchor-type="as-char" svg:width="6.9236in" svg:height="9.225697in" draw:z-index="0">
<draw:image xlink:href="../Images/zaobao world/2023-07-03T10-58/000000.png" xlink:type="simple" xlink:show="embed" xlink:actuate="onLoad" draw:mime-type="image/png"/>
</draw:frame>
The 110 -meter -high Malacca rotation tower is the first and only rotary tower in Malaysia. It can receive up to 80 tourists. It takes seven minutes at a time. (Figure/UNSPLASH)</text:p>
      <text:p text:style-name="P4">
The "Star" reported that the President of the Malacca Rotary Tower said again, and said that at about 6 pm on Sunday (July 2), a mechanical failure occurred in the rotating tower. At that time, there were 36 tourists sitting on the rotating tower 60 meters on the ground, one of which was inconvenient for the operation.</text:p>
      <text:p text:style-name="P4">
Zilan said that all tourists were rescued within 30 minutes, no one was injured, and the technical team would investigate the cause of mechanical failure.</text:p>
      <text:p text:style-name="P4">
Abdullahin, the commander of the Malacca Fire Rescue Bureau, said that his personnel arrived at the scene to supervise the rescue operation.</text:p>
      <text:p text:style-name="P4">
The 110 -meter -high Malacca rotation tower is the first and only rotary tower in Malaysia. It can receive up to 80 tourists. It takes seven minutes at a time.</text:p>
      <text:p text:style-name="P4">
News Source: <text:a xlink:type="simple" xlink:href="https://www.zaobao.com.sg/realtime/world/story20230703-1410096" text:style-name="Internet_20_link" text:visited-style-name="Visited_20_Internet_20_Link">
https://www.zaobao.com.sg/realtime/world/story20230703-1410096</text:a>
</text:p>
      <!--NEWS-->
      <text:h text:style-name="P10" text:outline-level="1">
<text:span text:style-name="T4">
Chinese official media rendered 1/7 British people who were mocked in groups</text:span>
</text:h>
      <text:p text:style-name="P4">
Author: None (Language: zh)</text:p>
      <text:p text:style-name="P4">
Publisher: None</text:p>
      <text:p text:style-name="P4">
Time: 2023-07-03T11:02:00Z</text:p>
      <text:p text:style-name="P4">
Description: The Chinese official media Xinhua News Agency quoted a survey report issued by the British Charity Sel Foundation last week that about one -7th of the British last year was facing hunger because of lack of money. This report has been ridiculed and ridiculed by a large number of Chinese netizens in social media.</text:p>
      <text:p text:style-name="P4">
Videos: []</text:p>
      <text:p text:style-name="P4">
Images: []</text:p>
      <text:p text:style-name="P4">
Subject: 文化经纬</text:p>
      <text:p text:style-name="P4">
Subjects: ['戴安娜', '英国', '英国退欧']</text:p>
      <text:p text:style-name="P4">
Keywords: ['英国', '饥饿', '新华社', '救济', '食品银行']</text:p>
      <text:p text:style-name="P4">
Id: 66100249</text:p>
      <!--METADATA-->
      <text:p text:style-name="P4">
<text:a xlink:type="simple" xlink:href="https://www.dw.com/zh/overlay/image/article/66100249/63786371" text:style-name="Internet_20_link" text:visited-style-name="Visited_20_Internet_20_Link">
 </text:a>
The survey made by the British Tellasell Foundation showed that 11.3 million British people were hungry because of lack of money, and the number of Socae is more than doubled.</text:p>
      <text:p text:style-name="P4">
(Voice of Germany) last week, the official Chinese media quoted a latest survey report released by the British charitable institution The Trusselltrust that one of each of the seven people in the UK last year because there was no enough money, Facing hunger.</text:p>
      <text:p text:style-name="P4">
The Tellasell Foundation operates the British's largest food relief institution network, and manages about 1,300 "Foodbank" in the United Kingdom.</text:p>
      <text:p text:style-name="P4">
The report states that 11.3 million British people are facing hunger because of lack of money, and the number of Scottish population is more than twice as much as possible. The report also accused the British social security system disabled, and the crisis caused by the sharp rise in the living costs of the British did not show signs of relief.</text:p>
      <text:p text:style-name="P4">
Reuters reports that Britain is the sixth largest economy in the world and has been under pressure from high inflation for more than a year, and high inflation has surpassed the increase in almost all employees' wages.</text:p>
      <text:p text:style-name="P4">
Xinhua News Agency reported: "In the year as of March this year, a total of about 3 million free relief food packages issued a total of 3 million food packages, a year -on -year increase of 37%. There are more than 1 million copies to children. In this year, 760,000 people entered the food bank operated by the foundation for the first time to receive relief foods, an increase of 38%year -on -year. "</text:p>
      <text:p text:style-name="P4">
The report also quoted a research report released by the Institute of Development of the University of Sussex in June that because food inflation is at a historic high, hungry for millions of British people may become a "new normal".</text:p>
      <text:h text:style-name="P10" text:outline-level="1">
<text:span text:style-name="T4">
</text:span>
</text:h>
      <text:h text:style-name="P13" text:outline-level="4">
<text:span text:style-name="T4">
dw.com</text:span>
</text:h>
      <text:h text:style-name="P12" text:outline-level="3">
<text:span text:style-name="T4">
EU: The surge in energy has led to more families into "energy poverty"</text:span>
</text:h>
      <text:p text:style-name="P4">
EU Labor Specialist Schmidt(Nicolas Schmit)A warning is that the number of people who are unable to afford the heating cost of the family this winter is expected to rise. The rise in global energy prices has also greatly increased heating costs.</text:p>
      <text:p text:style-name="P4">
](https://www.dw.com/zh/zh/欧盟能源飙升导致更多家庭陷入能源贫困/a-59538904)</text:p>
      <text:h text:style-name="P12" text:outline-level="3">
<text:span text:style-name="T4">
Survey: Nearly five in Americans cannot pay medical expenses</text:span>
</text:h>
      <text:p text:style-name="P4">
According to a questionnaire survey involved in the poll agencies, in the year after the outbreak of the epidemic, 18%of Americans believed that they were unable to bear the necessary medical expenditures. The proportion of this dilemma is significantly higher than white. Many people say that in order to pay the medical services that are being received, other expenses including food have had to be cut.</text:p>
      <text:p text:style-name="P4">
](https://www.dw.com/zh/zh/调查近五分之一美国人无法支付医疗费用/a-57073942)</text:p>
      <text:h text:style-name="P12" text:outline-level="3">
<text:span text:style-name="T4">
increases</text:span>
</text:h>
      <text:p text:style-name="P4">
It is reported that about one -fifth of the 65 -year -olds in Germany is threatened by poverty. The left -wing party demands that the statutory pension will be increased as soon as possible to eliminate elderly poverty.</text:p>
      <text:p text:style-name="P4">
](https://www.dw.com/zh/zh/德国老年贫困现象增加/a-53323504)</text:p>
      <text:h text:style-name="P12" text:outline-level="3">
<text:span text:style-name="T4">
Poor people in Germany, especially the poor</text:span>
</text:h>
      <text:p text:style-name="P4">
According to a survey of Betasmann, Germany's poverty issues are first concentrated in big cities. Although 10 % of people in Germany enjoy social benefits, this ratio is 14 % in large cities.</text:p>
      <text:p text:style-name="P4">
](https://www.dw.com/zh/zh/德国大城市穷人尤其多/a-48160702)This report was ridiculed and ridiculed by Chinese netizens in social media.</text:p>
      <text:p text:style-name="P4">
"Whoever provokes us will not be full."</text:p>
      <text:p text:style-name="P4">
"The British people are living in the deep water, and at this time they should be rescued."</text:p>
      <text:p text:style-name="P4">
"The German people live in the deep water, and they can't eat enough."</text:p>
      <text:p text:style-name="P4">
"How many countries in the world can eat? Only we can eat!"</text:p>
      <text:p text:style-name="P4">
"I really dare not believe this is the news sent by Xinhua News Agency. Friends in the UK said I don’t know."</text:p>
      <text:p text:style-name="P4">
"France shaking: Is the next one that is my turn?"</text:p>
      <text:p text:style-name="P4">
"Discident others, are you excellent?"</text:p>
      <text:p text:style-name="P4">
"People still have free food, none of us ..."</text:p>
      <text:p text:style-name="P4">
"This year's leek is not easy to cheat."</text:p>
      <text:p text:style-name="P4">
"The main contradiction is the contradiction between the backward routine and the increasing level of cognitive people."</text:p>
      <text:p text:style-name="P4">
There are self -media account analysis on NetEase that the reason why this report from Xinhua News Agency has been "laughed at" is "in the current circumstances, many people have increased employment difficulty in employment, increased unemployment rates, and declined in income, but the cost of living costs, but the cost of living costs, but the cost of life cost It has not been reduced at all, mortgage cars and children's learning costs. What should also be obtained, everyone’s pressure is far greater than before. Therefore, everyone’s negative emotions are more than before. I want to see these official media. Useful news, for example, what the official measures have introduced the people to benefit the people to help everyone get rid of the predicament, rather than watching the fire from the other side to care about others' lives. "</text:p>
      <text:p text:style-name="P4">
News Source: <text:a xlink:type="simple" xlink:href="https://www.dw.com/zh/中国官方媒体渲染1-7的英国人吃不饱饭遭群嘲/a-66100249" text:style-name="Internet_20_link" text:visited-style-name="Visited_20_Internet_20_Link">
https://www.dw.com/zh/中国官方媒体渲染1-7的英国人吃不饱饭遭群嘲/a-66100249?maca=chi-rss-chi-all-1127-rdf</text:a>
</text:p>
      <!--NEWS-->
      <text:h text:style-name="P10" text:outline-level="1">
<text:span text:style-name="T4">
French riots extended a firefighter to die unfortunately</text:span>
</text:h>
      <text:p text:style-name="P4">
Publisher: 法新社</text:p>
      <text:p text:style-name="P4">
Published Time: 2023-07-03T11:02:09+00:00</text:p>
      <text:p text:style-name="P4">
Modified Time: 2023-07-03T10:50:01+00:00</text:p>
      <text:p text:style-name="P4">
Description: (Agence France -Presse, Paris, 3rd) French African adolescents were shot and killed by police officers, which caused a 6 -night riots across the country. A firefighter died unfortunately while trying to extinguish a c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7-03T11-02-09-00-00/000000.png" xlink:type="simple" xlink:show="embed" xlink:actuate="onLoad" draw:mime-type="image/png"/>
</draw:frame>
Agence France -Presse reported that at 8 am on the 27th of last month, Nahel, a 17 -year -old African -American Youth Nahel, was shot close at the police in the western suburbs of Paris. Caused many nights in a riots across the country. This also ignites racist allegations against the French police department for a long time.</text:p>
      <text:p text:style-name="P4">
The Minister of the Internal Affairs Gerald Darmanin said the 24-year-old firefighter died in a underground parking lot in Seine-Saint-Denis, the northern suburbs of Paris.</text:p>
      <text:p text:style-name="P4">
The Ministry of the Interior stated that "related investigations are ongoing."</text:p>
      <text:p text:style-name="P4">
"I mobilized the day and night to restore the calm civil servants to pay attention to the calm."</text:p>
      <text:p text:style-name="P4">
News Source: <text:a xlink:type="simple" xlink:href="https://www.rfi.fr/cn/%E5%9B%BD%E9%99%85%E6%8A%A5%E9%81%93/20230703-%E6%B3%95%E5%9B%BD%E6%9A%B4%E5%8A%A8%E5%BB%B6%E7%83%A7-%E4%B8%80%E5%90%8D%E6%B6%88%E9%98%B2%E5%91%98%E4%B8%8D%E5%B9%B8%E6%AE%89%E8%81%8C" text:style-name="Internet_20_link" text:visited-style-name="Visited_20_Internet_20_Link">
https://www.rfi.fr/cn/%E5%9B%BD%E9%99%85%E6%8A%A5%E9%81%93/20230703-%E6%B3%95%E5%9B%BD%E6%9A%B4%E5%8A%A8%E5%BB%B6%E7%83%A7-%E4%B8%80%E5%90%8D%E6%B6%88%E9%98%B2%E5%91%98%E4%B8%8D%E5%B9%B8%E6%AE%89%E8%81%8C</text:a>
</text:p>
      <!--NEWS-->
      <text:h text:style-name="P10" text:outline-level="1">
<text:span text:style-name="T4">
Nanchang will run thousands of people to commemorate Mao Zedong's "7.16th to the Yangtze River"</text:span>
</text:h>
      <text:p text:style-name="P4">
Author: None</text:p>
      <text:p text:style-name="P4">
Publisher: Radio Free Asia (Organization)</text:p>
      <text:p text:style-name="P4">
Published Time: 2023-07-03T11:06:00-04:00</text:p>
      <text:p text:style-name="P4">
Modified Time: 2023-07-03T12:45:33-04:00</text:p>
      <text:p text:style-name="P4">
Description: None</text:p>
      <text:p text:style-name="P4">
Videos: []</text:p>
      <text:p text:style-name="P4">
Audios: ["<text:a xlink:type="simple" xlink:href="https://www.rfa.org/mandarin/yataibaodao/zhengzhi/hx2-070320231053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4.511507in" draw:z-index="0">
<draw:image xlink:href="../Images/rfamandarin/2023-07-03T11-06-00-04-00/000000.png" xlink:type="simple" xlink:show="embed" xlink:actuate="onLoad" draw:mime-type="image/png"/>
</draw:frame>
Profile picture: On July 16, 2008, more than 1,000 people spontaneously crossed the Yangtze River to commemorate Mao Zedong's "July 16th" in the 42nd anniversary of the Yangtze River in Wuhan. <text:a xlink:type="simple" xlink:href="https://www.rfa.org/mandarin/yataibaodao/zhengzhi/hx2-07032023105324.html/@@images/image" text:style-name="Internet_20_link" text:visited-style-name="Visited_20_Internet_20_Link">
</text:a>
France-France-France-France-France-France-France-France-France-France-A-Link: https://www.rfa.org/mandarin/yatabaodao/Zhengzhi/hx2-07032023105324.html/@stream]](https://www.rfa.org/mandarin/yataibaodao/zhengzhi/hx2-07032023105324.html/@@stream)In order to commemorate the "7.16 Changjiang Yangtze River" during the Cultural Revolution of the Cultural Revolution of the Cultural Revolution of the CCP's leader of the Communist Party of China, the Jiangxi Provincial Government will hold the "Thousands of people crossing the Ganjiang River" on July 15. Some scholars pointed out that Mao Zedong was floating in the water, not swimming. So far, the official organization still imitates the Cultural Revolution and is going back.</text:p>
      <text:p text:style-name="P4">
<text:a xlink:type="simple" xlink:href="https://www.rfa.org/mandarin/zhuanlan/zhongguotoushi/panel-06152023103902.html" text:style-name="Internet_20_link" text:visited-style-name="Visited_20_Internet_20_Link">
<text:span text:style-name="T4">
 Chinese perspective: brainwashing: rise and decaying micro- "brainwashing: China and the World in the Mao Zedong and the Houmao era" academic seminar comments </text:span>
</text:a>
The WeChat public account "Nanchang Release" released on June 29. The "Nanchang Thousands of people crossed the Ganjiang River Event" was scheduled to be held at 5 pm on July 15. Surging news reports that the official said that the purpose of this activity was to thoroughly implement the spirit of the 20th party, commemorating Mao Zedong's "July 16" to travel around the Yangtze River, publicize the beautiful ecological environment of the Ganjiang River, and show Nanchang's long history, culture and unique humanistic charm. The event is expected to be about 2000 meters from west to east, and the total number of participants is about 2,000.</text:p>
      <text:p text:style-name="P4">
The WeChat public account "Nanchang Release" released on June 29. The "Nanchang Thousands of people crossed the Ganjiang River Event" was scheduled to be held at 5 pm on July 15. (Weibo) <text:a xlink:type="simple" xlink:href="https://www.rfa.org/mandarin/yataibaodao/zhengzhi/hx2-07032023105324.html/233.jpg" text:style-name="Internet_20_link" text:visited-style-name="Visited_20_Internet_20_Link">
</text:a>
In this regard, Song Yongyi, an expert in the Cultural Revolution, accepted an interview with Radio Free Asia that people in the upper and lower levels of China were imitated Mao Zedong, and the upper -level imitation of the political arena will quickly return to the Cultural Revolution.</text:p>
      <text:p text:style-name="P4">
Song Yongyi said: "The dictatorship of the Mao period, the masses of the sports, and brainwashing the masses. This is ready -made, so it is used to imitate, governing the country without a new situation, and the second exposure to the strong desire to pursue totalitarian power in politics. Historically, personal worship is mainly prepared for permanent governance to make selfish interests. Recently, it is reported that Xi must be at least 80 years old, and see if you can live at that time.</text:p>
      <text:p text:style-name="P4">
** Cultural Revolution Expert: Mao is soaked in the water and flows in the water.</text:p>
      <text:p text:style-name="P4">
Song Yongyi mentioned that when watching the film at the time, Mao was "drifting". Mao Mao's memoir also said that Mao floated a big belly.</text:p>
      <text:p text:style-name="P4">
Song Yongyi: "In fact, he was soaked in the water, because he was more fat, so he had buoyancy. The so -called Changjiang Yangtze River was written. There were more than a dozen swimming players around the Yangtze River drifting in the Yangtze River. What he said, drifting with the water. Mao traveled to the Yangtze River in Wuhan has its political significance. It is the most important demonstration to Beijing Liu Shaoqi, indicating that my body is still good. He has launched the Cultural Revolution and returned to Beijing to rectify Liu Shaoqi quickly. "</text:p>
      <text:p text:style-name="P4">
Gong and Jian, a Chinese disagreement who stayed in Taiwan, also said: "Create God, make God during the Cultural Revolution, and create a god with Xi Jinping now, saying that he walked 200 pounds to walk the mountain road, 15 kilometers without changing his shoulders. For those who want to rule his rule for a long time, we must fool the people, engage in personal worship, and make God. "</text:p>
      <text:p text:style-name="P4">
Gong and Jian mentioned that China deliberately filmed the news documentary and watched Mao Zedong's large belly in the Yangtze River. Now it is said that the catfish belly floating surface, even if it was shot, at least once in the Yangtze River.</text:p>
      <text:p text:style-name="P4">
Song Yongyi also said that in July, the hottest, Wuhan was like a stove: "The materials exposed now, Mao Mao has his old lover at the East Lake Hotel in Wuhan, so he is unwilling to leave. In 1967, he went to Wuhan again. , Mao Cangsong flee, and ran to Shanghai for the first time in his life. The so -called great leader went to the Yangtze River to swim and showed the courage to go to the end of the cultural revolution to the end.</text:p>
      <text:p text:style-name="P4">
<text:span text:style-name="T4">
 Cerebrates have said that they have combined to liberate Taiwan's armed forces 泅 exercise </text:span>
</text:p>
      <text:p text:style-name="P4">
Gong Yujian mentioned that his father experienced the Cultural Revolution and organized the rivers of the river every year. Mao also issued a maximum instruction, what is going on in the wind and waves, and the sea is actually not terrible and can be conquered.</text:p>
      <text:p text:style-name="P4">
Gong Toujian said: "My father said that it was a militia, and the whole people were soldiers. He had to carry a rifle with 120 rounds, grenades, and other light equipment. It is not surprising to drown one or two people every year. "</text:p>
      <text:p text:style-name="P4">
Gong and Jian said that during the Cultural Revolution, the teacher was beaten into a black five category and a stink nine, so the school teacher hated Mao. I remember that in 1992 and 1993, he promoted to high school. In the 100 years of Mao, he scratched the restoration of the Cultural Revolution. Red songs, many people wear Mao Xingzhang on their bodies. Fortunately, Deng Xiaoping returned during the South Tour of the Cultural Revolution through the restoration of the Cultural Revolution, but in the practice of Xi, China did not have the second Deng Xiaoping, which was sinking to the abyss of the Cultural Revolution.</text:p>
      <text:p text:style-name="P4">
Reporter: Xia Xiaohua Responsible: Xu Shuting He Ping.com Editor: Ruizhe</text:p>
      <text:p text:style-name="P4">
News Source: <text:a xlink:type="simple" xlink:href="https://www.rfa.org/mandarin/yataibaodao/zhengzhi/hx2-07032023105324.html" text:style-name="Internet_20_link" text:visited-style-name="Visited_20_Internet_20_Link">
https://www.rfa.org/mandarin/yataibaodao/zhengzhi/hx2-07032023105324.html</text:a>
</text:p>
      <!--NEWS-->
      <text:h text:style-name="P10" text:outline-level="1">
<text:span text:style-name="T4">
The Taiwan Golden Melody Award reveals diverse compatibility mother tongue development</text:span>
</text:h>
      <text:p text:style-name="P4">
Author: None</text:p>
      <text:p text:style-name="P4">
Publisher: Radio Free Asia (Organization)</text:p>
      <text:p text:style-name="P4">
Published Time: 2023-07-03T11:09:00-04:00</text:p>
      <text:p text:style-name="P4">
Modified Time: 2023-07-03T12:44:31-04:00</text:p>
      <text:p text:style-name="P4">
Description: None</text:p>
      <text:p text:style-name="P4">
Videos: []</text:p>
      <text:p text:style-name="P4">
Audios: ["<text:a xlink:type="simple" xlink:href="https://www.rfa.org/mandarin/yataibaodao/gangtai/hcm-070320230819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4.612011in" draw:z-index="0">
<draw:image xlink:href="../Images/rfamandarin/2023-07-03T11-09-00-04-00/000000.png" xlink:type="simple" xlink:show="embed" xlink:actuate="onLoad" draw:mime-type="image/png"/>
</draw:frame>
After Peng Jiahui became the first Chinese and guest -language songs in the history of the Golden Melody Awards. <text:a xlink:type="simple" xlink:href="https://www.rfa.org/mandarin/yataibaodao/gangtai/hcm-07032023081908.html/@@images/image" text:style-name="Internet_20_link" text:visited-style-name="Visited_20_Internet_20_Link">
</text:a>
Peng Jiahui Facebook <text:a xlink:type="simple" xlink:href="https://www.rfa.org/mandarin/yataibaodao/gangtai/hcm-07032023081908.html/@@stream" text:style-name="Internet_20_link" text:visited-style-name="Visited_20_Internet_20_Link">
Audio-Link: https: //www.rfa.org/mandarin/yataibaODAI/hcm-07032023081908.html/@stream</text:a>
"Taiwan Golden Melody Award" last Saturday(One day)To end, in addition to Chinese language, the diversified compatible development of local Taiwanese, Hakka and Aboriginal songs has also become a highlight. Taiwan ’s President Tsai Ing -wen pointed out that diversified, rich, and unbounded is the characteristics of the Golden Melody Awards, and it is also the voice of freedom to bring to the world to the world.</text:p>
      <text:p text:style-name="P4">
<text:span text:style-name="T4">
<text:span text:style-name="T5">
 <text:a xlink:type="simple" xlink:href="https://www.rfa.org/mandarin/Xinwen/10-07022023163609.html" text:style-name="Internet_20_link" text:visited-style-name="Visited_20_Internet_20_Link">
Peng Jiahui Breaking the Golden Melody Award Records the Chinese Music Circle of Taiwan's Music Circle great influence</text:a>
</text:span>
</text:span>
<text:a xlink:type="simple" xlink:href="https://www.rfa.org/mandarin/Xinwen/8-07022022164917.html" text:style-name="Internet_20_link" text:visited-style-name="Visited_20_Internet_20_Link">
<text:span text:style-name="T4">
 Chinese rock godfather Cui Jian won the Golden Song Best Chinese Male Singer Award </text:span>
</text:a>
After winning the Golden Melody Awards, Peng Jiahui, after 7 years, once again won the guest song with "The Dream I Make in the living room", became the first double song in the history of the Golden Melody Awards. In the award, she said, "I was a newcomer award at that time. After 28 years, I did not expect to come to power again. I sang my mother tongue. My only hope allows more people to hear guest songs and music should not be spoiled. "</text:p>
      <text:p text:style-name="P4">
Alin Huang Liling from the Amei people in Taitung is also active on the other side of the singing show. It was shortlisted at five degrees and waited for 16 years and finally sealed the Golden Melody Awards Chinese singer. She said on the stage, "This year's rich festival, there is an additional golden song award, we harvested it in harvest."</text:p>
      <text:p text:style-name="P4">
Alin Huang Liling from Taimei Amei won the Golden Melody Award for Best Chinese Female Singer Award. (Associated Press) <text:a xlink:type="simple" xlink:href="https://www.rfa.org/mandarin/yataibaodao/gangtai/hcm-07032023081908.html/ap23182581224311.jpg" text:style-name="Internet_20_link" text:visited-style-name="Visited_20_Internet_20_Link">
</text:a>
The best Aboriginal album Awards, Matzka, said, "We are a nation without words, and many historical myths are passed down by oral and ballads. I am glad to do this now."</text:p>
      <text:p text:style-name="P4">
Matzka, the best Aboriginal album award, is happy to use the ballad to inherit the nation without words.(Photo source: Golden Melody Awards GMA)  <text:a xlink:type="simple" xlink:href="https://www.rfa.org/mandarin/yataibaodao/gangtai/hcm-07032023081908.html/matzka.jpg" text:style-name="Internet_20_link" text:visited-style-name="Visited_20_Internet_20_Link">
</text:a>
Since 2005, the DPP ’s Chen Shui -bian’ s ruling period, in order to encourage “local music creation”, expand the four language classification albums such as Mandarin, Taiwanese, Hakka, and Aboriginal language. Modified into Chinese.</text:p>
      <text:p text:style-name="P4">
"On the stage of the Golden Melody Awards, the heart of music love also eliminates the language boundary between different ethnic groups. Here, no matter what language is used, Taiwanese, guest language, indigenous ethnic language, Chinese, English, Japanese, Japanese, Japanese You can sing freely and let us condense together. " President Tsai Ing -wen in Taiwan said on Facebook that the Golden Melody Awards are a variety of and rich voice.</text:p>
      <text:p text:style-name="P4">
<text:span text:style-name="T4">
 Golden Melody Awards reflect multiple freedom value against totalitarian autocracy </text:span>
</text:p>
      <text:p text:style-name="P4">
Eliminate a race to destroy its language first, and the Chinese government has suppressed the language of Tibet, Xinjiang Uighurs, and Hong Kong for many years; and in Taiwan, in free and democratic Taiwan, encourage mother tongue creation and retain cultural roots.</text:p>
      <text:p text:style-name="P4">
"Simply put, it is a democratic and open society, and a society with autocratic power." Li Xiaofeng, a retired and honorary professor at the National Taiwan Institute of Culture, National Taipei Education University, said that Taiwan and China were open to China. It is a single closed value, and all values are determined from top to bottom.</text:p>
      <text:p text:style-name="P4">
Not just a question of language, he said that under the system of one -party dictatorship, all resources are controlled in the hands of the ruling party. For example, in the early days of Taiwan Chiang Kai -shek's administration, it was also the party, government, military and police special, emotional governance units, media, and education. Now the election of the government is open, no matter how to criticize the government, it will not be arrested. This is the difference between the two sides of the strait.</text:p>
      <text:p text:style-name="P4">
"Today, the Communist Party of China is a social society, including only one view of history." Li Xiaofeng said, "There are 56 ethnic groups within China, each with its own language, or different languages in the same nation. Respect local language. "</text:p>
      <text:p text:style-name="P4">
Wu Jianzhong, an associate professor of the General Education Center of Taipei Ocean University of Science and Technology, told this station that seeing Taiwan's unique multiculturalism and various music styles through the Golden Melody Awards ceremony. Under the democratic environment of Taiwan, music creators are not constrained by the system, which can stimulate various music appearance. This is the affirmation of the Golden Melody Awards.</text:p>
      <text:p text:style-name="P4">
"In various kinds of music fields, Taiwan has strong musical strength. This is more difficult for them to be free to create music in the context education of patriotic education in mainland China. The doubts of humiliation. "Wu Jianzhong said.</text:p>
      <text:p text:style-name="P4">
<text:span text:style-name="T4">
 Golden song Taiwanese songs have been given heated discussions in Chinese speeches after Chinese songs </text:span>
</text:p>
      <text:p text:style-name="P4">
However, another episode also occurred in the Golden Melody Awards. Zheng Yinong, who won the best Taiwanese female singer award and the best Taiwanese album award, was not good at speaking in Chinese.However, this social media in Taiwan has triggered warm arguments. Zheng Shuncong, who once published a Taiwanese teaching book, wrote on his face, "We have not wanted to change anything ..., singing Taiwanese awards, there is no saying in Taiwanese, this is a fake Taiwanese song." Taiwan media "New Head Shell" Guan Renjian, a column commentator, also called Zheng Yinong under the "Chinese Taipei Song Song".</text:p>
      <text:p text:style-name="P4">
Nie Yongzhen, who has won the Golden Melody Awards Best Album Packaging Award, wrote on Facebook, "We grow in a country that is free to express and does not need to be reviewed. The most unnecessary thing is that when the creator stands on the stage, the language Channel switching is put on a review of overly political correct framework. "</text:p>
      <text:p text:style-name="P4">
During the interview, Li Xiaofeng proposed a warning message. In the process of the Kuomintang's rule for 3 or 40 years, Taiwan almost did not speak mother tongue. In society, it is not too late to encourage speaking mother tongue.</text:p>
      <text:p text:style-name="P4">
Reporter: Huang Chunmei Responsible: Xu Shuting Chen Meihua He Ping.com Edited: Ruizhe</text:p>
      <text:p text:style-name="P4">
News Source: <text:a xlink:type="simple" xlink:href="https://www.rfa.org/mandarin/yataibaodao/gangtai/hcm-07032023081908.html" text:style-name="Internet_20_link" text:visited-style-name="Visited_20_Internet_20_Link">
https://www.rfa.org/mandarin/yataibaodao/gangtai/hcm-07032023081908.html</text:a>
</text:p>
      <!--NEWS-->
      <text:h text:style-name="P10" text:outline-level="1">
<text:span text:style-name="T4">
Column | Labor Communication: Shougang Industrial Park Cultural and Creative Building Project Wage disputes in Fengtai District, Fengtai District, Beijing (2)</text:span>
</text:h>
      <text:p text:style-name="P4">
Author: None</text:p>
      <text:p text:style-name="P4">
Publisher: Radio Free Asia (Organization)</text:p>
      <text:p text:style-name="P4">
Published Time: 2023-07-03T11:17:00-04:00</text:p>
      <text:p text:style-name="P4">
Modified Time: 2023-07-03T17:34:32-04:00</text:p>
      <text:p text:style-name="P4">
Description: None</text:p>
      <text:p text:style-name="P4">
Videos: []</text:p>
      <text:p text:style-name="P4">
Audios: ["<text:a xlink:type="simple" xlink:href="https://www.rfa.org/mandarin/zhuanlan/laogongtongxun/hdf-07032023111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645512in" draw:z-index="0">
<draw:image xlink:href="../Images/rfamandarin/2023-07-03T11-17-00-04-00/000000.png" xlink:type="simple" xlink:show="embed" xlink:actuate="onLoad" draw:mime-type="image/png"/>
</draw:frame>
 <text:a xlink:type="simple" xlink:href="https://www.rfa.org/mandarin/zhuanlan/laogongtongxun/hdf-07032023111721.html/@@images/image" text:style-name="Internet_20_link" text:visited-style-name="Visited_20_Internet_20_Link">
</text:a>
Photo: RFA <text:a xlink:type="simple" xlink:href="https://www.rfa.org/mandarin/zhuanlan/laogongtongxun/hdf-07032023111721.html/@@stream" text:style-name="Internet_20_link" text:visited-style-name="Visited_20_Internet_20_Link">
AUDIO-Link: https: // Woohoo. Hair dye .org/mandarin/column/labor communication/good place -07032023111721.html/@@ stream</text:a>
From the end of December last year to early May this year, more than 30 construction carpenters from different provinces, in the project support of the Cultural and Creative Building of Shougang Industrial Park, Shougang Construction Group, Fengtai District, Beijing. However, until the project was completed on May 5, the salary was still not settled, and it was still owed to more than 300,000 yuan.</text:p>
      <text:p text:style-name="P4">
Migrant workers' salary representative Ye Xiangming went online <text:a xlink:type="simple" xlink:href="https://weibo.com/3068651823/N3ri1BAxD" text:style-name="Internet_20_link" text:visited-style-name="Visited_20_Internet_20_Link">
Post for help</text:a>
Said, they "find Shougang Construction Group for working money, Shougang lets the labor service company ask for, the person in charge of the labor service company calls not to answer, send text messages, and go to the labor supervision team of Huaxiang Fengtai District to complain. There can be results in a month. " I called Zhang Rui, the person in charge of the project department left by the worker's salary post to express the attention of the media, and said with a sneer and said: Ha, then you pay attention!</text:p>
      <text:p text:style-name="P4">
Shougang Erzhong Industrial Park Creative Building Project, December 2018 was the Beijing Development and Reform Commission <text:a xlink:type="simple" xlink:href="http://fgw.beijing.gov.cn/fzggzl/yfxz/xzxk_sgs/201912/t20191226_1504840.htm" text:style-name="Internet_20_link" text:visited-style-name="Visited_20_Internet_20_Link">
approval of projects</text:a>
, Construction Unit is Shougang Construction Investment Co., Ltd., <text:a xlink:type="simple" xlink:href="http://m.gxfin.com/article/finance/default/default/2023-01-29/5933683.html" text:style-name="Internet_20_link" text:visited-style-name="Visited_20_Internet_20_Link">
General Contracting Unit</text:a>
It is Shougang Construction Group Co., Ltd..</text:p>
      <text:p text:style-name="P4">
According to information on the website of Fengtai District Government, Shougang Eryo Industrial Park Cultural and Creative Building Project site construction site in June last year, a death worker injury accident occurred. Accident Investigation Report](http://www.bjft.gov.cn/ftq/c100014/202212/bc27ae2621184a46811f95bb6b78ee7b.shtml)The responsibilities that the general contracting project department should bear only the word. As a result, half a year later, the Beijing Housing and Construction Commission went to the construction site safety inspection, <text:a xlink:type="simple" xlink:href="http://m.gxfin.com/article/finance/default/default/2023-01-29/5933683.html" text:style-name="Internet_20_link" text:visited-style-name="Visited_20_Internet_20_Link">
also found a number of serious safety hazards</text:a>
Essence</text:p>
      <text:p text:style-name="P4">
As the head of the project department of Shougang Construction Company, Zhang Rui can be exempted from being held accountable after death. Secretary Jin Wei was promoted to Beijing Deputy Mayor two years ago](http://district.ce.cn/newarea/sddy/202011/28/t20201128_36058987.shtml)We don't know.</text:p>
      <text:p text:style-name="P4">
In addition, in February this year, the Workers' Daily issued a report with the title "<text:a xlink:type="simple" xlink:href="https://www.acftu.org/ghjj/srtjcygrdwjsgg/gzdt_13659/202305/t20230509_828988.html" text:style-name="Internet_20_link" text:visited-style-name="Visited_20_Internet_20_Link">
Beijing Fengtai Trade Union fully improves the sense of happiness of industrial workers</text:a>
"The report quoted Wang Zhenhua, the chairman of Fengtai District Federation of Trade Unions, said," To enhance the sense of gain and happiness of industrial workers, the first is to establish the owner of the industrial workers in the system. " The Federation of Trade Unions specially hired a professional law firm. In 2022, 101 legal aid cases were accepted by the union, 100 lectures on law publicity lectures were carried out, and 25 enterprises also carried out free medical examination services for the rule of law to effectively safeguard employees' rights and interests.</text:p>
      <text:p text:style-name="P4">
In addition, according to Qianlong.com, in order to achieve "where the migrant workers are friends, where they have their warm home", Fengtai District has established 7 "[Home of Migrant Workers] who moved with the construction site of the construction site.(http://society.yunnan.cn/system/2022/08/26/032249445.shtml)"There are 173 such homes in Beijing.</text:p>
      <text:p text:style-name="P4">
Wang Zhenhua, chairman of the Fengtai District Federation of Trade Unions, said that "Beijing Fengtai Trade Union is fully improved to improve the sense of happiness in industrial workers." There are their warm home ", and the money of taxpayers has established so many homes." So, the union claims that these work and achievements they have done have nothing to do with industrial workers who have owed wages in the construction site of Fengtai District? In other words, these are the slogans that must be shouted, and have nothing to do with the rights and interests of the construction industry workers?</text:p>
      <text:p text:style-name="P4">
Please listen to the workers' salary representative Ye Xiangming's conversation with me.</text:p>
      <text:p text:style-name="P4">
Does the union go to the union to know this?</text:p>
      <text:p text:style-name="P4">
Please listen to these questions and talk to the Changzhen community staff.</text:p>
      <text:p text:style-name="P4">
News Source: <text:a xlink:type="simple" xlink:href="https://www.rfa.org/mandarin/zhuanlan/laogongtongxun/hdf-07032023111721.html" text:style-name="Internet_20_link" text:visited-style-name="Visited_20_Internet_20_Link">
https://www.rfa.org/mandarin/zhuanlan/laogongtongxun/hdf-07032023111721.html</text:a>
</text:p>
      <!--NEWS-->
      <text:h text:style-name="P10" text:outline-level="1">
<text:span text:style-name="T4">
Yan Mingfu's death was dismissed for dialogue with students in the 89th Academic Games</text:span>
</text:h>
      <text:p text:style-name="P4">
Author: None</text:p>
      <text:p text:style-name="P4">
Publisher: Radio Free Asia (Organization)</text:p>
      <text:p text:style-name="P4">
Published Time: 2023-07-03T11:27:00-04:00</text:p>
      <text:p text:style-name="P4">
Modified Time: 2023-07-03T12:15: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5.248535in" draw:z-index="0">
<draw:image xlink:href="../Images/rfamandarin/2023-07-03T11-27-00-04-00/000000.png" xlink:type="simple" xlink:show="embed" xlink:actuate="onLoad" draw:mime-type="image/png"/>
</draw:frame>
Data photo: Yan Mingfu <text:a xlink:type="simple" xlink:href="https://www.rfa.org/mandarin/Xinwen/1-07032023112702.html/@@images/image" text:style-name="Internet_20_link" text:visited-style-name="Visited_20_Internet_20_Link">
</text:a>
China Charity Federation Network</text:p>
      <text:p text:style-name="P4">
According to the Chinese media "Caixin.com", Yan Mingfu died at 10:19 on July 3 at the age of 92 at 10:19 on July 3.</text:p>
      <text:p text:style-name="P4">
According to public information, Yan Mingfu is a native of Liaoning Haicheng and Christians. He is the son of the CCP's secret party member and the son of the Communist International Spy Yan Baohang. He was the Secretary of the Secretariat of the Central Committee of the Communist Party of China and the Minister of the United Front Work of the Central Committee of the Communist Party of China, and was elected as the vice chairman of the 7th National Committee of the Chinese People's Political Consultative Conference. He is a member of the 13th Central Committee of the Communist Party of China, but at the Fourth Plenary Session of the 13th Central Committee, he was dismissed for "poor performance" during the June 4th incident. In 1991, Yan Ming came back and served as the deputy minister of the Ministry of Civil Affairs. After retiring, he participated in the founding of the Chinese Charity Federation and served as president from 1997 to 2002.</text:p>
      <text:p text:style-name="P4">
Public information also shows that in May 1989, in the academic movement incident, the petition submitted by some journalists, Yan Mingfu and Hu Qili who were at the time of the Communist Party of China and the Secretary of the Central Secretariat, and Hu Qili had dialogue with reporters. The main person in charge of the unit had a discussion.</text:p>
      <text:p text:style-name="P4">
After learning that the demonstration students were on a hunger strike, Yan Mingfu asked intellectuals to mediate. Yan Jiaqi, Dai Qing, Liu Xiaobo, etc. went to the square to persuade students to stop hunger strike.</text:p>
      <text:p text:style-name="P4">
On May 14th, Yan Ming resumed contracting representatives from Wang Dan, Uyo Kaishi and other academic movements in the auditorium of the United Front Work Hall, but the students' dialogue level was not enough and needed live broadcast throughout the process. After compromise, it was decided to change to live video and broadcast on the TV station. But the two -day dialogue did not make progress. Until May 16, Yan Mingfu came to the square after receiving the consent of the General Secretary Zhao Ziyang, trying to persuade the students, and expressed his willingness to sit and do their hostages together. Instead, it became an important basis for its later dismissal.</text:p>
      <text:p text:style-name="P4">
In June of the same year, at the Fourth Plenary Session of the Thirteenth Central Committee of the Communist Party of China, Yan Mingfu, Hu Qili and Rui Xingwen were removed from the position of secretary of the Central Secretariat. In 1990, he was removed from the Minister of the United Front Work Department of the Central Committee of the Communist Party of China, the vice chairman of the National Committee of the Chinese People's Political Consultative Conference, and the deputy secretary of the Party Group of the National Committee of the Chinese People's Political Consultative Conference.</text:p>
      <text:p text:style-name="P4">
As a more enlightened person in the Communist Party of China, he was considered to have made a certain contribution to China's democratization process. In 2015, the People's Publishing House published the Memoirs of Yan Mingfu.</text:p>
      <text:p text:style-name="P4">
Editor -in -chief: Kaidi</text:p>
      <text:p text:style-name="P4">
News Source: <text:a xlink:type="simple" xlink:href="https://www.rfa.org/mandarin/Xinwen/1-07032023112702.html" text:style-name="Internet_20_link" text:visited-style-name="Visited_20_Internet_20_Link">
https://www.rfa.org/mandarin/Xinwen/1-07032023112702.html</text:a>
</text:p>
      <!--NEWS-->
      <text:h text:style-name="P10" text:outline-level="1">
<text:span text:style-name="T4">
The U.S. State Department issued the latest travel warning: to go to China with caution</text:span>
</text:h>
      <text:p text:style-name="P4">
Author: None (Language: zh)</text:p>
      <text:p text:style-name="P4">
Publisher: None</text:p>
      <text:p text:style-name="P4">
Time: 2023-07-03T11:29:00Z</text:p>
      <text:p text:style-name="P4">
Description: After China passed the amendments to the Foreign Relations Law and the Anti -Spy Law, the U.S. State Department issued the latest travel warning, suggesting that American citizens re -consider traveling to China, saying that China has the risk of arbitrarily enforcement and wrong detention.</text:p>
      <text:p text:style-name="P4">
Videos: []</text:p>
      <text:p text:style-name="P4">
Images: []</text:p>
      <text:p text:style-name="P4">
Subject: 时政风云</text:p>
      <text:p text:style-name="P4">
Subjects: ['奥巴马', '专题报道：习近平访美', '岛屿主权争端', '专题报道：全景观看“习马会”', '中国', '中共十九大', '美国', '德中关系', '南希·佩洛西']</text:p>
      <text:p text:style-name="P4">
Keywords: ['美国', '中国', '旅行警告', '对外关系法', '反间谍法', '执法', '拘留', '中美关系', '法治']</text:p>
      <text:p text:style-name="P4">
Id: 66100657</text:p>
      <!--METADATA-->
      <text:p text:style-name="P4">
<text:a xlink:type="simple" xlink:href="https://www.dw.com/zh/overlay/image/article/66100657/64976072" text:style-name="Internet_20_link" text:visited-style-name="Visited_20_Internet_20_Link">
 </text:a>
The US State Department warned: "American citizens traveling or living in China may be detained if they cannot obtain US consular services or cannot know about their suspected crimes."</text:p>
      <text:p text:style-name="P4">
(Voice of Germany in Chinese) The US State Department issued a travel warning that US citizens re -considered their travel to China because China exists in the risk of arbitrarily implementing and wrong detention of domestic laws (including outbound ban).</text:p>
      <text:p text:style-name="P4">
This warning did not quote specific cases. In May of this year, the Chinese court sentenced 78 -year -olds in the crime of spy <text:a xlink:type="simple" xlink:href="https://www.dw.com/zh/zh/爱国侨领梁成运被中国以间谍罪判处无期徒刑/a-65626740" text:style-name="Internet_20_link" text:visited-style-name="Visited_20_Internet_20_Link">
US and Hong Kong citizen Liang Chengyun's life imprisonment for life</text:a>
Essence</text:p>
      <text:p text:style-name="P4">
Last week, the Standing Committee of the Chinese People's Congress <text:a xlink:type="simple" xlink:href="https://www.dw.com/zh/zh/反制西方制裁-中國推對外關係法/a-66064520" text:style-name="Internet_20_link" text:visited-style-name="Visited_20_Internet_20_Link">
Through the "Foreign Relations Law"</text:a>
, Threatening countermeasures and restrictions on acts that endanger China's interests.</text:p>
      <text:p text:style-name="P4">
China has recently passed a wide range of content ["Anti -Spy Law]](https://www.dw.com/zh/zh/中国反间谍法生效-外企忧心忡忡/a-66088954)Amendment. The revision made the foreign business community shudder, and some companies' offices were searched by assault. This is also a law that sanction foreign critics.</text:p>
      <text:p text:style-name="P4">
The U.S. State Department warned: "The Chinese government enforces its own laws at will, including issuing an exit ban to US citizens and citizens of other countries without fair and transparent law enforcement procedures."</text:p>
      <text:p text:style-name="P4">
The warning said: "American citizens traveling or living in China may be detained if they cannot obtain US consular services or cannot know about their suspected crimes."</text:p>
      <text:p text:style-name="P4">
The warning states: "The Chinese authorities seem to have a wide range of free discretion, and can set various documents, data, statistical numbers or materials as national secrets, and use this detention and prosecution for foreigners suspected spy activities."</text:p>
      <text:p text:style-name="P4">
The warning lists a series of acts that may be accused of crimes. From participating in demonstrations to sending electronic information that criticize Chinese policies, it is even just researching the areas of sensitive.</text:p>
      <text:p text:style-name="P4">
The warning states that China's outbound ban can be used to force individuals to participate in investigations of the Chinese government, forcing family members to return from abroad, resolve civil disputes that are beneficial to Chinese citizens, and "obtain bargaining bargaining chips on foreign governments."</text:p>
      <text:p text:style-name="P4">
These warnings are also suitable for travel to Hong Kong and Macau, a special administrative district in China. The U.S. State Department issued the warning on Friday (June 30) and sent it to the media via email on Monday.</text:p>
      <text:p text:style-name="P4">
The U.S. government has issued similar warnings to its citizens in the past, but the travel warnings in recent years have been mainly published in China's severe implementation of the "clear zero" policy and closed the border.</text:p>
      <text:h text:style-name="P12" text:outline-level="3">
<text:span text:style-name="T4">
How to hurt the transnational business of Sino -US relations</text:span>
</text:h>
      <text:p text:style-name="P4">
China usually responds to the United States accusing its dictatorship in anger. It also issued its own travel warning against the United States, saying that there are risks such as high crime rate, anti -Asian discrimination, and high medical emergency costs.</text:p>
      <text:p text:style-name="P4">
In view of China's authoritarian political system and the absolute control of the CCP's legal affairs, the details of the crime of spy charged by the US and Hong Kong citizen Liang Chengyun are unknown. He was detained in Suzhou, a city in the southeast on April 15, 2021. At that time, China was implementing a strict "clear zero" policy.</text:p>
      <text:p text:style-name="P4">
These warnings are issued in the aspects of trade, technology, Taiwan, and human rights issues in the lowest point in the aspects of the United States and China, although the two parties are taking some measures to improve the situation. U.S. Secretary of State Brills conducted a delay in Beijing for several months last week. Minister of Finance Yellen will also conduct a highly anticipated trip to Beijing this week. China has recently appointed a new ambassador to the United States. He went to the White House to submit the national book to President Biden.</text:p>
      <text:p text:style-name="P4">
Two Chinese Australians who have received much attention are still detained. He has written an article to criticize the CCP's <text:a xlink:type="simple" xlink:href="https://www.dw.com/zh/zh/杨恒均案第七次推迟判决-澳外长表示担忧/a-64451918" text:style-name="Internet_20_link" text:visited-style-name="Visited_20_Internet_20_Link">
Chinese writer Yang Jun (Yang Hengjun)</text:a>
Australian reporter who was detained in 2019 and served as the host of the show on China Global Television Network (CGTN) <text:a xlink:type="simple" xlink:href="https://www.dw.com/zh/zh/澳記者成蕾獄中受折磨-遲遲難與家人聯繫/a-63000785" text:style-name="Internet_20_link" text:visited-style-name="Visited_20_Internet_20_Link">
Chenglei</text:a>
It was detained in 2020, but there is no specific information about their suspected criminal acts so far.</text:p>
      <text:p text:style-name="P4">
Perhaps the most infamous arbitrarily detained case is the "two Michael" cases. In 2018, Canada arrested the chief financial officer of China Huawei Company at the request of the US police <text:a xlink:type="simple" xlink:href="https://www.dw.com/zh/zh/历经四年终落幕-美法院撤回对孟晚舟指控/a-63975950" text:style-name="Internet_20_link" text:visited-style-name="Visited_20_Internet_20_Link">
Meng Wanzhou</text:a>
After that, Canadians [Michael Kovrig and Michael Spavor]](https://www.dw.com/zh/zh/两加拿大人遭中国关押满千日-数百人游行吁北京放人/a-59094366)He was detained in China in 2018. They were charged with the crime of harm to China, of which Sparford was sentenced to 11 years in prison by the Chinese court in August 2021.</text:p>
      <text:p text:style-name="P4">
In September 2021, the U.S. Department of Justice and Meng Wanzhou reached an extension of the "bank fraud crime" prosecution agreement (the allegations were canceled by the US District Court in 2022). Meng Wanzhou was released from Canada to fly back to China. "It was also released on the same day to fly back to Canada. Many countries believe that the case is the "hostage politics" of the Chinese government.</text:p>
      <text:p text:style-name="P4">
*#</text:p>
      <text:h text:style-name="P13" text:outline-level="4">
<text:span text:style-name="T4">
Meng Wanzhou of China, the United States and Canada</text:span>
</text:h>
      <text:h text:style-name="P12" text:outline-level="3">
<text:span text:style-name="T4">
Different palm pearls</text:span>
</text:h>
      <text:p text:style-name="P4">
Meng Wanzhou was the eldest daughter of Huawei's founder Ren Zhengfei, and then followed her mother's surname due to divorce. Different sources show that in the early 1990s, Meng Wanzhou, who was just 20 years old, had joined Huawei. She started from the secretary and before the arrest of Canada at the end of 2018. She had already officially went to Huawei Vice Chairman and Chief Financial Officer.</text:p>
      <text:p text:style-name="P4">
*#</text:p>
      <text:h text:style-name="P13" text:outline-level="4">
<text:span text:style-name="T4">
Meng Wanzhou of China, the United States and Canada</text:span>
</text:h>
      <text:h text:style-name="P12" text:outline-level="3">
<text:span text:style-name="T4">
Canada was arrested</text:span>
</text:h>
      <text:p text:style-name="P4">
On December 1, 2018, when Huawei's chief financial officer Meng Wanzhou was transferred at Vancouver Airport, the Canadian police arrested the 46 -year -old corporate executive at the US government's judicial assistance request. In this regard, she was pushed into a cusp of diplomatic disputes between China and the United States and Canada.</text:p>
      <text:p text:style-name="P4">
*</text:p>
      <text:h text:style-name="P12" text:outline-level="3">
<text:span text:style-name="T4">
China requests to let people immediately let people go</text:span>
</text:h>
      <text:p text:style-name="P4">
On December 8, 2018, Le Yucheng (above), the deputy minister of China Foreign Ministry, urgently summoned the Canadian ambassador to China Mai Jialian to propose a serious negotiation and strong protest on the person in charge of the Canadian detainees. Two days later, two Canadians were arrested in secret. Due to the coincidence of time, the outside world generally speculated that the two Canadian citizens became the hostage of the middle direction and the United States.</text:p>
      <text:p text:style-name="P4">
*#</text:p>
      <text:h text:style-name="P13" text:outline-level="4">
<text:span text:style-name="T4">
Meng Wanzhou of China, the United States and Canada</text:span>
</text:h>
      <text:h text:style-name="P12" text:outline-level="3">
<text:span text:style-name="T4">
U.S. demand extradance Meng Wanzhou</text:span>
</text:h>
      <text:p text:style-name="P4">
On January 28, 2019, the Attorney General of the United States, the Chief Prosecutor of the United States, the Minister of Commerce Ross, the Minister of Land and Security Nielsen, and the director of the Federal Investigation Agency, Riyi, held a joint press conference in the US Department of Justice to announce the formal request for extradition Meng Wanzhou. And prosecuted Huawei for 23 crimes.</text:p>
      <text:p text:style-name="P4">
*#</text:p>
      <text:h text:style-name="P13" text:outline-level="4">
<text:span text:style-name="T4">
Meng Wanzhou of China, the United States and Canada</text:span>
</text:h>
      <text:h text:style-name="P12" text:outline-level="3">
<text:span text:style-name="T4">
"hostage diplomacy"</text:span>
</text:h>
      <text:p text:style-name="P4">
The two Canadian citizens arrested in China were former diplomats, former Canadian diplomat Michael Kovrig and Canadian businessman Michaelspavor. After half a year of disappearance, China officially acknowledged that the above two were arrested for spy. This is accused of "hostage diplomacy" by Canada and the United States.</text:p>
      <text:p text:style-name="P4">
*#</text:p>
      <text:h text:style-name="P13" text:outline-level="4">
<text:span text:style-name="T4">
Meng Wanzhou of China, the United States and Canada</text:span>
</text:h>
      <text:h text:style-name="P12" text:outline-level="3">
<text:span text:style-name="T4">
Princess Huawei under the state</text:span>
</text:h>
      <text:p text:style-name="P4">
In the same trial, Meng Wanzhou's situation is obviously much stronger than the two Canadian citizens detained in China. After a few days after being detained, her parole application was approved by the court. Meng Wanzhou with an electronic foot can act freely within the specified range. The picture shows at the end of 2020, Meng Wanzhou left his villa in Vancouver and went to the court to participate in the extradition trial.</text:p>
      <text:p text:style-name="P4">
*#</text:p>
      <text:h text:style-name="P13" text:outline-level="4">
<text:span text:style-name="T4">
Meng Wanzhou of China, the United States and Canada</text:span>
</text:h>
      <text:h text:style-name="P12" text:outline-level="3">
<text:span text:style-name="T4">
Chinese group support</text:span>
</text:h>
      <text:p text:style-name="P4">
During the arrest of Meng Wanzhou, many overseas Chinese support. During the hearing in the Vancouver court, the local Chinese had repeatedly raised cards outside the court and asked to return Meng Wanzhou to freedom. The picture shows Meng Wanzhou supporters requested immediately before the Vancouver Court just started when the trial was started. After being released in late September 2021, Meng Wanzhou said, "I will never forget all the blessings I have received. I want to thank my motherland and the people of my motherland. Go to the biggest pillar today. "</text:p>
      <text:p text:style-name="P4">
*#</text:p>
      <text:h text:style-name="P13" text:outline-level="4">
<text:span text:style-name="T4">
Meng Wanzhou of China, the United States and Canada</text:span>
</text:h>
      <text:h text:style-name="P12" text:outline-level="3">
<text:span text:style-name="T4">
Meng Wanzhou was released and left Canada</text:span>
</text:h>
      <text:p text:style-name="P4">
On September 24, 2021, the US Department of Justice and Meng Wanzhou reached an agreement to suspend prosecution, and the Canadian court terminated the extradition hearing. Meng Wanzhou did not plead guilty to many bank fraud. However, as part of the agreement, she admits that she had misleaded the bank in Huawei in the Iranian business. The Huawei executive subsequently boarded the charter of the Chinese government. At the same time, news was also reported that the two Canadian citizen Kang Mingkai and Michael Spafver, which were detained in China, have also been released and returned to Canada on September 25.</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ssociated Press)</text:p>
      <text:p text:style-name="P4">
News Source: <text:a xlink:type="simple" xlink:href="https://www.dw.com/zh/美国务院发布最新旅行警告：前往中国须慎行/a-66100657" text:style-name="Internet_20_link" text:visited-style-name="Visited_20_Internet_20_Link">
https://www.dw.com/zh/美国务院发布最新旅行警告：前往中国须慎行/a-66100657?maca=chi-rss-chi-all-1127-rdf</text:a>
</text:p>
      <!--NEWS-->
      <text:h text:style-name="P10" text:outline-level="1">
<text:span text:style-name="T4">
China's electric vehicle manufacturer's stock price has risen, due to the steady sales in June (Free Version)</text:span>
</text:h>
      <text:p text:style-name="P4">
Author: Bingyan Wang</text:p>
      <text:p text:style-name="P4">
Publisher: 华尔街日报中文网</text:p>
      <text:p text:style-name="P4">
Published Time: 2023-07-03T11:30:00.000Z</text:p>
      <text:p text:style-name="P4">
Modified Time: 2023-07-03T11:30:00.000Z</text:p>
      <text:p text:style-name="P4">
Created Time: 2023-07-03T06:13:00.000Z</text:p>
      <text:p text:style-name="P4">
Description: The stocks of Chinese electric vehicle manufacturers listed in Hong Kong have risen on Monday and are supported by positive news, including the recorded sales numbers released on weekends.</text:p>
      <text:p text:style-name="P4">
Images: []</text:p>
      <text:p text:style-name="P4">
Categories: ['金融市场', '股市']</text:p>
      <text:p text:style-name="P4">
Keywords: SYND</text:p>
      <text:p text:style-name="P4">
Type: Article</text:p>
      <!--METADATA-->
      <text:p text:style-name="P4">
The stocks of Chinese electric vehicle manufacturers listed in Hong Kong have risen on Monday and are supported by positive news, including the recorded sales numbers released on weekends.</text:p>
      <text:p text:style-name="P4">
News Source: <text:a xlink:type="simple" xlink:href="https://cn.wsj.com/articles/%E4%B8%AD%E5%9B%BD%E7%94%B5%E5%8A%A8%E6%B1%BD%E8%BD%A6%E7%94%9F%E4%BA%A7%E5%95%86%E8%82%A1%E4%BB%B7%E5%A4%A7%E6%B6%A8-%E5%9B%A06%E6%9C%88%E4%BB%BD%E9%94%80%E5%94%AE%E7%A8%B3%E5%81%A5-70a72f5f" text:style-name="Internet_20_link" text:visited-style-name="Visited_20_Internet_20_Link">
https://cn.wsj.com/articles/%E4%B8%AD%E5%9B%BD%E7%94%B5%E5%8A%A8%E6%B1%BD%E8%BD%A6%E7%94%9F%E4%BA%A7%E5%95%86%E8%82%A1%E4%BB%B7%E5%A4%A7%E6%B6%A8-%E5%9B%A06%E6%9C%88%E4%BB%BD%E9%94%80%E5%94%AE%E7%A8%B3%E5%81%A5-70a72f5f</text:a>
</text:p>
      <!--NEWS-->
      <text:h text:style-name="P10" text:outline-level="1">
<text:span text:style-name="T4">
Mahathir Azmin dinner called "Malays unite to fight against the hidden agenda of the enemy"</text:span>
</text:h>
      <text:p text:style-name="P4">
Author: 联合早报 (Person)</text:p>
      <text:p text:style-name="P4">
Publisher: 联合早报 (Organization)</text:p>
      <text:p text:style-name="P4">
Published Time: 2023-07-03T11:30</text:p>
      <text:p text:style-name="P4">
Modified Time: 2023-07-03T11:35</text:p>
      <text:p text:style-name="P4">
Description: Former Malaysian Prime Minister Mahathir and the Chairman of Selangor State League Azmin dinner. Mahathir also invited Azmin to promote the unity of the Malay People's Congress to fight against "enemies with hidden agenda". Xingzhou.com reported that Azmin posted on Instagram on Sunday (July 2) on Sunday (July 2) ...</text:p>
      <text:p text:style-name="P4">
Videos: []</text:p>
      <text:p text:style-name="P4">
Audios: []</text:p>
      <text:p text:style-name="P4">
Images: []</text:p>
      <text:p text:style-name="P4">
Type: NewsArticle</text:p>
      <text:p text:style-name="P4">
Breadcrumbs: ['即时', '国际']</text:p>
      <text:p text:style-name="P4">
Keywords: ['马来西亚', '马哈迪', '阿兹敏']</text:p>
      <!--METADATA-->
      <text:p text:style-name="P4">
Former Malaysian Prime Minister Mahathir and the Chairman of Selangor State League Azmin dinner. Mahathir also invited Azmin to promote the unity of the Malay People's Congress to fight against "enemies with hidden agenda".</text:p>
      <text:p text:style-name="P4">
Xingzhou.com reported that Azmin posted a photo of him and his wife with Mahathir with his wife and Mahathir on Sunday (July 2nd) in the evening of Sunday (July 2). In addition to food and food, Mahathir talked about him on the table. Many views of domestic current affairs topics.</text:p>
      <text:p text:style-name="P4">
Azmin said: "In addition to the topic of economic and living costs, Mahathir urged all Malayers to unite to fight against enemies with hidden agenda together."</text:p>
      <text:p text:style-name="P4">
In more than an hour of dinner, Mahathir also shared many things when he visited abroad, such as recently traveling to Persia, Britain and Turkey.</text:p>
      <text:p text:style-name="P4">
More than 8 billion people around the world, as well as political instability.</text:p>
      <text:p text:style-name="P4">
Mahathir believes that there is no international organization so far that can work together to solve the problems that these countries are generally faced. "</text:p>
      <text:p text:style-name="P4">
Azmin said Mahathir received many invitations abroad, showing that Mahathir enjoys a high reputation internationally. Azmin also wished Mahathir and his wife Sithaasma, who are about to usher in the 98th and 97th birthday.</text:p>
      <text:p text:style-name="P4">
News Source: <text:a xlink:type="simple" xlink:href="https://www.zaobao.com.sg/realtime/world/story20230703-1410104" text:style-name="Internet_20_link" text:visited-style-name="Visited_20_Internet_20_Link">
https://www.zaobao.com.sg/realtime/world/story20230703-1410104</text:a>
</text:p>
      <!--NEWS-->
      <text:h text:style-name="P10" text:outline-level="1">
<text:span text:style-name="T4">
Wimbled on the first day of Jokovic's Central Stadium opened</text:span>
</text:h>
      <text:p text:style-name="P4">
Publisher: 法新社</text:p>
      <text:p text:style-name="P4">
Published Time: 2023-07-03T11:32:07+00:00</text:p>
      <text:p text:style-name="P4">
Modified Time: 2023-07-03T11:05:01+00:00</text:p>
      <text:p text:style-name="P4">
Description: (Agence France -Presse, London, 3rd) 2023 Wenwang started today. Serbian tennis star Novak Djokovic will debut on the Central Stadium. Last year, Wimbled Men's Single Single Astronomy Kirjes (Nick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617581in" draw:z-index="0">
<draw:image xlink:href="../Images/rficn/2023-07-03T11-32-07-00-00/000000.png" xlink:type="simple" xlink:show="embed" xlink:actuate="onLoad" draw:mime-type="image/png"/>
</draw:frame>
Agence France -Presse reports that Jokovic will seek his 8th Winnet Championship and the 24th Grand Slam Gold Cup. Jokovic, 36, won the 4th Wimbledon Championship in the past. Since the 2013 final, he has never lost at the CENTRECOURT.</text:p>
      <text:p text:style-name="P4">
Jokovic today will show the 67th Argentine player Pedro Cachin, which is the first appearance of Kasun's first appearance in the Wimbledon.</text:p>
      <text:p text:style-name="P4">
On the other hand, Iga Swiatek after the Polish World Ball today will rank 114th Chinese female general Zhu Lin in the first round of the women's singles. Swateti last week at the Badhomburg Open food poisoning, but she was confident that she was hazy.</text:p>
      <text:p text:style-name="P4">
In 2022, Wenwang runner -up Australia "Bad Boy" Kirjos was originally scheduled to match David Goffin, a Belgian tennis player today.</text:p>
      <text:p text:style-name="P4">
However, Kirjes announced his withdrawal from the Wimbledon last night because his wrist was injured. He only withdrew from the Mallorca Open of Spain last week.</text:p>
      <text:p text:style-name="P4">
News Source: <text:a xlink:type="simple" xlink:href="https://www.rfi.fr/cn/%E8%BF%90%E5%8A%A8%E5%A4%A9%E5%9C%B0/20230703-%E6%B8%A9%E7%BD%91%E5%BC%80%E6%89%93%E9%A6%96%E6%97%A5-%E4%B9%94%E7%A7%91%E7%BB%B4%E5%A5%87%E4%B8%AD%E5%A4%AE%E7%90%83%E5%9C%BA%E5%BC%80%E5%B9%95%E6%88%98%E7%99%BB%E5%9C%BA" text:style-name="Internet_20_link" text:visited-style-name="Visited_20_Internet_20_Link">
https://www.rfi.fr/cn/%E8%BF%90%E5%8A%A8%E5%A4%A9%E5%9C%B0/20230703-%E6%B8%A9%E7%BD%91%E5%BC%80%E6%89%93%E9%A6%96%E6%97%A5-%E4%B9%94%E7%A7%91%E7%BB%B4%E5%A5%87%E4%B8%AD%E5%A4%AE%E7%90%83%E5%9C%BA%E5%BC%80%E5%B9%95%E6%88%98%E7%99%BB%E5%9C%BA</text:a>
</text:p>
      <!--NEWS-->
      <text:h text:style-name="P10" text:outline-level="1">
<text:span text:style-name="T4">
Zhang Aimin, a person in Hebei, was sentenced to being sentenced to suspected provocation</text:span>
</text:h>
      <text:p text:style-name="P4">
Author: None</text:p>
      <text:p text:style-name="P4">
Publisher: Radio Free Asia (Organization)</text:p>
      <text:p text:style-name="P4">
Published Time: 2023-07-03T11:34:41-04:00</text:p>
      <text:p text:style-name="P4">
Modified Time: 2023-07-03T11:34: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3.852648in" draw:z-index="0">
<draw:image xlink:href="../Images/rfamandarin/2023-07-03T11-34-41-04-00/000000.png" xlink:type="simple" xlink:show="embed" xlink:actuate="onLoad" draw:mime-type="image/png"/>
</draw:frame>
Hebei rights protection Zhang Aimin was criminally detained by the Guye District Branch of the Tangshan Public Security Bureau on June 15 for criminal detention for suspected provocation <text:a xlink:type="simple" xlink:href="https://www.rfa.org/mandarin/Xinwen/2-07032023113425.html/@@images/image" text:style-name="Internet_20_link" text:visited-style-name="Visited_20_Internet_20_Link">
</text:a>
Rights protection network</text:p>
      <text:p text:style-name="P4">
According to the news of the Information Center of the Rights Rights Network on July 3, Zhang Aimin, a person in Hebei, was detained at Tangshan First Detention Center by the Guye District Branch of the Tangshan Public Security Bureau for suspicion of provoking trouble on June 15.</text:p>
      <text:p text:style-name="P4">
It is reported that Zhang Aimin is a taxi driver in Tangshan. When he entered Beijing on June 1, he was intercepted on the grounds that he had a petition experience. After intercepting his staff of the Beijing Office, the staff of the Beijing Office had left him on the highway late at night after learning that Zhang Aimin's taxi was faulty. Zhang Aimin had to go to the high -speed mouth to go to the road late at the high speed after the temporary disposal of the fault.</text:p>
      <text:p text:style-name="P4">
On the morning of June 15th, Zhang Aimin went to the State Letters and Calls Bureau to respond to the staff of the Jinghua Office of the Beijing Office. However, it was intercepted at the entrance of the Letters and Calls Bureau, and was subsequently transferred to the Jinghua Police Station in Guye District, Tangshan City. Later, Zhang Aimin was repatriated to the local area and was detained in Tangshan First Detention Center for criminal detention for suspected provocation.</text:p>
      <text:p text:style-name="P4">
In recent years, more and more legal petitioners have been criminally detained by the local authorities for criminal detention of the so -called "provocation" pocket and the persecution of persecution. It has become a common phenomenon of the mainland.</text:p>
      <text:p text:style-name="P4">
Editor -in -chief: Kaidi</text:p>
      <text:p text:style-name="P4">
News Source: <text:a xlink:type="simple" xlink:href="https://www.rfa.org/mandarin/Xinwen/2-07032023113425.html" text:style-name="Internet_20_link" text:visited-style-name="Visited_20_Internet_20_Link">
https://www.rfa.org/mandarin/Xinwen/2-07032023113425.html</text:a>
</text:p>
      <!--NEWS-->
      <text:h text:style-name="P10" text:outline-level="1">
<text:span text:style-name="T4">
The Malaysian Election Commission met on Wednesday to discuss the six states election date</text:span>
</text:h>
      <text:p text:style-name="P4">
Author: 联合早报 (Person)</text:p>
      <text:p text:style-name="P4">
Publisher: 联合早报 (Organization)</text:p>
      <text:p text:style-name="P4">
Published Time: 2023-07-03T11:37</text:p>
      <text:p text:style-name="P4">
Modified Time: 2023-07-03T11:43</text:p>
      <text:p text:style-name="P4">
Description: The Malaysian Election Commission will hold a special meeting on Wednesday (July 5) to discuss the nomination date and voting date of the six states elections. The Secretary of the Malaysian Election Commission Ikmarudin issued a statement on Monday (3rd) that the committee has received six states of Malaysia -Kedah, Jilandan, Dengjialou, ...</text:p>
      <text:p text:style-name="P4">
Videos: []</text:p>
      <text:p text:style-name="P4">
Audios: []</text:p>
      <text:p text:style-name="P4">
Images: []</text:p>
      <text:p text:style-name="P4">
Type: NewsArticle</text:p>
      <text:p text:style-name="P4">
Breadcrumbs: ['即时', '国际']</text:p>
      <text:p text:style-name="P4">
Keywords: ['马来西亚', '马国六州选举', '马国政局']</text:p>
      <!--METADATA-->
      <text:p text:style-name="P4">
The Malaysian Election Commission will hold a special meeting on Wednesday (July 5) to discuss <text:a xlink:type="simple" xlink:href="https://www.zaobao.com/keywords/ma-guo-liu-zhou-xuan-ju" text:style-name="Internet_20_link" text:visited-style-name="Visited_20_Internet_20_Link">
Six State Elections</text:a>
Nomination date and voting date.</text:p>
      <text:p text:style-name="P4">
The Secretary of the Malaysian Election Commission, Yi Kmarudin, issued a statement on Monday (3rd) that the committee has received notifications from the dissolution of the Malaysian Six State -Jeedo, Kedan Dan, Dengjialou, Penang, Selangor, and the Semimilan State Council.</text:p>
      <text:p text:style-name="P4">
To this end, the chairman of the Election Committee Abdul Ganni will host a special meeting on Wednesday to discuss the important date of the six states, including nomination date, voting date, and naming registration date.</text:p>
      <text:p text:style-name="P4">
The Election Commission will hold a press conference after the meeting. It is believed that the date of the six states will be announced.</text:p>
      <text:p text:style-name="P4">
News Source: <text:a xlink:type="simple" xlink:href="https://www.zaobao.com.sg/realtime/world/story20230703-1410105" text:style-name="Internet_20_link" text:visited-style-name="Visited_20_Internet_20_Link">
https://www.zaobao.com.sg/realtime/world/story20230703-1410105</text:a>
</text:p>
      <!--NEWS-->
      <text:h text:style-name="P10" text:outline-level="1">
<text:span text:style-name="T4">
Yin Dengzhen, a visitor of Hubei Shiyan, was detained near the Supreme Court with "crime of attacking the police"</text:span>
</text:h>
      <text:p text:style-name="P4">
Author: None</text:p>
      <text:p text:style-name="P4">
Publisher: Radio Free Asia (Organization)</text:p>
      <text:p text:style-name="P4">
Published Time: 2023-07-03T11:39:55-04:00</text:p>
      <text:p text:style-name="P4">
Modified Time: 2023-07-03T11:39: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852648in" draw:z-index="0">
<draw:image xlink:href="../Images/rfamandarin/2023-07-03T11-39-55-04-00/000000.png" xlink:type="simple" xlink:show="embed" xlink:actuate="onLoad" draw:mime-type="image/png"/>
</draw:frame>
Yin Dengzhen, a visit to Shiyan, Hubei <text:a xlink:type="simple" xlink:href="https://www.rfa.org/mandarin/Xinwen/3-07032023113950.html/@@images/image" text:style-name="Internet_20_link" text:visited-style-name="Visited_20_Internet_20_Link">
</text:a>
Citizen Rights Network</text:p>
      <text:p text:style-name="P4">
According to news on July 3rd, at 8 pm on June 29, Yin Dengzhen, a petitioner of Shiyan, Hubei, was covered and lock -up by people in black while walking on the road near the Supreme Court in Chaoyang District, Beijing. "Attacking the police" was criminally detained and sent to the Beijing Chaoyang Detention Center from the hospital. The information was learned that Yin Dengzhen's husband, Xiao Shujun, and his daughter of Heilongjiang Province, learned that they had only learned that they had not received a notice of criminal detention after finding the Chaoyang Branch.</text:p>
      <text:p text:style-name="P4">
Xiao Shujun recently told the Rights Protection Network that he and his wife were injured by the court's bailiff near the three districts of the Supreme Court. Because of the serious injury, he was taken to San Mark Hospital in Chaoyang District for treatment by 120 emergency vehicles.</text:p>
      <text:p text:style-name="P4">
According to the latest details provided by Xiao Shujun, on the evening of the 29th, he took a wheelchair and his wife Yin Dengzhen to the opposite side of the Supreme Law. When he walked towards the bus station, he was stopped by a dozen people wearing black clothes with black gloves and black gloves. Going home (the temporary residence in Beijing), Yin Dengzhen was directly poured by the man in black, holding his neck and holding his hands and feet, and pressed his mouth and nose with black gloves. The husband who was paralyzed by a wheelchair was to rescue Yin Dengzhen, and was also fainted by the man in black.</text:p>
      <text:p text:style-name="P4">
Because Xiao Shujun had a serious history of epilepsy and heart disease, he was first taken to the hospital for emergency treatment by 120. Yin Dengzhen was forcibly lifted to the police car to the Xiaohongmen police station. Because Yin Dengzhen was diagnosed with lymphatic cancer and serious injuries, the police finally sent Yin Dengzhen to Beijing San Mark Hospital at 11 o'clock that night.</text:p>
      <text:p text:style-name="P4">
Yin Dengzhen's daughter was determined to come to Beijing to take her mother to transfer to the hospital for examination at 3 pm on the 30th, but Yin Dengzhen was claimed to be led by the Chaoyang Branch at 2:30 at 2:30. Essence On the morning of July 1st, Xiao Shujun took his daughter to the Chaoyang Branch to find his wife Yin Dengzhen. It was not until 9pm that it was informed by the Liulitun Police Station of the Chaoyang Branch that Yin Dengzhen had been criminally detained with the "attacking police" and is currently in the Chaoyang Detention Center.</text:p>
      <text:p text:style-name="P4">
According to previous reports, Xiao Shujun and Yin Dengzhen were repeatedly intercepted and violent injuries this year during the petition protection process. Especially Xiao Shujun was the disabled and needed to take care of it. Come to destroy the disaster.</text:p>
      <text:p text:style-name="P4">
Editor -in -chief: Kaidi</text:p>
      <text:p text:style-name="P4">
News Source: <text:a xlink:type="simple" xlink:href="https://www.rfa.org/mandarin/Xinwen/3-07032023113950.html" text:style-name="Internet_20_link" text:visited-style-name="Visited_20_Internet_20_Link">
https://www.rfa.org/mandarin/Xinwen/3-07032023113950.html</text:a>
</text:p>
      <!--NEWS-->
      <text:h text:style-name="P10" text:outline-level="1">
<text:span text:style-name="T4">
Student Student Student Gettlement Website of the Chinese People's Congress is detained by the Chinese People's Congress</text:span>
</text:h>
      <text:p text:style-name="P4">
Author: None</text:p>
      <text:p text:style-name="P4">
Publisher: Radio Free Asia (Organization)</text:p>
      <text:p text:style-name="P4">
Published Time: 2023-07-03T11:43:00-04:00</text:p>
      <text:p text:style-name="P4">
Modified Time: 2023-07-03T11:48: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4.533841in" draw:z-index="0">
<draw:image xlink:href="../Images/rfamandarin/2023-07-03T11-43-00-04-00/000000.png" xlink:type="simple" xlink:show="embed" xlink:actuate="onLoad" draw:mime-type="image/png"/>
</draw:frame>
Renmin University of China <text:a xlink:type="simple" xlink:href="https://www.rfa.org/mandarin/Xinwen/4-07032023114329.html/@@images/image" text:style-name="Internet_20_link" text:visited-style-name="Visited_20_Internet_20_Link">
</text:a>
Baidu Encyclopedia</text:p>
      <text:p text:style-name="P4">
Recently, a master's degree from Renmin University of China illegally obtained the personal information of more than 50,000 students in the school, and made a website that scored a face value. In response, Beijing Haidian Police reported on Monday (July 3) that the suspect Ma Moumou had been criminally detained according to law, and the case was under investigation.</text:p>
      <text:p text:style-name="P4">
According to a comprehensive Chinese media report, some netizens broke the news on Weibo on July 1 that a boy of Renmin University of China used professional technology and highly participated in the development of the school's website development during his postgraduate graduate student, and stole the personal information of the students in the school. Including photos, names, school numbers, colleges, nationality, birthdays, etc., to build a website that claims to be scored for students to score the school for people to view arbitrarily.</text:p>
      <text:p text:style-name="P4">
Renmin University of China reported on July 2 that the school had paid attention to the above incident and contacted the police for the first time to actively cooperate with investigation. The school also "strongly condemn the act of violating personal privacy and the security of information."</text:p>
      <text:p text:style-name="P4">
The Beijing Haidian District Public Security Bureau issued a notice on the 3rd on the 3rd that after investigation, the suspect Ma Moumou (male, 25 years old, the school graduate) was suspected of illegal criminal acts such as the personal information of some students in the school. At present, Ma Moumou has been criminally detained by the Haidian Public Security Bureau according to law, and the case is under further investigation.</text:p>
      <text:p text:style-name="P4">
According to the news, it has been three years old on this value website. Among them, all the information from the 2014 to 2020 undergraduate, master and doctoral students of Renmin University has leaked the entire information of more than 50,000 students. Ma is currently working in the Tencent Beijing WeChat team search algorithm related departments.</text:p>
      <text:p text:style-name="P4">
Editor -in -chief: Kaidi</text:p>
      <text:p text:style-name="P4">
News Source: <text:a xlink:type="simple" xlink:href="https://www.rfa.org/mandarin/Xinwen/4-07032023114329.html" text:style-name="Internet_20_link" text:visited-style-name="Visited_20_Internet_20_Link">
https://www.rfa.org/mandarin/Xinwen/4-07032023114329.html</text:a>
</text:p>
      <!--NEWS-->
      <text:h text:style-name="P10" text:outline-level="1">
<text:span text:style-name="T4">
Li Shangfu meets the Russian Navy Chief Commander: Hope to organize the normally organized joint tour</text:span>
</text:h>
      <text:p text:style-name="P4">
Author: None</text:p>
      <text:p text:style-name="P4">
Publisher: Radio Free Asia (Organization)</text:p>
      <text:p text:style-name="P4">
Published Time: 2023-07-03T11:46:10-04:00</text:p>
      <text:p text:style-name="P4">
Modified Time: 2023-07-03T11:46: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4.612011in" draw:z-index="0">
<draw:image xlink:href="../Images/rfamandarin/2023-07-03T11-46-10-04-00/000000.png" xlink:type="simple" xlink:show="embed" xlink:actuate="onLoad" draw:mime-type="image/png"/>
</draw:frame>
Chinese State Councilor and Minister of Defense Li Shangfu <text:a xlink:type="simple" xlink:href="https://www.rfa.org/mandarin/Xinwen/5-07032023114606.html/@@images/image" text:style-name="Internet_20_link" text:visited-style-name="Visited_20_Internet_20_Link">
</text:a>
Agence France -Presse Pictures</text:p>
      <text:p text:style-name="P4">
Chinese State Councilor and Minister of Defense, Li Shangfu, met with Russian Navy Chief Commander of Russian Navy, Yefimorov on Monday (July 3). Li Shangfu said that he hoped that the two sides would strengthen the communication at all levels, and often organized the joint tour of the joint tour to expand pragmatic cooperation in the professional field.</text:p>
      <text:p text:style-name="P4">
According to a statement issued by the official website of the Ministry of National Defense, Li Shangfu said that in March of this year, Chinese President Xi Jinping conducted a "historical significant" visits to Russia. China is willing to work with Russia to implement the important consensus of the two heads of state, and "continuously enrich the connotation of comprehensive strategic cooperation partnership between China and Russia in the new era of China and Russia."</text:p>
      <text:p text:style-name="P4">
Li Shangfu also said that the Sino -Russian Navy has close exchanges and frequent interaction. "I hope that the two sides will strengthen communication at all levels, normalize the joint tour of the joint tour, and expand pragmatic cooperation in professional fields."</text:p>
      <text:p text:style-name="P4">
According to the Chinese statement, Yefemonov said in the meeting that Russia attaches great importance to strengthening pragmatic cooperation in various fields of Russia and China, is willing to maintain close coordination with the Chinese side, resolutely implement the important consensus reached by the two heads of state, and continue to expand the navy of the two countries. Exchanges at all levels to jointly organize important training activities such as joint maritime joint exercises and joint cruise, and continue to push the relationship between the two countries and two armies to a new height.</text:p>
      <text:p text:style-name="P4">
In the context of the Russian -Ukraine War and the US -China strategic competition, China and Russia are increasingly facing the situation of being isolated by the international community and being enclosed in regions. On June 27, the two Russian warships rarely passed from south to north through the waters of Taiwan, causing great attention from Taiwan and Japan, and it was also considered a performance in Russia.</text:p>
      <text:p text:style-name="P4">
Editor -in -chief: Kaidi</text:p>
      <text:p text:style-name="P4">
News Source: <text:a xlink:type="simple" xlink:href="https://www.rfa.org/mandarin/Xinwen/5-07032023114606.html" text:style-name="Internet_20_link" text:visited-style-name="Visited_20_Internet_20_Link">
https://www.rfa.org/mandarin/Xinwen/5-07032023114606.html</text:a>
</text:p>
      <!--NEWS-->
      <text:h text:style-name="P10" text:outline-level="1">
<text:span text:style-name="T4">
Make memorizing Yan Mingfu Wang Dan: At the critical moment of 89 years, the human nature defeated the party spirit</text:span>
</text:h>
      <text:p text:style-name="P4">
Author: None</text:p>
      <text:p text:style-name="P4">
Publisher: Radio Free Asia (Organization)</text:p>
      <text:p text:style-name="P4">
Published Time: 2023-07-03T11:54:34-04:00</text:p>
      <text:p text:style-name="P4">
Modified Time: 2023-07-03T11:54: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4.824186in" draw:z-index="0">
<draw:image xlink:href="../Images/rfamandarin/2023-07-03T11-54-34-04-00/000000.png" xlink:type="simple" xlink:show="embed" xlink:actuate="onLoad" draw:mime-type="image/png"/>
</draw:frame>
Wang Dan, the leader of the first eight or nine school movements <text:a xlink:type="simple" xlink:href="https://www.rfa.org/mandarin/Xinwen/6-07032023115209.html/@@images/image" text:style-name="Internet_20_link" text:visited-style-name="Visited_20_Internet_20_Link">
</text:a>
Reuters pictures</text:p>
      <text:p text:style-name="P4">
In response to the news of Yan Mingfu's death on July 3, Wang Dan, the leader of the first eight or nine academic movements, issued a statement through Twitter, Facebook and other social media platforms, expressing the meaning of mourning. The full text is as follows:</text:p>
      <text:p text:style-name="P4">
"It was surprised that Mr. Yan Mingfu died of illness on July 3, 92 years old.</text:p>
      <text:p text:style-name="P4">
"In 1989, in the 1989 Democratic Games, Mr. Yan Mingfu, who was the Minister of the United Front, was entrusted by Mr. Zhao Ziyang and maintained communication with the students from a hunger strike. During that time, I was in contact with him almost every day. Speak to the hunger strike at Tiananmen Square.</text:p>
      <text:p text:style-name="P4">
"Mr. Yan Mingfu followed the people of the Communist Party in his life, but at the critical moment in 1989, his human nature defeated the party spirit. Inner Kaiming faction and the system outside the system established a dialogue mechanism. After the "June 4th", he was degraded and paid political costs.</text:p>
      <text:p text:style-name="P4">
"In the process of contacting Mr. Yan Mingfu, I can feel that he hopes that China will develop in the direction of democracy. Such people are rare within the CCP, but not without. For this reason, I am willing to express his mourning to him. Mean, hope he rests. "</text:p>
      <text:p text:style-name="P4">
Editor -in -chief: Kaidi</text:p>
      <text:p text:style-name="P4">
News Source: <text:a xlink:type="simple" xlink:href="https://www.rfa.org/mandarin/Xinwen/6-07032023115209.html" text:style-name="Internet_20_link" text:visited-style-name="Visited_20_Internet_20_Link">
https://www.rfa.org/mandarin/Xinwen/6-07032023115209.html</text:a>
</text:p>
      <!--NEWS-->
      <text:h text:style-name="P10" text:outline-level="1">
<text:span text:style-name="T4">
Yellen is about to visit China: It aims to stabilize Sino -US economic relations, and may discuss sensitive issues</text:span>
</text:h>
      <text:p text:style-name="P4">
Creator: ALAN RAPPEPORT,KEITH BRADSHER</text:p>
      <text:p text:style-name="P4">
Publisher: https://www.facebook.com/nytimeschinese</text:p>
      <text:p text:style-name="P4">
Published Time: 2023-07-03T12:04:30+08:00</text:p>
      <text:p text:style-name="P4">
Description: This will be the first time Yellen has visited China as a financial minister. She will meet with Chinese officials and executives in Huamei. Yellen's trip aims to re -establish a dialogue with China. The two parties may discuss some sensitive issues, including Meiguang's ban and human rights issues in Xinjiang. Kenny Holston/The New York Times This trip to Beijing was the first visit to China as the Minister of Finance as the Minister of Finance.</text:p>
      <text:p text:style-name="P4">
Images: ["<text:a xlink:type="simple" xlink:href="https://static01.nyt.com/images/2023/07/03/multimedia/00dc-yellenchina-print-mjqh/00dc-yellen-china-mjqh-master1050.jpg" text:style-name="Internet_20_link" text:visited-style-name="Visited_20_Internet_20_Link">
00dc-yellen-c...</text:a>
"]</text:p>
      <text:p text:style-name="P4">
Category: 商业与经济</text:p>
      <text:p text:style-name="P4">
Type: Article</text:p>
      <!--METADATA-->
      <text:p text:style-name="P4">
<draw:frame draw:style-name="fr1" draw:name="Image202" text:anchor-type="as-char" svg:width="6.9236in" svg:height="4.615733in" draw:z-index="0">
<draw:image xlink:href="../Images/cnnytimes/2023-07-03T12-04-30-08-00/00dc-yellen-china-mjqh-master1050.jpg" xlink:type="simple" xlink:show="embed" xlink:actuate="onLoad" draw:mime-type="image/jpeg"/>
</draw:frame>
Treasury Minister Jennte Yellen will visit China on Wednesday. This visit is of great significance to stabilize the tension between the two largest economies in the world.</text:p>
      <text:p text:style-name="P4">
This will be the first time Yellen has visited China as the Minister of Finance. Previously, Secretary of State Anthony Blintin also visited China last month. Earlier this year, the United States found that Chinese spy balls flew over the United States, and China was dissatisfied with the efforts of the Bayeng government to prevent China from obtaining some sensitive technologies, and the relationship between the two countries was tense.</text:p>
      <text:p text:style-name="P4">
This trip also coincides with the time when the global economic uncertainty intensifies, and the output of China's epidemic is sluggish. The United States tries to avoid economic recession while curbing inflation.</text:p>
      <text:p text:style-name="P4">
Despite hoping to re -establish a dialogue, the meeting may involve sensitive issues that have been deteriorated for many years.</text:p>
      <text:p text:style-name="P4">
The Biden government has been taking measures to reduce the dependence of the United States' imported products in China, and try to limit China <text:a xlink:type="simple" xlink:href="https://cn.nytimes.com/business/20230629/biden-administration-ai-chips-china/" text:style-name="Internet_20_link" text:visited-style-name="Visited_20_Internet_20_Link">
obtaining semiconductor technology, biotechnology and sensitive technologies. These technologies are robots and artificial intelligence</text:a>
Provide motivation with high -end computing.</text:p>
      <text:p text:style-name="P4">
At the same time, from the poverty -stricken countries of Chinese loans facing breach of contract, China is unwilling to re -negotiate the loan terms, which makes the United States dissatisfied; and, even if Russia invades Ukraine, China still maintains close economic relations with Russia.</text:p>
      <text:p text:style-name="P4">
A senior official of the Ministry of Finance who was unwilling to disclose a priority of Yellen on Sunday said that Yellen would meet with senior Chinese officials and American companies in China and American companies in China. The official said Yellen will discuss global challenges and common concern with Chinese officials.</text:p>
      <text:p text:style-name="P4">
It is expected that the Treasury Minister will oppose China's recent ban on Meicuang Technology. Micron Technology is a storage chip for mobile phones, computers and other electronic products for mobile phones, computers and other electronic products. After the Biden government recently took measures to prohibit Chinese chip manufacturers from obtaining key tools required for manufacturing advanced chips, <text:a xlink:type="simple" xlink:href="https://cn.nytimes.com/china/20230523/micron-technology-china-ban/" text:style-name="Internet_20_link" text:visited-style-name="Visited_20_Internet_20_Link">
Chinese government to buy key information in May to buy</text:a>
Micro -chip made of Meiguang. The company's chip is used in the memory storage of various electronic products such as mobile phones and computers. After review, China's Internet regulatory agencies believe that there is a "relatively serious network security problem."</text:p>
      <text:p text:style-name="P4">
It is expected that Yellen will also be concerned about the human rights acts in Xinjiang's ethnic minorities.(https://www.nytimes.com/zh/2019/11/16/world/asia/xinjiang-documents-chinese.html)Essence U.S. officials also want to better understand the scope of China's new anti -espionage law, which may bring new challenges to foreign companies.</text:p>
      <text:p text:style-name="P4">
Although both parties may express dissatisfaction, Yellen plans to prove that the United States' reduction in China's dependence on China and protecting national security is not to make these two highly intertwined economies "decoupled".</text:p>
      <text:p text:style-name="P4">
advertise</text:p>
      <text:p text:style-name="P4">
In recent weeks, Yellen's attitude towards China has become mild, saying that the relationship between Washington and Beijing is important to the entire world. In an interview with MSNBC last week, she said that "benign competition" can benefit workers and enterprises of the two countries.</text:p>
      <text:p text:style-name="P4">
"I hope to make a contact in China this time," said Yellen. "There is a group of new leaders who need to understand each other."</text:p>
      <text:p text:style-name="P4">
She also said that the two countries "need to discuss the differences between each other, so that we will not have misunderstandings and will not misunderstand each other's intentions."</text:p>
      <text:p text:style-name="P4">
As China is concerned about different American words and deeds, the Treasury Secretary is likely to face the sharp issues raised by the Chinese government's true intention.</text:p>
      <text:p text:style-name="P4">
The Biden government has implemented extensive restrictions on China's acquisition of advanced technologies, saying that China ’s ability to use such technologies threatens national security.</text:p>
      <text:p text:style-name="P4">
In the New York's Foreign Relations Commission on Wednesday, Blint said on Wednesday that it would prevent China from obtaining technology that might be used to harm the United States and conforms to the interests of the United States.</text:p>
      <text:p text:style-name="P4">
advertise</text:p>
      <text:p text:style-name="P4">
"Allows them to obtain technology that may be used to deal with us. How can this meet my country's interests?" He asked, and mentioned China's continuous expansion of nuclear weapons plans, the development of hypersonic missiles, and "may be used to suppress the purpose of suppressing the purpose of suppressing the purpose "The use of artificial intelligence.</text:p>
      <text:p text:style-name="P4">
"If they change their positions, they will do the same thing," he said, and added that the United States is implementing "very targeted and very narrow control measures."</text:p>
      <text:p text:style-name="P4">
In order to reduce the US dollar investment developed by advanced technology in China, the White House is also preparing to introduce <text:a xlink:type="simple" xlink:href="https://www.nytimes.com/2023/02/09/business/us-china-investing-tech-biden.html" text:style-name="Internet_20_link" text:visited-style-name="Visited_20_Internet_20_Link">
New investment restrictions</text:a>
Essence</text:p>
      <text:p text:style-name="P4">
Although Yellen <text:a xlink:type="simple" xlink:href="https://cn.nytimes.com/usa/20210719/yellen-us-china-trade/" text:style-name="Internet_20_link" text:visited-style-name="Visited_20_Internet_20_Link">
questioned in the past</text:a>
The role of tariffs on imported goods in China, but the Trump administration's tariff regulations are still there, and it seems unlikely to be canceled in the short term.</text:p>
      <text:p text:style-name="P4">
China has also disappointed with the efforts to transfer its supply chain from China to other allies recognized by the United States. Yellen and other <text:a xlink:type="simple" xlink:href="https://www.nytimes.com/2022/11/11/business/us-india-relations.html" text:style-name="Internet_20_link" text:visited-style-name="Visited_20_Internet_20_Link">
Cabinet officials call this trend "Youkan Outsourcing"</text:a>
Essence</text:p>
      <text:p text:style-name="P4">
The United States is still dissatisfied with the reorganization loan of poor countries who are unwilling to face debt defaults, and worry about the depreciation currency in China, because this will make China exports more competitive in the United States.</text:p>
      <text:p text:style-name="P4">
advertise</text:p>
      <text:p text:style-name="P4">
In addition to the tight monetary exchange rate, China also faces debt problems at home and abroad. For China, the debt crisis of developing countries is not at the same time. With the slow deterioration of the real estate crisis, loans issued by many banks to developers and local governments have faced the risk of serious losses. This makes banks reluctant to accept huge losses for overseas loans. Although Western experts predict that if you cannot significantly reduce debt, the economy of these developing countries may be difficult to recover.</text:p>
      <text:p text:style-name="P4">
During the epidemic, the contacts between the officials of the United States and China were very limited. At that time, China basically closed the border and no longer sent officials to participate in the international economic conference. As some measures to strengthen national security, China has gradually stopped released thousands of economic data series in the past few years, making it difficult for U.S. officials to understand the current situation of China's economy.</text:p>
      <text:p text:style-name="P4">
China announced the appointment of the new party committee secretary of the National Central Bank Saturday, indicating that Beijing's interview with Yellen attaches great importance to: Pan Gongsheng is a well -known technical bureaucrat. Since 2016, he has been the director of the State Administration of Foreign Exchange and is responsible for supervising China's monetary policy. Essence</text:p>
      <text:p text:style-name="P4">
An Kaibin, a senior coordinator of Chinese affairs in the Ministry of Finance(Christopher Adams)Said that Yellen and its team "when the Chinese economy lacks transparency, it may try to get more inside information."</text:p>
      <text:p text:style-name="P4">
News Source: <text:a xlink:type="simple" xlink:href="https://cn.nytimes.com/business/20230703/janet-yellen-china-visit/" text:style-name="Internet_20_link" text:visited-style-name="Visited_20_Internet_20_Link">
https://cn.nytimes.com/business/20230703/janet-yellen-china-visit/</text:a>
</text:p>
      <!--NEWS-->
      <text:h text:style-name="P10" text:outline-level="1">
<text:span text:style-name="T4">
How will climate change affect the resort map? (Free version)</text:span>
</text:h>
      <text:p text:style-name="P4">
Authors: ['']</text:p>
      <text:p text:style-name="P4">
Publisher: 英国《金融时报》</text:p>
      <text:p text:style-name="P4">
Time: 2023-07-03T12:11:34+00:00</text:p>
      <text:p text:style-name="P4">
Published Time: 2023-07-02T12:00:99+08:00</text:p>
      <text:p text:style-name="P4">
Modified Time: 2023-07-03T08:10:99+08:00</text:p>
      <text:p text:style-name="P4">
Description: Cubo: For many people with good economic conditions, the first sensible effect of climate change will be the place to change our vacation.</text:p>
      <text:p text:style-name="P4">
Images: []</text:p>
      <text:p text:style-name="P4">
Themes: 'None'</text:p>
      <text:p text:style-name="P4">
Keywords: ['气候变化', 'FT杂志', '剑桥大学', 'Twitter']</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In 1975, the Dutch, a TV star in Germany, Rudy Carrel(RudiCarrell)One song became popular, and the song name was "When will the summer really come again?" ". He longed for the heat wave like the past, "When people do not need sauna/sheep are happy to be cut hair":</text:p>
      <text:p text:style-name="P4">
A Summer like in the old days,</text:p>
      <text:p text:style-name="P4">
Yes, with sunshine from june to sectionmber</text:p>
      <text:p text:style-name="P4">
And not so well and siberian, like last year</text:p>
      <text:p text:style-name="P4">
(Lyrics: Summer as in the past,</text:p>
      <text:p text:style-name="P4">
Yes, from June to September, the sun is bright</text:p>
      <text:p text:style-name="P4">
Not like last summer, the tide, cold like Siberia)</text:p>
      <text:p text:style-name="P4">
At least since 1923, people in the cold northern region have always longed for hot summer.(Gerald Murphy)He and Sarah Murphic(SaraMurphy)Blue Coast in France(Riviera)Inventory of sunbathing. What kind of climate is the most ideal, and people have gradually formed a consensus: where there is a beach, it is sunny and the temperature is about 25 degrees Celsius.</text:p>
      <text:p text:style-name="P4">
But since the heat waves in 2019, summer has changed from the season that people desire to make people. The heating speed is twice the global average speed in Europe. It ushered in the hottest summer ever in 2022 and broke the record set in 2021 -and the world has not entered the El Nino climate cycle with the heating effect again at that time. Essence The temperature is as high as 40 degrees, and the wild fire in the distance is burning -what else is there such a beach.</text:p>
      <text:p text:style-name="P4">
For many people with good economic conditions, the first sensible impact of climate change will change our vacation place: after all, it is easier to change the place where we live. Holidays are changing the climate (tourism transportation now creates about 5%of carbon emissions) and is also changed by the climate. As the epidemic has passed, the time of the record of tourism in the tourism industry has arrived, and a new global resort map will soon appear.</text:p>
      <text:p text:style-name="P4">
At present, the beach is the protagonist on the resort map. Cambridge University(Cambridge university)A study in 2014 stated: "Seaside tourism is the biggest part of the global tourism industry. More than 60%of Europeans choose to go to the beach for vacation. Seahibu tourism accounts for more than 80%of American tourism revenue."</text:p>
      <text:p text:style-name="P4">
Some beach vacation destinations -Maldives and some areas of the Caribbean -will not enter the sea. The same is true in the Mediterranean region, especially in the Mediterranean coast of Africa, the rising sea plane is eroding the beach. The weather becomes hot and unbearable. We are likely to see that going to the cooler northern Spain (where I was there last summer), the beach vacation of the beach on the Norman, British and Stick's Navia Peninsula became a trend, until these places eventually became hot. Alaska and the North Pole will soon become a more durable summer heaven.</text:p>
      <text:p text:style-name="P4">
The following is a small example of how to change the resort map. Thirty years ago, I stayed on a small town of St. Lennez on the coast of southern England for a few months. Since the 1920s, this place was once a high -end seawater bathing place. Until the cheap flights to the Mediterranean appeared, vacation on the British seaside was no longer popular. When I knew this place, the former high -end hotels at the beach were all pensions who had no money, and local authorities in London.(councils)People hidden there. In the new climate, St. Lennard may restore the glory of the past (provided that the British water company no longer does not process sewage to rivers and ocean emissions). When the weather is too hot and not suitable for sunbathing, you can also visit Sussex's local vineyards. At the same time, Spain's hot sun coast(Costa del Sol)It may inherit the crown of "abandoned pre -resort". This transformation will reverse the historical trends of tourists from wealthy countries to poor countries.</text:p>
      <text:p text:style-name="P4">
Another possible trend is that summer will no longer be the peak tourist season. First of all, summer will become hotter and not suitable for travel. Second, more and more people who do not have to have children do not have to take advantage of the summer vacation. Third, with the booming development of the tourism industry, the reception capacity of popular destinations in the peak tourism season is approaching the limit. It is expected that the beach resort will re -focus on the spring business, which will be the first rays of sunlight of the year for tourists from the north. We may even see the situation in the 1920s that came back again -the British ruling class would spend the winter in the blue coast.</text:p>
      <text:p text:style-name="P4">
Winter ski tour will gradually disappear. Now, the Alps account for 40%of the world's ski passenger flow. There are hundreds of ski resorts. One of the main reasons is insufficient snowfall. In this century, almost all glaciers of the Alps may disappear. University of Arizona(University of Arizona)Zeng Xubin and others wrote that from 1982 to 2016, the number of ski season in many ski resorts in the United States shortened 34 days average. Ski town has begun to try to turn towards summer and cycling destinations.</text:p>
      <text:p text:style-name="P4">
The changes in the resort map will cause pain. The main withdrawal of pain will be millions of tourism practitioners and their families they support in poor countries. But this huge change will only be previews, and more people will be forced to say goodbye to their homes in the future.</text:p>
      <text:p text:style-name="P4">
Translator/He Li</text:p>
      <text:p text:style-name="P4">
News Source: <text:a xlink:type="simple" xlink:href="http://www.ftchinese.com/story/001100140" text:style-name="Internet_20_link" text:visited-style-name="Visited_20_Internet_20_Link">
http://www.ftchinese.com/story/001100140</text:a>
</text:p>
      <!--NEWS-->
      <text:h text:style-name="P10" text:outline-level="1">
<text:span text:style-name="T4">
"Mourning July 1" in the British and Hong Kong Parade Coasters "Mourning July 1" China Pink Nourishment and Essence of the People.</text:span>
</text:h>
      <text:p text:style-name="P4">
Author: None</text:p>
      <text:p text:style-name="P4">
Publisher: Radio Free Asia (Organization)</text:p>
      <text:p text:style-name="P4">
Published Time: 2023-07-03T12:13:00-04:00</text:p>
      <text:p text:style-name="P4">
Modified Time: 2023-07-03T13:0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5.1927in" draw:z-index="0">
<draw:image xlink:href="../Images/rfamandarin/2023-07-03T12-13-00-04-00/000000.png" xlink:type="simple" xlink:show="embed" xlink:actuate="onLoad" draw:mime-type="image/png"/>
</draw:frame>
In London, dozens of people in the Hong Kong and Hong Kong people in the Hong Kong Economic and Trade Office in the Hong Kong Economic and Trade Office were rally. On July 1, 2021, Liang Jianhui, who had died of his chest after holding a knife in Causeway Bay. <text:a xlink:type="simple" xlink:href="https://www.rfa.org/mandarin/yataibaodao/gangtai/al1-07032023115747.html/@@images/image" text:style-name="Internet_20_link" text:visited-style-name="Visited_20_Internet_20_Link">
</text:a>
(Photo by Lu Xi)The conference placed a painting that depicts Liang Jianhui with his chest and pressed his chest at the Hong Kong Economic and Trade Office. (Stone photo)</text:p>
      <text:p text:style-name="P4">
The conference placed a painting that depicts Liang Jianhui with his chest and pressed his chest at the Hong Kong Economic and Trade Office. (Stone photo)</text:p>
      <text:p text:style-name="P4">
Many participants presented flowers, and some people looked sad. (Photo by Lu Xi)</text:p>
      <text:p text:style-name="P4">
Many participants presented flowers, and some people looked sad. (Photo by Lu Xi)</text:p>
      <text:p text:style-name="P4">
When J's speech, he thanked Hong Kong for his political enlightenment and believed that Hong Kong had revealed the "one country, two systems" lies. (Photo by Lu Xi)</text:p>
      <text:p text:style-name="P4">
This year's July 1st is the 26th anniversary of the transfer of sovereignty in Hong Kong, and it also marks the 3rd anniversary of the "National Security Law of the Hong Kong District". On the occasion of the Hong Kong government, Hong Kong people in Manchester, Shefeld, and London in the United Kingdom protested the freedom and rights of Hong Kong people by the National Security Law in the methods of parade and rally. Among them, the parade of Sheffield, which was also disturbed by China's "little pink", but more local people supported Hong Kong people.</text:p>
      <text:p text:style-name="Quotations">

<text:p text:style-name="P4">
[British <text:a xlink:type="simple" xlink:href="https://twitter.com/hashtag/%E8%B0%A2%E8%8F%B2%E5%B0%94%E5%BE%B7" text:style-name="Internet_20_link" text:visited-style-name="Visited_20_Internet_20_Link">
 #Shefield&gt;
</text:a>
&gt;
 Hong Kong people July One Parade China <text:a xlink:type="simple" xlink:href="https://twitter.com/hashtag/%E5%B0%8F%E7%B2%89%E7%BA%A2" text:style-name="Internet_20_link" text:visited-style-name="Visited_20_Internet_20_Link">
 #小&gt;
&gt;
</text:a>
&gt;
 Emotional excitement]&gt;
 [Mandarin and British police arguing: What are they doing? Look at it!]&gt;
 The Hong Kong people in Shefield, England held a July 1 parade. During the period, a pair of men and women who claimed to be Chinese students who claimed to be Shefield University were excited, pulling the "light flag" in the hands of demonstrators. After the local police involved in the mediation, the man and the police argued. &gt;
&gt;
 RFA Reporter: Lu Xi (London) <text:a xlink:type="simple" xlink:href="https://t.co/LF1TNGZ9I3" text:style-name="Internet_20_link" text:visited-style-name="Visited_20_Internet_20_Link">
pic.twitter.com/lf1tngz9i3</text:a>
&gt;
&gt;
 - Liberty Asia Radio(@RFA_Chinese)<text:a xlink:type="simple" xlink:href="https://twitter.com/RFA_Chinese/status/1675269417310011392" text:style-name="Internet_20_link" text:visited-style-name="Visited_20_Internet_20_Link">
 July 1, 2023&gt;
 </text:a>
<text:span text:style-name="T4">
<text:span text:style-name="T5">
 <text:a xlink:type="simple" xlink:href="https://www.rfa.org/mandarin/Xinwen/al-07022023092510.html" text:style-name="Internet_20_link" text:visited-style-name="Visited_20_Internet_20_Link">
London Hong Kong people in the London Seventh Mourning Counterfeit and Disposter of the Movement of the Movement</text:a>
</text:span>
</text:span>
<text:a xlink:type="simple" xlink:href="https://www.rfa.org/mandarin/Xinwen/al-07012023173801.html" text:style-name="Internet_20_link" text:visited-style-name="Visited_20_Internet_20_Link">
<text:span text:style-name="T4">
 The Seventh Parade of Hong Kong people in Xuebu City, Britain, was disturbed by small pink </text:span>
</text:a>
&gt;
 [British <text:a xlink:type="simple" xlink:href="https://twitter.com/hashtag/%E8%B0%A2%E8%8F%B2%E5%B0%94%E5%BE%B7" text:style-name="Internet_20_link" text:visited-style-name="Visited_20_Internet_20_Link">
 #Shefield&gt;
</text:a>
&gt;
 Hong Kong people July One Parade China <text:a xlink:type="simple" xlink:href="https://twitter.com/hashtag/%E5%B0%8F%E7%B2%89%E7%BA%A2" text:style-name="Internet_20_link" text:visited-style-name="Visited_20_Internet_20_Link">
 #小&gt;
&gt;
</text:a>
&gt;
 Emotional excitement]&gt;
 [Mandarin and British police arguing: What are they doing? Look at it!]&gt;
 The Hong Kong people in Shefield, England held a July 1 parade. During the period, a pair of men and women who claimed to be Chinese students who claimed to be Shefield University were excited, pulling the "light flag" in the hands of demonstrators. After the local police involved in the mediation, the man and the police argued. &gt;
&gt;
 RFA Reporter: Lu Xi (London) <text:a xlink:type="simple" xlink:href="https://t.co/LF1TNGZ9I3" text:style-name="Internet_20_link" text:visited-style-name="Visited_20_Internet_20_Link">
pic.twitter.com/lf1tngz9i3</text:a>
&gt;
&gt;
 - Liberty Asia Radio(@RFA_Chinese)<text:a xlink:type="simple" xlink:href="https://twitter.com/RFA_Chinese/status/1675269417310011392" text:style-name="Internet_20_link" text:visited-style-name="Visited_20_Internet_20_Link">
 July 1, 2023&gt;
 </text:a>
"They say that Hong Kong is not in China. No!No!" (But, the saying know is not China. No!) (SHEFFIELD) Hong Kong people held the Seventh One Parade on Saturday (July 1), Saturday (July 1). During the period, a male and female who claimed to be a Chinese student at the University of Sheffield, emotionally pulled the "light flag" in the hands of demonstrators.</text:p>

</text:p>
      <text:p text:style-name="P4">
According to the live video, after the local police involved in the mediation, the man first tried to argue with the police in English, and then talked to the British police in Mandarin: "What are they doing? You see him!"There are two other men who call and intimidate the parade in Hong Kong people, raised their unconventional gestures, and kept clamoring: "Taking your dad!We are Chinese!You are like me, but he is your father, your grandfather, you, you Ancestor. Taking your ancestor!"</text:p>
      <text:p text:style-name="P4">
RE-WATER, a Hong Kong-Hong Kong person organized by the host parade, issued a statement, saying that before the parade began, there were already suspected Chinese "small pink" shuttled in the crowd to monitor. Sweating the volunteers, hindering the march to advance.</text:p>
      <text:p text:style-name="P4">
<text:span text:style-name="T4">
 Raiders in the Peace Racing of British and Hong Kong people will be attacked one after another </text:span>
</text:p>
      <text:p text:style-name="P4">
Just two weeks ago, several Hong Kong people were attacked by suspected Chinese students in Southampton, Britain, and were attacked by suspected Chinese students. Counting the attack on the Chinese diplomats in Manchester City last October and the attack on Chinatown in London at the end of 2021, the Peaceful rally of British and Hong Kong people in the UK was interfered by Chinese officials and "little pink".</text:p>
      <text:p text:style-name="P4">
The Executive Director of the "Inter-Parliamentary Alliance on China" (IPAC), Luke Depulford, reproduced related videos in Twitter, criticizing the British government that has not resolved the problem of frequent Chinese "small pink" harassment Hong Kong people.</text:p>
      <text:p text:style-name="P4">
Pei Lore said, "How many times have you been? We have warned the British government in the BNO visa plan from the beginning that this situation will happen. However, they have not yet developed plans to prevent these incidents."</text:p>
      <text:p text:style-name="P4">
<text:span text:style-name="T4">
 Little pink disturbances make local people support Hong Kong people </text:span>
</text:p>
      <text:p text:style-name="P4">
RE-Water, a Hong Kong person who hosted the July 1st rally of Sheffield City, said that the British police and some enthusiastic locals at the time of the incident were successfully continued and no one was injured. Instead, some locals joined the parade. They emphasized that the Chinese present had the right to express their opinions, but had no right to prevent Hong Kong people from acting, reiterating to be willing to communicate and debate rationally, rather than violence.</text:p>
      <text:p text:style-name="P4">
They are angry with the Chinese people to prevent the parade and pull demonstrations, but reiterate that Hong Kong people will not be afraid and will continue to declare to the world that the CCP regime must be cut with the destruction of the freedom of Hong Kong people. The RE-WATER calls on the Shefield City Government to separate from the relationship between sisters in Anshan and Chengdu in China, and ask British Prime Minister Sonak to immediately fulfill its promises to close all Confucius Institutes and protect the freedom of Hong Kong people in the British parade and assembly.</text:p>
      <text:p text:style-name="P4">
<text:span text:style-name="T4">
 London Hong Kong people mourn and retrograde Chinese sports deceased </text:span>
</text:p>
      <text:p text:style-name="P4">
In London, dozens of people in the Hong Kong and Hong Kong people in the Hong Kong Economic and Trade Office in the Hong Kong Economic and Trade Office mourned on July 1, 2021. After holding a knife in Causeway Bay with a knife and piercing police, Liang Jianhui, who died of his chest.</text:p>
      <text:p text:style-name="P4">
At 4:20 pm in London time, the moment Liang Jianhui announced the dying of the day, the rally of Hong Kong people mourned together, mourned Liang Jianhui, and other Hong Kong people who died in the Chinese campaign. The conference placed a painting that depicts Liang Jianhui with his chest and pressed his chest at the outside of the Hong Kong Economic and Trade Office. Many participants presented flowers, and some people looked sad.</text:p>
      <text:p text:style-name="P4">
Some participants told this station that the incident of Liang Jianhui's assassination made him sad, describing "don't want to mention it, but dare not forget." He also described "July" is a sad day. Even if the official celebration of Hong Kong officials, citizens' ideas are completely different: "I hope all Hong Kong people will not forget this day, because everyone knows what is going on, July 1st, July 1st The day when the British government handed over Hong Kong to China is a great blow to Hong Kong people. "</text:p>
      <text:p text:style-name="P4">
<text:span text:style-name="T4">
 Participants: Patriotic do not have to brainwash forced to force </text:span>
</text:p>
      <text:p text:style-name="P4">
AMANDA, a Hong Kong person who participated in the rally, said that July 1st was meaningless to her, because on July 1, 20 years ago, she and 500,000 Hong Kong people went to the streets to oppose Article 23 legislation of the Basic Law and successfully forced Hong Kong The government withdrew the legislation. However, to this day, even if Liang Jianhui charged his life with his life, the regime has disappeared.</text:p>
      <text:p text:style-name="P4">
AMANDA, a Hong Kong person who participated in the rally, said that Liang Jianhui accused the power with his life, and the regime was deaf. (Photo by Lu Xi) <text:a xlink:type="simple" xlink:href="https://www.rfa.org/mandarin/yataibaodao/gangtai/al1-07032023115747.html/img_9092.jpg" text:style-name="Internet_20_link" text:visited-style-name="Visited_20_Internet_20_Link">
</text:a>
Amanda said: "I didn't think of a good ending after 20 years. In 2019, the Hong Kong Government did not handle it well, so that the situation was upgraded and so many people were separated here. At the point, we will push a person to such a desperate situation and do such irrational things? It is really a very poor figure. "</text:p>
      <text:p text:style-name="P4">
She described Hong Kong in the "July 1" view of the five -star red flag in "July", thinking that patriotism does not have to brainwash forced. She hopes that overseas Hong Kong people seize every opportunity and tell the people around them to tell the real Hong Kong story. Even if the strength is small, she also hopes to tell friends who are still in Hong Kong that the Hong Kong people who leave are not forgotten.</text:p>
      <text:p text:style-name="P4">
When J's speech, he thanked Hong Kong for his political enlightenment and believed that Hong Kong had revealed the "one country, two systems" lies. He is called "South Guangdong" in Guangdong. He hopes that Hong Kong and "South Guangdong" can one day independent and become "good neighboring countries."</text:p>
      <text:p text:style-name="P4">
Reporter: Lu Xi (London) Editor: Jiayuan.com Editor: Ruizhe</text:p>
      <text:p text:style-name="P4">
News Source: <text:a xlink:type="simple" xlink:href="https://www.rfa.org/mandarin/yataibaodao/gangtai/al1-07032023115747.html" text:style-name="Internet_20_link" text:visited-style-name="Visited_20_Internet_20_Link">
https://www.rfa.org/mandarin/yataibaodao/gangtai/al1-07032023115747.html</text:a>
</text:p>
      <!--NEWS-->
      <text:h text:style-name="P10" text:outline-level="1">
<text:span text:style-name="T4">
Taiwan started two days of missile test firing on Monday</text:span>
</text:h>
      <text:p text:style-name="P4">
Author: chinese@voanews.com (美国之音)</text:p>
      <text:p text:style-name="P4">
Publisher: 美国之音中文网 (Type: NewsMediaOrganization)</text:p>
      <text:p text:style-name="P4">
Published Time: 2023-07-03T12:15:30+08:00</text:p>
      <text:p text:style-name="P4">
Modified Time: 2023-07-03 16:40:44Z</text:p>
      <text:p text:style-name="P4">
Description: Taiwan will start a two -day missile firing on Monday, and will then conduct the largest annual military exercises to strengthen the preparations for increasingly aggressive China.</text:p>
      <text:p text:style-name="P4">
Videos: []</text:p>
      <text:p text:style-name="P4">
Images: []</text:p>
      <text:p text:style-name="P4">
Categories: ['台湾', '军事']</text:p>
      <text:p text:style-name="P4">
Type: None</text:p>
      <!--METADATA-->
      <text:p text:style-name="P4">
Nonenone</text:p>
      <text:p text:style-name="P4">
News Source: <text:a xlink:type="simple" xlink:href="https://www.voachinese.com/a/taiwan-to-conduct-missile-live-firing-test-20230703/7164447.html" text:style-name="Internet_20_link" text:visited-style-name="Visited_20_Internet_20_Link">
https://www.voachinese.com/a/taiwan-to-conduct-missile-live-firing-test-20230703/7164447.html</text:a>
</text:p>
      <!--NEWS-->
      <text:h text:style-name="P10" text:outline-level="1">
<text:span text:style-name="T4">
Moscow said that 700,000 children have shifted from Wu conflict area to Russia</text:span>
</text:h>
      <text:p text:style-name="P4">
Author: 联合早报 (Person)</text:p>
      <text:p text:style-name="P4">
Publisher: 联合早报 (Organization)</text:p>
      <text:p text:style-name="P4">
Published Time: 2023-07-03T12:26</text:p>
      <text:p text:style-name="P4">
Modified Time: 2023-07-03T12:33</text:p>
      <text:p text:style-name="P4">
Description: Karasin, Chairman of the International Affairs Committee of the Russian Federal Council (Parliament), said that Russia has brought about 700,000 children in the Ukraine conflict area into Russia. Reuters reports that Grid Karasin (July 2nd) evening ...</text:p>
      <text:p text:style-name="P4">
Videos: []</text:p>
      <text:p text:style-name="P4">
Audios: []</text:p>
      <text:p text:style-name="P4">
Images: []</text:p>
      <text:p text:style-name="P4">
Type: NewsArticle</text:p>
      <text:p text:style-name="P4">
Breadcrumbs: ['即时', '国际']</text:p>
      <text:p text:style-name="P4">
Keywords: ['俄罗斯', '乌克兰', '儿童', '俄乌战争']</text:p>
      <!--METADATA-->
      <text:p text:style-name="P4">
Karasin, Chairman of the International Affairs Committee of the Russian Federal Council (Parliament), said that Russia has brought about 700,000 children in the Ukraine conflict area into Russia.</text:p>
      <text:p text:style-name="P4">
Reuters reports that Gridorykarasin (July 2nd) wrote on TELEGRAM on the night communication platform: "In recent years, 700,000 children have been shot to escape from Ukraine's conflict areas, and we seek asylum here. "He is also the former deputy foreign minister of Russia.</text:p>
      <text:p text:style-name="P4">
Russia launched a comprehensive invasion of Ukraine last February. Moscow said that Ukrainian children were brought into Russia to protect orphans and abandoned children in conflict areas.</text:p>
      <text:p text:style-name="P4">
However, Ukraine pointed out that many children were illegally taken away from Ukraine, and the United States said that thousands of children were forcibly taken away from their homes.</text:p>
      <text:p text:style-name="P4">
The flow of most people and children in Ukraine occurred in <text:a xlink:type="simple" xlink:href="https://www.zaobao.com/keywords/e-wu-zhan-zheng" text:style-name="Internet_20_link" text:visited-style-name="Visited_20_Internet_20_Link">
Russia and Ukraine War</text:a>
In the first few months of the outbreak, and in late August last year, Ukraine began a large -scale counterattack, before recovering the territory of the east and south.</text:p>
      <text:p text:style-name="P4">
In July 2022, the United States estimated that Russia had "forcibly transferred" 260,000 children. Ukraine's occupied area integrated department said that 1,9492 Ukrainian children are currently regarded as illegal transfer.</text:p>
      <text:p text:style-name="P4">
News Source: <text:a xlink:type="simple" xlink:href="https://www.zaobao.com.sg/realtime/world/story20230703-1410114" text:style-name="Internet_20_link" text:visited-style-name="Visited_20_Internet_20_Link">
https://www.zaobao.com.sg/realtime/world/story20230703-1410114</text:a>
</text:p>
      <!--NEWS-->
      <text:h text:style-name="P10" text:outline-level="1">
<text:span text:style-name="T4">
The reward of the Millions of Hong Kong dollars Hong Kong police wanted 8 democrats</text:span>
</text:h>
      <text:p text:style-name="P4">
Author: None (Language: zh)</text:p>
      <text:p text:style-name="P4">
Publisher: None</text:p>
      <text:p text:style-name="P4">
Time: 2023-07-03T12:29:00Z</text:p>
      <text:p text:style-name="P4">
Description: The Hong Kong police announced that each person rewarded HK $ 1 million and wanted eight well -known Hong Kong democratic activities in exile overseas, accusing them of suspected violation of the Hong Kong District "National Security Law". Police said that as long as they did not return to Hong Kong a day, the Hong Kong police could not implement the arrest.</text:p>
      <text:p text:style-name="P4">
Videos: []</text:p>
      <text:p text:style-name="P4">
Images: []</text:p>
      <text:p text:style-name="P4">
Subject: 时政风云</text:p>
      <text:p text:style-name="P4">
Subjects: ['悬赏', '百万港币', '港警', '通缉', '民主人士', '流亡', '海外港人', '国安法', '异议人士', '引渡']</text:p>
      <text:p text:style-name="P4">
Keywords: ['意见反馈']</text:p>
      <text:p text:style-name="P4">
Id: 66101360</text:p>
      <!--METADATA-->
      <text:p text:style-name="P4">
<text:a xlink:type="simple" xlink:href="https://www.dw.com/zh/overlay/image/article/66101360/63379729" text:style-name="Internet_20_link" text:visited-style-name="Visited_20_Internet_20_Link">
 </text:a>
Beijing fully implemented the National Security Law in Hong Kong in 2020 to crack down on objections.</text:p>
      <text:p text:style-name="P4">
(Voice of Germany in Chinese) Hong Kong Police announced on Monday (July 3) that each person rewarded HK $ 1 million for each person, and wanted eight well -known Hong Kong democratic activities in exile overseas to accuse them of suspected violation of the Hong Kong District "National Security Law".</text:p>
      <text:p text:style-name="P4">
After the large -scale and sometimes violent democratic protests broke out in Hong Kong in 2019 were suppressed, Beijing comprehensively in Hong Kong in 2020 <text:a xlink:type="simple" xlink:href="https://www.dw.com/zh/zh/国安法永久地改变了香港吗/a-66089541" text:style-name="Internet_20_link" text:visited-style-name="Visited_20_Internet_20_Link">
Implementation of the National Security Law</text:a>
, Campaign to objections. Subsequently, the eight -well -known democratic activities were wanted to escape from Hong Kong.</text:p>
      <text:p text:style-name="P4">
Li Guihua, the General Police Division of the Hong Kong National Security Department, held a press conference on Monday, saying that the eight people "committed serious crimes of harm to national security."</text:p>
      <text:p text:style-name="P4">
They are former Legislative Council members <text:a xlink:type="simple" xlink:href="https://www.dw.com/zh/zh/台立法院首场香港公听会-罗冠聪张崑阳在线出席/a-60220187" text:style-name="Internet_20_link" text:visited-style-name="Visited_20_Internet_20_Link">
Luo Guancong</text:a>
, <text:a xlink:type="simple" xlink:href="https://www.dw.com/zh/zh/前香港立法會議員許智峯被控藐視法庭-判刑三年半/a-63291116" text:style-name="Internet_20_link" text:visited-style-name="Visited_20_Internet_20_Link">
Xu Zhifeng</text:a>
, Guo Rongzheng, Meng Zhanda, Director of the former Workers Union Alliance, Ren Jianfeng, the former French and Political Hui Si convener, and Yuan Gongyi, Guo Fengyi and Liu Zudi.</text:p>
      <text:p text:style-name="P4">
The charges they were charged include inciting split countries, inciting subversion of state power, and collapsed foreign or overseas forces to harm national security, while preaching "Hong Kong independence" and "Taiwan independence" overseas. These crimes can be sentenced to life imprisonment.</text:p>
      <text:p text:style-name="P4">
Li Guihua said that they advocated foreign sanctions or intimidation of Hong Kong officials, as well as advocating sanctions against Hong Kong judges or prosecutors.</text:p>
      <text:p text:style-name="P4">
He said that as long as these people do not return to Hong Kong a day, the Hong Kong police cannot arrest them.</text:p>
      <text:p text:style-name="P4">
"But we will not stop (hunting them)," Li Guihua said.</text:p>
      <text:p text:style-name="P4">
Any information about these 8 people leads to their arrested or prosecutions, and they will receive a reward of HK $ 1 million.</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Wang Fengyao, also known as "Mother -in -law Wang", arrived near the police blockade at 5 pm on June 4th at 5 pm on June 4. She was holding a bunch of flowers, her hands compared with the "May Day" gesture, and then surrounded by a group of police officers and took it into a police car. The 67 -year -old Wang Fengyao was noticeable because of the British flag in the 2019 anti -repair parade in 2019. It was detained by Hong Kong and mainland China police several t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Former Chairman of the Hong Kong Reporter Association, Mai Yanting (the second to the right) appeared at Causeway Bay at 6 pm, was investigated outside a shopping mall, and was taken away by the police a few minutes later. On June 5th, the Hong Kong Records Association stated through a public statement that Mai Yanting, former chairman of the Record Association and French Guangshan special reporter, was detained at the Wan Chai Police Station until 11:00 pm, but was not informed of any cr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and electronic candle</text:span>
</text:h>
      <text:p text:style-name="P4">
Chen Baoying (second from left), a member of the Social movement and the chairman of the Social Ministry, went to Jili George Street near Victoria at 7 pm, holding yellow paper flowers and electronic candles, and was taken on the police car after being questioned by the police. Social Minlian said later on the same day that after Chen Baoying was taken to the Wan Chai Police Station, Chen Baoying was allowed to leave at 9:15 pm and was not required to guarantee any guarante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Deng Jianhua and Xu Hanguang were also taken away</text:span>
</text:h>
      <text:p text:style-name="P4">
At around 8 o'clock in the evening, Deng Jianhua, former vice chairman of the Hong Kong Workers' Alliance, who was printed with the June 4th report of the Wen Wei Po, was stopped by the police (in the picture) and was taken on the police car. He then said on Facebook. "assist investigation". At about 8 o'clock, Xu Hansuang, a member of the former member of the former branch of the electronic candle, was also taken by a police car by a police car near the Causeway Bay subway station.</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ay 35" script</text:span>
</text:h>
      <text:p text:style-name="P4">
A man wearing black and wearing a mask showed the June 4th stage script "May 35" of Hong Kong drama writer Zhuang Meiyan. "Don't be afraid of Hong Kong people", and eventually took away.</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obile lighting to destroy social tranquility?</text:span>
</text:h>
      <text:p text:style-name="P4">
Several police officers took a man with a mobile phone flash away from Victoria Garden. The Hong Kong police said in the evening that there were 11 men and 12 women on June 4, and a total of 23 people were arrested or taken away by the police for suspected "damage to social tranquility"; one person was arrested for "suspected hindering the execution of police officer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Don't forget June 4th"</text:span>
</text:h>
      <text:p text:style-name="P4">
On June 3rd, Chen Shisen (pictured in the picture), who named "Sanmu" (pictured), sang "Don't forget June 4th!Don't forget June 4th!Hong Kong people, don't be afraid of them." When he was taken away by the police officer, he also shouted along the way "Don't forget June 4th", "defeat the tyranny", "don't be afraid of Hong Kong peopl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Fast 89643.4 seconds</text:span>
</text:h>
      <ul>
        <li>
#</li>
      </ul>
      <text:h text:style-name="P13" text:outline-level="4">
<text:span text:style-name="T4">
Hong Kong Police said "Destroying Anning" took away the six or four -point lights and the flower holder</text:span>
</text:h>
      <text:h text:style-name="P12" text:outline-level="3">
<text:span text:style-name="T4">
Victoria Garden in the past few years</text:span>
</text:h>
      <text:p text:style-name="P4">
Since 1990, the June Fourth Candle Light Gala held by the Hong Kong Federation Association on June 4th will attract tens of thousands of people to gather in Victoria Park in Hong Kong to mourn the June 4th incident. However, since the outbreak of the new crown epidemic in 2019, the Hong Kong authorities have banned rally twice on the grounds of epidemic prevention. Next, the "National Security Law" adopted in 2020 will be regarded as illegal activities. In 2021, the Federation will be dissolved. Since then, the June 4th Memorial Party will not exist. The picture shows the Hong Kong people spontaneously on June 4, 2020 to the Victoria Garden to commemorate June 4th with candleligh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Guoan Law reshaped Hong Kong society and destroyed the legal firewall between this special autonomous region and the Mainland. The National Security Law stipulates that people who have been accused of rejuvenating their specified regulations can be tracked around the world.</text:p>
      <text:p text:style-name="P4">
According to this law, the Guoan case is treated by police, prosecutors and judges designated by the Hong Kong government. Beijing can take over certain cases to judge in the inland that is opaque and strictly controlled by the Chinese Communist Party in the Mainland.</text:p>
      <text:p text:style-name="P4">
Two days before this wanted list released, the Hong Kong government held the "Return 26th Anniversary" celebration.</text:p>
      <text:p text:style-name="P4">
At this time, it was also the third anniversary of the implementation of the National Security Law of the Hong Kong District.</text:p>
      <text:p text:style-name="P4">
In the past three years, 260 people have been arrested, of which more than 160 have been sued with 5 companies. Most defendants are well -known democratic politicians, activists, union members and reporters.</text:p>
      <text:p text:style-name="P4">
Ren Jianfeng (former lawyer and Australian citizen of Hong Kong, Australian citizen) who was included in the wanted list told AFP that he felt sad for Hong Kong.</text:p>
      <text:p text:style-name="P4">
"This reflects the degree of degeneration of Hong Kong." Ren Jianfeng said, "The Hong Kong government and the CCP authorities tried to show that their laws can pass globally."</text:p>
      <text:p text:style-name="P4">
After the implementation of the National Security Law in Beijing, 10 countries including the United States, Britain, Australia, and Canada suspended the criminal judicial mutual assistance agreement with Hong Kong.</text:p>
      <text:h text:style-name="P12" text:outline-level="3">
<text:span text:style-name="T4">
Student organization born in the era of the Guoan Law: Members of "Xian Xue Thoughts" were sentenced to sentence</text:span>
</text:h>
      <text:p text:style-name="P4">
(Agence France -Presse)</text:p>
      <text:p text:style-name="P4">
News Source: <text:a xlink:type="simple" xlink:href="https://www.dw.com/zh/悬赏百万港币-港警通缉8位民主人士/a-66101360" text:style-name="Internet_20_link" text:visited-style-name="Visited_20_Internet_20_Link">
https://www.dw.com/zh/悬赏百万港币-港警通缉8位民主人士/a-66101360?maca=chi-rss-chi-all-1127-rdf</text:a>
</text:p>
      <!--NEWS-->
      <text:h text:style-name="P10" text:outline-level="1">
<text:span text:style-name="T4">
Ukraine recovered 37 square kilometers of land last week</text:span>
</text:h>
      <text:p text:style-name="P4">
Publisher: 法新社</text:p>
      <text:p text:style-name="P4">
Published Time: 2023-07-03T12:32:07+00:00</text:p>
      <text:p text:style-name="P4">
Modified Time: 2023-07-03T12:20:02+00:00</text:p>
      <text:p text:style-name="P4">
Description: (Agence France -Presse, Kiev, 3rd) Ukrainian officials said today that the Ukraine forces recovered 37 square kilometers of land from the Russian army last week. Ukrainian President Zeroski described the front line of the front line last week, but he praised the Ukraine in the south and ea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3.617581in" draw:z-index="0">
<draw:image xlink:href="../Images/rficn/2023-07-03T12-32-07-00-00/000000.png" xlink:type="simple" xlink:show="embed" xlink:actuate="onLoad" draw:mime-type="image/png"/>
</draw:frame>
After a large number of Western weapons and ammunition in Ukraine, it was announced a few weeks ago that it will launch highly anticipated counterattacks from all walks of life.</text:p>
      <text:p text:style-name="P4">
Ganna Malyar, deputy minister of Ukraine's Ministry of Defense, said "in the past week, (Eastern) has recovered 9 square kilometers" and reinstated 28 square kilometers of land in the south.</text:p>
      <text:p text:style-name="P4">
In the southern and eastern front line, the Ukraine has to face the deep defense positions of the Russian trenches.</text:p>
      <text:p text:style-name="P4">
Mariar said that the Ukrainian army fought "fiercely" with the Russian army around the city of Bakhmut in the east and faced the front line of Melitopol and BerDyansk in the south. Out of "Jiebao".</text:p>
      <text:p text:style-name="P4">
Volodymyr Zlenskyy said today that he fought against the Russian army on the front line of the front line, but he praised the Ukrainian army in the south and east.</text:p>
      <text:p text:style-name="P4">
Zenoski wrote in the community media: "Last week's front line battle was stuck, but we made progress, we stepped forward step by step!"</text:p>
      <text:p text:style-name="P4">
News Source: <text:a xlink:type="simple" xlink:href="https://www.rfi.fr/cn/%E5%9B%BD%E9%99%85%E6%8A%A5%E9%81%93/20230703-%E4%B9%8C%E5%85%8B%E5%85%B0%E4%B8%8A%E5%91%A8%E5%9C%A8%E4%B8%9C%E9%83%A8%E5%8D%97%E9%83%A8%E6%94%B6%E5%A4%8D37%E5%B9%B3%E6%96%B9%E5%85%AC%E9%87%8C%E5%9B%BD%E5%9C%9F" text:style-name="Internet_20_link" text:visited-style-name="Visited_20_Internet_20_Link">
https://www.rfi.fr/cn/%E5%9B%BD%E9%99%85%E6%8A%A5%E9%81%93/20230703-%E4%B9%8C%E5%85%8B%E5%85%B0%E4%B8%8A%E5%91%A8%E5%9C%A8%E4%B8%9C%E9%83%A8%E5%8D%97%E9%83%A8%E6%94%B6%E5%A4%8D37%E5%B9%B3%E6%96%B9%E5%85%AC%E9%87%8C%E5%9B%BD%E5%9C%9F</text:a>
</text:p>
      <!--NEWS-->
      <text:h text:style-name="P10" text:outline-level="1">
<text:span text:style-name="T4">
After the world's ball, Swickti went straight to the two grams of enemy Wimbledon.</text:span>
</text:h>
      <text:p text:style-name="P4">
Publisher: 法新社</text:p>
      <text:p text:style-name="P4">
Published Time: 2023-07-03T12:32:10+00:00</text:p>
      <text:p text:style-name="P4">
Modified Time: 2023-07-03T15:20:05+00:00</text:p>
      <text:p text:style-name="P4">
Description: (AFP, London, 3rd) After the Polish World Ball, Iga Swiatek (Iga Swiatek) directly defeated the 34th Chinese female general Zhu Lin in the first round of the Wimbledon in the first round, and easily defeated the world's ranking 34th. , Successfully advance to the second rou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3.617581in" draw:z-index="0">
<draw:image xlink:href="../Images/rficn/2023-07-03T12-32-10-00-00/000000.png" xlink:type="simple" xlink:show="embed" xlink:actuate="onLoad" draw:mime-type="image/png"/>
</draw:frame>
Agence France -Presse reported that Swateti has won the US Open and French Open Women's Singles. She is the number one seed in this year's Wimbledon, but her best results so far stopped in the fourth round.</text:p>
      <text:p text:style-name="P4">
In the end of her game, she will match Martina Trevisan, or Spanish player Sara Sorribes Tormo to compete for the top 32 seats.</text:p>
      <text:p text:style-name="P4">
Swateti last week at the Bad Homburg Open food poisoning in Germany, but she was confident that she was hazy.</text:p>
      <text:p text:style-name="P4">
News Source: <text:a xlink:type="simple" xlink:href="https://www.rfi.fr/cn/%E8%BF%90%E5%8A%A8%E5%A4%A9%E5%9C%B0/20230703-%E4%B8%96%E7%95%8C%E7%90%83%E5%90%8E%E6%96%AF%E5%A8%81%E9%9B%85%E8%92%82%E7%9B%B4%E8%90%BD%E4%BA%8C%E5%85%8B%E6%95%8C-%E6%B8%A9%E7%BD%91%E9%A6%96%E8%BD%AE%E6%97%97%E5%BC%80%E5%BE%97%E8%83%9C" text:style-name="Internet_20_link" text:visited-style-name="Visited_20_Internet_20_Link">
https://www.rfi.fr/cn/%E8%BF%90%E5%8A%A8%E5%A4%A9%E5%9C%B0/20230703-%E4%B8%96%E7%95%8C%E7%90%83%E5%90%8E%E6%96%AF%E5%A8%81%E9%9B%85%E8%92%82%E7%9B%B4%E8%90%BD%E4%BA%8C%E5%85%8B%E6%95%8C-%E6%B8%A9%E7%BD%91%E9%A6%96%E8%BD%AE%E6%97%97%E5%BC%80%E5%BE%97%E8%83%9C</text:a>
</text:p>
      <!--NEWS-->
      <text:h text:style-name="P10" text:outline-level="1">
<text:span text:style-name="T4">
Taiwanese group opposes Beijing's intervening in reincarnation affairs for the Dalai Lama celebration</text:span>
</text:h>
      <text:p text:style-name="P4">
Author: None</text:p>
      <text:p text:style-name="P4">
Publisher: Radio Free Asia (Organization)</text:p>
      <text:p text:style-name="P4">
Published Time: 2023-07-03T12:40:00-04:00</text:p>
      <text:p text:style-name="P4">
Modified Time: 2023-07-03T13:57:57-04:00</text:p>
      <text:p text:style-name="P4">
Description: None</text:p>
      <text:p text:style-name="P4">
Videos: []</text:p>
      <text:p text:style-name="P4">
Audios: ["<text:a xlink:type="simple" xlink:href="https://www.rfa.org/mandarin/yataibaodao/gangtai/hx1-070320231217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4.187661in" draw:z-index="0">
<draw:image xlink:href="../Images/rfamandarin/2023-07-03T12-40-00-04-00/000000.png" xlink:type="simple" xlink:show="embed" xlink:actuate="onLoad" draw:mime-type="image/png"/>
</draw:frame>
Taipei Gandan East Top Demonstration Buddhist Demonstration Association held a "net rhyme three thousand" concert on the 1st to congratulate the 88th birthday to the Dalai Lama. The Dalai Lama interacted with Taiwanese believers through video. <text:a xlink:type="simple" xlink:href="https://www.rfa.org/mandarin/yataibaodao/gangtai/hx1-07032023121752.html/@@images/image" text:style-name="Internet_20_link" text:visited-style-name="Visited_20_Internet_20_Link">
</text:a>
Reporter Xia XiaohuaHuman Dalai Lama interacted with Taiwanese believers on the 1st in India and accepted the 88th birthday blessing in advance. (Screenshot of the video of the official website of the Dalai Lama)</text:p>
      <text:p text:style-name="P4">
Taipei Gandan East Top Demonstration Buddhist Demonstration Association held a "net rhyme three thousand" concert on the 1st to congratulate the 88th birthday to the Dalai Lama. The Dalai Lama interacted with Taiwanese believers through video. (Reporter Xia Xiaohua)</text:p>
      <text:p text:style-name="P4">
Taipei Gandan East Top Demonstration Buddhist Demonstration Association held a "net rhyme three thousand" concert on the 1st to congratulate the 88th birthday to the Dalai Lama. The Dalai Lama interacted with Taiwanese believers through video. (Reporter Xia Xiaohua)</text:p>
      <text:p text:style-name="P4">
In the ninth year of the Gandan East Demoli Buddhist Study Association in Taipei City, the Dalai Lama held a blessing concert for the Dalai Lama. (Reporter Xia Xiaohua)</text:p>
      <text:p text:style-name="P4">
At the "Three Three Thousands of Rhymes" concert on the 1st, the pre -record file of the Dabao Fa Wang was congratulated by the Dalai Lama's 88th birthday. (Reporter Xia Xiaohua)</text:p>
      <text:p text:style-name="P4">
Dan Zeng Nanda, vice chairman of the Tibetan Welfare Association. (Reporter Xia Xiaohua)</text:p>
      <text:p text:style-name="P4">
Taipei Gandan East Top Demonstration Buddhist Demonstration Association held a "net rhyme three thousand" concert on the 1st to congratulate the 88th birthday to the Dalai Lama. The Dalai Lama interacted with Taiwanese believers through video. (Reporter Xia Xiaohua)</text:p>
      <text:p text:style-name="P4">
The Dalai Lama Tibet Religion Foundation held a joint celebration of the Dalai Lama Eight Chiefs of the Dalai Lama Eight Chiefs in Taipei on the 2nd on the 2nd. (Dalai Lama Tibet Religious Foundation provided)</text:p>
      <text:p text:style-name="P4">
The Dalai Lama Tibet Religion Foundation held a joint celebration of the Dalai Lama Eight Chiefs of the Dalai Lama Eight Chiefs in Taipei on the 2nd on the 2nd. (Dalai Lama Tibet Religious Foundation provided)</text:p>
      <text:p text:style-name="P4">
The Dalai Lama Tibet Religion Foundation held a joint celebration of the Dalai Lama Eight Chiefs of the Dalai Lama Eight Chiefs in Taipei on the 2nd on the 2nd. (Dalai Lama Tibet Religious Foundation provided)</text:p>
      <text:p text:style-name="P4">
The Dalai Lama Tibet Religion Foundation held a joint celebration of the Dalai Lama Eight Chiefs of the Dalai Lama Eight Chiefs in Taipei on the 2nd on the 2nd. (Dalai Lama Tibet Religious Foundation provided)</text:p>
      <text:p text:style-name="P4">
<text:a xlink:type="simple" xlink:href="https://www.rfa.org/mandarin/yataibaodao/gangtai/hx1-07032023121752.html/@@stream" text:style-name="Internet_20_link" text:visited-style-name="Visited_20_Internet_20_Link">
Audio-Link: https: //www.rfa.org/mandarin/yataibao/gangtai/hx1-07032023121752.html/@stream</text:a>
The Taiwanese group held an event on the weekend just past to congratulate the 88th birthday of the Tibetan spiritual leader Dalai Lama. The Buddhist circles and Tibetan representatives also publicly opposed the reincarnation affairs of the Beijing authorities intervene in the Dalai Lama.</text:p>
      <text:p text:style-name="P4">
<text:span text:style-name="T4">
<text:span text:style-name="T5">
 <text:a xlink:type="simple" xlink:href="https://www.rfa.org/mandarin/Xinwen/2-01232023111854.html" text:style-name="Internet_20_link" text:visited-style-name="Visited_20_Internet_20_Link">
Multiple Buddhist organizations have issued a statement to urge the Chinese government to interfere with the reincarnation of the Dalai Lama</text:a>
</text:span>
* </text:span>
<text:span text:style-name="T5">
 <text:a xlink:type="simple" xlink:href="https://www.rfa.org/mandarin/Xinwen/3-12192022095604.html" text:style-name="Internet_20_link" text:visited-style-name="Visited_20_Internet_20_Link">
Dalai Lama: Taiwan can change democracy and freedom to change mainland China</text:a>
</text:span>
<text:span text:style-name="T4">
<text:a xlink:type="simple" xlink:href="https://www.rfa.org/mandarin/zhuanlan/xizangzonglan/tibet-04222022151246.html" text:style-name="Internet_20_link" text:visited-style-name="Visited_20_Internet_20_Link">
<text:span text:style-name="T4">
 Dalai Lama said that "middle road" is beneficial to Tibet and the Chinese people </text:span>
</text:a>
On July 1st, the Gandan East Top Di Di Buddhist Democratic Training Association in Taipei City held a "Three Three Three Thousands" concert to wish the Dalai Lama. Through video, more than 2,000 people in Taiwan and believers in Taiwan, Singapore, Vietnam and other places, as well as Muslims in Malaysia, said, "My physical condition is very good, most of which comes from my inner tranquility. , Inner happiness. According to my current situation, I think I can still live for another fifteen or twenty years. It should be okay. "</text:span>
 Dalai Lama: If you live for more than 15 years, you should have good thoughts **</text:p>
      <text:p text:style-name="P4">
The Dalai Lama also firmly believes that his dream of the dream: "In a dream, the auspicious Tianmu'an lives on my hind neck and tells me:" You can live for 110 years'. This dream is extremely clear. I can live in about 110 years of the world. The signs are extremely stable. "</text:p>
      <text:p text:style-name="P4">
The Dalai Lama mentioned that although he is important from elementary school Buddhism, although he is important to confidence and devotion, more importantly is to analyze the truth with wisdom and applies to life. He believes that Buddhist doctrines are in line with the scientific spirit, because practicing the physical and mental and mental is happy, which is essential for establishing inner peace, adding happiness, and happiness, and can also sleep steadily.</text:p>
      <text:p text:style-name="P4">
The Dalai Lama appealed that he must have good thoughts, which will bring happiness and treat others sincerely. Every day he lives in the world will insist on working hard for all beings. He believes that everyone is the same. Since he can do it, everyone else can do it.</text:p>
      <text:p text:style-name="P4">
On July 2nd, the Dalai Lama Tibet Religion Foundation and Tibetans in Taiwan also held a celebration meeting to take the traditional Tibetan song and dance performance as the main body. Hongshenhan and others of Taiwan Democratic Progressive Party member Hong Shenhan attended.</text:p>
      <text:p text:style-name="P4">
The Dalai Lama is often asked about the reincarnation of the 15th. He has mentioned various possibilities, such as not accepting the reincarnation where there is no freedom, such as the current Tibet and China; it has also said that the reincarnation is in India and does not exclude Reincarnation to Taiwan, perhaps reincarnation as blonde beauties.</text:p>
      <text:p text:style-name="P4">
The Dalai Lama has repeatedly emphasized that the reincarnation is the personal power of the Dalai Lama, and it will never fall into the hands of the Chinese government.</text:p>
      <text:p text:style-name="P4">
The Chinese authorities have stated that the Dalai Lama cannot be reincarnated according to personal wishes. The reincarnation must be certified by China. The place of signing through the gold bottle must be in China.</text:p>
      <text:p text:style-name="P4">
The China Records Association and the China Tibetan Studies Center jointly held the theme news of the "New Era, New Tibet, New Vitality" theme news in Beijing on June 29. Hong Kong's "Wen Wei Po" reported that Zhang Yun, a researcher at the History of the Chinese Tibetan Studies Center, pointed out that the reincarnation system of the living Buddha can not be determined by himself, nor will it be used or not for a certain purpose because of personal preferences or for some purpose. Respect and abide by this system.</text:p>
      <text:p text:style-name="P4">
<text:span text:style-name="T4">
 believers: Beijing wants to control reincarnation affairs </text:span>
</text:p>
      <text:p text:style-name="P4">
In this regard, Ms. Lai, a Buddhist of Taiwan, accepted an interview with Radio Free Asia and said: "This is the so -called Great Pass and Cognitive War, as if the Pope () of Vatican (Whether) will be specified by the Communist Party. This is ridiculous. . Maybe China has encountered a lot of crisis or consolidate the regime and depends on the history of the Communist Party.</text:p>
      <text:p text:style-name="P4">
Ms. Lai Lai, who has studied Buddhism for 20 years. (Reporter Xia Xiaohua) <text:a xlink:type="simple" xlink:href="https://www.rfa.org/mandarin/yataibaodao/gangtai/hx1-07032023121752.html/516b.jpg" text:style-name="Internet_20_link" text:visited-style-name="Visited_20_Internet_20_Link">
</text:a>
The Dalai Lama representative Ge Sang Jian will be interviewed by Radio Asia in Liberty, saying that the Chinese side reflects the imperial mentality, wants to control Tibet, and let these so -called experts explain. In fact, this is a brainwashing education and deceived the international community.</text:p>
      <text:p text:style-name="P4">
** Dalai Lama Representative in Taiwan: Reincarnation can be determined by living Buddhas for thousands of years.</text:p>
      <text:p text:style-name="P4">
"Of course we know, this is a very serious issue (reincarnation). It needs to be found and determined by the Dalai Lama, including the inheritance leaders of Tibet, through strict inheritance rituals. Living Buddhas. This person who wants to reincarnate or stop reincarnation is that he can make a decision, and you can make a decision to reincarnate. This is a system of inheritance in Tibet for the formation of Tibet for hundreds of years and thousands of years. "</text:p>
      <text:p text:style-name="P4">
Ge Sang Jianxian believes that the CCP held the above -mentioned media meeting forum at this time and arranged for reporters to ask questions because the 88th birthday of the Dalai Lama is coming, and a large number of Han people must enter Tibet after the epidemic. They must tell the story of Tibet. On the stage, the Han people were clear, and it was clear that the CCP did not trust the Royal Tibetan scholars.</text:p>
      <text:p text:style-name="P4">
Dalai Lama represents Ge Sang Jian at Taiwan. (Reporter Xia Xiaohua) <text:a xlink:type="simple" xlink:href="https://www.rfa.org/mandarin/yataibaodao/gangtai/hx1-07032023121752.html/4e5d.jpg" text:style-name="Internet_20_link" text:visited-style-name="Visited_20_Internet_20_Link">
</text:a>
<text:span text:style-name="T4">
 Japanese media request to visit Tibetans in Tibet: Reflect the serious human rights of Tibet </text:span>
</text:p>
      <text:p text:style-name="P4">
According to the Taiwan Media Central News Agency, during this news teahouse in Beijing, some Japanese media mentioned that, except for the officials hosted by Chinese officials, reporters cannot go to Tibet at will. Can the media go to local interviews in the future?</text:p>
      <text:p text:style-name="P4">
Dan Zeng Nanda, vice chairman of the Tibetan Welfare Association, told Liberty Asia. It is a very rational question to go to Tibet to interview in Tibet. It is normal for the free international community to do. However, at this press conference in Beijing, it became a question, reflecting how serious the human rights issue in Tibet was.</text:p>
      <text:p text:style-name="P4">
Reporter: Xia Xiaohua Responsible: Xu Shuting He Ping.com Editor: Ruizhe</text:p>
      <text:p text:style-name="P4">
News Source: <text:a xlink:type="simple" xlink:href="https://www.rfa.org/mandarin/yataibaodao/gangtai/hx1-07032023121752.html" text:style-name="Internet_20_link" text:visited-style-name="Visited_20_Internet_20_Link">
https://www.rfa.org/mandarin/yataibaodao/gangtai/hx1-07032023121752.html</text:a>
</text:p>
      <!--NEWS-->
      <text:h text:style-name="P10" text:outline-level="1">
<text:span text:style-name="T4">
The momentum of economic growth has weakened China's factory activity growth in June</text:span>
</text:h>
      <text:p text:style-name="P4">
Author: chinese@voanews.com (美国之音)</text:p>
      <text:p text:style-name="P4">
Publisher: 美国之音中文网 (Type: NewsMediaOrganization)</text:p>
      <text:p text:style-name="P4">
Published Time: 2023-07-03T13:06:15+08:00</text:p>
      <text:p text:style-name="P4">
Modified Time: 2023-07-03 05:06:15Z</text:p>
      <text:p text:style-name="P4">
Description: A survey announced by Caixin Media of Chinese private institutions on July 3 shows that as companies are increasingly worried about the sluggish market conditions, market confidence has fallen, and corporate recruitment has cool down, and China's factory activities have slowed down in June.</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june-factory-activity-slows-as-conditions-weaken---caixin-pmi-20230703/7164436.html" text:style-name="Internet_20_link" text:visited-style-name="Visited_20_Internet_20_Link">
https://www.voachinese.com/a/china-s-june-factory-activity-slows-as-conditions-weaken---caixin-pmi-20230703/7164436.html</text:a>
</text:p>
      <!--NEWS-->
      <text:h text:style-name="P10" text:outline-level="1">
<text:span text:style-name="T4">
The Sudan army and the fast support forces burst into battle again</text:span>
</text:h>
      <text:p text:style-name="P4">
Author: 半岛电视台＋通讯社</text:p>
      <text:p text:style-name="P4">
Publisher: Al Jazeera</text:p>
      <text:p text:style-name="P4">
Published Time: 2023-07-03T13:10:10</text:p>
      <text:p text:style-name="P4">
Modified Time: 2023-07-03T13:10:10</text:p>
      <text:p text:style-name="P4">
Description: Humanitarian organizations said that the number of diseases and malnutrition threatens the number of people who have fallen out of trouble due to ruthless battles.</text:p>
      <text:p text:style-name="P4">
Images: ["<text:a xlink:type="simple" xlink:href="https://chinese.aljazeera.net/wp-content/uploads/2023/07/51-1688389558.jpg" text:style-name="Internet_20_link" text:visited-style-name="Visited_20_Internet_20_Link">
51-1688389558...</text:a>
", "<text:a xlink:type="simple" xlink:href="https://chinese.aljazeera.net/wp-content/uploads/2023/07/52-1688389565.jpg" text:style-name="Internet_20_link" text:visited-style-name="Visited_20_Internet_20_Link">
52-1688389565...</text:a>
", "<text:a xlink:type="simple" xlink:href="https://chinese.aljazeera.net/wp-content/uploads/2023/07/53-1688389573.jpg" text:style-name="Internet_20_link" text:visited-style-name="Visited_20_Internet_20_Link">
53-1688389573...</text:a>
", "<text:a xlink:type="simple" xlink:href="https://chinese.aljazeera.net/wp-content/uploads/2023/07/54-1688389577.jpg" text:style-name="Internet_20_link" text:visited-style-name="Visited_20_Internet_20_Link">
54-1688389577...</text:a>
"]</text:p>
      <text:p text:style-name="P4">
Topics: ['军事', '政治', '新闻']</text:p>
      <text:p text:style-name="P4">
Keywords: ['军事', '政治', '新闻', '苏丹']</text:p>
      <text:p text:style-name="P4">
Type: Article</text:p>
      <!--METADATA-->
      <text:p text:style-name="P4">
<draw:frame draw:style-name="fr1" draw:name="Image241" text:anchor-type="as-char" svg:width="6.9236in" svg:height="4.612736in" draw:z-index="0">
<draw:image xlink:href="../Images/Aljazeera Chinese/2023-07-03T13-10-10/51-1688389558.jpg" xlink:type="simple" xlink:show="embed" xlink:actuate="onLoad" draw:mime-type="image/jpeg"/>
</draw:frame>
The Sudan national flag is hung on the machine gun of the soldiers of the quasi -military fast support forces(Reuters)The fierce battle between the Sudan Army and the Quarantine Group's rapid support forces (RSF) shocked the capital Khamoum, and at the same time, the increasing the number of diseases and malnutrition threatened.</text:p>
      <text:p text:style-name="P4">
Hipka Morgan's Hipka Morgan reported from Entuman, the sister city of Khatoo Moumoum, saying that the battle began in the early morning of Sunday, 2nd in the city.</text:p>
      <text:p text:style-name="P4">
She said, "People in the region say that no fast support forces try to attack the Sudan army position, which is close to a Army Air Force base, and fighters aimed at quickly support the troops have taken off."</text:p>
      <text:p text:style-name="P4">
According to Morgan, air strikes were launched in the northern part of the capital, and heavy artillery was used in the eastern region of the city.</text:p>
      <text:p text:style-name="P4">
She pointed out that "the rapid support forces said that it shot down a Sudan Army fighter in the market of Bahri. Bachs, also known as Beikoumou, is one of the three cities that formed Dakoumoum.</text:p>
      <text:p text:style-name="P4">
Since April 15th, the battle between the army of loyal to the armed forces Abdul Fathah Burhan and the fast support forces have killed nearly 3,000 people.</text:p>
      <text:p text:style-name="P4">
According to the International Immigration Organization, 2.2 million other people were forced to leave domestic homes, of which nearly 645,000 people fled cross -border.</text:p>
      <text:p text:style-name="P4">
The United Nations said that 25 million people in Sudan need humanitarian assistance and protection, and this number set a record.</text:p>
      <text:p text:style-name="P4">
The medical charitable institution "Dr. No Borders" (French abbreviated as MSF) stated in a statement that "the situation is very grim", and it describes in detail in the nine refugee camps trapped in the White Niles that was trapped in South Sudan. The suffering of the sultan who is displaced.</text:p>
      <text:p text:style-name="P4">
<draw:frame draw:style-name="fr1" draw:name="Image242" text:anchor-type="as-char" svg:width="6.9236in" svg:height="3.894525in" draw:z-index="0">
<draw:image xlink:href="../Images/Aljazeera Chinese/2023-07-03T13-10-10/52-1688389565.jpg" xlink:type="simple" xlink:show="embed" xlink:actuate="onLoad" draw:mime-type="image/jpeg"/>
</draw:frame>
Sudan: Fighting after the slaughter festival restarts(Peninsula TV Station)#### "We are afraid"</text:p>
      <text:p text:style-name="P4">
Except for the capital, the worst battle occurred in western Darfur. Residents of the region, the United Nations, the United States, and other organizations, both said that civilians were attacked and killed by the rapid support forces and the militia of the Arab League due to racial problems.</text:p>
      <text:p text:style-name="P4">
It is believed that the number of deaths is much higher than the record. WHO stated that the health facilities of about two -thirds of the area affected by the battle were "stopped services".</text:p>
      <text:p text:style-name="P4">
Many wounded could not go to the hospital, and the corpse was decaying on the streets of Kagole and Darfur.</text:p>
      <text:p text:style-name="P4">
Nashid Salah, who lives in Endaman, said, "We are scared, and the attack is serious than the day."</text:p>
      <text:p text:style-name="P4">
On Saturday, the Sudan doctor union accused the quickly supporting the army attacking Shuhada Hospital, which was one of the few hospitals that are still operating in the country and killed a staff member. Quickly support the troops denied this allegations.</text:p>
      <text:p text:style-name="P4">
The government agency "The Combating Violence Against Womenunit" said on Saturday that it recorded 88 sexual assault cases in Khatoo Moo, Jananer and Namalford's capital Niala. In a small part, most of the victims of the cases accused the fast support forces.</text:p>
      <text:p text:style-name="P4">
The war destroyed the country's fragile infrastructure, leading to residents who lacked water and electricity in the heat.</text:p>
      <text:p text:style-name="P4">
Many protocols reached by the ceasefire agreement, including the US and Saudi Arabia negotiations, have failed to maintain it.</text:p>
      <text:p text:style-name="P4">
During the just -concluded holiday holiday, the battle continued, and the battle between the war announced unilaterally.</text:p>
      <text:p text:style-name="P4">
<draw:frame draw:style-name="fr1" draw:name="Image243" text:anchor-type="as-char" svg:width="6.9236in" svg:height="3.894525in" draw:z-index="0">
<draw:image xlink:href="../Images/Aljazeera Chinese/2023-07-03T13-10-10/53-1688389573.jpg" xlink:type="simple" xlink:show="embed" xlink:actuate="onLoad" draw:mime-type="image/jpeg"/>
</draw:frame>
Sudan conflict to the Camer's Law Festival Celebration Activities Fighting on the shadow</text:p>
      <text:h text:style-name="P13" text:outline-level="4">
<text:span text:style-name="T4">
urgency continues to increase</text:span>
</text:h>
      <text:p text:style-name="P4">
Darfur's situation has continued to deteriorate, reminding people of the painful history of the region.</text:p>
      <text:p text:style-name="P4">
In 2003, the former strong man Omar Balle armed and released the predecessor Jin Gewed militia of the fast -supporting troops. He launched violent activities for Darfur's non -Arab minority ethnic minorities, causing more than 300,000 deaths and 2.5 million people. Essence</text:p>
      <text:p text:style-name="P4">
The International Court of Criminal Court accused Bazhill and others offending race extinction, anti -human crime, and war crimes.</text:p>
      <text:p text:style-name="P4">
A United Nations official warned that there may be new "anti -human crimes" in Darfur's current battle.</text:p>
      <text:p text:style-name="P4">
The aid organization once again called on the battle between the two parties to open up a safe corridor so that they could get in touch with those who were injured and left due to the battle.</text:p>
      <text:p text:style-name="P4">
Sudan's rainy season is usually accompanied by floods and will bring water transmission. With the beginning of the rainy season, these appeals have become more urgent.</text:p>
      <text:p text:style-name="P4">
<draw:frame draw:style-name="fr1" draw:name="Image244" text:anchor-type="as-char" svg:width="6.9236in" svg:height="3.826739in" draw:z-index="0">
<draw:image xlink:href="../Images/Aljazeera Chinese/2023-07-03T13-10-10/54-1688389577.jpg" xlink:type="simple" xlink:show="embed" xlink:actuate="onLoad" draw:mime-type="image/jpeg"/>
</draw:frame>
Darfur conflict: Jananer is "the worst place in the world"</text:p>
      <text:p text:style-name="P4">
News Source: <text:a xlink:type="simple" xlink:href="https://chinese.aljazeera.net/news/military/2023/7/3/%e8%8b%8f%e4%b8%b9%e5%86%9b%e9%98%9f%e4%b8%8e%e5%bf%ab%e9%80%9f%e6%94%af%e6%8f%b4%e9%83%a8%e9%98%9f%e5%9c%a8%e5%96%80%e5%9c%9f%e7%a9%86%e5%86%8d%e6%ac%a1%e7%88%86%e5%8f%91%e6%88%98%e6%96%97" text:style-name="Internet_20_link" text:visited-style-name="Visited_20_Internet_20_Link">
https://chinese.aljazeera.net/news/military/2023/7/3/%e8%8b%8f%e4%b8%b9%e5%86%9b%e9%98%9f%e4%b8%8e%e5%bf%ab%e9%80%9f%e6%94%af%e6%8f%b4%e9%83%a8%e9%98%9f%e5%9c%a8%e5%96%80%e5%9c%9f%e7%a9%86%e5%86%8d%e6%ac%a1%e7%88%86%e5%8f%91%e6%88%98%e6%96%97</text:a>
</text:p>
      <!--NEWS-->
      <text:h text:style-name="P10" text:outline-level="1">
<text:span text:style-name="T4">
Xunberg: String Band Round Dance</text:span>
</text:h>
      <text:p text:style-name="P4">
Author: None (Language: zh)</text:p>
      <text:p text:style-name="P4">
Publisher: None</text:p>
      <text:p text:style-name="P4">
Time: 2023-07-03T13:13:00Z</text:p>
      <text:p text:style-name="P4">
Description: The Aoneld Sonberg (1874-1951), the Austrian composer of the United States, is a representative of Western modernist music. It is famous for its bold innovation spirit and pioneered the "Twelve Sound System" without tuning music. Please listen to the string band circular dances he created and performed by the West Germany Broadcasting Symphony Orchestra.</text:p>
      <text:p text:style-name="P4">
Videos: []</text:p>
      <text:p text:style-name="P4">
Images: []</text:p>
      <text:p text:style-name="P4">
Subject: 文化经纬</text:p>
      <text:p text:style-name="P4">
Subjects: ['贝多芬音乐节', '古典音乐风']</text:p>
      <text:p text:style-name="P4">
Keywords: ['音乐', '古典音乐']</text:p>
      <text:p text:style-name="P4">
Id: 65986881</text:p>
      <!--METADATA-->
      <text:h text:style-name="P10" text:outline-level="1">
<text:span text:style-name="T4">
</text:span>
</text:h>
      <text:h text:style-name="P13" text:outline-level="4">
<text:span text:style-name="T4">
culture</text:span>
</text:h>
      <text:h text:style-name="P12" text:outline-level="3">
<text:span text:style-name="T4">
Xunberg: String Band Round Dance</text:span>
</text:h>
      <text:p text:style-name="P4">
The Aoneld Sonberg (1874-1951), the Austrian composer of the United States, is a representative of Western modernist music. It is famous for its bold innovation spirit and pioneered the "Twelve Sound System" without tuning music. Please listen to the string band circular dances he created and performed by the West Germany Broadcasting Symphony Orchestra.</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Xunberg: String Band Round Dance</text:span>
</text:h>
      <text:p text:style-name="P4">
American Austrian composer Arnold Honberg (1874-1951) is a representative of Western modernist music. He was born in Vienna on September 13, 1874. He studied violin and cello since he was a child. He started composed at the age of 12. In 1901, Xunberg came to Berlin to command in a tavern band, and then taught at the Sturn Conservatory of Music, and traveled between Vienna and Berlin. After the Nazis came to power in 1933, Sonberg moved to the United States.</text:p>
      <text:p text:style-name="P4">
Honberg is famous for its bold innovation spirit, the first -time tuning music of the "Twelve Sound System", and has cultivated many "twelve audio systems" composers. Please listen to the string band round dance, performed by the West Germany Broadcasting Symphony Orchestra, the American conductor Christian Macrari is the commander.</text:p>
      <text:p text:style-name="P4">
<text:span text:style-name="T4">
 Welcome to subscribe to the Voice of Germany "Classical Music Wind" to listen to more outstanding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Xunberg: String Band Round Dance</text:span>
</text:h>
      <text:p text:style-name="P4">
](https://www.dw.com/zh/overlay/media/zh/勋伯格弦乐队圆舞曲/65320366/65986881)<text:span text:style-name="T4">
 Date </text:span>
 03.07.2023<text:span text:style-name="T4">
<text:span text:style-name="T5">
 Theme </text:span>
* <text:a xlink:type="simple" xlink:href="https://www.dw.com/zh/zh/贝多芬音乐节/t-17464944" text:style-name="Internet_20_link" text:visited-style-name="Visited_20_Internet_20_Link">
Beethoven Music Festival</text:a>
<text:a xlink:type="simple" xlink:href="https://www.dw.com/zh/zh/古典音乐风/t-43820400" text:style-name="Internet_20_link" text:visited-style-name="Visited_20_Internet_20_Link">
Classical music style</text:a>
</text:span>
<text:span text:style-name="T5">
 Keywords </text:span>
<text:span text:style-name="T5">
 <text:a xlink:type="simple" xlink:href="https://www.dw.com/zh/search/zh" text:style-name="Internet_20_link" text:visited-style-name="Visited_20_Internet_20_Link">
Music</text:a>
, <text:a xlink:type="simple" xlink:href="https://www.dw.com/zh/search/zh" text:style-name="Internet_20_link" text:visited-style-name="Visited_20_Internet_20_Link">
 classical music </text:a>
</text:span>
<text:span text:style-name="T4">
 Download </text:span>
 <text:a xlink:type="simple" xlink:href="https://radiodownloaddw-a.akamaihd.net/downloads/Events/dwelle/dira/mp3/chi/6AC967E1_2.mp3" text:style-name="Internet_20_link" text:visited-style-name="Visited_20_Internet_20_Link">
Download mp3 file</text:a>
<text:span text:style-name="T4">
<text:span text:style-name="T5">
 Feedback </text:span>
*: Feedback of Opinions</text:span>
<text:span text:style-name="T5">
 Print </text:span>
<text:span text:style-name="T5">
 <text:a xlink:type="simple" xlink:href="javascript:window.print()" text:style-name="Internet_20_link" text:visited-style-name="Visited_20_Internet_20_Link">
Print this page</text:a>
</text:span>
<text:span text:style-name="T4">
 fixed link </text:span>
 https://p.dw.com/p/4sscx</text:p>
      <text:h text:style-name="P10" text:outline-level="1">
<text:span text:style-name="T4">
</text:span>
</text:h>
      <text:h text:style-name="P13" text:outline-level="4">
<text:span text:style-name="T4">
related information</text:span>
</text:h>
      <text:p text:style-name="P4">
[</text:p>
      <text:h text:style-name="P12" text:outline-level="3">
<text:span text:style-name="T4">
Plames: G minor first piano quadruple</text:span>
</text:h>
      <text:p text:style-name="P4">
](https://www.dw.com/zh/zh/勃拉姆斯g小调第一钢琴四重奏/a-65986798) [</text:p>
      <text:h text:style-name="P12" text:outline-level="3">
<text:span text:style-name="T4">
Beethoven D small violin concerto</text:span>
</text:h>
      <text:p text:style-name="P4">
Beethoven's "D Great Violin Concerto" was created in 1806. It was designed for the first violinist Franz Clement at the time of the Vienna Theater at the time, and was known as the first of the four major violin concertos.</text:p>
      <text:p text:style-name="P4">
](https://www.dw.com/zh/zh/贝多芬d小调小提琴协奏曲/a-65986513) [###: What did the thunder say</text:p>
      <text:p text:style-name="P4">
Inspired by T.S.ELIOT's poem "Wilderness", Japanese composer Kishino Nono created the symphony "What did thunder say". The West Germany Broadcasting Symphony Orchestra and the cello soloist Olen Shaflin performed the song at the Beethoven Music Festival in August 2022.</text:p>
      <text:p text:style-name="P4">
](https://www.dw.com/zh/zh/岸野末利加雷声说了什么/a-65925572)</text:p>
      <text:p text:style-name="P4">
News Source: <text:a xlink:type="simple" xlink:href="https://www.dw.com/zh/勋伯格：弦乐队圆舞曲/a-65986881" text:style-name="Internet_20_link" text:visited-style-name="Visited_20_Internet_20_Link">
https://www.dw.com/zh/勋伯格：弦乐队圆舞曲/a-65986881?maca=chi-rss-chi-all-1127-rdf</text:a>
</text:p>
      <!--NEWS-->
      <text:h text:style-name="P10" text:outline-level="1">
<text:span text:style-name="T4">
Although the United States has made compensation: Why did Iran still insist on commemorating its passenger planes over the bay after 35 years?</text:span>
</text:h>
      <text:p text:style-name="P4">
Author: 半岛电视台</text:p>
      <text:p text:style-name="P4">
Publisher: Al Jazeera</text:p>
      <text:p text:style-name="P4">
Published Time: 2023-07-03T13:25:34</text:p>
      <text:p text:style-name="P4">
Modified Time: 2023-07-03T13:25:34</text:p>
      <text:p text:style-name="P4">
Description: Iran commemorates the 35th anniversary of the US warship "Vincens" in the Gulf waters today. As it has been insisted on doing it today in the past few decades, it has once again called on the United States to withdraw from the Middle East.</text:p>
      <text:p text:style-name="P4">
Images: ["<text:a xlink:type="simple" xlink:href="https://chinese.aljazeera.net/wp-content/uploads/2023/07/2222-1688326974-1688389906.jpg" text:style-name="Internet_20_link" text:visited-style-name="Visited_20_Internet_20_Link">
2222-16883269...</text:a>
", "<text:a xlink:type="simple" xlink:href="https://chinese.aljazeera.net/wp-content/uploads/2023/07/1111112-5-1688323042-1688390003.jpg" text:style-name="Internet_20_link" text:visited-style-name="Visited_20_Internet_20_Link">
1111112-5-168...</text:a>
", "<text:a xlink:type="simple" xlink:href="https://chinese.aljazeera.net/wp-content/uploads/2023/07/1111112-2-1688323204-1688390044.jpg" text:style-name="Internet_20_link" text:visited-style-name="Visited_20_Internet_20_Link">
1111112-2-168...</text:a>
", "<text:a xlink:type="simple" xlink:href="https://chinese.aljazeera.net/wp-content/uploads/2023/07/1111112-1-1688323025-1688390090.jpg" text:style-name="Internet_20_link" text:visited-style-name="Visited_20_Internet_20_Link">
1111112-1-168...</text:a>
", "<text:a xlink:type="simple" xlink:href="https://chinese.aljazeera.net/wp-content/uploads/2023/07/1111112-1-1688323025-1688389773.jpg" text:style-name="Internet_20_link" text:visited-style-name="Visited_20_Internet_20_Link">
1111112-1-168...</text:a>
"]</text:p>
      <text:p text:style-name="P4">
Topics: ['专家专栏', '军事', '政治', '新闻']</text:p>
      <text:p text:style-name="P4">
Keywords: ['专家专栏', '军事', '政治', '新闻', '伊朗', '美国']</text:p>
      <text:p text:style-name="P4">
Type: Article</text:p>
      <!--METADATA-->
      <text:p text:style-name="P4">
<draw:frame draw:style-name="fr1" draw:name="Image248" text:anchor-type="as-char" svg:width="6.9236in" svg:height="4.608995in" draw:z-index="0">
<draw:image xlink:href="../Images/Aljazeera Chinese/2023-07-03T13-25-34/2222-1688326974-1688389906.jpg" xlink:type="simple" xlink:show="embed" xlink:actuate="onLoad" draw:mime-type="image/jpeg"/>
</draw:frame>
Iran's scenes released by the U.S. Navy to shoot an incident of an Iranian passenger plane(Iranian media)Iran commented today (July 3) to commemorate an Iranian civilian airliner by the 35th anniversary of the US warship "Vinson" in the Gulf waters. As it has been insisting in the past few decades, it has been called on the United States again. Exit from the Middle East. At the same time, the United States announced last month that in view of the "increasing threat of Iran to ships", the United States will strengthen its military existence in this rich area of oil resources.</text:p>
      <text:p text:style-name="P4">
On the morning of July 3, 1988, an Airbus A300 passenger plane at Iranian Airlines and 655IR flights to Dubai International Airport was taken off by the U.S. Navy for 7 minutes after taking off 7 minutes after the departure of Hong Kong Airport in southern Iran. All famous passengers were killed, including 66 children.</text:p>
      <text:p text:style-name="P4">
The U.S. Navy said at the time that it accidentally hit the plane because it mistakenly sentenced the passenger plane to a F-14 fighter, and the Pentagon also believed that Iranian as "allowed this aircraft to fly over the active conflict area for flight. And responsible for this. " However, Iran insisted that the accident was deliberately made by the United States, and provided evidence for this: former US President Ronald Reagan maintained the "Vincent" captain Will Rogers shot down the passenger plane. Decided, and the captain was welcomed by heroes after returning to the United States.</text:p>
      <text:p text:style-name="P4">
The United States emphasized that the Iranian passenger plane did not respond to the "Vincent" battleship that asked it to change the direction instructions. The claiming that the Iranian passenger plane was in the recognized international air channel at the time, and the US report concealed the fact that the battleship tried to connect with it through the frequency of military communication that was not familiar with civil aircraft.</text:p>
      <text:p text:style-name="P4">
<draw:frame draw:style-name="fr1" draw:name="Image249" text:anchor-type="as-char" svg:width="6.9236in" svg:height="4.610975in" draw:z-index="0">
<draw:image xlink:href="../Images/Aljazeera Chinese/2023-07-03T13-25-34/1111112-5-1688323042-1688390003.jpg" xlink:type="simple" xlink:show="embed" xlink:actuate="onLoad" draw:mime-type="image/jpeg"/>
</draw:frame>
Iran held a grand funeral for 290 victims on the 290 victims on the plane in 1988, including 66 children(Iranian media)Although 35 years later, the world's public opinion has almost forgotten this incident, but Iran still insists on sprinkling flowers in the bay water to commemorate this tragic memory. Political statement.</text:p>
      <text:p text:style-name="P4">
Iranians will not forget this memory, because the United States has never officially apologized and has no responsibility to this tragedy, although it pays nearly $ 100 million in compensation to Iran in 1996 in exchange for the latter from the International Court Withdrawal of allegations against the United States.</text:p>
      <text:p text:style-name="P4">
<draw:frame draw:style-name="fr1" draw:name="Image250" text:anchor-type="as-char" svg:width="6.9236in" svg:height="4.612099in" draw:z-index="0">
<draw:image xlink:href="../Images/Aljazeera Chinese/2023-07-03T13-25-34/1111112-2-1688323204-1688390044.jpg" xlink:type="simple" xlink:show="embed" xlink:actuate="onLoad" draw:mime-type="image/jpeg"/>
</draw:frame>
Under the participation of officials and families of the victims, Iran sprinkle flowers in the bay waters every year to commemorate the tragic event of this passenger plane being shot down.(Iranian media)</text:p>
      <text:h text:style-name="P13" text:outline-level="4">
<text:span text:style-name="T4">
Ending the existence of the United States</text:span>
</text:h>
      <text:p text:style-name="P4">
Under such circumstances, the former commander of the Iranian Revolutionary Guard, Kanney, said that the incident made the Iranian people's hostility to the United States -the Pentagon Metropolitan Morning all the international standards and alliances on the feet and shot down one. Civilian aircraft, and US officials also acknowledged that the ship radar can easily determine the type of the aircraft. In addition, the aircraft did not leave Iran's airspace.</text:p>
      <text:p text:style-name="P4">
In an interview with a reporter from the Peninsula TV station, Kanani explained that Iran insisted on holding this activity every year, saying that "the wound caused by this aircraft was still bleeding." It has not changed, "Now, it is standing with everyone who is hostile to Iran."</text:p>
      <text:p text:style-name="P4">
The former leader of the Iranian Revolutionary Guard concluded that Iran hopes to end the US military existence in the region to prevent such bloody incidents from happening again. He also called on the establishment of the Islamic Alliance to prevent foreign forces from intervening in the region.</text:p>
      <text:p text:style-name="P4">
<draw:frame draw:style-name="fr1" draw:name="Image251" text:anchor-type="as-char" svg:width="6.9236in" svg:height="4.596699in" draw:z-index="0">
<draw:image xlink:href="../Images/Aljazeera Chinese/2023-07-03T13-25-34/1111112-1-1688323025-1688390090.jpg" xlink:type="simple" xlink:show="embed" xlink:actuate="onLoad" draw:mime-type="image/jpeg"/>
</draw:frame>
In 1988, Iran held a grand funeral for the victims of the crash(Iranian media)</text:p>
      <text:h text:style-name="P13" text:outline-level="4">
<text:span text:style-name="T4">
The appeal of Iran</text:span>
</text:h>
      <text:p text:style-name="P4">
Political researcher Mcydi Shaki enumerated Iran's demands made by the official end of the U.S. Navy's shot out of the case of the U.S. Navy. The specific situation is as follows:</text:p>
      <ul>
        <li>
The United States officially apologized for the "crime of shot down the passenger plane". * International courts condemn the United States for crimes against human beings and the people of Iranian people. * The victim's family members of the United States have been confession.</li>
      </ul>
      <text:p text:style-name="P4">
In an interview with a reporter from the Peninsula TV station, Shaki Bai said that the incident was "the most tragic incident in Iranian history. This is because the international community, including the UN Security Council and the International Civil Aviation Organization, did not extend in this case for Iranian. justice".</text:p>
      <text:p text:style-name="P4">
In the end, Shaki Bai pointed out that Iran will continue to disclose the United States' statement of human rights in the framework of "US Human Rights Week" from June 28th to July 3rd, until Iran's above requirements are implemented, and they will be implemented, and and of. The United States completely withdrew from the Middle East.</text:p>
      <text:p text:style-name="P4">
<draw:frame draw:style-name="fr1" draw:name="Image252" text:anchor-type="as-char" svg:width="6.9236in" svg:height="4.603744in" draw:z-index="0">
<draw:image xlink:href="../Images/Aljazeera Chinese/2023-07-03T13-25-34/1111112-1-1688323025-1688389773.jpg" xlink:type="simple" xlink:show="embed" xlink:actuate="onLoad" draw:mime-type="image/jpeg"/>
</draw:frame>
The wreckage of the Iranian passenger plane that was revealed to the reporter at the time was shot down by the US battleship(Iranian media)</text:p>
      <text:h text:style-name="P13" text:outline-level="4">
<text:span text:style-name="T4">
The possibility of misjudgment</text:span>
</text:h>
      <text:p text:style-name="P4">
On the other hand, Iran's former foreign officials Freedon Malaysi criticized the opening of this controversial case and believed that this was a key factor that caused Iran and the United States to continue to upgrade in the past few decades. In this regard, he explained that the incident that shot down the passenger plane had ended from the technical level after paying compensation to the families of the victims in Washington, but its political level has remained open to this day.</text:p>
      <text:p text:style-name="P4">
In an interview with a reporter from the Peninsula TV station, he said that the United States is responsible for shooting down the passenger plane, but he called on Iran and the United States to take responsibility and take the courage to open a page in the past to prevent the difference between the two parties from further expanding. Because this will cause damage to both parties.</text:p>
      <text:p text:style-name="P4">
At the end of the summary, Malaysi said that he did not want to escape for the United States, but there was a possibility of misjudgment in incidents, and the Iranian Revolutionary Guard was the best proof of the Ukrainian passenger aircraft in early 2020. It is also called on the United States and Iraq to accept mistakes and try to prevent them from happening again.</text:p>
      <text:p text:style-name="P4">
News Source: <text:a xlink:type="simple" xlink:href="https://chinese.aljazeera.net/opinions/expert-column/2023/7/3/%e5%b0%bd%e7%ae%a1%e7%be%8e%e5%9b%bd%e4%bd%9c%e5%87%ba%e8%b5%94%e5%81%bf%e4%bc%8a%e6%9c%97%e4%b8%ba%e4%bd%95%e5%9c%a8%e4%b8%89%e5%8d%81%e4%ba%94%e5%b9%b4%e5%90%8e%e4%bb%8d%e5%9d%9a%e6%8c%81%e7%ba%aa" text:style-name="Internet_20_link" text:visited-style-name="Visited_20_Internet_20_Link">
https://chinese.aljazeera.net/opinions/expert-column/2023/7/3/%e5%b0%bd%e7%ae%a1%e7%be%8e%e5%9b%bd%e4%bd%9c%e5%87%ba%e8%b5%94%e5%81%bf%e4%bc%8a%e6%9c%97%e4%b8%ba%e4%bd%95%e5%9c%a8%e4%b8%89%e5%8d%81%e4%ba%94%e5%b9%b4%e5%90%8e%e4%bb%8d%e5%9d%9a%e6%8c%81%e7%ba%aa</text:a>
</text:p>
      <!--NEWS-->
      <text:h text:style-name="P10" text:outline-level="1">
<text:span text:style-name="T4">
The "July 1st" assembly of the California people in the north and the south protests the CCP</text:span>
</text:h>
      <text:p text:style-name="P4">
Author: None</text:p>
      <text:p text:style-name="P4">
Publisher: Radio Free Asia (Organization)</text:p>
      <text:p text:style-name="P4">
Published Time: 2023-07-03T13:27:00-04:00</text:p>
      <text:p text:style-name="P4">
Modified Time: 2023-07-03T15:29:43-04:00</text:p>
      <text:p text:style-name="P4">
Description: None</text:p>
      <text:p text:style-name="P4">
Videos: []</text:p>
      <text:p text:style-name="P4">
Audios: ["<text:a xlink:type="simple" xlink:href="https://www.rfa.org/mandarin/yataibaodao/gangtai/sc-070320231256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835353in" draw:z-index="0">
<draw:image xlink:href="../Images/rfamandarin/2023-07-03T13-27-00-04-00/000000.png" xlink:type="simple" xlink:show="embed" xlink:actuate="onLoad" draw:mime-type="image/png"/>
</draw:frame>
San Francisco's event site. <text:a xlink:type="simple" xlink:href="https://www.rfa.org/mandarin/yataibaodao/gangtai/sc-07032023125621.html/@@images/image" text:style-name="Internet_20_link" text:visited-style-name="Visited_20_Internet_20_Link">
</text:a>
Sun Cheng shot, exclusively launched <text:a xlink:type="simple" xlink:href="https://www.rfa.org/mandarin/yataibaodao/gangtai/sc-07032023125621.html/@@stream" text:style-name="Internet_20_link" text:visited-style-name="Visited_20_Internet_20_Link">
Audio-Link: https://www.rfa.org/mandarin/yatabaODAI/Gangtai/sci-07032023125621.html/@stream</text:a>
On the "July 1st" on the 102nd anniversary of the CCP and the 26th anniversary of the transfer of sovereignty in Hong Kong, the civilian people and Falun Gong practitioners from California in the United States have launched protests against the CCP and Chinese authorities.</text:p>
      <text:p text:style-name="P4">
<text:span text:style-name="T4">
<text:span text:style-name="T5">
 <text:a xlink:type="simple" xlink:href="https://www.rfa.org/mandarin/yataibaodao/gangtai/al1-07032023115747.html" text:style-name="Internet_20_link" text:visited-style-name="Visited_20_Internet_20_Link">
Mourning July 1st "in the British and Hong Kong Parade together" Mourning in July 1 "Chinese pink disturbances and raising things to cause anger</text:a>
</text:span>
* </text:span>
<text:span text:style-name="T5">
 <text:a xlink:type="simple" xlink:href="https://www.rfa.org/mandarin/Xinwen/al-07022023092510.html" text:style-name="Internet_20_link" text:visited-style-name="Visited_20_Internet_20_Link">
London Hong Kong people July 1 mourned the dead of the Chinese movement</text:a>
</text:span>
<text:span text:style-name="T4">
<text:a xlink:type="simple" xlink:href="https://www.rfa.org/mandarin/yataibaodao/gangtai/ec-07012023142231.html" text:style-name="Internet_20_link" text:visited-style-name="Visited_20_Internet_20_Link">
<text:span text:style-name="T4">
 Rebate the sovereignty of the July 1 sovereignty in the Taiwan -Hong Kong people to mourn the victim of the freedom of freedom </text:span>
</text:a>
</text:span>
 Northern California: Chinese Democratic Games, people in the United States, and Falun Gong practitioners launched protests **</text:p>
      <text:p text:style-name="P4">
Outside the San Francisco Chinese Consulate, dozens of protesters gathered on the afternoon of July 1 this year, and demonstrated demonstrations on the 102nd anniversary of the Communist Party of China. Groups participating in this event include the China Democratic Education Foundation, Humanitarian China, Bay Area Chariot Group, and Hong Kong Hall of the United States.</text:p>
      <text:p text:style-name="P4">
<text:span text:style-name="T4">
 _ Video: The protesters outside San Francisco sang "Wish to Return to Hong Kong." (Sun Cheng's shooting, exclusive start) _ </text:span>
</text:p>
      <text:p text:style-name="P4">
Fang Zheng, the president of the China Democratic Education Foundation, who participated in this event, thanked the people present, and said, "We are in the gate of the representative place of the People's Republic of China in San Francisco. The anger of the CCP's evil regime. We do not recognize the evil regime of the Communist Party of China. We must overthrow the CCP regime. "</text:p>
      <text:p text:style-name="P4">
July 1 this year is also the 26th anniversary of Hong Kong's sovereignty transfer. During the event, people raised 47 photos of the 47 political prisoners arrested in the Hong Kong Democratic primaries, and held the Hong Kong Light Time Banner, and sang "Wish to Return to Hong Kong".</text:p>
      <text:p text:style-name="P4">
Miss Wu, a member of the US HongkongersClub at the US HongkongersClub, said on the event, saying the CCP's behavior of Hong Kong: "They stole our homeland Hong Kong, we cannot let them extinct our people."</text:p>
      <text:p text:style-name="P4">
In this demonstration, people also trampled on Xi Jinping's photos outside the Consulate and burned the Chinese flag and the Chinese Communist Party flag.</text:p>
      <text:p text:style-name="P4">
San Francisco's event site. (Sun Cheng's shooting, exclusive start) <text:a xlink:type="simple" xlink:href="https://www.rfa.org/mandarin/yataibaodao/gangtai/sc-07032023125621.html/m0702-sc2.jpg" text:style-name="Internet_20_link" text:visited-style-name="Visited_20_Internet_20_Link">
</text:a>
Earlier on the same day, a group of Falun Gong practitioners organized a team to protest the CCP's car parade in the city of San Francisco. OK.</text:p>
      <text:p text:style-name="P4">
Falun Gong practitioner Li Yan, who participated in the fleet parade, told reporters that they had carried out such a fleet parade for several years: "At different locations, New York and (California) have all available."</text:p>
      <text:p text:style-name="P4">
<text:span text:style-name="T4">
 Southern California: The Consumer Hall of the People is the CCP "Delivery" </text:span>
 **</text:p>
      <text:p text:style-name="P4">
On the afternoon of the same day, in Los Angeles in Southern California, a group of people also launched protests outside the local consulate. This event was sponsored by the Democratic Party of China, the "Dialogue China" think tank, the Liberty Sculpture Park, and the Los Angeles China Democratic Platform. Parade along the street in commercial areas and residential areas.</text:p>
      <text:p text:style-name="P4">
_ <text:span text:style-name="T4">
 Video: On the streets of Los Angeles, the demonstrators are on the streets. (Provided by boundary construction) </text:span>
 _</text:p>
      <text:p text:style-name="P4">
The person in charge of this event and the CEO of the Youth Department of the China Democratic Party stated that although the day of the event was very hot, people's enthusiasm for participating in the event was very high: "The number of participants exceeded our imagination, and hundreds of people participated in our event. Many people bring their children, many are new immigrants. "</text:p>
      <text:p text:style-name="P4">
In this demonstration, people trampled on the Chinese Communist Party Banner, China Five -Star Red Flag, Xi Jinping portrait and Hong Kong "National Security Law", and raised the Hong Kong Light Time Flag. In addition, during the parade, people also carried out a coffin and played Suona's sorrow, expressing the meaning of "sending the end" to the CCP.</text:p>
      <text:p text:style-name="P4">
Reporter: Sun Cheng Editor: Jiayuan.com editor: Ruizhe</text:p>
      <text:p text:style-name="P4">
News Source: <text:a xlink:type="simple" xlink:href="https://www.rfa.org/mandarin/yataibaodao/gangtai/sc-07032023125621.html" text:style-name="Internet_20_link" text:visited-style-name="Visited_20_Internet_20_Link">
https://www.rfa.org/mandarin/yataibaodao/gangtai/sc-07032023125621.html</text:a>
</text:p>
      <!--NEWS-->
      <text:h text:style-name="P10" text:outline-level="1">
<text:span text:style-name="T4">
On the eve of Hanguang's exercise, Taiwan held "Tianma exercise"</text:span>
</text:h>
      <text:p text:style-name="P4">
Author: None (Language: zh)</text:p>
      <text:p text:style-name="P4">
Publisher: None</text:p>
      <text:p text:style-name="P4">
Time: 2023-07-03T13:27:00Z</text:p>
      <text:p text:style-name="P4">
Description: Before the annual Hanguang Military exercise at the end of the month, the Taiwan military launched a two -day missile exercise in Pingtung. This year's Hanguang exercise will kick off on July 24. Some military people revealed that this military exercise will perform anti -aircraft downshop at the Civil Taoyuan Airport for the first time.</text:p>
      <text:p text:style-name="P4">
Videos: []</text:p>
      <text:p text:style-name="P4">
Images: []</text:p>
      <text:p text:style-name="P4">
Subject: 时政风云</text:p>
      <text:p text:style-name="P4">
Subjects: ['德中关系', '岛屿主权争端', '马英九', '专题报道：全景观看“习马会”', '专题报道：2016年台湾大选', '中国', '台湾', '中共十九大']</text:p>
      <text:p text:style-name="P4">
Keywords: ['台湾', '中国', '军演', '汉光', '飞弹', '桃园机场']</text:p>
      <text:p text:style-name="P4">
Id: 66099632</text:p>
      <!--METADATA-->
      <text:p text:style-name="P4">
<text:a xlink:type="simple" xlink:href="https://www.dw.com/zh/overlay/image/article/66099632/64724917" text:style-name="Internet_20_link" text:visited-style-name="Visited_20_Internet_20_Link">
 </text:a>
Taiwan F16 fighter information picture</text:p>
      <text:p text:style-name="P4">
(Voice of Germany Chinese website) Taiwan held at the end of this month <text:a xlink:type="simple" xlink:href="https://www.dw.com/zh/zh/台湾国防部汉光演习借镜俄乌战争启示/a-61607403" text:style-name="Internet_20_link" text:visited-style-name="Visited_20_Internet_20_Link">
Hanguang Exercise</text:a>
Previously, this Monday (July 3) launched a two -day missile military exercise in Pingtung. Fuck verification of various ammunition shooting results. The Central News Agency of Taiwan reported that Tianma operated with maritime targets to simulate the PLA water tank and amphibious infantry chariot. Tianma is a drag missile and a god bow. These two missiles have been held for many years of arms for the Taiwan military. With the outbreak of the Russian and Ukraine War, the two arms have played a strong combat power on the battlefield.</text:p>
      <text:p text:style-name="P4">
Agence France -Presse pointed out that Pingtung's missile exercise was conducted under the increasingly tense relationship between the Taiwan Strait. China has conducted two large military exercises around Taiwan in the past year. The latest one is the three consecutive days of sea -airspace in April this year. This is considered to be China.(https://www.dw.com/zh/zh/反制措施来了中国军演-台回应蓄意制造紧张关系/a-65262404)Response.</text:p>
      <text:h text:style-name="P12" text:outline-level="3">
<text:span text:style-name="T4">
What do you think of Chinese people in China?</text:span>
</text:h>
      <text:p text:style-name="P4">
Just last month, China sent 28 military planes to enter the Southwest Taiwan airspace, including bombers with nuclear warheads. The Ministry of National Defense of Taiwan pointed out that this is the highest number of Chinese military aircraft. On the eve of the military aircraft incident, the leaders of the G7 Group issued a joint statement last week. Among them, the importance and stability of the peace and stability of the Taiwan Strait was accusing China on issues such as human rights in Xinjiang. Beijing urged the G7 member states to stop slandering China.</text:p>
      <text:p text:style-name="P4">
Due to the closure of political tensions and the border between the new crown epidemic, exchanges between the Taiwan Straits have been significantly reduced. Last week, the Taiwan Immigration Department rejected about 70 mainland officials in Mainland China to apply for exhibitors in Taiwan. The Taiwan Immigration Department stated that "considering the development of the overall situation on both sides of the strait" rejected their application.</text:p>
      <text:p text:style-name="P4">
The Hanguang exercise is held once a year, and the exercise lasts for several days. This year's exercise will begin on July 24. Some military people revealed to the Central News Agency that this military exercise will perform anti -aircraft downshop at the Civil Taoyuan Airport for the first time.</text:p>
      <text:p text:style-name="P4">
(Agence France -Presse, etc.)</text:p>
      <text:p text:style-name="P4">
News Source: <text:a xlink:type="simple" xlink:href="https://www.dw.com/zh/汉光演习前夕-台湾举行-天马操演/a-66099632" text:style-name="Internet_20_link" text:visited-style-name="Visited_20_Internet_20_Link">
https://www.dw.com/zh/汉光演习前夕-台湾举行-天马操演/a-66099632?maca=chi-rss-chi-all-1127-rdf</text:a>
</text:p>
      <!--NEWS-->
      <text:h text:style-name="P10" text:outline-level="1">
<text:span text:style-name="T4">
Saudi extended output reduction of Russian crude oil exports</text:span>
</text:h>
      <text:p text:style-name="P4">
Publisher: 法新社</text:p>
      <text:p text:style-name="P4">
Published Time: 2023-07-03T13:32:07+00:00</text:p>
      <text:p text:style-name="P4">
Modified Time: 2023-07-03T13:05:02+00:00</text:p>
      <text:p text:style-name="P4">
Description: (Agence France -Presse, Liad, 3rd) The world's largest crude oil exported to the country, Saudi Arabia, announced today that measures to voluntarily reduce the daily oil production of 1 million barrels will be extended by one month to the end of August. Russia also announced that daily crude oil exports in August will be deleted 500,000 barrels to support oil pric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8" text:anchor-type="as-char" svg:width="6.9236in" svg:height="3.617581in" draw:z-index="0">
<draw:image xlink:href="../Images/rficn/2023-07-03T13-32-07-00-00/000000.png" xlink:type="simple" xlink:show="embed" xlink:actuate="onLoad" draw:mime-type="image/png"/>
</draw:frame>
As the crude oil market has been impacted by factors such as the continued surplus of the Russian and Ukraine War that affects the instability of China's economic recovery, and the major oil -producing country has tried to stabilize the market, the above measures are the latest waves.</text:p>
      <text:p text:style-name="P4">
Saudi Arabia's production reduction measures were first announced after the National Organization of Petroleum Export of Petroleum Export and the ONA Oil producing countries announced that it was originally implemented until the end of July. However, Prince Princeabdulaziz Bin Salman had stated at the time that the measures were "extended."</text:p>
      <text:p text:style-name="P4">
When the official Saudi Press Agency reported the news of production reduction measures today, it also quoted a sources of the Ministry of Energy of Saudi that measures could be extended.</text:p>
      <text:p text:style-name="P4">
The Saudi News Agency said: "Sources confirmed that the reason why (Liad) extended voluntary production to reduce production is to strengthen the preventive action of OPEC+the country to support the stability and balance of the oil market." About 9 million barrels per day.</text:p>
      <text:p text:style-name="P4">
Russia's Deputy Prime Minister of Energy Policy Alexander Novak also announced today that in order to "strive to ensure the balance of the crude oil market", Moscow's daily crude oil exports will reduce 500,000 barrels.</text:p>
      <text:p text:style-name="P4">
In order to comprehensively invade Ukraine, Russia has been sanctioned by Western sanctions. This year, the daily oil production has been reduced by 500,000 barrels. Since the start of the Russia -Ukraine War in February last year, Moscow has shifted its energy export destination from Europe to India and China.</text:p>
      <text:p text:style-name="P4">
News Source: <text:a xlink:type="simple" xlink:href="https://www.rfi.fr/cn/%E5%9B%BD%E9%99%85%E6%8A%A5%E9%81%93/20230703-%E6%B2%99%E4%B9%8C%E5%9C%B0%E5%BB%B6%E9%95%BF%E5%87%8F%E4%BA%A7-%E4%BF%84%E7%A0%8D%E5%8E%9F%E6%B2%B9%E5%87%BA%E5%8F%A3%E9%87%8F" text:style-name="Internet_20_link" text:visited-style-name="Visited_20_Internet_20_Link">
https://www.rfi.fr/cn/%E5%9B%BD%E9%99%85%E6%8A%A5%E9%81%93/20230703-%E6%B2%99%E4%B9%8C%E5%9C%B0%E5%BB%B6%E9%95%BF%E5%87%8F%E4%BA%A7-%E4%BF%84%E7%A0%8D%E5%8E%9F%E6%B2%B9%E5%87%BA%E5%8F%A3%E9%87%8F</text:a>
</text:p>
      <!--NEWS-->
      <text:h text:style-name="P10" text:outline-level="1">
<text:span text:style-name="T4">
Three Chinese and Hong Kong lawyers were awarded the "709 Human Rights Lawyer Award"</text:span>
</text:h>
      <text:p text:style-name="P4">
Author: None</text:p>
      <text:p text:style-name="P4">
Publisher: Radio Free Asia (Organization)</text:p>
      <text:p text:style-name="P4">
Published Time: 2023-07-03T13:37:00-04:00</text:p>
      <text:p text:style-name="P4">
Modified Time: 2023-07-03T17:47:15-04:00</text:p>
      <text:p text:style-name="P4">
Description: None</text:p>
      <text:p text:style-name="P4">
Videos: []</text:p>
      <text:p text:style-name="P4">
Audios: ["<text:a xlink:type="simple" xlink:href="https://www.rfa.org/mandarin/yataibaodao/renquanfazhi/al2-070320231332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4.612011in" draw:z-index="0">
<draw:image xlink:href="../Images/rfamandarin/2023-07-03T13-37-00-04-00/000000.png" xlink:type="simple" xlink:show="embed" xlink:actuate="onLoad" draw:mime-type="image/png"/>
</draw:frame>
A number of overseas groups jointly held the "China Rights Lawyer's Day" in the United Kingdom, and awarded the "709 Human Rights Lawyer Award" to the Chinese rights protection lawyers Yu Wensheng and Zhou Shifeng, and Zou Xingtong, former vice chairman of the Hong Kong Branch Federation. <text:a xlink:type="simple" xlink:href="https://www.rfa.org/mandarin/yataibaodao/renquanfazhi/al2-07032023133200.html/@@images/image" text:style-name="Internet_20_link" text:visited-style-name="Visited_20_Internet_20_Link">
</text:a>
Stone photo <text:a xlink:type="simple" xlink:href="https://www.rfa.org/mandarin/yataibaodao/renquanfazhi/al2-07032023133200.html/@@stream" text:style-name="Internet_20_link" text:visited-style-name="Visited_20_Internet_20_Link">
Audio-Link: https://www.rfa.org/mandarin/yataibaodao/renquanfazhi/al2-07032023133200.html/@stream</text:a>
On the eve of the eighth anniversary of the "709 Arrest", overseas human rights groups jointly organized the "China Rights Lawyer's Day" in the UK and also issued it to the Chinese rights protection lawyers, Yu Wensheng, and Zhou Shifeng, who are still trapped. "709 Human Rights Lawyer Award". The organizer said that the Chinese government has never stopped suppressing rights protection lawyers in eight years.</text:p>
      <text:p text:style-name="P4">
<text:span text:style-name="T4">
<text:span text:style-name="T5">
 <text:a xlink:type="simple" xlink:href="https://www.rfa.org/mandarin/yataibaodao/renquanfazhi/gf1-06212023110655.html" text:style-name="Internet_20_link" text:visited-style-name="Visited_20_Internet_20_Link">
Lawyer Yu Wensheng may be charged with the crime of harm to national security</text:a>
?(https://www.rfa.org/mandarin/Xinwen/8-06192023165053.html) <text:a xlink:type="simple" xlink:href="https://www.rfa.org/mandarin/yataibaodao/renquanfazhi/jw-06152023134210.html" text:style-name="Internet_20_link" text:visited-style-name="Visited_20_Internet_20_Link">
 </text:a>
 </text:span>
*  * </text:span>
<text:a xlink:type="simple" xlink:href="https://www.rfa.org/mandarin/yataibaodao/renquanfazhi/gf-05172023034521.html" text:style-name="Internet_20_link" text:visited-style-name="Visited_20_Internet_20_Link">
 </text:a>
<text:a xlink:type="simple" xlink:href="https://www.rfa.org/mandarin/yataibaodao/renquanfazhi/gf-05172023034521.html" text:style-name="Internet_20_link" text:visited-style-name="Visited_20_Internet_20_Link">
Core in the "Sun Li Legion" core figure Zhou Shifeng was placed under house arrest</text:a>
 <text:span text:style-name="T4">
  * </text:span>
<text:a xlink:type="simple" xlink:href="https://www.rfa.org/mandarin/yataibaodao/gangtai/hk-chow-05182023104009.html" text:style-name="Internet_20_link" text:visited-style-name="Visited_20_Internet_20_Link">
 </text:a>
** <text:a xlink:type="simple" xlink:href="https://www.rfa.org/mandarin/yataibaodao/gangtai/hk-chow-05182023104009.html" text:style-name="Internet_20_link" text:visited-style-name="Visited_20_Internet_20_Link">
<text:span text:style-name="T4">
 "Gwangzhou Human Rights Award" was awarded to Zou Xingtong on behalf of Zou Xingtong: She symbolizes Hong Kong's hope </text:span>
</text:a>
"I am honored to announce on behalf of the Congress, the three winners of the" 709 Human Rights Lawyer Award "in 2023, Lawyer Yu Wensheng, Lawyer Zhou Shifeng, Zou Xingtong Hong Kong Barrier!" Executive Director Zhou Fengsuo reads the winning list of the first "709 Human Rights Lawyer Award" in London.</text:p>
      <text:p text:style-name="Quotations">

<text:p text:style-name="Quotations">

<text:p text:style-name="P4">
On the eve of the eighth anniversary of the "709 Capture", overseas human rights groups jointly organized the "China Rights Lawyer's Day" in the UK, and Yu Wensheng, Zhou Shifeng, who is still trapped in China, and former vice chairman of the Hong Kong Branch Association Zou Xingtong awarded the "709 Human Rights Lawyer Award". &gt;
 <text:a xlink:type="simple" xlink:href="https://t.co/j9mbXVHiYy" text:style-name="Internet_20_link" text:visited-style-name="Visited_20_Internet_20_Link">
pic.twitter.com/j9mbxvHiyy</text:a>
&gt;
&gt;
 - Liberty Asia Radio(@RFA_Chinese)<text:a xlink:type="simple" xlink:href="https://twitter.com/RFA_Chinese/status/1675964800185126915" text:style-name="Internet_20_link" text:visited-style-name="Visited_20_Internet_20_Link">
 July 3, 2023&gt;
 </text:a>
This award was formerly known as the "China Rights Lawyer Award". This year is the seventh session, and it is first renamed the "709 Right Rights Lawyer Award" for the first time to cover the "Guoan Law of the Hong Kong District". Hong Kong lawyer with dilemma. Zou Xingtong, the first Hong Kong lawyer, was also the former vice chairman of the Hong Kong Branch Federation. He was charged with the "crime of instigating the subversion of the state power" under the "National Security Law of the Hong Kong District" and was waiting for the trial.</text:p>

</text:p>

</text:p>
      <text:p text:style-name="P4">
Zhou Shifeng, who was regarded as the core figure of the 709 case, was still closely monitored, although he was full. Yu Wensheng, a Chinese rights protection lawyer who had defended the "709 case" defendant, was arrested with his wife Xu Yan recently, and faced serious charges such as "inciting subversion of national power" and the crime of harming national security.</text:p>
      <text:p text:style-name="P4">
<text:span text:style-name="T4">
 Lawyer Wang Yu: This country is not the most ridiculous, only more ridiculous </text:span>
</text:p>
      <text:p text:style-name="P4">
The three lawyers who were caught could not show up, and they could only receive a prize by their friends. Wang Yu, a Chinese rights protection lawyer who spoke on behalf of Yu Wensheng, said that Yu Wensheng and his wife Xu Yan were arrested by the Chinese government because they planned to go to a national embassy in China. She described the Chinese government's approach with "ridiculous".</text:p>
      <text:p text:style-name="P4">
Wang Yu said: "Just three months ago, Lawyer Yu Wensheng who had just been released for more than a year, and his wife Xu Yan was inexplicably summoned and arrested for three months. But it has been three months. The defense lawyer hired cannot be seen so far. I can only say that in this country, there is really no ridiculous, only more ridiculous. "</text:p>
      <text:p text:style-name="P4">
<text:span text:style-name="T4">
 Organizer: "709 2.0 suppression" is in progress </text:span>
</text:p>
      <text:p text:style-name="P4">
The "29 principle" of overseas Hong Kong people is one of the organizers. Ye Qiyuan, executive director of the "29 Principles", said that after the Chinese government arrested 300 lawyers and disgusting in 2015, the Chinese government has never stopped suppressing them in eight years. In this year, a new wave of "7092.0 suppression" appeared again.Ye Qiran said: "In more than 2023 this year, there were more situations. Chinese lawyers were banned from exiting the country, forced to relocate, revoked licenses, and was placed under house arrest at home when sensitive. Called it '7092.0 suppression'. This is a structurally, not pure individual incident. "</text:p>
      <text:p text:style-name="P4">
Ye Qiyuan added that in the past, Hong Kong lawyers He Junren and Zou Xingtong had been supporting and helping Chinese rights protection lawyers who were suppressed, but now they are also suppressed and prison by the Chinese regime. She described human rights lawyers as people standing at the forefront and fighting against the CCP; they would not turn around and abandon the oppressed. She choked and said that human rights lawyers desperately paid for her dedication, deserved respect and continued to pay attention to their situation.</text:p>
      <text:p text:style-name="P4">
<text:span text:style-name="T4">
 Zhou Feng Suo: Under the appearance of the iron plate, there are still many objections </text:span>
</text:p>
      <text:p text:style-name="P4">
Zhou Fengsuo, executive director of the "China Human Rights" who attended the awards ceremony from the United States, said that Xu Zhiyong and Ding Jiaxi, the winner of the 4th "China Rights Lawyer Award", had been repeatedly sentenced for 14 years and for 14 years and for 14 years and for 14 years. 12 years in prison, the highest penalty of the defendant in the "709 case" is heavier, which shows that the CCP's fear of human rights lawyers group.</text:p>
      <text:p text:style-name="P4">
Zhou Fengsuo, executive director of the "Chinese Human Rights" who attended the awards ceremony from the United States, said that China -Hong Kong lawyers showed the courage as the "June 4th Tanks". (Stone photo) <text:a xlink:type="simple" xlink:href="https://www.rfa.org/mandarin/yataibaodao/renquanfazhi/al2-07032023133200.html/rfa05148.jpg" text:style-name="Internet_20_link" text:visited-style-name="Visited_20_Internet_20_Link">
</text:a>
He described that lawyers of China and Hong Kong showed the same courage as the "June 4th Tanks", and although the current situation seems to be depressed, there are still many reasons worthy of optimism. He said that last year's "White Paper Movement" showed to the outside world that China still had many objection sounds under the seemingly iron plate.</text:p>
      <text:p text:style-name="P4">
In addition to the awarding ceremony, the organizers held film screening of human rights lawyers and art exhibitions in Manchester, Britain and London, respectively, and told the outside world to tell the outside world's struggle for human rights lawyers in different ways, calling on the outside world to continue their support.</text:p>
      <text:p text:style-name="P4">
Reporter: Lu Xi (London) Editor: Jiayuan.com Editor: Ruizhe</text:p>
      <text:p text:style-name="P4">
News Source: <text:a xlink:type="simple" xlink:href="https://www.rfa.org/mandarin/yataibaodao/renquanfazhi/al2-07032023133200.html" text:style-name="Internet_20_link" text:visited-style-name="Visited_20_Internet_20_Link">
https://www.rfa.org/mandarin/yataibaodao/renquanfazhi/al2-07032023133200.html</text:a>
</text:p>
      <!--NEWS-->
      <text:h text:style-name="P10" text:outline-level="1">
<text:span text:style-name="T4">
The United States is deeply concerned about the intervention of the President of Guatemala</text:span>
</text:h>
      <text:p text:style-name="P4">
Author: chinese@voanews.com (金谷)</text:p>
      <text:p text:style-name="P4">
Publisher: 美国之音中文网 (Type: NewsMediaOrganization)</text:p>
      <text:p text:style-name="P4">
Published Time: 2023-07-03T13:38:00+08:00</text:p>
      <text:p text:style-name="P4">
Modified Time: 2023-07-03 05:38:00Z</text:p>
      <text:p text:style-name="P4">
Description: On the first day when the Guatemala Supreme Court ordered the first round of presidential election votes, US Secretary of State Anthony Bollingken said on Sunday (July 2) that the United States was deeply concerned about the "intervention" of Guatemala's election.</text:p>
      <text:p text:style-name="P4">
Videos: []</text:p>
      <text:p text:style-name="P4">
Images: []</text:p>
      <text:p text:style-name="P4">
Categories: ['美洲', '美国']</text:p>
      <text:p text:style-name="P4">
Type: None</text:p>
      <!--METADATA-->
      <text:p text:style-name="P4">
Nonenone</text:p>
      <text:p text:style-name="P4">
News Source: <text:a xlink:type="simple" xlink:href="https://www.voachinese.com/a/us-expresses-concerns-about-guatemalan-election-20230703/7164460.html" text:style-name="Internet_20_link" text:visited-style-name="Visited_20_Internet_20_Link">
https://www.voachinese.com/a/us-expresses-concerns-about-guatemalan-election-20230703/7164460.html</text:a>
</text:p>
      <!--NEWS-->
      <text:h text:style-name="P10" text:outline-level="1">
<text:span text:style-name="T4">
Canadian Hong Kong people July One Parade adheres to the concept of democracy to oppose foreign penetration</text:span>
</text:h>
      <text:p text:style-name="P4">
Author: None</text:p>
      <text:p text:style-name="P4">
Publisher: Radio Free Asia (Organization)</text:p>
      <text:p text:style-name="P4">
Published Time: 2023-07-03T13:47:00-04:00</text:p>
      <text:p text:style-name="P4">
Modified Time: 2023-07-03T18:02:15-04:00</text:p>
      <text:p text:style-name="P4">
Description: None</text:p>
      <text:p text:style-name="P4">
Videos: []</text:p>
      <text:p text:style-name="P4">
Audios: ["<text:a xlink:type="simple" xlink:href="https://www.rfa.org/mandarin/yataibaodao/lf-070320231241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4.612011in" draw:z-index="0">
<draw:image xlink:href="../Images/rfamandarin/2023-07-03T13-47-00-04-00/000000.png" xlink:type="simple" xlink:show="embed" xlink:actuate="onLoad" draw:mime-type="image/png"/>
</draw:frame>
More than 500 people participated in Toronto's "July 1st Parade, Anti -Foreign Infiltration" event. <text:a xlink:type="simple" xlink:href="https://www.rfa.org/mandarin/yataibaodao/lf-07032023124139.html/@@images/image" text:style-name="Internet_20_link" text:visited-style-name="Visited_20_Internet_20_Link">
</text:a>
The Hong Kong and Canadian Alliance provides <text:a xlink:type="simple" xlink:href="https://www.rfa.org/mandarin/yataibaodao/lf-07032023124139.html/@@stream" text:style-name="Internet_20_link" text:visited-style-name="Visited_20_Internet_20_Link">
Audio-Link: https://www.rfa.org/mandarin/yataibaodao/LF-07032023124139.html/@@stream</text:a>
On the 3rd anniversary of the implementation of the Hong Kong National Security Law, Hong Kong people living on the east and west coast of Canada organized activities to continue to speak for Hong Kong democracy. They called on the international community to pay attention to the arrested Hong Kong political prisoners and protest China's intervention in Canada. Some members of Congress expressed that they hope that the autumn will accelerate the legislative work of the foreign agent's registration system.</text:p>
      <text:p text:style-name="P4">
<text:span text:style-name="T4">
<text:span text:style-name="T5">
 <text:a xlink:type="simple" xlink:href="https://www.rfa.org/mandarin/yataibaodao/gangtai/al1-07032023115747.html" text:style-name="Internet_20_link" text:visited-style-name="Visited_20_Internet_20_Link">
Mourning July 1st "in the British and Hong Kong Parade together" Mourning in July 1 "Chinese pink disturbances and raising things to cause anger</text:a>
</text:span>
* </text:span>
<text:span text:style-name="T5">
 <text:a xlink:type="simple" xlink:href="https://www.rfa.org/mandarin/yataibaodao/gangtai/lf-05222023125040.html" text:style-name="Internet_20_link" text:visited-style-name="Visited_20_Internet_20_Link">
Vancouver street office office exhibition of different ethnic groups to fight against active tyranny for different ethnic groups</text:a>
</text:span>
<text:span text:style-name="T5">
 </text:span>
<text:span text:style-name="T4">
 <text:a xlink:type="simple" xlink:href="https://www.rfa.org/mandarin/@@search" text:style-name="Internet_20_link" text:visited-style-name="Visited_20_Internet_20_Link">
China uses Dawei Xuancai to beautify the Hong Kong Brigade and Hong Kong people to appear to express dissatisfaction</text:a>
</text:span>
</text:p>
      <text:p text:style-name="P4">
The Hong Kong -Canadian Federation and the Hong Kong Parents' Association of Toronto held a "Seventh Parade, Anti -Foreign Infiltration" rally in the center of Toronto, with a total of more than 500 people participated. Through a variety of forms such as music performances, art exhibitions, parade speeches, etc., call on everyone to pay attention to the current situation of Hong Kong.</text:p>
      <text:p text:style-name="P4">
Former Legislative Councilor Zhang Chaoxiong (third from left), a former Legislative Council arrested by the Hong Kong government, appeared in public for the first time. (Provided by Hong Kong and Canada) <text:a xlink:type="simple" xlink:href="https://www.rfa.org/mandarin/yataibaodao/lf-07032023124139.html/hk-2.jpg" text:style-name="Internet_20_link" text:visited-style-name="Visited_20_Internet_20_Link">
</text:a>
Huang Guanneng, a spokesman for the Hong Kong and Canada, said that in the past, the Seventh Parade will be held on July 1st every year in Hong Kong to reflect the democratic politics of Hong Kong society. However, after the implementation of the National Security Law, Hong Kong has changed because the tightness of politics has made the economy also the economy. It becomes bad. Although many people have left Hong Kong one after another, the power of the Revolution of the Times must adhere to it, and overseas will continue to fight for freedom and democracy!</text:p>
      <text:p text:style-name="P4">
"In the past, Hong Kong was a good platform to observe China. Now these cannot be done under the National Security Law, then the risks of investors have obviously increased, let alone politics. ","</text:p>
      <text:p text:style-name="P4">
Huang Guanneng said that the issue of Hong Kong is related to all Canadians, because the Hong Kong National Security Law applies to the people of the world, and the Chinese government not only oppresses its own people, but also interfere with many countries including Canada. At the National Day on July 1, Canada took the opportunity to remind the importance of anti -foreign infiltration and protect democratic mechanism.</text:p>
      <text:p text:style-name="P4">
The Canadian government is studying how to set up a foreign agent registration office. On July 1 this year, it is also a century -old anniversary of Canadian history. The Chinese community is version 2.0 in China.</text:p>
      <text:p text:style-name="P4">
Senator Hu Yuanbao intends to say at a event in British Columbia on Sunday: "Even if a policy is greatly welcomed, it seems that it seems to be what should be done, but still ask if it is a modern Chinese discharge law? "</text:p>
      <text:p text:style-name="P4">
Congress Guan Huizhen believes that anti -discrimination and anti -foreign influence are two different things, and should not be confused. "I don't think that these actions are related to discrimination against the Chinese, because foreign agent registration systems are suitable for all countries, not for China, but to better protect Canada."</text:p>
      <text:p text:style-name="P4">
Canadian member Guan Huizhen(Second from the left)It is said that the legislation of the foreign agent registration office will be fully promoted to protect the Canadians.(Reporter Liu Fei shooting)  <text:a xlink:type="simple" xlink:href="https://www.rfa.org/mandarin/yataibaodao/lf-07032023124139.html/hk-4.jpg" text:style-name="Internet_20_link" text:visited-style-name="Visited_20_Internet_20_Link">
</text:a>
Guan Huizhen has long supported the equal rights movement. She said that she is a member of the parliament and has been sanctioned by Russia. It is also listed by China as a target, let alone civilians? The new session will continue to promote the legislation of the foreign agent registration office.</text:p>
      <text:p text:style-name="P4">
Vancouver's hand -footed organization on Sunday at the center of Vancouver showed publicity materials and explained the situation in Hong Kong to passersby. Organizers expressed their hope that when Canadians enjoyed the National Day holiday of freedom and happiness, they realized that the political prisoners who were suffering from the Chinese authoritarian system were suffering from the Chinese authoritarian system.</text:p>
      <text:p text:style-name="P4">
Reporter: Liu Fei Responsible Editor: Jiayuan.com editor: Ruizhe</text:p>
      <text:p text:style-name="P4">
News Source: <text:a xlink:type="simple" xlink:href="https://www.rfa.org/mandarin/yataibaodao/lf-07032023124139.html" text:style-name="Internet_20_link" text:visited-style-name="Visited_20_Internet_20_Link">
https://www.rfa.org/mandarin/yataibaodao/lf-07032023124139.html</text:a>
</text:p>
      <!--NEWS-->
      <text:h text:style-name="P10" text:outline-level="1">
<text:span text:style-name="T4">
China implements export control on the correlation items of 实</text:span>
</text:h>
      <text:p text:style-name="P4">
Author: None</text:p>
      <text:p text:style-name="P4">
Publisher: Radio Free Asia (Organization)</text:p>
      <text:p text:style-name="P4">
Published Time: 2023-07-03T13:52:50-04:00</text:p>
      <text:p text:style-name="P4">
Modified Time: 2023-07-03T13:52: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6.9236in" draw:z-index="0">
<draw:image xlink:href="../Images/rfamandarin/2023-07-03T13-52-50-04-00/000000.png" xlink:type="simple" xlink:show="embed" xlink:actuate="onLoad" draw:mime-type="image/png"/>
</draw:frame>
One piece of 12 grams of polycrystal <text:a xlink:type="simple" xlink:href="https://www.rfa.org/mandarin/Xinwen/7-07032023135244.html/@@images/image" text:style-name="Internet_20_link" text:visited-style-name="Visited_20_Internet_20_Link">
</text:a>
Wikipedia</text:p>
      <text:p text:style-name="P4">
The Chinese Ministry of Commerce and the Customs Department jointly issued an announcement on July 3, saying that "in order to maintain national security and interests", it decided to implement export controls on semiconductor materials 镓 and 锗 related items from August 1.</text:p>
      <text:p text:style-name="P4">
According to the announcement issued by the official website of the Ministry of Commerce of China, it indicates that metal, nitride, oxidation, phosphorized, arsenidium, arsenal, selenium, and 锑 镓 镓, as well as metal tadpoles and region melting ingots , Phosphorus zinc, 生 、 、 、 、, dioxide, tetrachloride and other related items shall not be exported without permission.</text:p>
      <text:p text:style-name="P4">
The announcement also said that export operators should go through export license procedures in accordance with relevant regulations and apply to the Ministry of Commerce through provincial business authorities. The Ministry of Commerce of China shall review it from the date of receiving the export application documents, or review it with relevant departments, and make a decision to give or not be permitted within the legal time limit. If the permission is permitted, the Ministry of Commerce will issue dual -purpose items and technical export permits.</text:p>
      <text:p text:style-name="P4">
According to public information, 锗 and 开 are all new strategic key minerals, and they have been included in the national strategic mineral list. Both metal minerals have a leading position worldwide in terms of reserves or exports. The consumption field of Chinese metal crickets includes semiconductor and photoelectric materials, solar cells, alloys, medical devices, magnetic materials, etc. Among them, the semiconductor industry has become the largest consumer field in the cricket, accounting for about 80%of the total consumption. Is an important semiconductor material. It has wide and important applications in semiconductor, aerospace measurement and control, nuclear physical detection, optical fiber communication, infrared optics, solar cells, chemical catalysts, biomedical and other fields.</text:p>
      <text:p text:style-name="P4">
Some Chinese scholars said in an interview with the official media "Global Times" that the export control announcement of the two departments, or a "depending on" restrictions on the export of Chinese chips for Western countries.</text:p>
      <text:p text:style-name="P4">
Bernus, director of the Central Intelligence Agency, said in London on the 2nd that, in view of the high economic interdependence of the United States and China, it is stupid to decompose with China. Therefore, the United States should strive to realize the diversification of the supply chain and not rely on China. He also said: "In today's world, no country is willing to find that he has been faced with 'Cartel' in key minerals and technology."</text:p>
      <text:p text:style-name="P4">
Editor -in -chief: Kaidi</text:p>
      <text:p text:style-name="P4">
News Source: <text:a xlink:type="simple" xlink:href="https://www.rfa.org/mandarin/Xinwen/7-07032023135244.html" text:style-name="Internet_20_link" text:visited-style-name="Visited_20_Internet_20_Link">
https://www.rfa.org/mandarin/Xinwen/7-07032023135244.html</text:a>
</text:p>
      <!--NEWS-->
      <text:h text:style-name="P10" text:outline-level="1">
<text:span text:style-name="T4">
Biden will support Swedish Prime Minister to support joining the League NATO to discuss China's challenges</text:span>
</text:h>
      <text:p text:style-name="P4">
Author: chinese@voanews.com (杨安)</text:p>
      <text:p text:style-name="P4">
Publisher: 美国之音中文网 (Type: NewsMediaOrganization)</text:p>
      <text:p text:style-name="P4">
Published Time: 2023-07-03T13:55:14+08:00</text:p>
      <text:p text:style-name="P4">
Modified Time: 2023-07-03 16:46:02Z</text:p>
      <text:p text:style-name="P4">
Description: U.S. President Joe Biden will receive the Swedish Prime Minister Ulf Kristerson on Wednesday (July 5) in the White House, reiterating the point of view of Sweden to join the North Atlantic Convention Organization (NATO) as soon as possible. The two are expected to discuss cooperation across the Atlantic Ocean, assist Ukraine to resist Russian invasion, and respond to Chinese challenges.</text:p>
      <text:p text:style-name="P4">
Videos: []</text:p>
      <text:p text:style-name="P4">
Images: []</text:p>
      <text:p text:style-name="P4">
Categories: ['美国', '欧洲', '中国']</text:p>
      <text:p text:style-name="P4">
Type: None</text:p>
      <!--METADATA-->
      <text:p text:style-name="P4">
Nonenone</text:p>
      <text:p text:style-name="P4">
News Source: <text:a xlink:type="simple" xlink:href="https://www.voachinese.com/a/biden-to-meet-sweden-pm-amid-common-concerns-about-china-20230703/7164462.html" text:style-name="Internet_20_link" text:visited-style-name="Visited_20_Internet_20_Link">
https://www.voachinese.com/a/biden-to-meet-sweden-pm-amid-common-concerns-about-china-20230703/7164462.html</text:a>
</text:p>
      <!--NEWS-->
      <text:h text:style-name="P10" text:outline-level="1">
<text:span text:style-name="T4">
China -Hong Kong Three Lawyers won the "709 Human Rights Lawyer Award" this year</text:span>
</text:h>
      <text:p text:style-name="P4">
Author: None</text:p>
      <text:p text:style-name="P4">
Publisher: Radio Free Asia (Organization)</text:p>
      <text:p text:style-name="P4">
Published Time: 2023-07-03T13:56:00-04:00</text:p>
      <text:p text:style-name="P4">
Modified Time: 2023-07-03T14:23: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4.612011in" draw:z-index="0">
<draw:image xlink:href="../Images/rfamandarin/2023-07-03T13-56-00-04-00/000000.png" xlink:type="simple" xlink:show="embed" xlink:actuate="onLoad" draw:mime-type="image/png"/>
</draw:frame>
Non -governmental organizations co -hosted the 709 Lawyer's Day event in London, "Chinese Human Rights", "Humanitarian China", and "29 Principles". The meeting announced that the seventh "China Human Rights Lawyer Award" was renamed the "709 Human Rights Lawyer Award". <text:a xlink:type="simple" xlink:href="https://www.rfa.org/mandarin/Xinwen/8-07032023135606.html/@@images/image" text:style-name="Internet_20_link" text:visited-style-name="Visited_20_Internet_20_Link">
</text:a>
Stone camera</text:p>
      <text:p text:style-name="P4">
The non -governmental organization "China Human Rights", "Humanitarian China", and "29 Principles" jointly hosted the 709 Lawyer's Day event in London on July 2. The meeting announced that the seventh "China Human Rights Lawyer Award" was renamed the "709 Human Rights Lawyer Award".</text:p>
      <text:p text:style-name="P4">
At present, Zou Xingtong is in Hong Kong prison, Yu Wensheng was detained by the Chinese authorities, and his son was closely monitored. Although Zhou Shifeng, who was tortured in prison, has been released, has been strictly monitored.</text:p>
      <text:p text:style-name="P4">
According to Voice of the United States, Zhou Feng Suo, the founder of "Humanitarian China", pointed out that the Chinese Communist regime's suppression of human rights lawyers has continued to expand, showing that their importance has shown great courage. Verification.</text:p>
      <text:p text:style-name="P4">
The "29 Principles" pointed out that since the arrest of 709 in 2015, approximately 300 political dissidents and human rights lawyers were arrested and even sentenced. Some human rights lawyers have been arrested again, forced relocity, water -breaking power off, and being restricted to exit, like "7092.0 suppression."</text:p>
      <text:p text:style-name="P4">
The "29 principle" also refers to the situation of the rule of law in Hong Kong. The fragile "National Security Law" trapped human rights lawyers in prison, causing their safety, life, and freedom to be guaranteed.</text:p>
      <text:p text:style-name="P4">
Editor -in -chief: Kaidi</text:p>
      <text:p text:style-name="P4">
News Source: <text:a xlink:type="simple" xlink:href="https://www.rfa.org/mandarin/Xinwen/8-07032023135606.html" text:style-name="Internet_20_link" text:visited-style-name="Visited_20_Internet_20_Link">
https://www.rfa.org/mandarin/Xinwen/8-07032023135606.html</text:a>
</text:p>
      <!--NEWS-->
      <text:h text:style-name="P10" text:outline-level="1">
<text:span text:style-name="T4">
Said the map "Disgustible" Vietnam's ban on "Barbie Doll"</text:span>
</text:h>
      <text:p text:style-name="P4">
Author: None (Language: zh)</text:p>
      <text:p text:style-name="P4">
Publisher: None</text:p>
      <text:p text:style-name="P4">
Time: 2023-07-03T13:56:00Z</text:p>
      <text:p text:style-name="P4">
Description: Vietnam's ban on Warner Brothers' highly anticipated film "Barbie Doll" was released in the country because one of the maps of the scene showed China's unilateral territorial claim in China.</text:p>
      <text:p text:style-name="P4">
Videos: []</text:p>
      <text:p text:style-name="P4">
Images: []</text:p>
      <text:p text:style-name="P4">
Subject: 时政风云</text:p>
      <text:p text:style-name="P4">
Subjects: ['岛屿主权争端', '柏林电影节', '主权', '越南']</text:p>
      <text:p text:style-name="P4">
Keywords: ['地图', '辱华', '辱越', '越南', '禁映', '芭比娃娃', '电影', '领土', '主权']</text:p>
      <text:p text:style-name="P4">
Id: 66102603</text:p>
      <!--METADATA-->
      <text:p text:style-name="P4">
<text:a xlink:type="simple" xlink:href="https://www.dw.com/zh/overlay/image/article/66102603/64187167" text:style-name="Internet_20_link" text:visited-style-name="Visited_20_Internet_20_Link">
 </text:a>
"Barbie Doll" starring Margot Robbie and Ryan Gosling was scheduled to be released simultaneously in Vietnam on July 21 with the United States.</text:p>
      <text:p text:style-name="P4">
(Voice of Germany Chinese) According to the Vietnamese official media reported on Monday (July 3), Vietnam's ban on Warner Bros.'s highly anticipated film "Barbie" was released in the country because of the map of one of the scenes showing that China is in South China in South China China's unilateral territorial claim.</text:p>
      <text:p text:style-name="P4">
The U -shaped "nine -segment line" on the Chinese map indicates its territorial claims to most parts of the South China Sea, including Vietnam's large areas that belong to its continental shelf. Vietnam has been mining oil in the area.</text:p>
      <text:p text:style-name="P4">
In July 2016, the International Arbitration Court of Hague made a ruling, arguing that under the "UN Ocean Law Convention", China has to the South China Sea Natural Resources <text:a xlink:type="simple" xlink:href="https://www.dw.com/zh/zh/海牙中国在南海不享有历史性权利/a-19394901" text:style-name="Internet_20_link" text:visited-style-name="Visited_20_Internet_20_Link">
Do not enjoy historic rights based on the "Nine Section Line"</text:a>
Essence China refuses to recognize the ruling.</text:p>
      <text:p text:style-name="P4">
"Barbie Doll" is the latest movie that Vietnam has been banned for depicting a controversial nine -stage line that depicts China.</text:p>
      <text:p text:style-name="P4">
In 2019, the Vietnamese government banned the animated film "Snowman" of DreamWorks.(https://www.dw.com/zh/zh/九段线又惹祸了好莱坞新片在越南被禁/a-61111506)Essence Netflix also removed a controversy in 2021 to settle in a controversy <text:a xlink:type="simple" xlink:href="https://www.dw.com/zh/zh/片中出现九段线地图-netflix应越南要求撤剧/a-58147334" text:style-name="Internet_20_link" text:visited-style-name="Visited_20_Internet_20_Link">
Australian spy drama "Pine Tree Valley"</text:a>
Essence</text:p>
      <text:p text:style-name="P4">
According to the Tuoi TRE of Vietnam's state -owned media, "Barbie Doll" starring Margot Robbie and Rayosling was scheduled to be released with the United States in Vietnam on July 21 on July 21. The newspaper quoted Vi Kienthanh, the head of the government film department responsible for foreign films, said: "We do not issue a license to release the American film" Barbie Doll "in Vietnam because it contains the nine -segment line image offending our country."</text:p>
      <text:p text:style-name="P4">
The Warner Bros. did not immediately respond to the comment request.</text:p>
      <text:p text:style-name="P4">
For a long time, Vietnam and China have cross -territorial claims in the sea with potential energy in the South China Sea. Vietnam has accused Chinese ships of violating its sovereignty.</text:p>
      <text:p text:style-name="P4">
(Reuters)</text:p>
      <text:p text:style-name="P4">
News Source: <text:a xlink:type="simple" xlink:href="https://www.dw.com/zh/指控地图-辱越-越南禁映《芭比娃娃》/a-66102603" text:style-name="Internet_20_link" text:visited-style-name="Visited_20_Internet_20_Link">
https://www.dw.com/zh/指控地图-辱越-越南禁映《芭比娃娃》/a-66102603?maca=chi-rss-chi-all-1127-rdf</text:a>
</text:p>
      <!--NEWS-->
      <text:h text:style-name="P10" text:outline-level="1">
<text:span text:style-name="T4">
Russia announced frustration of Ukraine's assassination of Crimea leaders' attempts</text:span>
</text:h>
      <text:p text:style-name="P4">
Author: 通讯社</text:p>
      <text:p text:style-name="P4">
Publisher: Al Jazeera</text:p>
      <text:p text:style-name="P4">
Published Time: 2023-07-03T13:57:17</text:p>
      <text:p text:style-name="P4">
Modified Time: 2023-07-03T13:57:17</text:p>
      <text:p text:style-name="P4">
Description: The Russian Federal Security Agency announced on the 3rd that the Ukraine assassination was assassinated by the Crimean Chiefs, the Chief Executive of the Crimea region, which was appointed by Moscow, but Ukraine had not commented on this statement.</text:p>
      <text:p text:style-name="P4">
Images: ["<text:a xlink:type="simple" xlink:href="https://chinese.aljazeera.net/wp-content/uploads/2023/07/5964690-1688379952-1688392369.jpg" text:style-name="Internet_20_link" text:visited-style-name="Visited_20_Internet_20_Link">
5964690-16883...</text:a>
", "<text:a xlink:type="simple" xlink:href="https://chinese.aljazeera.net/wp-content/uploads/2023/07/11570682-1688380821-1688392434.jpg" text:style-name="Internet_20_link" text:visited-style-name="Visited_20_Internet_20_Link">
11570682-1688...</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274" text:anchor-type="as-char" svg:width="6.9236in" svg:height="4.611023in" draw:z-index="0">
<draw:image xlink:href="../Images/Aljazeera Chinese/2023-07-03T13-57-17/5964690-1688379952-1688392369.jpg" xlink:type="simple" xlink:show="embed" xlink:actuate="onLoad" draw:mime-type="image/jpeg"/>
</draw:frame>
In 2016, Russian President Putin (left) and Crimea leader Sergei Akkinov met in the city of Jacuslavol(European News Agency)On July 3rd local time, the Russian Federal Security Agency announced that the Ukraine assassination was assassinated by the Crimean administrative officer Sergei Akxinov appointed by Moscow, but Ukraine has not yet published this statement. Comments and announced the "liberation" of the country's 37 -square -kilometer territory within a week.</text:p>
      <text:p text:style-name="P4">
The Russian Federal Security Agency stated in a statement issued by Russia's "International Telecommunications Agency" that it frustrated the Ukrainian intelligence department's attempt to assassinate the Chief Executive of the Crimea region and stated that it had arrested an in the investigation framework personnel.</text:p>
      <text:p text:style-name="P4">
The statement explained that the Russian Federal Security Agency arrested a Russian citizen born in 1988 that the man was suspected of being "recruited by the Ukrainian Intelligence Agency" and stated that the man "continued to receive destructive intelligence training in Ukraine, including the destructive intelligence training, including including the destructive intelligence training, including including the destructive intelligence training, including the instructions, including the destructive intelligence training, included Create explosion training ". The statement added that "the person who settled a bomb had no time to implement his criminal intent, because he was arrested when he received the explosion device from the hiding place."</text:p>
      <text:p text:style-name="P4">
On the other hand, Aksaconov wrote through the social platform Telegram, "The work of the intelligence department is transparent and effective. I believe we will find and punish the incitement of the criminal act." He also thanked the Russian Federal Security Bureau for frustrating This assassination attempt.</text:p>
      <text:p text:style-name="P4">
Russia annexed the Crimean Peninsula from Ukraine in 2014. The Russian Black Sea Fleet is stationed in the area. Since the outbreak of the Ukrainian war in February 2022, there have been multiple attacks in the local area, and many regional officials appointed by Russia were injured or killed. Essence</text:p>
      <text:p text:style-name="P4">
<draw:frame draw:style-name="fr1" draw:name="Image275" text:anchor-type="as-char" svg:width="6.9236in" svg:height="4.276618in" draw:z-index="0">
<draw:image xlink:href="../Images/Aljazeera Chinese/2023-07-03T13-57-17/11570682-1688380821-1688392434.jpg" xlink:type="simple" xlink:show="embed" xlink:actuate="onLoad" draw:mime-type="image/jpeg"/>
</draw:frame>
Near Bachurut, Donetsk, eastern Ukraine, a Ukrainian soldier who took a armored car watched the gesture of victory(European News Agency)</text:p>
      <text:h text:style-name="P13" text:outline-level="4">
<text:span text:style-name="T4">
Ukrainian recovery territory</text:span>
</text:h>
      <text:p text:style-name="P4">
The Deputy Minister of Defense of the Ukraine Department announced on Kiev on the 3rd that as one of the results of counterattack within a week, the Ukrainian army has recovered nearly 37 square kilometers of territory from the Russian army in the hands of the Russian army.</text:p>
      <text:p text:style-name="P4">
Mariar said that "the liberated land in the south has increased by 28.4 square kilometers," which has reached 158 square kilometers since the beginning of June this year.</text:p>
      <text:p text:style-name="P4">
Mariar pointed out that the Ukrainian army only regained 9 square kilometers of land in the eastern region. She also said that "the enemy is stubbornly resisting, and the current confrontation is very difficult."</text:p>
      <text:p text:style-name="P4">
She pointed out that the Russian army launched an attack near the city of Swatvi, the Lugusk area in the east last weekend. She explained that the Russians are "trying to advance to Lyman, and this is a city in the Donetsk area recaptured by the Ukrainian army in the hands of the Russian army last fall.</text:p>
      <text:p text:style-name="P4">
Maria said on the 2nd that "fierce fighting" in the four regions of the eastern front of the country, and the Russian army was "promoted" in these areas. Earlier, she also announced on June 26 that since its counterattack against the Russian army on the 8th of the same month, the Ukrainian army has controlled nearly 130 square kilometers of regions.</text:p>
      <text:h text:style-name="P13" text:outline-level="4">
<text:span text:style-name="T4">
的</text:span>
</text:h>
      <text:p text:style-name="P4">
In the context of the leader of the Wagner Group, Eveni Poriger's rebellion, Andre Caltopolov, the chairman of the Russian National Duma National Defense Commission, eliminated the new mobilization movement of the Russian authorities to fill the organization due to the organization. The possibility of a member left in the Ukrainian battlefield after his leader launch an armed rebellion.</text:p>
      <text:p text:style-name="P4">
According to Russia's Tasis, Caltapolov said that "Russian President Putin clearly emphasized in a understandable and specific way that new mobilization campaigns will not be launching."</text:p>
      <text:p text:style-name="P4">
Carl Tapolov also added that "there is no need to mobilize movement in the near future today and in the near future." He also pointed out that from the long -term perspective, "there is absolutely no need to worry about the decline in fighting manpower."</text:p>
      <text:p text:style-name="P4">
Caltopolov also emphasized that Russia has enough people to make up for the absence of Wagner's armed personnel. He also pointed out that "during the failure of the failure, there was no staff on the front of the front line, and they were all in the camp at the time."</text:p>
      <text:p text:style-name="P4">
It is worth noting that Pryigo announced the launch of a rebellion in June. The members of the organization controlled the military headquarters in southern Russia, and then advanced to Moscow.</text:p>
      <text:p text:style-name="P4">
However, under the mediation of Belarusian President Lukashenko, the rebellion ended within 24 hours. The mediation is based on Pryigo to Belarus in exchange for stopping prosecution against their members, and let them freely choose to leave Russia, join the regular army, or let go of weapons to return to civilian life.</text:p>
      <text:p text:style-name="P4">
News Source: <text:a xlink:type="simple" xlink:href="https://chinese.aljazeera.net/news/war-in-ukraine/2023/7/3/%e4%bf%84%e7%bd%97%e6%96%af%e5%ae%a3%e5%b8%83%e6%8c%ab%e8%b4%a5%e4%b9%8c%e5%85%8b%e5%85%b0%e5%88%ba%e6%9d%80%e5%85%8b%e9%87%8c%e7%b1%b3%e4%ba%9a%e9%a2%86%e5%af%bc%e4%ba%ba%e7%9a%84%e4%bc%81%e5%9b%be" text:style-name="Internet_20_link" text:visited-style-name="Visited_20_Internet_20_Link">
https://chinese.aljazeera.net/news/war-in-ukraine/2023/7/3/%e4%bf%84%e7%bd%97%e6%96%af%e5%ae%a3%e5%b8%83%e6%8c%ab%e8%b4%a5%e4%b9%8c%e5%85%8b%e5%85%b0%e5%88%ba%e6%9d%80%e5%85%8b%e9%87%8c%e7%b1%b3%e4%ba%9a%e9%a2%86%e5%af%bc%e4%ba%ba%e7%9a%84%e4%bc%81%e5%9b%be</text:a>
</text:p>
      <!--NEWS-->
      <text:h text:style-name="P10" text:outline-level="1">
<text:span text:style-name="T4">
A magnitude 6.2 earthquake in Babu, Indonesia has no risk</text:span>
</text:h>
      <text:p text:style-name="P4">
Author: 联合早报 (Person)</text:p>
      <text:p text:style-name="P4">
Publisher: 联合早报 (Organization)</text:p>
      <text:p text:style-name="P4">
Published Time: 2023-07-03T14:00</text:p>
      <text:p text:style-name="P4">
Modified Time: 2023-07-03T14:11</text:p>
      <text:p text:style-name="P4">
Description: A magnitude 6.2 earthquake occurred on Monday (July 3), Indonesia's Pabua Province, and there were currently no personnel casualties and property loss reports. According to Reuters, the depth of the land earthquake is 33 kilometers and there is no tsunami risk. A local police spokesman said that Cha Yapla, the capital of Papua ...</text:p>
      <text:p text:style-name="P4">
Videos: []</text:p>
      <text:p text:style-name="P4">
Audios: []</text:p>
      <text:p text:style-name="P4">
Images: []</text:p>
      <text:p text:style-name="P4">
Type: NewsArticle</text:p>
      <text:p text:style-name="P4">
Breadcrumbs: ['即时', '国际']</text:p>
      <text:p text:style-name="P4">
Keywords: ['印度尼西亚', '地震']</text:p>
      <!--METADATA-->
      <text:p text:style-name="P4">
A magnitude 6.2 earthquake occurred on Monday (July 3), Indonesia's Pabua Province, and there were currently no personnel casualties and property loss reports.</text:p>
      <text:p text:style-name="P4">
According to Reuters, the depth of the land earthquake is 33 kilometers and there is no tsunami risk.</text:p>
      <text:p text:style-name="P4">
A local police spokesman said that Jayapura, the capital of Papua, has a strong sense of shocks, and there are no reports of casualties and property losses.</text:p>
      <text:p text:style-name="P4">
According to Xinhua News Agency, according to the website of the Indonesian Meteorological, Climate and Geophysical Bureau, the earthquake occurred at 9:51 am (at 10:51 am in Singapore time). About 3700 kilometers.</text:p>
      <text:p text:style-name="P4">
The Indonesian Meteorological, Climate, and Geophysical Bureau said that there is an aftertaste near the earthquake, reminding residents to maintain vigilance.</text:p>
      <text:p text:style-name="P4">
Indonesia is located in the Pacific Earthquake Belt, with thousands of earthquakes every year. In September 2018, a magnitude 7.4 earthquake occurred in Cara County, Sulawesi, Indonesia. The earthquake and the tsunami caused by the earthquake and its tsunami killed more than 2,000 people.</text:p>
      <text:p text:style-name="P4">
News Source: <text:a xlink:type="simple" xlink:href="https://www.zaobao.com.sg/realtime/world/story20230703-1410128" text:style-name="Internet_20_link" text:visited-style-name="Visited_20_Internet_20_Link">
https://www.zaobao.com.sg/realtime/world/story20230703-1410128</text:a>
</text:p>
      <!--NEWS-->
      <text:h text:style-name="P10" text:outline-level="1">
<text:span text:style-name="T4">
The biggest more than 100,000 people in the history of Columbia Comrade Parade Participation</text:span>
</text:h>
      <text:p text:style-name="P4">
Publisher: 法新社</text:p>
      <text:p text:style-name="P4">
Published Time: 2023-07-03T14:02:07+00:00</text:p>
      <text:p text:style-name="P4">
Modified Time: 2023-07-03T13:35:02+00:00</text:p>
      <text:p text:style-name="P4">
Description: (AFP, Colombia, 3rd), the mayor of Bogota, the capital of Colombia, said that more than 100,000 people took more than 100,000 people on the street yesterday to participate in the largest LGBTQ proud parade in the history of the country (Prid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3.617581in" draw:z-index="0">
<draw:image xlink:href="../Images/rficn/2023-07-03T14-02-07-00-00/000000.png" xlink:type="simple" xlink:show="embed" xlink:actuate="onLoad" draw:mime-type="image/png"/>
</draw:frame>
Claudia Lopez, the first female comrade Mayor of Bogo University, gave a speech to the Rainbow flags and performance dances at Simon Bolivar Park in the city center.</text:p>
      <text:p text:style-name="P4">
"Here, we will continue to proudly move forward every day for our identity every day, because we have the same responsibility and strive for the same rights. None of them, one cannot be less."</text:p>
      <text:p text:style-name="P4">
She wrote on Twitter later: "40 years ago, there were 30 proud marching parade for the first time. Today, we have more than 100,000 people!This is the largest parade in history!"</text:p>
      <text:p text:style-name="P4">
The proud parade celebration also appeared in cities such as Medellin, Cali, and Barranquilla.</text:p>
      <text:p text:style-name="P4">
Female entrepreneur Camila told AFP: "I have participated in this parade for 11 years, and this is my long -lost seeing so many people to participate in the parade. People's ideas are changing, which is of great significance."</text:p>
      <text:p text:style-name="P4">
In Colombia, LGBTQ (homosexuality, bisexual, transgender, Cooler) community often becomes the goal of violent behavior. According to the Ge Guo authorities, at least 39 members of the LGBTQ community were killed in 2022.</text:p>
      <text:p text:style-name="P4">
In a report released by the Columbia Supervisor's Office in March this year, in the 394 cases of "violence caused by discrimination" last year, 238 were targeted at transgender people, 61 lock -up female comrades, 123 for gay male comrades. There are 21 lock -up bisexuals.</text:p>
      <text:p text:style-name="P4">
Danilohurtas, a human rights activist who participated in the Poor University parade, said that the parade was "people who became victims of conflict in order to commemorate all the causes of sexual orientation, and it was also a celebration. "".</text:p>
      <text:p text:style-name="P4">
News Source: <text:a xlink:type="simple" xlink:href="https://www.rfi.fr/cn/%E7%BC%A4%E7%BA%B7%E4%B8%96%E7%95%8C/20230703-%E5%93%A5%E4%BC%A6%E6%AF%94%E4%BA%9A%E5%90%8C%E5%BF%97%E6%B8%B8%E8%A1%8C%E5%8F%B2%E4%B8%8A%E6%9C%80%E5%A4%A7-%E9%80%BE10%E4%B8%87%E4%BA%BA%E5%8F%82%E4%B8%8E" text:style-name="Internet_20_link" text:visited-style-name="Visited_20_Internet_20_Link">
https://www.rfi.fr/cn/%E7%BC%A4%E7%BA%B7%E4%B8%96%E7%95%8C/20230703-%E5%93%A5%E4%BC%A6%E6%AF%94%E4%BA%9A%E5%90%8C%E5%BF%97%E6%B8%B8%E8%A1%8C%E5%8F%B2%E4%B8%8A%E6%9C%80%E5%A4%A7-%E9%80%BE10%E4%B8%87%E4%BA%BA%E5%8F%82%E4%B8%8E</text:a>
</text:p>
      <!--NEWS-->
      <text:h text:style-name="P10" text:outline-level="1">
<text:span text:style-name="T4">
Wimbledon will hold a special ritual to praise the achievements of Swiss King Fedui's career achievement</text:span>
</text:h>
      <text:p text:style-name="P4">
Publisher: 法新社</text:p>
      <text:p text:style-name="P4">
Published Time: 2023-07-03T14:02:08+00:00</text:p>
      <text:p text:style-name="P4">
Modified Time: 2023-07-03T13:35:03+00:00</text:p>
      <text:p text:style-name="P4">
Description: (Agence France -Presse, London, 3rd) All England Club, the organizer of Wimbledon, will hold a special ceremony on the second day of Tomorrow's schedule on the second day to praise Switzerland King Feder's career achieveme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7" text:anchor-type="as-char" svg:width="6.9236in" svg:height="3.617581in" draw:z-index="0">
<draw:image xlink:href="../Images/rficn/2023-07-03T14-02-08-00-00/000000.png" xlink:type="simple" xlink:show="embed" xlink:actuate="onLoad" draw:mime-type="image/png"/>
</draw:frame>
Roger Feder's career winning eight -seater championship. He announced his retirement in September last year. He will return to the scene of the greatest victory in the past tomorrow and accept praise before the start of the game.</text:p>
      <text:p text:style-name="P4">
Fidri, 41, bid farewell to Laver Cup last year, farewell to the ball, and wrote a perceptual scene in tears, and since then leaving the tennis world. He also won similar praise at the Halleopen Grass Stadium at the Halleopen last month.</text:p>
      <text:p text:style-name="P4">
Sallybolton, CEO of the British Club, said today: "I am glad to announce that Roger (Fedry) will be with us tomorrow. We will have a special moment at the Central Stadium before the start of the game to praise him to get it. Most Wimbledon Men's Singles Championship. "</text:p>
      <text:p text:style-name="P4">
"We will have a moment to praise his achievements and thank him all the memories he brings to us."</text:p>
      <text:p text:style-name="P4">
News Source: <text:a xlink:type="simple" xlink:href="https://www.rfi.fr/cn/%E8%BF%90%E5%8A%A8%E5%A4%A9%E5%9C%B0/20230703-%E6%B8%A9%E7%BD%91%E5%B0%86%E4%B8%BE%E8%A1%8C%E7%89%B9%E5%88%AB%E4%BB%AA%E5%BC%8F-%E8%A1%A8%E6%89%AC%E7%91%9E%E5%A3%AB%E5%A4%A9%E7%8E%8B%E8%B4%B9%E5%BE%B7%E7%91%9E%E7%94%9F%E6%B6%AF%E6%88%90%E5%B0%B1" text:style-name="Internet_20_link" text:visited-style-name="Visited_20_Internet_20_Link">
https://www.rfi.fr/cn/%E8%BF%90%E5%8A%A8%E5%A4%A9%E5%9C%B0/20230703-%E6%B8%A9%E7%BD%91%E5%B0%86%E4%B8%BE%E8%A1%8C%E7%89%B9%E5%88%AB%E4%BB%AA%E5%BC%8F-%E8%A1%A8%E6%89%AC%E7%91%9E%E5%A3%AB%E5%A4%A9%E7%8E%8B%E8%B4%B9%E5%BE%B7%E7%91%9E%E7%94%9F%E6%B6%AF%E6%88%90%E5%B0%B1</text:a>
</text:p>
      <!--NEWS-->
      <text:h text:style-name="P10" text:outline-level="1">
<text:span text:style-name="T4">
The Pentagon Tower shouted that Hollywood is exempt from cooperation in accordance with Chinese censorship</text:span>
</text:h>
      <text:p text:style-name="P4">
Author: None (Language: zh)</text:p>
      <text:p text:style-name="P4">
Publisher: None</text:p>
      <text:p text:style-name="P4">
Time: 2023-07-03T14:35:00Z</text:p>
      <text:p text:style-name="P4">
Description: The Politics magazine in the United States pointed out that the Pentagon stated that if the filmmaker compromises with China, deleting the lens according to the requirements of the other party will not provide them with any help.</text:p>
      <text:p text:style-name="P4">
Videos: []</text:p>
      <text:p text:style-name="P4">
Images: []</text:p>
      <text:p text:style-name="P4">
Subject: 文化经纬</text:p>
      <text:p text:style-name="P4">
Subjects: ['奥巴马', '岛屿主权争端', '专题报道：全景观看“习马会”', '柏林电影节', '中国', '中共十九大', '美国', '好莱坞', '德中关系']</text:p>
      <text:p text:style-name="P4">
Keywords: ['电影', '好莱坞', '五角大楼', '美国', '中国', '审查', '蜘蛛侠', '军队']</text:p>
      <text:p text:style-name="P4">
Id: 66102803</text:p>
      <!--METADATA-->
      <text:p text:style-name="P4">
<text:a xlink:type="simple" xlink:href="https://www.dw.com/zh/overlay/image/article/66102803/64337419" text:style-name="Internet_20_link" text:visited-style-name="Visited_20_Internet_20_Link">
 </text:a>
Tom Cruise premiere in London in "Ling Yun"</text:p>
      <text:p text:style-name="P4">
(Voice of Germany) If the filmmakers in Hollywood accept Beijing's censorship film, they will not be helped by the US Department of Defense. Last Wednesday (June 28), <text:a xlink:type="simple" xlink:href="https://www.dw.com/zh/zh/美國防部中國是頭號安全威脅/a-63581625" text:style-name="Internet_20_link" text:visited-style-name="Visited_20_Internet_20_Link">
Pentagon Building</text:a>
The cooperation rules with film studios have been amended to provide any assistance from directors who plan to comply with or may comply with the Chinese government's review requirements.</text:p>
      <text:p text:style-name="P4">
In the trailer of "Ling Yun: Maverick" starring Tom Cruise, the audience noticed that the producer's national flag on the Taiwan and Japan's national flags on the flying jacket was removed. Chinese investor Tencent. However, in the voice of criticism, and after Tencent's investment in the film, the final version of the movie restored the lens with the national flag.</text:p>
      <text:p text:style-name="P4">
This film about soldiers has been supported by the Pentagon, including providing equipment such as jets and aircraft carriers. Glenroberts, head of the Pentagon Entertainment Office, said that the Pentagon has a history of about a century, such as the first film "Wings" to win the Oscar Best Film Award. This is a movie about the First World War pilots.</text:p>
      <text:p text:style-name="P4">
For decades, Hollywood and Pentagon have maintained cooperative relationships. The Pentagon allows film producers to shoot at military bases, naval ships or other locations, and guide the film production process.</text:p>
      <text:p text:style-name="P4">
According to a new document obtained by Politico (Politico ", it is hoped that the US military's film producers must now guarantee that they will not let the Chinese government review and edit these movies. <text:a xlink:type="simple" xlink:href="https://www.dw.com/zh/zh/电影八佰最后一刻被叫停-涉嫌踩雷区/a-49219671" text:style-name="Internet_20_link" text:visited-style-name="Visited_20_Internet_20_Link">
Chinese review red line</text:a>
Not only is it difficult to predict, but it is very severe. The Chinese authorities have asked Sony to delete the statue of Liberty in "Spider-Man: No Wayhome", if they want to release this movie in China. The film has attracted much attention because of the three generations of Spider -Man. But Sony did not follow the other party's requirements. According to Sohu News, this film is a climax in the Freedom Goddess. The goddess of Liberty is important as a background and affects the trend of the plot. Another animated movie "Lightyear, also translated the Lighty Year) is also required to delete the fragment of same -sex kissing. The producer of this film did not delete related clips. Neither movie was released in mainland China.</text:p>
      <text:p text:style-name="P4">
The Washington Post reported that the first "Ling Yun" in 1986 cooperated with the US Department of Defense. "Time" magazine disclosed that the film producer paid 180 to play in the US dollar. It can use Navy Air Station, 4 search airlines, and many military planes, and some of them were driven by real pilots. Without the support of the Pentagon, this movie cannot be successfully completed. The cost of a F14 fighter is about $ 38 million. The total budget of the movie is $ 15 million.</text:p>
      <text:p text:style-name="P4">
*#</text:p>
      <text:h text:style-name="P13" text:outline-level="4">
<text:span text:style-name="T4">
Film review system: Where is the "red line"?</text:span>
</text:h>
      <text:h text:style-name="P12" text:outline-level="3">
<text:span text:style-name="T4">
"Light Years"</text:span>
</text:h>
      <text:p text:style-name="P4">
"Light True Story" is the latest funny cartoon of animated company Pixar. It is currently banned in many Muslim countries such as the UAE. The reason is probably related to the kiss scene in the film. In fact, the national review system is not only found in the Middle East. In many other countries, some scenes or entire films have become victims of the review system.</text:p>
      <text:p text:style-name="P4">
*#</text:p>
      <text:h text:style-name="P13" text:outline-level="4">
<text:span text:style-name="T4">
Film review system: Where is the "red line"?</text:span>
</text:h>
      <text:h text:style-name="P12" text:outline-level="3">
<text:span text:style-name="T4">
Disney's self -censorship</text:span>
</text:h>
      <text:p text:style-name="P4">
Pixar's parent company Disney initially deleted the kiss between space travelers Alsha (Right) and another woman, and was re -entered after Pixar employees made a letter to protest. The UAE has recently announced that it has no intention of reviewing foreign films. However, after conservative forces protest, the review machine is still used.</text:p>
      <text:p text:style-name="P4">
*#</text:p>
      <text:h text:style-name="P13" text:outline-level="4">
<text:span text:style-name="T4">
Film review system: Where is the "red line"?</text:span>
</text:h>
      <text:h text:style-name="P12" text:outline-level="3">
<text:span text:style-name="T4">
"Fantastic Animals 3"</text:span>
</text:h>
      <text:p text:style-name="P4">
Homosexual scenes are not seen in films facing the Chinese market. The most prominent new example is "Magic Animal 3: The Secret of Dumbledore". In order to meet the requirements of the Chinese censorship agency, the producer, the Warner Brothers of the United States, deleted two small paragraphs from the film. Among them, Dumbledore talked about the same sexual relationship between him and the wicked Greendevo.</text:p>
      <text:p text:style-name="P4">
*#</text:p>
      <text:h text:style-name="P13" text:outline-level="4">
<text:span text:style-name="T4">
Film review system: Where is the "red line"?</text:span>
</text:h>
      <text:h text:style-name="P12" text:outline-level="3">
<text:span text:style-name="T4">
"Bohemian Rhapsody"</text:span>
</text:h>
      <text:p text:style-name="P4">
The Chinese version of this queen band singer Freddiemercury removed all important plots that even hinted that the rock idol is homosexual -including men's dress and women, or he was diagnosed with AIDS. People's reactions are not consistent -many people are still satisfied with the film in China.</text:p>
      <text:p text:style-name="P4">
*#</text:p>
      <text:h text:style-name="P13" text:outline-level="4">
<text:span text:style-name="T4">
Film review system: Where is the "red line"?</text:span>
</text:h>
      <text:h text:style-name="P12" text:outline-level="3">
<text:span text:style-name="T4">
"Broken Back Mountain"</text:span>
</text:h>
      <text:p text:style-name="P4">
Jake Gyllenhaal (left) and Heathledger (right) starring a number of Oscar awards "Broken Back Mountain" (2005) and such as "Broken Mountain" (2005) are not allowed to be released in China. The film describes the love between the two denim. Elton John's film "Rocket Man", which was produced in 2019, was also banned in China. The British singer has publicly acknowledged his homosexual identity for decades.</text:p>
      <text:p text:style-name="P4">
*#</text:p>
      <text:h text:style-name="P13" text:outline-level="4">
<text:span text:style-name="T4">
Film review system: Where is the "red line"?</text:span>
</text:h>
      <text:h text:style-name="P12" text:outline-level="3">
<text:span text:style-name="T4">
"Tibet Seven Years"</text:span>
</text:h>
      <ul>
        <li>
#</li>
      </ul>
      <text:h text:style-name="P13" text:outline-level="4">
<text:span text:style-name="T4">
Film review system: Where is the "red line"?</text:span>
</text:h>
      <text:h text:style-name="P12" text:outline-level="3">
<text:span text:style-name="T4">
"Rocket Man"</text:span>
</text:h>
      <text:p text:style-name="P4">
In Russia, homosexual plots are also reviewed by "Rocket Man". Elton John strongly protested and dismembered his biography, alleging Moscow for review. In Russia, although homosexuality is legitimate, it is not allowed to be fascinating for homosexual marriage or has the right to support, and violent incidents with homosexuals are repeatedly occurred.</text:p>
      <text:p text:style-name="P4">
*#</text:p>
      <text:h text:style-name="P13" text:outline-level="4">
<text:span text:style-name="T4">
Film review system: Where is the "red line"?</text:span>
</text:h>
      <text:h text:style-name="P12" text:outline-level="3">
<text:span text:style-name="T4">
"brain death"</text:span>
</text:h>
      <text:p text:style-name="P4">
The national film censorship system is not proprietary state. In Germany, many films have also been blacklisted for preaching violence, racial hatred, or praising the Nazis. Even the idol horror film "Brain Death" shot by "Rings" director Peterjackson was also banned in Germany -for its violent description.</text:p>
      <text:p text:style-name="P4">
*#</text:p>
      <text:h text:style-name="P13" text:outline-level="4">
<text:span text:style-name="T4">
Film review system: Where is the "red line"?</text:span>
</text:h>
      <text:h text:style-name="P12" text:outline-level="3">
<text:span text:style-name="T4">
Freedom? Movie is another matter</text:span>
</text:h>
      <text:p text:style-name="P4">
In the United States, until the 1960s, the national film review system represented by the Hayscode, which was released in the 1930s, was strictly implemented. It was banned by long kiss, naked, or to open God. Alfikechcock (left) is a master who cleverly avoid the censorship system. Today, Hollywood movies have been tirited by the self -examination of the producers.</text:p>
      <text:p text:style-name="P4">
Author: philipp jedick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s a conditional condition, the producer agreed to let the Ministry of Defense modify the script. For example, the status of the male lead has changed from a soldier to a civilian, because the navy stipulates that officers and soldiers are prohibited from falling in love.</text:p>
      <text:p text:style-name="P4">
According to the new regulations of the Pentagon, once a green light is turned on for the cooperation of a project, the agency will assign an official to cooperate with film producers. From now on, the producer must "notify the personnel in writing for review requirements, including the requirements of this requirement, and whether the project has complied with or may abide by this review requirements."</text:p>
      <text:p text:style-name="P4">
Certificate for review so that they can be screened in China, and they still cooperate with the US government to complete these movies ... The new rules will force these film companies to make choices, and I will be cautious and optimistic that they will make the right choice and refuse China to refuse China Blackmail. "(Comprehensive report)</text:p>
      <text:p text:style-name="P4">
News Source: <text:a xlink:type="simple" xlink:href="https://www.dw.com/zh/五角大楼喊话好莱坞-遵从中国审查就免谈合作/a-66102803" text:style-name="Internet_20_link" text:visited-style-name="Visited_20_Internet_20_Link">
https://www.dw.com/zh/五角大楼喊话好莱坞-遵从中国审查就免谈合作/a-66102803?maca=chi-rss-chi-all-1127-rdf</text:a>
</text:p>
      <!--NEWS-->
      <text:h text:style-name="P10" text:outline-level="1">
<text:span text:style-name="T4">
The third anniversary of the National Security Law Hong Kong wanted 8 people in the name of "endangering national security"</text:span>
</text:h>
      <text:p text:style-name="P4">
Author: None</text:p>
      <text:p text:style-name="P4">
Publisher: Radio Free Asia (Organization)</text:p>
      <text:p text:style-name="P4">
Published Time: 2023-07-03T14:54:00-04:00</text:p>
      <text:p text:style-name="P4">
Modified Time: 2023-07-03T17:42:58-04:00</text:p>
      <text:p text:style-name="P4">
Description: None</text:p>
      <text:p text:style-name="P4">
Videos: []</text:p>
      <text:p text:style-name="P4">
Audios: ["<text:a xlink:type="simple" xlink:href="https://www.rfa.org/mandarin/yataibaodao/gangtai/jw-070320230953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8" text:anchor-type="as-char" svg:width="6.9236in" svg:height="4.612011in" draw:z-index="0">
<draw:image xlink:href="../Images/rfamandarin/2023-07-03T14-54-00-04-00/000000.png" xlink:type="simple" xlink:show="embed" xlink:actuate="onLoad" draw:mime-type="image/png"/>
</draw:frame>
On July 3, 2023, the Hong Kong National Security Department announced that eight Hong Kong people who were wanted overseas, Li Guihua, Chief Police Division of the National Security Department at the press conference. <text:a xlink:type="simple" xlink:href="https://www.rfa.org/mandarin/yataibaodao/gangtai/jw-07032023095306.html/@@images/image" text:style-name="Internet_20_link" text:visited-style-name="Visited_20_Internet_20_Link">
</text:a>
Reuters picture <text:a xlink:type="simple" xlink:href="https://www.rfa.org/mandarin/yataibaodao/gangtai/jw-07032023095306.html/@@stream" text:style-name="Internet_20_link" text:visited-style-name="Visited_20_Internet_20_Link">
AUDIO-Link: https: //www.rfa.org/mandarin/yataibaodao/gangtai/jw-07032023095306.html/@@stream</text:a>
On the third anniversary of the implementation of the "National Security Law of the Hong Kong District", the Hong Kong authorities issued a wanted order involving the crime of national security on 8 democratic activists from exiled overseas this Monday. The above actions of the Hong Kong government quickly triggered international public opinion rebound.</text:p>
      <text:p text:style-name="P4">
<text:a xlink:type="simple" xlink:href="https://www.rfa.org/mandarin/Xinwen/ec-07032023040940.html" text:style-name="Internet_20_link" text:visited-style-name="Visited_20_Internet_20_Link">
<text:span text:style-name="T4">
 Hong Kong Police Office's "National Security Law" wanted eight overseas Hong Kong people to reward 1 million Hong Kong dollars per person </text:span>
</text:a>
The Chinese official media Xinhua News Agency confirmed this Monday that the Hong Kong Police National Security Department issued a warrant for eight democratic people on the same day, including former legal and political convener Ren Jianfeng, entrepreneur Yuan Gongyi, Guo Fengyi, executive director of the "Hong Kong Democratic Commission", and former legislation Member Guo Rongzheng, former Legislative Councilor Xu Zhifeng, Meng Zhaoda, Director Director of the Workers' Union Alliance, Liu Zudi, the initiator of the "Copy Copy" team, and Luo Guancong, a former Legislative Councilor Luo Guancong.</text:p>
      <text:p text:style-name="P4">
<text:span text:style-name="T4">
 Hong Kong -wanted overseas democratic activities </text:span>
 <text:span text:style-name="T4">
<text:span text:style-name="T5">
* </text:span>
* The parties responded to </text:span>
</text:p>
      <text:p text:style-name="P4">
According to the Hong Kong police, the above -mentioned eight people were suspected of violating the crime of "endangering national security" and publicly rally overseas and colluded with anti -China forces. Police also emphasized that the Hong Kong National Security Law has exterior effects and is in line with the principles of international law. Therefore, the police have the responsibility to investigate those who violate the crimes of the National Security Law of Hong Kong abroad. The police emphasized that they had mastered the criminal evidence of the eight people, and they would fully investigate, and also called on the wanted person to return to Hong Kong.</text:p>
      <text:p text:style-name="P4">
This is the first time that the Hong Kong government has issued an arrest warrant and reward to overseas activities based on the National Security Law of the Hong Kong District, which has attracted great attention from international public opinion.</text:p>
      <text:p text:style-name="P4">
On July 3, 2023, the Guoan Department of the Hong Kong Police Department issued an arrest order, which wanted eight former Hong Kong politicians who appeared overseas. (Reuters) <text:a xlink:type="simple" xlink:href="https://www.rfa.org/mandarin/yataibaodao/gangtai/jw-07032023095306.html/2023-07-03t085443z_1884923623_rc2jv1as5tjm_rtrmadp_3_hongkong-security.jpg" text:style-name="Internet_20_link" text:visited-style-name="Visited_20_Internet_20_Link">
</text:a>
According to the Cantonese group of this station, the Hong Kong police accused the above -mentioned 8 criminal acts including the "Hong Kong contract" through the Internet to advocate "Hong Kong independence" and "Taiwan independence"; Guo Rongzheng proposed to destroy the Hong Kong contact rate system; Luo Guancong passed the social platform through the social platform , News media and public rally, advocating "Hong Kong independence"; Meng Zhanda "fakes the name of the name of the rights and interests of the labor", and adopted the "Hong Kong independence" through social media and attending the meeting overseas; Gongyi is suspected of preparing for the establishment of "Hong Kong Parliament" overseas.</text:p>
      <text:p text:style-name="P4">
Xu Zhifeng said in response to the Hong Kong Government's wanted order to respond to this station inquiry that this was not for his first wanted, which had no effect on his own safety.</text:p>
      <text:p text:style-name="P4">
"I think this time is just a posture. It is because the CCP can only put on a posture and tell others about their attitudes without any way to do anything. In fact, it is ridiculous and ridiculous." He said, " Instead, this time the Hong Kong Communist Party has revealed its own shortcomings, allowing the outside world to see how much it can be applied and helpless. It has made western society more clear about the Hong Kong Free Democratic Party in Hong Kong overseas. It is the entire totalitarianism that has moved throughout China, becoming a centralized country. "</text:p>
      <text:p text:style-name="P4">
Xu Zhifeng, a former member of the Hong Kong Legislative Council.(Interviewee provided)Luo Guancong responded that, along with the seven people who had been wanted, everyone was not surprised by this: "So accusation is definitely a classic example of the abuse of national security concepts. .... The initiative of the wanted person's initiative is that he hopes that Hong Kong people will gain democracy and freedom to protect their basic rights. If this behavior is regarded as a violation of the National Security Law, the only conclusion is that the National Security Law is the absolute evil law. "He also said that he also said Regardless of "returning to Hong Kong to surrender", and urged the Hong Kong police to disclose his criminal evidence: "I am just a Hong Kong person who speaks for Hong Kong people, that's all."</text:p>
      <text:p text:style-name="P4">
Ren Jianfeng replied in writing and said that he was exercising the freedom of remarks enjoyed as an Australian citizen: "After the news of the wanted order was announced, the outside world responded enthusiastically, which reflects how the outside world looks at the degeneration of Hong Kong, not my own problem."</text:p>
      <text:p text:style-name="P4">
Ren Jianfeng, a former member of the Human Rights Constitutional Affairs Committee of the Hong Kong French and Politics and the Hong Kong Lawyers Association, Ren Jianfeng. (Xinlin Photography/RFA Information) <text:a xlink:type="simple" xlink:href="https://www.rfa.org/mandarin/yataibaodao/gangtai/jw-07032023095306.html/b1a16866-1c3f-4233-997c-8c3b8b78afb2.png" text:style-name="Internet_20_link" text:visited-style-name="Visited_20_Internet_20_Link">
</text:a>
</text:p>
      <text:p text:style-name="P4">
Guo Fengyi, Executive Director of the Overseas Organization of the "Hong Kong Democratic Committee" (HKDC) and one of the eight wanted people, said that the wanted order issued by the Hong Kong government was to intimidate and incite the mobs of the CCP supporters to further clean the democratic activities. She said: "I am sure that every Hong Kong freedom fighter will continue to embark on the road of freedom and democracy. I will not shrink back, and I will work harder."</text:p>
      <text:p text:style-name="P4">
The executive director of the "Hong Kong Democratic Committee" (HKDC) overseas and eight, one of the wanted Guo Fengyi.(Interviewee provides/RFA information)  <text:a xlink:type="simple" xlink:href="https://www.rfa.org/mandarin/yataibaodao/gangtai/jw-07032023095306.html/3593e5c2-b2b4-41f1-a1e2-0bc2994b6e81.jpeg" text:style-name="Internet_20_link" text:visited-style-name="Visited_20_Internet_20_Link">
</text:a>
Among the eight people wanted by the Hong Kong government mentioned above, except Mongolia, all of them were accused of "colluding foreign or overseas forces to endanger national security crimes." Among them, Xu Zhifeng also involved "inciting the crime of splitting the state" and "inciting the crime of subverting the state power". Yuan Gongyi also involved "the crime of subverting the state power". National Sin "and so on.</text:p>
      <text:p text:style-name="P4">
Among the eight people currently, three are living in the UK, the two live in Australia, and 3 are in the United States.</text:p>
      <text:p text:style-name="P4">
<text:span text:style-name="T4">
 Hong Kong Police wanted order triggered international public opinion to rebound </text:span>
 <text:span text:style-name="T4">
<text:span text:style-name="T5">
* </text:span>
* Overseas groups' statements </text:span>
</text:p>
      <text:p text:style-name="P4">
British Foreign Minister Cleverly stated on Monday that Britain would not tolerate Chinese side to try to intimidate and suppress any British and overseas personal behaviors. Britain will always defend the universal rights of freedom of speech and come forward for those who become the goals. The statement emphasized that "we strongly oppose China's national security law implemented in Hong Kong, including its external jurisdiction, which violates the legal binding" Sino -British Joint Statement "." The statement also called on the Beijing authorities to abolish the National Security Law, And urging the Hong Kong government to stop the actions against freedom and democracy.</text:p>
      <text:p text:style-name="P4">
Human Rights Watch, the headquarters of Human Rights Watch in New York, USA, Sophierichardson, the head of the Chinese Ministry, replied to this station in writing on the same day that the Hong Kong Government's arrest warrant was not a prosecution to activists, but against Hong Kong has been prosecuted by the highly respected law enforcement and judicial department.</text:p>
      <text:p text:style-name="P4">
She said: "The Chinese government implemented the National Security Law on the Hong Kong, trying to try to eliminate the legitimacy of the human rights manufacturing of Hong Kong ...; Democratic countries should not only reject the arrest warrant that the Hong Kong authorities hope to support the international support, but also strengthen the protection of those who are threatened by Beijing. Considering the implementation of new sanctions, and facing the reality of Beijing and Hong Kong authorities will not comply with international legal obligations. "</text:p>
      <text:p text:style-name="P4">
The British and EU chief Marksabah, the British and EU chief of the British and EU, said: "On the third anniversary of the implementation of the National Security Law, the Hong Kong authorities decided to make a reward of 1 million Hong Kong dollars when the National Security Law was implemented. This is not a coincidence that the well -known activists from all over the world. These activists continue to bravely condemn the bad behavior of the CCP and reveal how the CCP intimidates overseas Hong Kong people. "</text:p>
      <text:p text:style-name="P4">
HONG KONG Watch CEO BENEDICTROGERS also condemned the Hong Kong Guoan Police's attempts in the statement in the statement: "We urge the British, the United States and the Australian governments to issue statements, and we have issued statements, and the United States, the United States and the Australian governments have issued statements. The security of these activities and the majority of Hong Kong communities living overseas urges the government to suspend the except for the extradition with China and Hong Kong, and coordinate the introduction of an an action to introduce the international criminal police organization's early warning system to protect overseas democratic activities. "</text:p>
      <text:p text:style-name="P4">
HONG KONGWATCH CEO BENEDICT ROGERS.(Hong Kong Watch Facebook screenshot)  <text:a xlink:type="simple" xlink:href="https://www.rfa.org/mandarin/yataibaodao/gangtai/jw-07032023095306.html/499a6391-928e-44f6-859c-9d3fa1667410.jpeg" text:style-name="Internet_20_link" text:visited-style-name="Visited_20_Internet_20_Link">
</text:a>
The "IPAC) also issued a statement on the same day, calling on the governments to use all means to protect those governments to protect the goals of illegal persecution and abuse of international judicial and police cooperation mechanisms, and urgently abolish any extradition treaty with China and Hong Kong in Hong Kong. And adopt a substantive mechanism to solve the problem of multinational suppression from China and Hong Kong. The statement emphasized that "the" collusion foreign forces', '(incitement) subversive and split countries' illegally implemented by China ’s cross -border parliament alliances illegally in accordance with the so -called“ National Security Law ” "And the basic freedom stipulated in international law."</text:p>
      <text:p text:style-name="P4">
As of press time, the White House and the State Council have not responded to the review request of this station on the Hong Kong Government's wanted incident.</text:p>
      <text:p text:style-name="P4">
Reports by AFP pointed out that since the implementation of the National Security Law of the Hong Kong District, at least 260 people in Hong Kong have been arrested for the crime of so -called national security, and more than 160 people have been sued by the authorities with the authorities. Among them, most defendants are well -known democratic politicians, activists, union members or reporters.</text:p>
      <text:p text:style-name="P4">
Reporter: Jingwei Responsible Editor: He Ping.com Editor: He Fu</text:p>
      <text:p text:style-name="P4">
News Source: <text:a xlink:type="simple" xlink:href="https://www.rfa.org/mandarin/yataibaodao/gangtai/jw-07032023095306.html" text:style-name="Internet_20_link" text:visited-style-name="Visited_20_Internet_20_Link">
https://www.rfa.org/mandarin/yataibaodao/gangtai/jw-07032023095306.html</text:a>
</text:p>
      <!--NEWS-->
      <text:h text:style-name="P10" text:outline-level="1">
<text:span text:style-name="T4">
The army raid the army to the northern cities of the west coast to the cities of the northern part of the west coast, the Palestinian 8 Palestinian people were killed</text:span>
</text:h>
      <text:p text:style-name="P4">
Publisher: 法新社</text:p>
      <text:p text:style-name="P4">
Published Time: 2023-07-03T15:02:07+00:00</text:p>
      <text:p text:style-name="P4">
Modified Time: 2023-07-03T14:35:01+00:00</text:p>
      <text:p text:style-name="P4">
Description: (AFP, the west bank of Jordan River, 3rd) The Israeli army sent drones and hundreds of soldiers today to launch large -scale assaults on Jenin and neighboring refugee camps in the north bank of the West Bank of Jordan. Palestinians were killed. The national military calls this move as "extensive counter -terrorism ac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9" text:anchor-type="as-char" svg:width="6.9236in" svg:height="3.617581in" draw:z-index="0">
<draw:image xlink:href="../Images/rficn/2023-07-03T15-02-07-00-00/000000.png" xlink:type="simple" xlink:show="embed" xlink:actuate="onLoad" draw:mime-type="image/png"/>
</draw:frame>
Agence France -Presse reported that this operation by the Israeli hard -line Prime Minister Benjamin Netanyahu was the largest in many years. In addition to the drone, the Israeli army also dispatched a bulldozer and armored vehicle.</text:p>
      <text:p text:style-name="P4">
The Palestinian gunmen in Balaclava, wearing Balaclava, fired the army in the sound of the alarm, while some Palestinians threw stones at the Israeli army.</text:p>
      <text:p text:style-name="P4">
Israel has strengthened its actions on the northern part of the West Bank of Jordan. The refugee camp near Zhenning is the base of the Palestinian militia. A series of attacks on Israeli in the north bank of the Jordan River, as well as the Jewish settlers' attack on the Palestinians.</text:p>
      <text:p text:style-name="P4">
Israeli Foreign Minister Eli Cohen told the media reporter: "We are cracking down on the terrorist center with strong power (referring to Zhein)."</text:p>
      <text:p text:style-name="P4">
The Palestinian Ministry of Health stated that 8 people were killed by the military operations. More than two weeks ago, when the army attacked the Zining refugee camp, it was rarely launched from the helicopter to the Israeli army.</text:p>
      <text:p text:style-name="P4">
Mahmoud Al-Saadi, director of the Palestinian Red Crescent Society, told AFP that there was "bombardment from the air and the invasion of the ground."</text:p>
      <text:p text:style-name="P4">
"Many houses and locations have been bombed ... thick smoke can be seen everywhere."</text:p>
      <text:p text:style-name="P4">
The Israeli military said that the Israeli army attacked a "United Action Center."</text:p>
      <text:p text:style-name="P4">
According to the military statement, the attack target is the "observation and reconnaissance" station and weapon storage facilities. In recent months, the thugs who attacked the goal of the country have also hid here.</text:p>
      <text:p text:style-name="P4">
The region is controlled by the government -led by the Palestinian Autonomous Government Chairman Mahmud Abbas. The Palestinian Autonomous Government has some administrative control on the West Coast.</text:p>
      <text:p text:style-name="P4">
Since the beginning of last year, the violence of the Pakistani conflict has continued to deteriorate. The government of the Nitana Huo came to power in December last year and was jointly governed by the United Party (Likud) and the Right Right and Extreme Jewish Union. (Translator: Shi Shi/Calculating Draft: Chen Zhengyi)</text:p>
      <text:p text:style-name="P4">
News Source: <text:a xlink:type="simple" xlink:href="https://www.rfi.fr/cn/%E5%9B%BD%E9%99%85%E6%8A%A5%E9%81%93/20230703-%E4%BB%A5%E5%86%9B%E5%A4%A7%E4%B8%BE%E7%AA%81%E5%87%BB%E8%A5%BF%E5%B2%B8%E5%8C%97%E9%83%A8%E5%9F%8E%E5%B8%82%E5%93%B2%E5%AE%81-8%E5%B7%B4%E5%8B%92%E6%96%AF%E5%9D%A6%E4%BA%BA%E4%B8%A7%E7%94%9F" text:style-name="Internet_20_link" text:visited-style-name="Visited_20_Internet_20_Link">
https://www.rfi.fr/cn/%E5%9B%BD%E9%99%85%E6%8A%A5%E9%81%93/20230703-%E4%BB%A5%E5%86%9B%E5%A4%A7%E4%B8%BE%E7%AA%81%E5%87%BB%E8%A5%BF%E5%B2%B8%E5%8C%97%E9%83%A8%E5%9F%8E%E5%B8%82%E5%93%B2%E5%AE%81-8%E5%B7%B4%E5%8B%92%E6%96%AF%E5%9D%A6%E4%BA%BA%E4%B8%A7%E7%94%9F</text:a>
</text:p>
      <!--NEWS-->
      <text:h text:style-name="P10" text:outline-level="1">
<text:span text:style-name="T4">
News: In order to extend the Black Sea Export Initiative, the EU considers the concession to Russia</text:span>
</text:h>
      <text:p text:style-name="P4">
Author: 联合早报 (Person)</text:p>
      <text:p text:style-name="P4">
Publisher: 联合早报 (Organization)</text:p>
      <text:p text:style-name="P4">
Published Time: 2023-07-03T15:03</text:p>
      <text:p text:style-name="P4">
Modified Time: 2023-07-03T15:10</text:p>
      <text:p text:style-name="P4">
Description: The British "Financial Times" reported on Monday (July 3) that the European Union was considering accepting a proposal in exchange for Russia's consent to extend the Black Sea grain export initiative. It is reported that the arrangement that the European Union is considering is to let the sanctioned Rosselkhozba ...</text:p>
      <text:p text:style-name="P4">
Videos: []</text:p>
      <text:p text:style-name="P4">
Audios: []</text:p>
      <text:p text:style-name="P4">
Images: []</text:p>
      <text:p text:style-name="P4">
Type: NewsArticle</text:p>
      <text:p text:style-name="P4">
Breadcrumbs: ['即时', '国际']</text:p>
      <text:p text:style-name="P4">
Keywords: ['欧盟', '俄罗斯', '乌克兰', '粮食', '出口']</text:p>
      <!--METADATA-->
      <text:p text:style-name="P4">
The British "Financial Times" reported on Monday (July 3) that the European Union was considering accepting a proposal in exchange for Russia's consent to extend the Black Sea grain export initiative.</text:p>
      <text:p text:style-name="P4">
It is reported that the arrangement that the European Union is considering is to let the sanctioned Rosselkhozbank set up a subsidiary to let the subsidiary re -connect the global financial network to soothe Moscow.</text:p>
      <text:p text:style-name="P4">
The Financial Times said that the move aims to maintain the Black Sea Grain Corridor so that Ukraine can continue to export food to the global market.</text:p>
      <text:p text:style-name="P4">
Black Sea Grain Export Initiative has been <text:a xlink:type="simple" xlink:href="https://www.zaobao.com/realtime/world/story20230512-1393909" text:style-name="Internet_20_link" text:visited-style-name="Visited_20_Internet_20_Link">
extended several times</text:a>
If Russia refuses to be extended again, it will expire on July 17.</text:p>
      <text:p text:style-name="P4">
Although Russia promises to continue exporting food to poor countries, Russian Foreign Minister Lavrov said on Friday (June 30) that there is no reason to continue to extend the black sea grain export initiative because the West treated this in a "tolerance" way to treat this. Proposal.</text:p>
      <text:p text:style-name="P4">
On July 22 last year, the United Nations, Russia, Turkey, and Ukraine in Istanbul in Turkey <text:a xlink:type="simple" xlink:href="https://www.zaobao.com/realtime/world/story20220722-1295310" text:style-name="Internet_20_link" text:visited-style-name="Visited_20_Internet_20_Link">
reached the Black Sea Grain initiative</text:a>
, Allow the safe maritime humanitarian corridor, from the three major ports in the Black Sea (Chelno Mosc, Odessa and You Riner-Kirov Geller), export grains, other foods and other foods, including food and other foods, including food and other foods, including Fertilizer in ammonia.</text:p>
      <text:p text:style-name="P4">
To implement the initiative, senior representatives from Russia, Turkey, Ukraine and the United Nations set up a joint coordination center in Istanbul.</text:p>
      <text:p text:style-name="P4">
News Source: <text:a xlink:type="simple" xlink:href="https://www.zaobao.com.sg/realtime/world/story20230703-1410143" text:style-name="Internet_20_link" text:visited-style-name="Visited_20_Internet_20_Link">
https://www.zaobao.com.sg/realtime/world/story20230703-1410143</text:a>
</text:p>
      <!--NEWS-->
      <text:h text:style-name="P10" text:outline-level="1">
<text:span text:style-name="T4">
Wang Yi warns Japan and South Korea: Development of foreign relations cannot be used to curb the surrounding neighbors</text:span>
</text:h>
      <text:p text:style-name="P4">
Author: None</text:p>
      <text:p text:style-name="P4">
Publisher: Radio Free Asia (Organization)</text:p>
      <text:p text:style-name="P4">
Published Time: 2023-07-03T15:26:00-04:00</text:p>
      <text:p text:style-name="P4">
Modified Time: 2023-07-03T17:23: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0" text:anchor-type="as-char" svg:width="6.9236in" svg:height="4.612011in" draw:z-index="0">
<draw:image xlink:href="../Images/rfamandarin/2023-07-03T15-26-00-04-00/000000.png" xlink:type="simple" xlink:show="embed" xlink:actuate="onLoad" draw:mime-type="image/png"/>
</draw:frame>
Profile picture: Wang Yi, director of the Office of the Foreign Affairs Working Committee of the Central Committee of the Communist Party of China <text:a xlink:type="simple" xlink:href="https://www.rfa.org/mandarin/Xinwen/9-07032023152058.html/@@images/image" text:style-name="Internet_20_link" text:visited-style-name="Visited_20_Internet_20_Link">
</text:a>
Associated Press information picture</text:p>
      <text:p text:style-name="P4">
Wang Yi, director of the Office of the Foreign Affairs Working Committee of the Central Committee of the Communist Party of China, said on July 3 that China respects the development of the development of Japan, South Korea, and countries, but "cannot be used to curb or even block the neighbors around him." He also secretly criticized the US behavior as "the hegemony and domineering coercion."</text:p>
      <text:p text:style-name="P4">
According to a comprehensive Chinese media report, Wang Yi made the above representation when attending the opening ceremony of the 2023 China -Japan -Korea Cooperation International Forum in 2023. South Korean Foreign Minister Park Zhen and Japanese Foreign Minister Lin Fangzheng also delivered a speech in the forum through a video connection.</text:p>
      <text:p text:style-name="P4">
In his speech, Wang Yi said that in recent years, in order to seek geopolitical interests, "individual countries outside the domain" deliberately publicized the differences in ideology, weave various exclusive small circles, trying to "replace cooperation with confrontation to split unity." He also said that if this trend is developed, it will not only seriously interfere with the smooth implementation of the cooperation between the Three Kingdoms, but also continuously exacerbate the tension between the regional situation.</text:p>
      <text:p text:style-name="P4">
Wang Yi emphasized that respecting Japan and South Korea's development relations with countries around the world, but "no relationship can be used to curb or even block the neighbors around him." The three countries of China, Japan, and South Korea and Asian countries should maintain regional unity and stability, resist the tide of thinking of the cold war, and "not be coerced by hegemony and overbearing."</text:p>
      <text:p text:style-name="P4">
Wang Yi's explanation of this remark is just as the United States has adopted a more close relationship with Japan and South Korea to fight against China ’s increasing regional influence. Last week, Japan's "Asahi Shimbun" quoted several Japanese and Korean officials as saying that Japanese Prime Minister Kishida Kishida and US President Biden and South Korean President Yin Xiyue were planning to officially hold a summit in Washington at the end of August to focus on discussing the situation in East Asia, including North Korea's nuclear nuclear, With the Missile Development Plan and China's hegemony.</text:p>
      <text:p text:style-name="P4">
Editor -in -chief: Kaidi</text:p>
      <text:p text:style-name="P4">
News Source: <text:a xlink:type="simple" xlink:href="https://www.rfa.org/mandarin/Xinwen/9-07032023152058.html" text:style-name="Internet_20_link" text:visited-style-name="Visited_20_Internet_20_Link">
https://www.rfa.org/mandarin/Xinwen/9-07032023152058.html</text:a>
</text:p>
      <!--NEWS-->
      <text:h text:style-name="P10" text:outline-level="1">
<text:span text:style-name="T4">
Russia claims that successfully curbing the assassination of Crimean leaders</text:span>
</text:h>
      <text:p text:style-name="P4">
Author: 联合早报 (Person)</text:p>
      <text:p text:style-name="P4">
Publisher: 联合早报 (Organization)</text:p>
      <text:p text:style-name="P4">
Published Time: 2023-07-03T15:26</text:p>
      <text:p text:style-name="P4">
Modified Time: 2023-07-03T15:48</text:p>
      <text:p text:style-name="P4">
Description: The Russian Federal Security Agency said they had successfully curbed the assassination of Crimean leaders. Reuters quoted the International Literature News Agency and reported that the Federal Security Agency said on Monday (July 3) that they arrested an attempt to assassinate Crimea leader Akocatinov ...</text:p>
      <text:p text:style-name="P4">
Videos: []</text:p>
      <text:p text:style-name="P4">
Audios: []</text:p>
      <text:p text:style-name="P4">
Images: []</text:p>
      <text:p text:style-name="P4">
Type: NewsArticle</text:p>
      <text:p text:style-name="P4">
Breadcrumbs: ['即时', '国际']</text:p>
      <text:p text:style-name="P4">
Keywords: ['俄乌战争', '俄罗斯', '乌克兰', '克里米亚']</text:p>
      <!--METADATA-->
      <text:p text:style-name="P4">
The Russian Federal Security Agency said they had successfully curbed the assassination of Crimean leaders.</text:p>
      <text:p text:style-name="P4">
Reuters quoted the International Literature News Agency and reported that the Federal Security Agency on Monday (July 3) said that they arrested a man who tried to assassinate Crimea leader Sergeiaksyonov, saying this refers to this The famous man attempts to achieve assassination by bombing Akkinov's car.</text:p>
      <text:p text:style-name="P4">
The Russian Federal Security Agency believes that the man is hired by the Ukrainian security department and received assassination training in the department.</text:p>
      <text:p text:style-name="P4">
The Ukrainian authorities have not yet commented on this statement.</text:p>
      <text:p text:style-name="P4">
Russia annexed Crimea from Ukraine in 2014, and the Black Sea fleet of the Russian army is currently stationed in Crimea.</text:p>
      <text:p text:style-name="P4">
News Source: <text:a xlink:type="simple" xlink:href="https://www.zaobao.com.sg/realtime/world/story20230703-1410257" text:style-name="Internet_20_link" text:visited-style-name="Visited_20_Internet_20_Link">
https://www.zaobao.com.sg/realtime/world/story20230703-1410257</text:a>
</text:p>
      <!--NEWS-->
      <text:h text:style-name="P10" text:outline-level="1">
<text:span text:style-name="T4">
"Slow Employment" Non -derogatory word? Economist: Youth unemployment or political problem fuse</text:span>
</text:h>
      <text:p text:style-name="P4">
Author: None</text:p>
      <text:p text:style-name="P4">
Publisher: Radio Free Asia (Organization)</text:p>
      <text:p text:style-name="P4">
Published Time: 2023-07-03T15:27:00-04:00</text:p>
      <text:p text:style-name="P4">
Modified Time: 2023-07-03T15:27: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2" text:anchor-type="as-char" svg:width="6.9236in" svg:height="4.600844in" draw:z-index="0">
<draw:image xlink:href="../Images/rfamandarin/2023-07-03T15-27-00-04-00/000000.png" xlink:type="simple" xlink:show="embed" xlink:actuate="onLoad" draw:mime-type="image/png"/>
</draw:frame>
Job Fair in Zhengzhou, Henan Province (Agence France -Presse) <text:a xlink:type="simple" xlink:href="https://www.rfa.org/mandarin/Xinwen/10-07032023151951.html/@@images/image" text:style-name="Internet_20_link" text:visited-style-name="Visited_20_Internet_20_Link">
</text:a>
Agence France -Presse Pictures</text:p>
      <text:p text:style-name="P4">
Just as the unemployment rate of young people in China hit a new high, the Communist Party of China directly affiliated to the Economic Daily, the Communist Party, said on July 3 that as the graduates of 2023 left the campus one after another, a survey data showed that the fresh graduates who chose "slow employment" of "slow employment" From 15.9%last year to 18.9%this year.</text:p>
      <text:p text:style-name="P4">
According to the article, the phenomenon of "slow employment" is not a derogatory term, and it needs to be viewed from two aspects. Most "slow employment" is not employment, let alone "lying down". Because the pressure of employment of youth this year is still high, unlimited graduates and unemployed young people have to passively choose slow employment and continue to search for appropriate positions. In response to this situation, employment services should be continuously continuously provided so that young people with employment willingness should employ or participate in employment preparation activities as soon as possible</text:p>
      <text:p text:style-name="P4">
Public information shows that "slow employment" refers to college students after graduation, neither plan to employment immediately nor to continue their studies, but temporarily choose to study, support teaching, accompany parents or start a business inspection at home, etc. Phenomenon.</text:p>
      <text:p text:style-name="P4">
At the same time, Liu Yuanchun, a well -known economist in China and founder of the China Macroeconomic Forum, warned that the problem of unemployment in China may last for 10 years and will continue to intensify in the short term. Social problems even become the fuse of political issues.</text:p>
      <text:p text:style-name="P4">
According to a Bloomberg report on the 3rd, Liu Yuanchun issued the above warnings in a report issued by the China Macro Economic Forum at the end of June. The report also mentioned that the pain points and difficulties of China's economic recovery are concentrated as "five 20%", including the unemployment rate of the unemployment of youth groups, an annual decrease of 20%of the profit of industrial enterprises, and a new annual decrease of the real estate construction area by 20%. The income of local land transfer is 20%annually, and the gap in the consumer confidence index is as high as 20%. This shows that the pressure in related fields has exceeded the ability of economic self -repair.</text:p>
      <text:p text:style-name="P4">
Editor -in -chief: Kaidi</text:p>
      <text:p text:style-name="P4">
News Source: <text:a xlink:type="simple" xlink:href="https://www.rfa.org/mandarin/Xinwen/10-07032023151951.html" text:style-name="Internet_20_link" text:visited-style-name="Visited_20_Internet_20_Link">
https://www.rfa.org/mandarin/Xinwen/10-07032023151951.html</text:a>
</text:p>
      <!--NEWS-->
      <text:h text:style-name="P10" text:outline-level="1">
<text:span text:style-name="T4">
China's climate target has continued to build a coal power plant and approves contradictions</text:span>
</text:h>
      <text:p text:style-name="P4">
Publisher: 法新社</text:p>
      <text:p text:style-name="P4">
Published Time: 2023-07-03T15:32:10+00:00</text:p>
      <text:p text:style-name="P4">
Modified Time: 2023-07-03T15:20:03+00:00</text:p>
      <text:p text:style-name="P4">
Description: (Agence France -Presse, Beijing, 3rd) The European Union (EU) Environmental Affairs Committee Frans Timmermans said today that China ’s grand goal against global warming is“ contradictory of self -conflict with the continuous construction of coal -fired power plants.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4" text:anchor-type="as-char" svg:width="6.9236in" svg:height="3.617581in" draw:z-index="0">
<draw:image xlink:href="../Images/rficn/2023-07-03T15-32-10-00-00/000000.png" xlink:type="simple" xlink:show="embed" xlink:actuate="onLoad" draw:mime-type="image/png"/>
</draw:frame>
Dam Mengsi, who is also vice chairman of the EUROPEANCOMMISSION, said in a speech at Tsinghua University in Beijing that he "believes that China is willing to move towards the right direction." "This seems to be contradictory."</text:p>
      <text:p text:style-name="P4">
China is the country with the largest greenhouse gas emissions in the world. These greenhouse gases, such as carbon dioxide, can lead to climate change. China's commitment to greenhouse gas emissions is considered to be the key to maintaining the global temperature rise within 2 degrees Celsius.</text:p>
      <text:p text:style-name="P4">
However, nearly 60%of the electricity in China last year came from coal.</text:p>
      <text:p text:style-name="P4">
Greenpeace said in April that China's approved coal -fired power generation this year has risen, accusing China of priority to consider power supply instead of reducing the burning fossil fuel to reduce greenhouse gas emissions.</text:p>
      <text:p text:style-name="P4">
The behavior of large -scale approval of coal -fired power plants has increased people's concerns. I wonder if China will deviate from the promise that has been made, that is, it reached the peak of emissions from 2026 to 2030, and carbon neutrality would be achieved by 2060.</text:p>
      <text:p text:style-name="P4">
In recent years, the Beijing authorities have repeatedly urged the development of the country to fulfill the promise of climate financing.</text:p>
      <text:p text:style-name="P4">
Although China is the second largest economy in the world, it still refuses to accept that it is no longer regarded as a development country.</text:p>
      <text:p text:style-name="P4">
News Source: <text:a xlink:type="simple" xlink:href="https://www.rfi.fr/cn/%E5%9B%BD%E9%99%85%E6%8A%A5%E9%81%93/20230703-%E4%B8%AD%E5%9B%BD%E8%AE%A2%E6%B0%94%E5%80%99%E7%9B%AE%E6%A0%87%E5%8D%B4%E6%8C%81%E7%BB%AD%E5%BB%BA%E7%87%83%E7%85%A4%E7%94%B5%E5%8E%82-%E6%8C%A8%E6%89%B9%E7%9F%9B%E7%9B%BE" text:style-name="Internet_20_link" text:visited-style-name="Visited_20_Internet_20_Link">
https://www.rfi.fr/cn/%E5%9B%BD%E9%99%85%E6%8A%A5%E9%81%93/20230703-%E4%B8%AD%E5%9B%BD%E8%AE%A2%E6%B0%94%E5%80%99%E7%9B%AE%E6%A0%87%E5%8D%B4%E6%8C%81%E7%BB%AD%E5%BB%BA%E7%87%83%E7%85%A4%E7%94%B5%E5%8E%82-%E6%8C%A8%E6%89%B9%E7%9F%9B%E7%9B%BE</text:a>
</text:p>
      <!--NEWS-->
      <text:h text:style-name="P10" text:outline-level="1">
<text:span text:style-name="T4">
China claims that tour groups were attacked by demonstrators in Marseille and filed complaints with France</text:span>
</text:h>
      <text:p text:style-name="P4">
Author: chinese@voanews.com (金谷)</text:p>
      <text:p text:style-name="P4">
Publisher: 美国之音中文网 (Type: NewsMediaOrganization)</text:p>
      <text:p text:style-name="P4">
Published Time: 2023-07-03T15:32:13+08:00</text:p>
      <text:p text:style-name="P4">
Modified Time: 2023-07-03 07:32:13Z</text:p>
      <text:p text:style-name="P4">
Description: The Chinese Consulate General in Marseilles issued a statement on Sunday (July 2) that a bus carrying a Chinese tourist group was smashed in the car window in Marseille, southern France and caused a minor injury of tourists. The Chinese Consulate General in Marseille said Complaint with France and ask French to ensure the safety of Chinese citizens and their property.</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china-says-tour-group-bus-attacked-by-rioters-in-france-20230703/7164483.html" text:style-name="Internet_20_link" text:visited-style-name="Visited_20_Internet_20_Link">
https://www.voachinese.com/a/china-says-tour-group-bus-attacked-by-rioters-in-france-20230703/7164483.html</text:a>
</text:p>
      <!--NEWS-->
      <text:h text:style-name="P10" text:outline-level="1">
<text:span text:style-name="T4">
Explosion in the central building of Tokyo was injured by four people</text:span>
</text:h>
      <text:p text:style-name="P4">
Author: 联合早报 (Person)</text:p>
      <text:p text:style-name="P4">
Publisher: 联合早报 (Organization)</text:p>
      <text:p text:style-name="P4">
Published Time: 2023-07-03T15:33</text:p>
      <text:p text:style-name="P4">
Modified Time: 2023-07-03T22:21</text:p>
      <text:p text:style-name="P4">
Description: A coffee bar in a building in the center of Tokyo, Japan exploded, causing at least four people to be injured. Reuters quoted NHK National Television reports that a coffee bar in a building in the Xinqiao area in the center of Tokyo City was around 3:15 pm on Monday (July 3) (Singapore time ...</text:p>
      <text:p text:style-name="P4">
Videos: []</text:p>
      <text:p text:style-name="P4">
Audios: []</text:p>
      <text:p text:style-name="P4">
Images: []</text:p>
      <text:p text:style-name="P4">
Type: NewsArticle</text:p>
      <text:p text:style-name="P4">
Breadcrumbs: ['即时', '国际']</text:p>
      <text:p text:style-name="P4">
Keywords: ['日本', '东京', '爆炸']</text:p>
      <!--METADATA-->
      <text:p text:style-name="P4">
A coffee bar in a building in the center of Tokyo, Japan exploded, causing at least four people to be injured.</text:p>
      <text:p text:style-name="P4">
Reuters quoted NHK National Television reports that a coffee bar in a building in the new bridge area of Tokyo City was on Monday (July 3) at about 3:15 pm (around 2:15 at Singapore time) Scattered at a nearby crossroad, and the thick smoke permeated near the incident building. The video screen shows that the window on the second floor of the accident building was burst out of the flames.</text:p>
      <text:p text:style-name="P4">
Two of them are employees of a restaurant. They believe that this restaurant may be the source of explosion, and the other two wounded are passers -by; the injuries of the four are mild.</text:p>
      <text:p text:style-name="P4">
Fortunately, this coffee bar has not started business when the explosion occurs. The explosion caused the coffee bar about 20 square meters of rooms to be burned, and seven surrounding buildings and two cars were also damaged to varying degrees.</text:p>
      <text:p text:style-name="P4">
According to the Xinhua News Agency, after a preliminary investigation of the police, the cause of the explosion or the high concentration of gas in the cafe in the building in the building encountered a bright fire.</text:p>
      <text:p text:style-name="P4">
Witnesses at the scene said that they smelled some smell before hearing the explosion.</text:p>
      <text:p text:style-name="P4">
The Tokyo Metropolitan Police Department revealed that the gas concentration at the scene of the incident was high, and it was currently investigating the reasons. According to the manager of the coffee bar shop, when the incident, he smelled the smell of gas or sewer odor, and then he went to the smoking room to smoke.</text:p>
      <text:p text:style-name="P4">
News Source: <text:a xlink:type="simple" xlink:href="https://www.zaobao.com.sg/realtime/world/story20230703-1410258" text:style-name="Internet_20_link" text:visited-style-name="Visited_20_Internet_20_Link">
https://www.zaobao.com.sg/realtime/world/story20230703-1410258</text:a>
</text:p>
      <!--NEWS-->
      <text:h text:style-name="P10" text:outline-level="1">
<text:span text:style-name="T4">
"Asia Pacific Report" July 3, 2023 Audio</text:span>
</text:h>
      <text:p text:style-name="P4">
Author: None</text:p>
      <text:p text:style-name="P4">
Publisher: Radio Free Asia (Organization)</text:p>
      <text:p text:style-name="P4">
Published Time: 2023-07-03T15:35:16-04:00</text:p>
      <text:p text:style-name="P4">
Modified Time: 2023-07-03T15:35:16-04:00</text:p>
      <text:p text:style-name="P4">
Description: None</text:p>
      <text:p text:style-name="P4">
Videos: []</text:p>
      <text:p text:style-name="P4">
Audios: ["<text:a xlink:type="simple" xlink:href="https://www.rfa.org/mandarin/apr-audio/yp-070320231318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5" text:anchor-type="as-char" svg:width="6.9236in" svg:height="3.88615in" draw:z-index="0">
<draw:image xlink:href="../Images/rfamandarin/2023-07-03T15-35-16-04-00/000000.png" xlink:type="simple" xlink:show="embed" xlink:actuate="onLoad" draw:mime-type="image/png"/>
</draw:frame>
 <text:a xlink:type="simple" xlink:href="https://www.rfa.org/mandarin/apr-audio/yp-07032023131813.html/@@images/image" text:style-name="Internet_20_link" text:visited-style-name="Visited_20_Internet_20_Link">
</text:a>
Liberty Asia Radio Drawing <text:a xlink:type="simple" xlink:href="https://www.rfa.org/mandarin/apr-audio/yp-07032023131813.html/@@stream" text:style-name="Internet_20_link" text:visited-style-name="Visited_20_Internet_20_Link">
Audio-Link: https://www.rfa.org/mandarin/Apr- Audio/YP 070320231813.html/@@stream</text:a>
The main content of this show:</text:p>
      <text:p text:style-name="P4">
1 . The Hong Kong authorities wanted 8 democratic people for the Guoan Law, which aroused the attention of public opinion at home and abroad;</text:p>
      <text:p text:style-name="P4">
2 . More than 50 individual rights groups initiated the joint administration to call on the United States to ban the Hong Kong Chief Executive Li Jiachao's entry into the country;</text:p>
      <text:p text:style-name="P4">
3 . On the eve of the 8th anniversary of the "709 Capture Case", Yu Wensheng, Zhou Shifeng, Zou Xingtong and others were awarded human rights awards;</text:p>
      <text:p text:style-name="P4">
4 . US Treasury Secretary Yellen is about to visit China, and the economic and trade relations of the United States and China become the focus;</text:p>
      <text:p text:style-name="P4">
5 . Nanchang City Government of Jiangxi organized the "Thousands of people crossing the Ganjiang River" event and was criticized by public opinion to follow the Cultural Revolution;</text:p>
      <text:p text:style-name="P4">
News Source: <text:a xlink:type="simple" xlink:href="https://www.rfa.org/mandarin/apr-audio/yp-07032023131813.html" text:style-name="Internet_20_link" text:visited-style-name="Visited_20_Internet_20_Link">
https://www.rfa.org/mandarin/apr-audio/yp-07032023131813.html</text:a>
</text:p>
      <!--NEWS-->
      <text:h text:style-name="P10" text:outline-level="1">
<text:span text:style-name="T4">
Scholars of the China -Thai Air Force Joint Military Express worried Thailand to move closer to China</text:span>
</text:h>
      <text:p text:style-name="P4">
Author: chinese@voanews.com (杨安)</text:p>
      <text:p text:style-name="P4">
Publisher: 美国之音中文网 (Type: NewsMediaOrganization)</text:p>
      <text:p text:style-name="P4">
Published Time: 2023-07-03T15:42:02+08:00</text:p>
      <text:p text:style-name="P4">
Modified Time: 2023-07-03 07:42:02Z</text:p>
      <text:p text:style-name="P4">
Description: The Chinese Ministry of National Defense announced on Sunday (July 2) that China-Thailand's "Eagle Strike-20123" Air Force joint training will be held at the Thai Air Force Wulong Base in July. As China continuously strengthened its military exchanges and strategic cooperation with Thailand, former US military officials were concerned about China's increasing influence in Southeast Asia.</text:p>
      <text:p text:style-name="P4">
Videos: []</text:p>
      <text:p text:style-name="P4">
Images: []</text:p>
      <text:p text:style-name="P4">
Categories: ['中国', '亚太', '美国', '军事']</text:p>
      <text:p text:style-name="P4">
Type: None</text:p>
      <!--METADATA-->
      <text:p text:style-name="P4">
Nonenone</text:p>
      <text:p text:style-name="P4">
News Source: <text:a xlink:type="simple" xlink:href="https://www.voachinese.com/a/china-thailand-military-exercise-20230703/7164487.html" text:style-name="Internet_20_link" text:visited-style-name="Visited_20_Internet_20_Link">
https://www.voachinese.com/a/china-thailand-military-exercise-20230703/7164487.html</text:a>
</text:p>
      <!--NEWS-->
      <text:h text:style-name="P10" text:outline-level="1">
<text:span text:style-name="T4">
UN Human Rights High Specialty: Climate Change will bring hunger and suffering</text:span>
</text:h>
      <text:p text:style-name="P4">
Publisher: 法新社</text:p>
      <text:p text:style-name="P4">
Published Time: 2023-07-03T16:02:11+00:00</text:p>
      <text:p text:style-name="P4">
Modified Time: 2023-07-03T15:35:02+00:00</text:p>
      <text:p text:style-name="P4">
Description: (AFP, Geneva, 3rd), Volker Turk, a senior commissioner of Human Rights Affairs, warned today that climate change may bring a hunger and suffering anti -Utopia -like fut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7" text:anchor-type="as-char" svg:width="6.9236in" svg:height="3.617581in" draw:z-index="0">
<draw:image xlink:href="../Images/rficn/2023-07-03T16-02-11-00-00/000000.png" xlink:type="simple" xlink:show="embed" xlink:actuate="onLoad" draw:mime-type="image/png"/>
</draw:frame>
At a debate at the UN Human Rights Council, Turk attacked the world leader only considering short -term problems when dealing with climate crisis.</text:p>
      <text:p text:style-name="P4">
In his debate on food rights, he mentioned that extreme climate events are destroying crops, groups and ecosystems, making many groups unable to rebuild and maintain self -sufficiency.</text:p>
      <text:p text:style-name="P4">
Tuke pointed out: "In 2021, more than 828 million people were facing hunger. Before the middle of this century, climate change is expected to increase the number of people who are facing hunger to 80 million people."</text:p>
      <text:p text:style-name="P4">
Tucker said: "Coping climate change is a question of human rights ... There is still time to take action, but the timing of action is now."</text:p>
      <text:p text:style-name="P4">
News Source: <text:a xlink:type="simple" xlink:href="https://www.rfi.fr/cn/%E7%A7%91%E5%AD%A6%E6%96%B0%E7%9F%A5/20230703-un%E4%BA%BA%E6%9D%83%E9%AB%98%E4%B8%93%E7%A4%BA%E8%AD%A6-%E6%B0%94%E5%80%99%E5%8F%98%E8%BF%81%E5%B0%86%E5%B8%A6%E6%9D%A5%E9%A5%A5%E9%A5%BF%E4%B8%8E%E8%8B%A6%E9%9A%BE" text:style-name="Internet_20_link" text:visited-style-name="Visited_20_Internet_20_Link">
https://www.rfi.fr/cn/%E7%A7%91%E5%AD%A6%E6%96%B0%E7%9F%A5/20230703-un%E4%BA%BA%E6%9D%83%E9%AB%98%E4%B8%93%E7%A4%BA%E8%AD%A6-%E6%B0%94%E5%80%99%E5%8F%98%E8%BF%81%E5%B0%86%E5%B8%A6%E6%9D%A5%E9%A5%A5%E9%A5%BF%E4%B8%8E%E8%8B%A6%E9%9A%BE</text:a>
</text:p>
      <!--NEWS-->
      <text:h text:style-name="P10" text:outline-level="1">
<text:span text:style-name="T4">
The situation of the French riots slowed down, the number of arrests at night decreased significantly</text:span>
</text:h>
      <text:p text:style-name="P4">
Author: 联合早报 (Person)</text:p>
      <text:p text:style-name="P4">
Publisher: 联合早报 (Organization)</text:p>
      <text:p text:style-name="P4">
Published Time: 2023-07-03T16:05</text:p>
      <text:p text:style-name="P4">
Modified Time: 2023-07-03T16:11</text:p>
      <text:p text:style-name="P4">
Description: The French Ministry of the Internal Covenant arrested no more than 160 people before dawn (July 3). Compared with the previous night, the street riots were relatively calm. Reuters reported that the French Ministry of the Interior said that 157 people were arrested last Sunday (2nd) in the evening, which was over the evening of Saturday (1st) ...</text:p>
      <text:p text:style-name="P4">
Videos: []</text:p>
      <text:p text:style-name="P4">
Audios: []</text:p>
      <text:p text:style-name="P4">
Images: []</text:p>
      <text:p text:style-name="P4">
Type: NewsArticle</text:p>
      <text:p text:style-name="P4">
Breadcrumbs: ['即时', '国际']</text:p>
      <text:p text:style-name="P4">
Keywords: ['法国', '内政部', '骚乱', '逮捕']</text:p>
      <!--METADATA-->
      <text:p text:style-name="P4">
The French Ministry of the Internal Covenant arrested no more than 160 people before dawn (July 3). Compared with the previous night, the street riots were relatively calm.</text:p>
      <text:p text:style-name="P4">
Reuters reported that the French Ministry of the Interior said that 157 people were arrested last Sunday (2nd), and more than 700 people arrested last Saturday (1st) and more than 1,300 people arrested last Friday (June 30) last Friday (June 30) Compared with a lot of less.</text:p>
      <text:p text:style-name="P4">
This can finally be relieved for the Macron government, which is trying to calm riots as soon as possible and restore national order as soon as possible. In 2024, Paris was going to hold the Summer Olympic Games. A few months ago, Macron was adhered to the very popular [extended retirement age measures].(https://www.zaobao.com/news/world/story20230324-1375685), Make the people's grievances.</text:p>
      <text:p text:style-name="P4">
According to the preliminary data from the French Ministry of Political Affairs, three of the 45,000 police officers deployed overnight were injured, about 350 buildings and 300 vehicles were damaged.</text:p>
      <text:p text:style-name="P4">
Last Tuesday (June 27), a French grandmother Nadia, who was shot by the police to kill the riots in the country, said that she <text:a xlink:type="simple" xlink:href="https://www.zaobao.com/realtime/world/story20230703-1410060" text:style-name="Internet_20_link" text:visited-style-name="Visited_20_Internet_20_Link">
hopes that the national riots will calm down</text:a>
And call on the manufacture of riots to "stop".</text:p>
      <text:p text:style-name="P4">
News Source: <text:a xlink:type="simple" xlink:href="https://www.zaobao.com.sg/realtime/world/story20230703-1410263" text:style-name="Internet_20_link" text:visited-style-name="Visited_20_Internet_20_Link">
https://www.zaobao.com.sg/realtime/world/story20230703-1410263</text:a>
</text:p>
      <!--NEWS-->
      <text:h text:style-name="P10" text:outline-level="1">
<text:span text:style-name="T4">
The heat waves are raging Vietnamese farmers planting land in the dark</text:span>
</text:h>
      <text:p text:style-name="P4">
Author: 联合早报 (Person)</text:p>
      <text:p text:style-name="P4">
Publisher: 联合早报 (Organization)</text:p>
      <text:p text:style-name="P4">
Published Time: 2023-07-03T16:50</text:p>
      <text:p text:style-name="P4">
Modified Time: 2023-07-03T16:50</text:p>
      <text:p text:style-name="P4">
Description: In order to avoid the high temperature in the daytime, countless Vietnamese farmers were forced to choose to farm in darkness. Agence France -Presse reported on Monday (July 3) that since this year, South Asia and Southeast Asian countries have ushered in a record high temperature. In early July, another heat wave is about to land in northern Vietnam, resulting in Funnon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越南', '热浪', '气候变化', '农业']</text:p>
      <!--METADATA-->
      <text:p text:style-name="P4">
In order to avoid the high temperature in the daytime, countless Vietnamese farmers were forced to choose to farm in darkness.</text:p>
      <text:p text:style-name="P4">
Agence France -Presse reported on Monday (July 3) that since this year, South Asia and Southeast Asian countries have ushered in a record high temperature. In early July, another heat wave was about to land in northern Vietnam, which led to the local farmers who chose to cultivate at night in order to avoid daydown or heat stroke that appeared during the day.</text:p>
      <text:p text:style-name="P4">
A 47 -year -old Vietnamese farmer Lan (LAN) told AFP: "When the strong sunlight directly illuminated on my back, the warm water in the field splashed on my face, and it became very difficult to grow rice."</text:p>
      <text:p text:style-name="P4">
After a few days after trying to focus on the high temperature of 37 degrees Celsius, Lan found that he needed to change the cultivation model to avoid unbearable high temperature weather.</text:p>
      <text:p text:style-name="P4">
<draw:frame draw:style-name="fr1" draw:name="Image308" text:anchor-type="as-char" svg:width="6.9236in" svg:height="4.614922in" draw:z-index="0">
<draw:image xlink:href="../Images/zaobao world/2023-07-03T16-50/000000.png" xlink:type="simple" xlink:show="embed" xlink:actuate="onLoad" draw:mime-type="image/png"/>
</draw:frame>
The farmers who choose to farm at night must wear lighting. Because of the limitation of visual, farming time is longer than during the day. (Agence France -Presse)</text:p>
      <text:p text:style-name="P4">
However, farming in darkness will also face visual limitation, leading to the extension of farming time. Lan said: "Because of the lack of light, the planting may not be on a straight line, so I wear a headlight to cultivate."</text:p>
      <text:p text:style-name="P4">
Although the working hours were stretched, Lan showed that it would continue.</text:p>
      <text:p text:style-name="P4">
Another 62 -year -old Vietnamese farmer also said that he had changed the farming time to the evening and early morning. He said: "Although it can be seen clearly during the day, but the temperature is too high, the work process will become uncomfortable, and it will be tired."</text:p>
      <text:p text:style-name="P4">
Fortunately, farmers choosing to farm at night will not affect the income and expenditure efficiency. They can still earn about $ 40 a day (about S $ 54). Compared with the labor class with a revenue of only 250 US dollars per income, the income of farmers is relatively considerable.</text:p>
      <text:p text:style-name="P4">
News Source: <text:a xlink:type="simple" xlink:href="https://www.zaobao.com.sg/realtime/world/story20230703-1410275" text:style-name="Internet_20_link" text:visited-style-name="Visited_20_Internet_20_Link">
https://www.zaobao.com.sg/realtime/world/story20230703-1410275</text:a>
</text:p>
      <!--NEWS-->
      <text:h text:style-name="P10" text:outline-level="1">
<text:span text:style-name="T4">
Column | Night Talk Zhongnanhai: Pan Gongsheng from the 20th National Congress of the Communist Party of China Turn over</text:span>
</text:h>
      <text:p text:style-name="P4">
Author: None</text:p>
      <text:p text:style-name="P4">
Publisher: Radio Free Asia (Organization)</text:p>
      <text:p text:style-name="P4">
Published Time: 2023-07-03T16:57:47-04:00</text:p>
      <text:p text:style-name="P4">
Modified Time: 2023-07-03T16:57:47-04:00</text:p>
      <text:p text:style-name="P4">
Description: None</text:p>
      <text:p text:style-name="P4">
Videos: []</text:p>
      <text:p text:style-name="P4">
Audios: ["<text:a xlink:type="simple" xlink:href="https://www.rfa.org/mandarin/zhuanlan/yehuazhongnanhai/gx-070320231531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9" text:anchor-type="as-char" svg:width="6.9236in" svg:height="4.612011in" draw:z-index="0">
<draw:image xlink:href="../Images/rfamandarin/2023-07-03T16-57-47-04-00/000000.png" xlink:type="simple" xlink:show="embed" xlink:actuate="onLoad" draw:mime-type="image/png"/>
</draw:frame>
Pan Gongsheng, who has just been announced to replace Guo Shuqing's party secretary of the Central Bank of the Central Bank [Reuters information picture <text:a xlink:type="simple" xlink:href="https://www.rfa.org/mandarin/zhuanlan/yehuazhongnanhai/gx-07032023153122.html/@@stream" text:style-name="Internet_20_link" text:visited-style-name="Visited_20_Internet_20_Link">
Audio-Link: https: //www.rfa.org/mandarin/zhuanlan/yehuazhongnanhao/gx 07032023153122.html/@stream</text:a>
Pan Gongsheng, who has just been announced to replace the position of the party secretary of the Central Bank of the Central Bank of China, was actually arranged as a succession echelon of the central leader of the central bank as early as 2017 as early as the 19th Central State member. The reasons behind the scenes of the Central Committee of the Central Committee at the 20th National Congress of October last year made the outside world unimaginable.</text:p>
      <text:p text:style-name="P4">
The previous program of our column just introduced the then party secretary of the central bank, Guo Shuqing, failed to be re -elected as a member of the Central Committee in the 20th National Congress. It was announced in March of this year to be announced to become the deputy director of the 14th National People's Congress and the National Committee of the Chinese People's Political Consultative Conference, but Yi Gang was unexpectedly announced to be re -elected as the governor of the central bank ... The next day the show was broadcast, the CCP authorities announced the news of the Party Secretary of the Central Bank of the Party Committee. Pan Gongsheng, a member of the Central Bank, member of the Party Committee and Director of the State Administration of Foreign Exchange, was promoted to the party committee secretary. On June 29, Guo Shuqing, who gave the party class to the central bank as a party committee secretary, officially left his first -line provincial and ministerial level. Work.</text:p>
      <text:p text:style-name="P4">
People noticed that because the Central Organization Department announced that Pan Gongsheng was promoted to the party secretary of the central bank and eliminated the position of the party secretary of the Central Bank of the Central Bank of the Central Bank, it also announced the position of removal of the Deputy Secretary of the Party Committee of the Central Bank of the Central Bank. When reporting the news, it also hinted that the era of Yi Gang in the central bank was over in the title or content. For example, "Guo Shuqing and Yi Gang are removed from office", they just took Pan Gongsheng to take over the central bank's party committee secretary. " Comprehensively take over the central bank. "But in fact, as I have analyzed in the last article of this column, the author has analyzed:" Since Yi Gang has been discharged from the internal plan ', he was announced to be observed in the hospital, then this', then this' Observation of 'phase shorter can not be only three or two months. "</text:p>
      <text:p text:style-name="P4">
When the outside world and the internal media of China, when Pan Gongsheng "fully took over the central bank", none of them noticed that the person in charge of the Central Organization Department announced the "purpose" at the central bank cadres' meeting on the afternoon of July 1. On the day, the third session of the Standing Committee of the 14th National People's Congress just closed, and the personnel appointment and removal of the personnel determined at the meeting were related to the State Council.</text:p>
      <text:p text:style-name="P4">
As we all know, the appointment and removal of the President of the Central Bank of the Communist Party of China and the heads of the so -called State Council ministries and commissions must take a process at the National People's Congress, that is, Xi Jinping's "full process of democracy". Then, in accordance with the "Rules of the National People's Congress of the People's Republic of China", the Standing Committee of the National People's Congress exercise its powers at a meeting of the National People's Congress. The Standing Committee of the National People's Congress is generally held every two months; when there are special needs, the meeting can be temporarily convened. The Standing Committee Meeting is generally held in the late month. The session is generally about 5 days.</text:p>
      <text:p text:style-name="P4">
In this way, whether or not it will end the central bank's "dual head system" in the future, and Pan Gongsheng will replace the administrative position of the president. The earliest time to wait for two months, that is, late August this year.</text:p>
      <text:p text:style-name="P4">
In other words, starting from July 1, the relationship between Pan Gongsheng and Yi Gang has been changed from the relationship between the deputy governor and the governor and the superior to the superior in the past 5 years. The relationship between Guo Shuqing and Yi Gang is a relationship between the same superiors. That is, the relationship between the party committee secretary and the party committee members and the relationship between the deputy governor and president of administrative and business.</text:p>
      <text:p text:style-name="P4">
Next, if the so -called "dual head system" started 5 years ago by the central bank has been set by the CCP's senior management, it will no longer need to be maintained for a long time. Then two months later, or after a little longer, Pan Gongsheng may be Like Wang Xiaohong, before the 20th National Congress of the Communist Party of China, he first served as the party secretary as an administrative deputy. After a period of time, he took over the executive leader.</text:p>
      <text:p text:style-name="P4">
So will the "dual head system" be implemented in the central bank for a long time? May wish to see why it was "dual -headed" at the central bank 5 years ago.</text:p>
      <text:p text:style-name="P4">
On March 26th, 5 years ago, an analysis article published an analysis article "Guo Shuqing!" The candidate of the new bank's new secretary announced, why is the "Secretary+Vice President" combination? What is the meaning of picking more? Look at the Four Detailed Explanations ". The first paragraph of the article is: some arrangements seem to be unexpected, but they are also reasonable. On the afternoon of March 26, a cadre conference was held within the central bank, and it was officially announced that Yi Gang was the president of the Central Bank and Deputy Secretary of the Party Committee. Guo Shuqing served as the Secretary of the Party Committee and Vice President of the Central Bank. At about 20:48 tonight (March 26, 2018), the central bank's website announced the latest leadership team members. Among them, except for Guo Shuqing, the vice presidents were Chen Yulu, Pan Gongsheng and Fan Yifei.</text:p>
      <text:p text:style-name="P4">
Please note that the position of Pan Gongsheng in this paragraph ranks third among the deputy governor, including Guo Shuqing. Since then, Chen Yulu, the youngest central bank's vice president, has been degraded back to the original education system, and served as president of Nankai University and Deputy Secretary of the Party Committee. Fan Yifei has been doubled and transferred to the judicial organs. There are only Pan Gongsheng who are the vice president of the old qualification.</text:p>
      <text:p text:style-name="P4">
For example, the Shanghai Finance and Economics Articles continued to analyze: To the outside world unexpectedly, although Guo Shuqing was the party secretary of the party committee in the central bank's party, the administrative position was the vice president. This arrangement is unusual. In the past, the party committee secretary and president of the central bank were held by one person. For example, Zhou Xiaochuan, who had just retired, has served as the party secretary and president of the Central Bank for 15 years.</text:p>
      <text:p text:style-name="P4">
The article quotes the analysis of insiders in Beijing: Among some ministries and commissions, the ministers and the party committee (party group) secretary are not the same person, and it is also common to implement the "dual head system". Under this arrangement, the minister is usually the deputy secretary of the party committee (party group), while a deputy minister is the secretary of the party committee (party group). "Among the ministries and commissions that implement the" dual head system ", the minister is the" leader '. ".At that time, Caixin.com also reported that: Guo Shuqing said at the conference held by the central bank on the same day, "In the future, it will be a good assistant to President Yi Gang on the specific business and administrative affairs of the central bank."</text:p>
      <text:p text:style-name="P4">
As also introduced in the article, it is worth mentioning that Guo Shuqing and Yi Gang have worked for 4 years at the central bank. At today's cadre conference, Yi Gang stated that he will fully responsibility and fulfill the duties of the president, and sincerely unite with the Secretary of Shuqing and the members of the Party Committee, consolidate the entire work together, and jointly create a new situation in the work of the People's Bank of China. Guo Shuqing said that he resolutely supported the central government's decision and fully supported Comrade Yi Gang as the president of the People's Bank of China, and was very happy to return to the People's Bank of China again. Fully support Comrade Yi Gang to fulfill the duties of the president ...</text:p>
      <text:p text:style-name="P4">
Nowadays, I have not seen Pan Gongsheng at the meeting of the party secretary of the central bank. However, the relationship between the "dual heads" of the State Council of the State Council of the Communist Party of China cannot resume the relationship with the local party and political leaders.</text:p>
      <text:p text:style-name="P4">
After Pan Gongsheng's replacement of Guo Shuqing's news was announced, there were also external media describing the words such as "accident" and "sudden" in the report title.</text:p>
      <text:p text:style-name="P4">
In fact, Pan Gongsheng's top position is unexpectedly "reasonable" to say unexpectedly. It depends on the analysis from that angle or from which time.</text:p>
      <text:p text:style-name="P4">
In February this year, the author published an article "Several Possibilities for Possibilities of the Next Central Bank of President" in this column. The article introduced that Yi Gang was "accidentally" appointed as the governor of the central bank five years ago. Economists have discussed whether the former Henan Provincial Party Secretary Xie Fuzhan will be transferred to the president of the central bank. The brother revealed that Yi Gang succeeded Zhou Xiaochuan as one of the contents of the "general consideration" before the 19th National Congress of the Communist Party of China. The total number of votes in the process of "pre -selection" was lower than the threshold, which was "second."</text:p>
      <text:p text:style-name="P4">
What can provide evidence for the above statement is that Pan Gongsheng, another central bank of Zhou Xiaochuan at the time, was also arranged to be arranged as a member of the 19th Central Committee.</text:p>
      <text:p text:style-name="P4">
The Pan Gongsheng was nine years younger than Yi Gang. His resume specifically stated that he joined the Democratic League in 1993 and later joined the Communist Party of China in 1999. He is a doctor of economics and researcher at Renmin University of China. Poor scholar and senior researcher at Harvard University.</text:p>
      <text:p text:style-name="P4">
In other words, compared to Yi Gang, this person is a "Dr. Tu" cultivated by the Chinese Communist regime by himself. In the future, the overseas "education" is gold -plated. But at least one layer of gold has been plated.</text:p>
      <text:p text:style-name="P4">
The time for Pan Gongsheng to be promoted from the deputy governor of the Agricultural Bank of China to the deputy governor of the central bank was June 2012. He was then arranged to be the secretary of the party group and director of the State Administration of Foreign Exchange that Yi Gang was no longer concurrent at that time.</text:p>
      <text:p text:style-name="P4">
Under normal circumstances, most of the allocate of the Central Committee of the Communist Party of China and the Central Discipline Inspection Commission to the State Administration and Commission are mostly a central member, a member of the Central Discipline Inspection Commission, and it is not common to be assigned a central alternate member. At the same time, there are almost no places for the two central alternate members. It can be proved that the "Suggestion List of Candidate Candidates for the two Committee members" (that is, the Central Committee, the Central Committee and the Central Discipline Inspection Commission) before the 19th National Congress of the Communist Party of China. Yi Gang, who presided over the deputy governor of daily work, and Pan Gongsheng, a member of the Party Committee and Vice President of the Central Bank, ranked among the list of members of the Central Committee and the Central Committee of the Central Committee.</text:p>
      <text:p text:style-name="P4">
The next story is that there are two 19th central alternate members in the central bank starting in March 2018. Guo Shuqing, secretary of the central bank party committee, is not only a member of the 19th Central Committee, but also has been re -elected for two central members.</text:p>
      <text:p text:style-name="P4">
Time quickly passed for 5 years. At the 20th National Congress of the Communist Party of China held in October last year, the head of the Central Financial Systems delegation was Guo Shuqing, the deputy head of the deputy group, Yi Gang, and Yi Hui Man.</text:p>
      <text:p text:style-name="P4">
The development of the incident is enough to prove that this Pan Gongsheng has been the successor of the leader of the central bank that has been cultivated by the CCP authorities at least 5 years ago. According to this analysis, he is now appointed by the party as the Party Secretary of the Central Bank, and he may take over the administrative leader of the central bank in the future.</text:p>
      <text:p text:style-name="P4">
However, after the results of the "Election" of the 20th Congress of the Congress last year, people discovered that Pan Gongsheng, who was born in July 1963, was not only promoted to the central committee members, and even the central alternate members were not arranged for re -election.</text:p>
      <text:p text:style-name="P4">
Since then, the author himself once thought that Pan Gongsheng's possibility of promotion at the central bank system was unlikely. From this perspective, Pan Gongsheng is suddenly announced as the secretary of the Central Bank of the Party Committee, which can be said to be surprising. It is simply "salted fish turn over".</text:p>
      <text:p text:style-name="P4">
The reason for this "accident" was that it was originally a "accident" that Pan Gongsheng failed to enter the Central Committee at the 20th National Congress of October last year. A "accident" that surprised the Chinese Communist Party's decision -making layer at the time but could not be remedy.</text:p>
      <text:p text:style-name="P4">
Before the 20th National Congress of the Communist Party of China was held, the central bank's Pan Gongsheng and Yi Gang and Guo Shuqing successfully entered the 20th National Congress of the Central Financial Institution. Among them, only Pan Gongsheng's name entered the 20th Central Committee members' "Candidate Suggestion List".</text:p>
      <text:p text:style-name="P4">
After the 20th National Congress, Xinhua News Agency issued a special article: During the conference, the delegations were pre -selected by the "two committees" candidates in a differential election method. Nominated 222 candidates for the 20th Central Committee, with 17 differences and 205 elected, with a difference of 8.3%. Nominated 188 candidates for the Central Committee, 17 differences, and 171 were elected, with a difference of 9.9%. Nominated 144 candidates for the Central Commission for Discipline Inspection, 11 differences, and 133 were elected, with a difference of 8.3%.</text:p>
      <text:p text:style-name="P4">
And Pan Gongsheng is one of the 17 candidates of the 20th Central Committee of the 20th Central Committee.</text:p>
      <text:p text:style-name="P4">
However, in the election of the Party Congress from the Central Committee to the local party, almost none of the candidates who were dropped by the difference were less than half of the votes, but because of the premise of too few differences, most of them were "elected". It is a high ticket and even a full votes, so often the person who is unfortunately entered the difference list actually lost tickets to dozens of votes.</text:p>
      <text:p text:style-name="P4">
Specifically, Pan Gongsheng himself, the first one may be that there are too many tickets in this delegation, that is, there are too many tickets in the central financial delegation. During the election of the Central Committee of the Communist Party of China, a candidate's votes in his delegation were very critical. However, the central financial delegation is very small, with only 44 representatives, so even if these 44 representatives are drawn in Pan Gongsheng's name, some representatives in other delegations need to be intentionally or unintentionally or unintentionally or unintentional. Pan Gongsheng's name was drawn.</text:p>
      <text:p text:style-name="P4">
Speaking of it, no one believes that even the senior officials of the Communist Party of China did not expect in advance that a large part of the 20th National Congress represents the "democratic rights" and actually perfunctory things. From the first to the lower sequence, 205 are selected on the votes, so the 17 candidates ranked 206 and after the votes were sorry. Who asked you to be born in a family with too many surnames?</text:p>
      <text:p text:style-name="P4">
In this way, Pan Gongsheng, who ranked last in the "Twenty Central Committee Candidate Candidate Suggestion List". Analyze the content in detail, and keep the next article in this column to continue.(This episode is chaired and broadcast by high -tech)(The article only represents the personal position and point of view of the special commentator))</text:p>
      <text:p text:style-name="P4">
News Source: <text:a xlink:type="simple" xlink:href="https://www.rfa.org/mandarin/zhuanlan/yehuazhongnanhai/gx-07032023153122.html" text:style-name="Internet_20_link" text:visited-style-name="Visited_20_Internet_20_Link">
https://www.rfa.org/mandarin/zhuanlan/yehuazhongnanhai/gx-07032023153122.html</text:a>
</text:p>
      <!--NEWS-->
      <text:h text:style-name="P10" text:outline-level="1">
<text:span text:style-name="T4">
Wu: Last week, he recaptured 37 square kilometers of territory from the Russian army</text:span>
</text:h>
      <text:p text:style-name="P4">
Author: 联合早报 (Person)</text:p>
      <text:p text:style-name="P4">
Publisher: 联合早报 (Organization)</text:p>
      <text:p text:style-name="P4">
Published Time: 2023-07-03T17:03</text:p>
      <text:p text:style-name="P4">
Modified Time: 2023-07-03T18:41</text:p>
      <text:p text:style-name="P4">
Description: The Ukrainian authorities said that the Ukraine successfully recaptured the territory of 37 square kilometers from the Russian army last week. Agence France -Presse reported that Ganna Malyar, deputy minister of the Ministry of Defense, said on Monday (July 3), "In the past week ... (East ... East ...</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The Ukrainian authorities said that the Ukraine successfully recaptured the territory of 37 square kilometers from the Russian army last week.</text:p>
      <text:p text:style-name="P4">
Agence France -Presse reported that Gannamalyar, deputy minister of the Ministry of Defense, said on Monday (July 3): "In the past week ... (East) areas in areas of liberation have increased by 9 square kilometers." She added that she said The Ukraine also recaptured 28 square kilometers of land in the south.</text:p>
      <text:p text:style-name="P4">
In order to recapture home, a few weeks ago, Kiev announced a counterattack operation after receiving the weapon assistance of the Western allies. However, the Russian army also built a solid defense barrier in the south and east, so that the progress of the Ukraine's counterattack was not as fast as the outside world expected.</text:p>
      <text:p text:style-name="P4">
Mariar said that the Ukrainian army was fighting fiercely with the Russian army around Bachurut in the Eastern Town. However, the southern Wufang troops achieved "success" on the front of Melitopol and Buer Jiangsk District.</text:p>
      <text:p text:style-name="P4">
News Source: <text:a xlink:type="simple" xlink:href="https://www.zaobao.com.sg/realtime/world/story20230703-1410279" text:style-name="Internet_20_link" text:visited-style-name="Visited_20_Internet_20_Link">
https://www.zaobao.com.sg/realtime/world/story20230703-1410279</text:a>
</text:p>
      <!--NEWS-->
      <text:h text:style-name="P10" text:outline-level="1">
<text:span text:style-name="T4">
The Chinese Navy's escort formation visiting Nigeria Hospital will go to the Pacific Island country to expand the influence of overseas</text:span>
</text:h>
      <text:p text:style-name="P4">
Author: chinese@voanews.com (杨安)</text:p>
      <text:p text:style-name="P4">
Publisher: 美国之音中文网 (Type: NewsMediaOrganization)</text:p>
      <text:p text:style-name="P4">
Published Time: 2023-07-03T17:32:22+08:00</text:p>
      <text:p text:style-name="P4">
Modified Time: 2023-07-03 09:32:22Z</text:p>
      <text:p text:style-name="P4">
Description: Reuters reports that the Chinese Navy's "Nanning Ship" and the escort formation are rare to visit Nigeria in West African countries, which is quite the meaning of expanding its influence in Guinea Gulf; on the other hand, the Chinese Navy's "Peace Ark" hospital ship is about to set sail and go to 5 Pacific island nations have carried out humanitarian medical services and emphasized the image of a responsible great country.</text:p>
      <text:p text:style-name="P4">
Videos: []</text:p>
      <text:p text:style-name="P4">
Images: []</text:p>
      <text:p text:style-name="P4">
Categories: ['中国', '军事']</text:p>
      <text:p text:style-name="P4">
Type: None</text:p>
      <!--METADATA-->
      <text:p text:style-name="P4">
Nonenone</text:p>
      <text:p text:style-name="P4">
News Source: <text:a xlink:type="simple" xlink:href="https://www.voachinese.com/a/chinese-naval-ships-overseas-visits-20230703/7164516.html" text:style-name="Internet_20_link" text:visited-style-name="Visited_20_Internet_20_Link">
https://www.voachinese.com/a/chinese-naval-ships-overseas-visits-20230703/7164516.html</text:a>
</text:p>
      <!--NEWS-->
      <text:h text:style-name="P10" text:outline-level="1">
<text:span text:style-name="T4">
Due to economic growth, Indonesia has re -ranked secondary income to the ranks of the country</text:span>
</text:h>
      <text:p text:style-name="P4">
Author: 联合早报 (Person)</text:p>
      <text:p text:style-name="P4">
Publisher: 联合早报 (Organization)</text:p>
      <text:p text:style-name="P4">
Published Time: 2023-07-03T17:51</text:p>
      <text:p text:style-name="P4">
Modified Time: 2023-07-03T19:27</text:p>
      <text:p text:style-name="P4">
Description: The World Bank pointed out that Indonesia's economic development has rebounded strongly in the post -epidemic environment, allowing Indonesia to re -ranks among the top ranks of the country. Bloomberg reported on Monday (July 3) that the World Bank announced data that due to the total per capita income of Indonesia's national per capita income to 4580 US ...</text:p>
      <text:p text:style-name="P4">
Videos: []</text:p>
      <text:p text:style-name="P4">
Audios: []</text:p>
      <text:p text:style-name="P4">
Images: []</text:p>
      <text:p text:style-name="P4">
Type: NewsArticle</text:p>
      <text:p text:style-name="P4">
Breadcrumbs: ['即时', '国际']</text:p>
      <text:p text:style-name="P4">
Keywords: ['印尼', '经济复苏']</text:p>
      <!--METADATA-->
      <text:p text:style-name="P4">
The World Bank pointed out that Indonesia's economic development has rebounded strongly in the post -epidemic environment, allowing Indonesia to re -ranks among the top ranks of the country.</text:p>
      <text:p text:style-name="P4">
Bloomberg News reported on Monday (July 3) that the World Bank announced that data said that due Squeeze into the ranks of the middle income country.</text:p>
      <text:p text:style-name="P4">
The World Bank said: "Indonesia's economic development has strongly recovered in the post -epidemic situation, and the country's actual GDP has increased by 5.3%." It is understood that the GDP of Indonesia in 2022 was at the fastest speed in nine years. expansion.</text:p>
      <text:p text:style-name="P4">
In 2020, Indonesia, as one of the largest economies in Southeast Asia, ranked among the top -income countries for the first time. After the outbreak was cooled, the Indonesian economy gradually recovered in 2022. With the restart of consumption and employment, Indonesia once again became one of the major producers of commodities in the world, and export growth also boosted national revenue.</text:p>
      <text:p text:style-name="P4">
It is reported that Indonesia can re -rank middle -income countries, which will inspire Indonesia to hope to become a high -income country in 2045.</text:p>
      <text:p text:style-name="P4">
Indonesia's goal is to turn the per capita GDP to a total of 10,000 US dollars (about S $ 13,500) by 2045, which can be closer to the high -income economy threshold of the World Bank.</text:p>
      <text:p text:style-name="P4">
The analysis pointed out that in the past few decades, Indonesia has been relied on raw materials to import, but such economic strategies are actually prone to so -called resource curse, that is, countries with rich mineral resources can attract mining investment during the prosperity period, but when the price of commodity prices plummeted, it will suffer it. Intellectual.</text:p>
      <text:p text:style-name="P4">
The new economic route chart of Indonesia will start with more oil and natural gas in China this year, and will then focus on fisheries. In the future, Indonesia will only export refined palm oil, coconut products, wood, seaweed, and even salt to attract up to more than $ 500 billion in investment, which is equivalent to half of the country's GDP.</text:p>
      <text:p text:style-name="P4">
News Source: <text:a xlink:type="simple" xlink:href="https://www.zaobao.com.sg/realtime/world/story20230703-1410304" text:style-name="Internet_20_link" text:visited-style-name="Visited_20_Internet_20_Link">
https://www.zaobao.com.sg/realtime/world/story20230703-1410304</text:a>
</text:p>
      <!--NEWS-->
      <text:h text:style-name="P10" text:outline-level="1">
<text:span text:style-name="T4">
China Defense Director Li Shangfu meets the Russian Navy Commander to seek strengthening military connection with the United States and the United States</text:span>
</text:h>
      <text:p text:style-name="P4">
Author: chinese@voanews.com (金谷)</text:p>
      <text:p text:style-name="P4">
Publisher: 美国之音中文网 (Type: NewsMediaOrganization)</text:p>
      <text:p text:style-name="P4">
Published Time: 2023-07-03T18:13:55+08:00</text:p>
      <text:p text:style-name="P4">
Modified Time: 2023-07-03 10:13:55Z</text:p>
      <text:p text:style-name="P4">
Description: Recently, after two Russian ships were found to be patrolling in the waters near Okinawa Island, Japan and the eastern coastal area of Taiwan, Chinese State Councilor and Minister of Defense Li Shangfu met on Monday (July 3) to meet with the Russian Navy Chief Commander of Nicholas. Nikolai Yevmenov, China and Russia continued to move forward.</text:p>
      <text:p text:style-name="P4">
Videos: []</text:p>
      <text:p text:style-name="P4">
Images: []</text:p>
      <text:p text:style-name="P4">
Categories: ['中国', '欧洲', '军事']</text:p>
      <text:p text:style-name="P4">
Type: None</text:p>
      <!--METADATA-->
      <text:p text:style-name="P4">
Nonenone</text:p>
      <text:p text:style-name="P4">
News Source: <text:a xlink:type="simple" xlink:href="https://www.voachinese.com/a/china-steps-military-tie-with-russia-20230703/7164552.html" text:style-name="Internet_20_link" text:visited-style-name="Visited_20_Internet_20_Link">
https://www.voachinese.com/a/china-steps-military-tie-with-russia-20230703/7164552.html</text:a>
</text:p>
      <!--NEWS-->
      <text:h text:style-name="P10" text:outline-level="1">
<text:span text:style-name="T4">
Russian officials: Russia will reduce production of 500,000 barrels of crude oil every August</text:span>
</text:h>
      <text:p text:style-name="P4">
Author: 联合早报 (Person)</text:p>
      <text:p text:style-name="P4">
Publisher: 联合早报 (Organization)</text:p>
      <text:p text:style-name="P4">
Published Time: 2023-07-03T18:40</text:p>
      <text:p text:style-name="P4">
Modified Time: 2023-07-03T20:27</text:p>
      <text:p text:style-name="P4">
Description: Russia's Deputy Prime Minister Novak announced that Russia will reduce production of 500,000 barrels of crude oil per day in August. Reuters reported that Alexander Novak issued a statement on Monday (July 3) saying: "In order to ensure that the oil market is balanced, Russia will voluntarily ...</text:p>
      <text:p text:style-name="P4">
Videos: []</text:p>
      <text:p text:style-name="P4">
Audios: []</text:p>
      <text:p text:style-name="P4">
Images: []</text:p>
      <text:p text:style-name="P4">
Type: NewsArticle</text:p>
      <text:p text:style-name="P4">
Breadcrumbs: ['即时', '国际']</text:p>
      <text:p text:style-name="P4">
Keywords: ['俄罗斯', '石油']</text:p>
      <!--METADATA-->
      <text:p text:style-name="P4">
Russia's Deputy Prime Minister Novak announced that Russia will reduce production of 500,000 barrels of crude oil per day in August.</text:p>
      <text:p text:style-name="P4">
Reuters reported that Alexander Novak issued a statement on Monday (July 3) saying: "In order to ensure that the oil market is balanced, Russia will voluntarily reduce the supply of 500,000 barrels of oil every day in August."</text:p>
      <text:p text:style-name="P4">
Analysis pointed out that this is another move to promote the rise in oil prices in the world.</text:p>
      <text:p text:style-name="P4">
The Russian Ministry of Finance said on Monday that the average price of Russian Ural crude oil in June was $ 55.28 per barrel (about S $ 74.75), which was 31.97 US dollars less than $ 87.25 in the same period in 2022. In addition, the average price of $ 55.28 was lower than that of the West Set the upper limit of the price.</text:p>
      <text:p text:style-name="P4">
Novak's spokesman refused to disclose whether Russia's crude oil production would also decrease at the same amount.</text:p>
      <text:p text:style-name="P4">
In March of this year, Russia decided to reduce production of 500,000 barrels of oil per day on the basis of February. After that, it was decided to be extended to June and then extended to the end of the year. This new decision is to reduce export volume rather than output.</text:p>
      <text:p text:style-name="P4">
Igorsechin, head of Russian Energy Giant Rosneft, said that Russia was losing to other oil alliances+(OPEC+) countries in June that Russian crude oil production was small. Xie Qin pointed out that some crude oil exports of some oil alliances+countries are as high as 90%of its output, while Russia only supplies the global market with half of its output.</text:p>
      <text:p text:style-name="P4">
News Source: <text:a xlink:type="simple" xlink:href="https://www.zaobao.com.sg/realtime/world/story20230703-1410316" text:style-name="Internet_20_link" text:visited-style-name="Visited_20_Internet_20_Link">
https://www.zaobao.com.sg/realtime/world/story20230703-1410316</text:a>
</text:p>
      <!--NEWS-->
      <text:h text:style-name="P10" text:outline-level="1">
<text:span text:style-name="T4">
““: European "strategic autonomy" is likely to fight against China</text:span>
</text:h>
      <text:p text:style-name="P4">
Author: chinese@voanews.com (邓聿文)</text:p>
      <text:p text:style-name="P4">
Publisher: 美国之音中文网 (Type: NewsMediaOrganization)</text:p>
      <text:p text:style-name="P4">
Published Time: 2023-07-03T18:53:11+08:00</text:p>
      <text:p text:style-name="P4">
Modified Time: 2023-07-03 10:53:11Z</text:p>
      <text:p text:style-name="P4">
Description: At the EU summit held last week, although China is not a key issue discussed by the EU countries, the concept of "de -risk" that China is most concerned about will be officially debuted. EU member states need to follow. The new export control ban during the Dutch during this period can be described as the first shot of the "de -risk" of China within the European Union.</text:p>
      <text:p text:style-name="P4">
Videos: []</text:p>
      <text:p text:style-name="P4">
Images: []</text:p>
      <text:p text:style-name="P4">
Categories: ['特约时评', '欧洲', '中国']</text:p>
      <text:p text:style-name="P4">
Type: None</text:p>
      <!--METADATA-->
      <text:p text:style-name="P4">
Nonenone</text:p>
      <text:p text:style-name="P4">
News Source: <text:a xlink:type="simple" xlink:href="https://www.voachinese.com/a/deng-yuwen-on-eu-china-relation-20230703/7164576.html" text:style-name="Internet_20_link" text:visited-style-name="Visited_20_Internet_20_Link">
https://www.voachinese.com/a/deng-yuwen-on-eu-china-relation-20230703/7164576.html</text:a>
</text:p>
      <!--NEWS-->
      <text:h text:style-name="P10" text:outline-level="1">
<text:span text:style-name="T4">
News: The Supreme Court of Myanmar trial this week's Angoshan Shuzhi appeal case</text:span>
</text:h>
      <text:p text:style-name="P4">
Author: 联合早报 (Person)</text:p>
      <text:p text:style-name="P4">
Publisher: 联合早报 (Organization)</text:p>
      <text:p text:style-name="P4">
Published Time: 2023-07-03T19:08</text:p>
      <text:p text:style-name="P4">
Modified Time: 2023-07-03T19:08</text:p>
      <text:p text:style-name="P4">
Description: A person familiar with the matter revealed that the Myanmar military government will listen to the democratic leader Weng Shan Shuzhi this week's appeal to the two convictions to reduce the 33 -year prison prison sentence of the military government under the series of allegations. Reuters reported that insiders on Monday (July 3) said that the Supreme Court has announced ...</text:p>
      <text:p text:style-name="P4">
Videos: []</text:p>
      <text:p text:style-name="P4">
Audios: []</text:p>
      <text:p text:style-name="P4">
Images: []</text:p>
      <text:p text:style-name="P4">
Type: NewsArticle</text:p>
      <text:p text:style-name="P4">
Breadcrumbs: ['即时', '国际']</text:p>
      <text:p text:style-name="P4">
Keywords: ['缅甸', '翁山淑枝']</text:p>
      <!--METADATA-->
      <text:p text:style-name="P4">
A person familiar with the matter revealed that the Myanmar military government will listen to the democratic leader Weng Shan Shuzhi this week's appeal to the two convictions to reduce the 33 -year prison prison sentence of the military government under the series of allegations.</text:p>
      <text:p text:style-name="P4">
Reuters reported that insiders on Monday (July 3) said that the Supreme Court has announced that it will hear the two appeals against Wengshan Shuzhi violating the official confidentiality law and election fraud. In view of the sensitivity to the two cases of Wengshan Shuzhi cases, insiders added that the court may only make a final decision for two months.</text:p>
      <text:p text:style-name="P4">
The 78 -year -old election government led by Weng Shan Shuzhi was overthrown in the military coup in February 2021. She was imprisoned by the Burmese army and faced a series of control.</text:p>
      <text:p text:style-name="P4">
The Burmese government spokesman has not responded to this.</text:p>
      <text:p text:style-name="P4">
The Burmese military insisted that Weng Shan Shuzhi was convicted under the trial of an independent judicial institution and refuted the human rights organization's secret trial or imprisonment of multiple democratic athlete members, and also denied illegal execution of relevant persons.</text:p>
      <text:p text:style-name="P4">
In June of this year, Angeshan Shuzhi's younger son Aris has publicly called on the Burmese Army to release his mother and urge the international community to increase pressure on the military. Aris claims that the Burmese army has never provided him with news, nor did she reveal her physical condition. He had asked for help from the Burmese Embassy, the British Ministry of Foreign Affairs and the International Red Cross, but everyone was powerless.</text:p>
      <text:p text:style-name="P4">
News Source: <text:a xlink:type="simple" xlink:href="https://www.zaobao.com.sg/realtime/world/story20230703-1410318" text:style-name="Internet_20_link" text:visited-style-name="Visited_20_Internet_20_Link">
https://www.zaobao.com.sg/realtime/world/story20230703-1410318</text:a>
</text:p>
      <!--NEWS-->
      <text:h text:style-name="P10" text:outline-level="1">
<text:span text:style-name="T4">
Malaysia officially abolish the compulsory death torture law tomorrow will take effect tomorrow</text:span>
</text:h>
      <text:p text:style-name="P4">
Author: 联合早报 (Person)</text:p>
      <text:p text:style-name="P4">
Publisher: 联合早报 (Organization)</text:p>
      <text:p text:style-name="P4">
Published Time: 2023-07-03T20:42</text:p>
      <text:p text:style-name="P4">
Modified Time: 2023-07-03T20:42</text:p>
      <text:p text:style-name="P4">
Description: The Malaysian government will officially abolish the compulsory death penalty law from Tuesday (July 4), with both 846 laws. "Oriental Daily" reported that the Federal announcement of the Malaysian General Procuratorate announced the announcement of the news and was announced by the Prime Minister's law and system reform minister, Asrina, on the announcement ...</text:p>
      <text:p text:style-name="P4">
Videos: []</text:p>
      <text:p text:style-name="P4">
Audios: []</text:p>
      <text:p text:style-name="P4">
Images: []</text:p>
      <text:p text:style-name="P4">
Type: NewsArticle</text:p>
      <text:p text:style-name="P4">
Breadcrumbs: ['即时', '国际']</text:p>
      <text:p text:style-name="P4">
Keywords: ['马来西亚', '死刑']</text:p>
      <!--METADATA-->
      <text:p text:style-name="P4">
The Malaysian government will officially abolish the compulsory death penalty law from Tuesday (July 4), with both 846 laws.</text:p>
      <text:p text:style-name="P4">
"Oriental Daily" reported that the Federal announcement of the Malaysian General Procuratorate announced the news that the news was announced by the Prime Minister's Office of Law and Institutional Reform, Asrina, signed the announcement.</text:p>
      <text:p text:style-name="P4">
The announcement of the announcement states: "In exercise of the power given by Article 1 (2) of the abolition of the forced death penalty law (846 Act) in 2023, the minister decided that the decision to take effect on July 4, 2023."</text:p>
      <text:p text:style-name="P4">
On April 3rd, the House of House ofac -Malaysia's Parliament rejected the forced death penalty bill in 2023, aiming to abolish the forced death penalty and modify the punishment of life imprisonment and whip.</text:p>
      <text:p text:style-name="P4">
Under this law, the court had the right to decide to decide the death penalty of the murder, or the imprisonment of no less than 30 years and no more than 40 years, and no less than 12 times.</text:p>
      <text:p text:style-name="P4">
News Source: <text:a xlink:type="simple" xlink:href="https://www.zaobao.com.sg/realtime/world/story20230703-1410344" text:style-name="Internet_20_link" text:visited-style-name="Visited_20_Internet_20_Link">
https://www.zaobao.com.sg/realtime/world/story20230703-1410344</text:a>
</text:p>
      <!--NEWS-->
      <text:h text:style-name="P10" text:outline-level="1">
<text:span text:style-name="T4">
It's hard to make a joke, and the name is noisy.</text:span>
</text:h>
      <text:p text:style-name="P4">
Author: 联合早报 (Person)</text:p>
      <text:p text:style-name="P4">
Publisher: 联合早报 (Organization)</text:p>
      <text:p text:style-name="P4">
Published Time: 2023-07-03T20:58</text:p>
      <text:p text:style-name="P4">
Modified Time: 2023-07-03T20:58</text:p>
      <text:p text:style-name="P4">
Description: The talk show actor Jocelyn Chia (Jocelyn Chia) recently made Malaysian Internet users and politicians after joking, but she said that "thanks" Malaysia made her famous. "Oriental Daily" reported on Monday (July 3), Joslin ...</text:p>
      <text:p text:style-name="P4">
Videos: []</text:p>
      <text:p text:style-name="P4">
Audios: []</text:p>
      <text:p text:style-name="P4">
Images: []</text:p>
      <text:p text:style-name="P4">
Type: NewsArticle</text:p>
      <text:p text:style-name="P4">
Breadcrumbs: ['即时', '国际']</text:p>
      <text:p text:style-name="P4">
Keywords: ['MH370', '马来西亚', '马航']</text:p>
      <!--METADATA-->
      <text:p text:style-name="P4">
The talk show actor Jocelyn Chia (Jocelyn Chia) recently made Malaysian Internet users and politicians after joking, but she said that "thanks" Malaysia made her famous.</text:p>
      <text:p text:style-name="P4">
"Oriental Daily" reported on Monday (July 3) that Joslin Xie recently shared happily in Twitter. A reporter, especially columnist.</text:p>
      <text:p text:style-name="P4">
She said that she could indirect childhood dreams after 20 years. "Seriously, this makes me a little thank you Malaysia, hahaha".</text:p>
      <text:p text:style-name="P4">
On July 1st, Jie Joslin thanked in "News Weekly" an article entitled "I was" canceled "for a joke, describing her that she was cut off by a large number of netizens after opening MH370 air crashes and abusing Malaysia. Many business performances and program invitations have been canceled.</text:p>
      <text:p text:style-name="P4">
She said in the article that although the storm made her lose a lot of work, she also received more attention and popularity, so she also received more programs and performance invitations.</text:p>
      <text:p text:style-name="P4">
She bluntly said that although many people think that her career will stop there, she does not think so, saying that "as long as I believe I am right, I will insist on my position."</text:p>
      <text:p text:style-name="P4">
When the Malaysia Airlines MH370 passenger aircraft flew from Kuala Lumpur to Beijing on March 8, 2014, they lost contact with the control tower after two hours after taking off. At the time, there were 227 passengers and 12 crew members. The Malaysian Civil Aviation Administration announced on January 29, 2015 that the passenger plane crashed and preserved that all the people on the plane were killed. The plane is still unknown.</text:p>
      <text:p text:style-name="P4">
News Source: <text:a xlink:type="simple" xlink:href="https://www.zaobao.com.sg/realtime/world/story20230703-1410350" text:style-name="Internet_20_link" text:visited-style-name="Visited_20_Internet_20_Link">
https://www.zaobao.com.sg/realtime/world/story20230703-1410350</text:a>
</text:p>
      <!--NEWS-->
      <text:h text:style-name="P10" text:outline-level="1">
<text:span text:style-name="T4">
The small fluctuation of the US market before the market focused on the technology giant Apple's market value exceeded 3 trillion US dollars</text:span>
</text:h>
      <text:p text:style-name="P4">
Author: 李可爱 (Person)</text:p>
      <text:p text:style-name="P4">
Publisher: 联合早报 (Organization)</text:p>
      <text:p text:style-name="P4">
Published Time: 2023-07-03T21:09</text:p>
      <text:p text:style-name="P4">
Modified Time: 2023-07-03T23:56</text:p>
      <text:p text:style-name="P4">
Description: The main stock index futures of the Wall Street stock market on Monday (July 3), the ups and downs, and the trend is unclear. Tonight, on the day before the independent day holiday, the stock market will end the transaction three hours in advance, that is, the transaction is over at 1 pm Eastern American time. At 7 o'clock, when the manuscript is cut, the marker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text:p text:style-name="P4">
Type: NewsArticle</text:p>
      <text:p text:style-name="P4">
Breadcrumbs: ['即时', '国际']</text:p>
      <text:p text:style-name="P4">
Keywords: ['美国股市', '美市', '财经即时', '苹果']</text:p>
      <!--METADATA-->
      <text:p text:style-name="P4">
Monday (July 3):</text:p>
      <ul>
        <li>
The US Wall Street stock market stock index futures Futures on Monday (July 3) is uncertain, and the trend is unclear. Tonight, on the day before the independent day holiday, the stock market will end the transaction three hours in advance, that is, the transaction is over at 1 pm Eastern American time. * At 7 o'clock, the standard with the Pur 500 index futures slightly 1.30 points or 0.03 % to 4451.70 points; the Nasdaq 100 index futures also start at 27.80 points or 0.18 %, at 15207.00 points; 34.60 points, at 34373.00 points. * The three major stock indexes of the Wall Street stock market rose steadily last Friday (June 30). Among them, the Nasdaq index, mainly technology stocks, reached the largest first half of the first half of the year in 40 years. Because of the signs of cooling in the United States, Apple also closed for the first time with a market value of $ 3 trillion, making the trading atmosphere of the entire stock market very optimistic. * Standard and the Pur 500 Index rose 53.94 points last Friday, and the closed market was 4450.38 points. The heavyweight Dow Jones Index has 285.18 points, and the closed market is 34407.60 points. The Nasdaq 100 Index, which is mainly technology stocks, also increased by 1.60 % or 239.26 points to collect at 15179.21 points. * The US stock market last Friday. Generally, the total transaction volume of the exchange is 10.36 billion shares, which is less than the average transaction volume of 11.29 billion shares in the past 20 days.</li>
      </ul>
      <text:p text:style-name="P4">
Priority of trading before the market:</text:p>
      <ul>
        <li>
The Chinese Ministry of Finance stated that US Treasury Minister Yellen will conduct four days of visit to China from Thursday (6th) to discuss important financial and economic affairs of the two countries. Many of the Chinese stocks listed in the United States before the market, such as Pinduoduo, JD, and Baidu, have risen. At the time of the draft, their increases are generally around 3 %. * Chinese -funded electric vehicle stock prices have also risen before the market. At the time of the draft, Weilai (NIO) started 5.68 %, and the ideal car (Li Auto) also rose 6.67 %. Xiaopeng Automobile (XPENG )'s stock price soared 9.24 %. These three electric vehicles have just released the delivery figures in June, and they delivered 10,707 vehicles, 32,575 and 8,620 electric vehicles, respectively.</li>
      </ul>
      <text:p text:style-name="P4">
<draw:frame draw:style-name="fr1" draw:name="Image311" text:anchor-type="as-char" svg:width="6.9236in" svg:height="4.615733in" draw:z-index="0">
<draw:image xlink:href="../Images/zaobao world/2023-07-03T21-09/000000.png" xlink:type="simple" xlink:show="embed" xlink:actuate="onLoad" draw:mime-type="image/png"/>
</draw:frame>
The picture shows Weilai NIO ES8 electric vehicle. (Bloomberg)</text:p>
      <ul>
        <li>
Tesla's stock price also rose 6.49 % before the market, at $ 278.77. Tesla's second -quarter delivery volume a record reached 466,140 units, exceeding the general forecast of Wall Street analysts. As of the closing of last Friday, Tesla's stock has risen by 142.16 % so far this year, which is the third best start in the history of the stock. * On the week, let's talk about the market value of the technology giant Apple (Apple) more than $ 3 trillion. Before the market, the stock retreated slightly by $ 0.52, and it reported at $ 193.45. * Active stocks before the market: Tesla, Virgin Galactic, Apple, Palantir Technologies and Carnival Corp. At the time of the draft, except for Apple's stock price slightly fell, the stock prices of the other four active stocks rose.</li>
      </ul>
      <text:p text:style-name="P4">
<draw:frame draw:style-name="fr1" draw:name="Image312" text:anchor-type="as-char" svg:width="6.9236in" svg:height="4.615733in" draw:z-index="0">
<draw:image xlink:href="../Images/zaobao world/2023-07-03T21-09/000001.png" xlink:type="simple" xlink:show="embed" xlink:actuate="onLoad" draw:mime-type="image/png"/>
</draw:frame>
The toughness of Apple's stock price is largely due to the strength of the iPhone. According to Apple's latest quarterly performance, the sales of iPhone alone accounted for about half of Apple's annual sales. (Agence France -Presse)</text:p>
      <text:h text:style-name="P13" text:outline-level="4">
<text:span text:style-name="T4">
Apple Inc (Apple Inc) (Nasdaq Stock Exchange code: AAPL)</text:span>
</text:h>
      <text:p text:style-name="P4">
The technology giant Apple Corporation became the world's first company in the world with a market value of more than $ 3 trillion on Friday (June 30). This milestone reflects Apple's iPhone's lasting influence and toughness to the global market. Apple products not only continue to dominate the global mobile phone market, but also continue to change the life and business methods of all over the world.</text:p>
      <text:p text:style-name="P4">
The new demand in emerging markets such as India, and the first time Apple released the new Apple VisionPro's new products in the past ten years, the company's stock price has steadily risen this year. Since the beginning of the year, Apple's stock price has risen 55 %, which easily surpassed the increase of about 32 % of the Nasdaq Composite Index.</text:p>
      <text:p text:style-name="P4">
<draw:frame draw:style-name="fr1" draw:name="Image313" text:anchor-type="as-char" svg:width="6.9236in" svg:height="4.615733in" draw:z-index="0">
<draw:image xlink:href="../Images/zaobao world/2023-07-03T21-09/000002.png" xlink:type="simple" xlink:show="embed" xlink:actuate="onLoad" draw:mime-type="image/png"/>
</draw:frame>
Apple has released a new product Apple VisionPro for the first time in the past ten years. (Agence France -Presse)</text:p>
      <text:p text:style-name="P4">
It took 42 years to reach 42 years before reaching a market value of $ 1 trillion in 2018. However, it took two years to rush to $ 2 trillion in the market value mark in 2020. For about three years, Apple took the lead in reaching a market value of $ 3 trillion.</text:p>
      <text:p text:style-name="P4">
Looking back at the trend of Apple's stock, the stock has soared to a market value of $ 3 trillion in the market in January 2022, but it cannot keep this site when receiving the market. Until last Friday, the stock was closed at $ 193.97, up 2.3 % throughout the day. At this time, Apple's valuation finally stood firmly at 3.05 trillion US dollars.</text:p>
      <text:p text:style-name="P4">
The toughness of Apple's stock price is largely due to the strength of the iPhone. According to Apple's latest quarterly performance, the turnover of iPhone alone accounted for about half of Apple's annual turnover. Since its launch in 2007, the company has sold more than 2 billion iPhones. Although the iPhone shipments no longer have increased rapidly, Apple's iPhonePro series launched in 2019 has indeed opened up the field of another high -priced iPhone for itself, which not only boosted the overall sales, but also increased the average sales price.</text:p>
      <text:p text:style-name="P4">
<draw:frame draw:style-name="fr1" draw:name="Image314" text:anchor-type="as-char" svg:width="6.9236in" svg:height="4.615733in" draw:z-index="0">
<draw:image xlink:href="../Images/zaobao world/2023-07-03T21-09/000003.png" xlink:type="simple" xlink:show="embed" xlink:actuate="onLoad" draw:mime-type="image/png"/>
</draw:frame>
This year's iPhone business has increased significantly in emerging markets such as India, Indonesia, Latin America and the Middle East. Market investors have changed 180 degrees of confidence in Apple. (Reuters)</text:p>
      <text:p text:style-name="P4">
At the end of last year, due to China's restrictions on the epidemic, it was interrupted in the face of severe supply chain, so that in the holiday season, it could not meet the market's demand for Apple's highest -end iPhone14, which led to nearly 30 % of the stock price at the end of last year until this year's iPhone business was in India in India this year. , Indonesia, Latin America, and the Middle East emerging markets have increased significantly, and market investors have changed 180 degrees of confidence in Apple.</text:p>
      <text:p text:style-name="P4">
Of the 31 analysts of Tipranks, 24 were rated "buy" to Apple stocks, and seven were given "guarding" rating. However, the average target price they give is $ 192.93.</text:p>
      <text:p text:style-name="P4">
News Source: <text:a xlink:type="simple" xlink:href="https://www.zaobao.com.sg/realtime/world/story20230703-1410355" text:style-name="Internet_20_link" text:visited-style-name="Visited_20_Internet_20_Link">
https://www.zaobao.com.sg/realtime/world/story20230703-1410355</text:a>
</text:p>
      <!--NEWS-->
      <text:h text:style-name="P10" text:outline-level="1">
<text:span text:style-name="T4">
Most of the victims of the large -scale shooting incident in Baltimore are teenagers</text:span>
</text:h>
      <text:p text:style-name="P4">
Author: chinese@voanews.com (美国之音)</text:p>
      <text:p text:style-name="P4">
Publisher: 美国之音中文网 (Type: NewsMediaOrganization)</text:p>
      <text:p text:style-name="P4">
Published Time: 2023-07-03T21:10:52+08:00</text:p>
      <text:p text:style-name="P4">
Modified Time: 2023-07-03 13:49:48Z</text:p>
      <text:p text:style-name="P4">
Description: In the early morning of Sunday, 30 people in the neighborhood party in Baltimore, Maryland, eastern United States were shot. A 18 -year -old woman and a 20 -year -old man died. Some of the remaining 28 were taken to the hospital, and others walked to a nearby hospital. Most injured are teenagers. Three wounded people are in critical condition.</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most-victims-of-baltimore-mass-shooting-are-teens-20230703/7164612.html" text:style-name="Internet_20_link" text:visited-style-name="Visited_20_Internet_20_Link">
https://www.voachinese.com/a/most-victims-of-baltimore-mass-shooting-are-teens-20230703/7164612.html</text:a>
</text:p>
      <!--NEWS-->
      <text:h text:style-name="P10" text:outline-level="1">
<text:span text:style-name="T4">
The British encountered a record of the Creating Cool Summer Meteorological Bureau and said that high temperatures will become more and more frequent.</text:span>
</text:h>
      <text:p text:style-name="P4">
Author: 联合早报 (Person)</text:p>
      <text:p text:style-name="P4">
Publisher: 联合早报 (Organization)</text:p>
      <text:p text:style-name="P4">
Published Time: 2023-07-03T21:30</text:p>
      <text:p text:style-name="P4">
Modified Time: 2023-07-03T21:43</text:p>
      <text:p text:style-name="P4">
Description: Britain encountered the hottest weather in the history in June. The British National Meteorological Administration warned that the artificial climate change is making high temperature weather more frequent. Reuters reports that the British Meteorological Bureau said on Monday (July 3) that the average temperature in June was 15.8 degrees Celsius, which was nearly 14 ...</text:p>
      <text:p text:style-name="P4">
Videos: []</text:p>
      <text:p text:style-name="P4">
Audios: []</text:p>
      <text:p text:style-name="P4">
Images: []</text:p>
      <text:p text:style-name="P4">
Type: NewsArticle</text:p>
      <text:p text:style-name="P4">
Breadcrumbs: ['即时', '国际']</text:p>
      <text:p text:style-name="P4">
Keywords: ['英国', '高温', '气候变化']</text:p>
      <!--METADATA-->
      <text:p text:style-name="P4">
Britain encountered the hottest weather in the history in June. The British National Meteorological Administration warned that the artificial climate change is making high temperature weather more frequent.</text:p>
      <text:p text:style-name="P4">
Reuters reports that the British Meteorological Administration said on Monday (July 3) that the average temperature in June was 15.8 degrees Celsius, the highest record in the past 140 years, and exceeded the record of 14.9 degrees Celsius created in 1940 and 1976.</text:p>
      <text:p text:style-name="P4">
In 2022, Britain also set the hottest day in history. The temperature exceeded the 40 -degree Celsius mark for the first time, causing the interruption of infrastructure such as airports and railways, and triggered wildfires.</text:p>
      <text:p text:style-name="P4">
The British Meteorological Administration described the latest record as a "fingerprint with climate change", saying that a study of meteorological experts found that since 1940, the UK has ushered in the average temperature of more than 14.9 degrees Celsius each year since 1940.</text:p>
      <text:p text:style-name="P4">
Pauldavies, chief researcher at the British Meteorological Administration's climate extreme event, said: "In addition to natural changes, climate change caused by humans has caused the earth's atmosphere to warmer, and it also increases the possibility of creating a record high temperature."</text:p>
      <text:p text:style-name="P4">
Earlier this month, British Water Supply Merchants Southeast Water Co., Ltd. launched a temporary ban in Kent, Kent, England, and Sussex. Use a water pipe and sprinkler.</text:p>
      <text:p text:style-name="P4">
The British Meteorological Administration also said that marine heat waves that affect North Atlantic also played a potential role in improving British land temperature, saying that the rainfall in June was only 68%of the average level.</text:p>
      <text:p text:style-name="P4">
News Source: <text:a xlink:type="simple" xlink:href="https://www.zaobao.com.sg/realtime/world/story20230703-1410359" text:style-name="Internet_20_link" text:visited-style-name="Visited_20_Internet_20_Link">
https://www.zaobao.com.sg/realtime/world/story20230703-1410359</text:a>
</text:p>
      <!--NEWS-->
      <text:h text:style-name="P10" text:outline-level="1">
<text:span text:style-name="T4">
Police from the Hong Kong Police Improved the Communist Party's long arm jurisdiction? Wanted eight overseas Hong Kong activities people</text:span>
</text:h>
      <text:p text:style-name="P4">
Author: chinese@voanews.com (美国之音)</text:p>
      <text:p text:style-name="P4">
Publisher: 美国之音中文网 (Type: NewsMediaOrganization)</text:p>
      <text:p text:style-name="P4">
Published Time: 2023-07-03T21:41:11+08:00</text:p>
      <text:p text:style-name="P4">
Modified Time: 2023-07-03 15:12:22Z</text:p>
      <text:p text:style-name="P4">
Description: The Hong Kong Police Guoan Office accused eight Hong Kong activists who were exiled overseas abroad to violate the "Hong Kong version of the National Security Law" and issued a wanted red HK $ 1 million. Essence</text:p>
      <text:p text:style-name="P4">
Videos: []</text:p>
      <text:p text:style-name="P4">
Images: []</text:p>
      <text:p text:style-name="P4">
Categories: ['港澳', '人权', '法律']</text:p>
      <text:p text:style-name="P4">
Type: None</text:p>
      <!--METADATA-->
      <text:p text:style-name="P4">
Nonenone</text:p>
      <text:p text:style-name="P4">
News Source: <text:a xlink:type="simple" xlink:href="https://www.voachinese.com/a/hong-kong-police-issue-arrest-warrants-for-eight-overseas-activists-20230703/7164634.html" text:style-name="Internet_20_link" text:visited-style-name="Visited_20_Internet_20_Link">
https://www.voachinese.com/a/hong-kong-police-issue-arrest-warrants-for-eight-overseas-activists-20230703/7164634.html</text:a>
</text:p>
      <!--NEWS-->
      <text:h text:style-name="P10" text:outline-level="1">
<text:span text:style-name="T4">
Gallop's survey: In the Seventh -way Group, the United States and British citizens have the lowest confidence in the government</text:span>
</text:h>
      <text:p text:style-name="P4">
Author: chinese@voanews.com (美国之音)</text:p>
      <text:p text:style-name="P4">
Publisher: 美国之音中文网 (Type: NewsMediaOrganization)</text:p>
      <text:p text:style-name="P4">
Published Time: 2023-07-03T21:44:35+08:00</text:p>
      <text:p text:style-name="P4">
Modified Time: 2023-07-03 13:44:35Z</text:p>
      <text:p text:style-name="P4">
Description: A survey announced on Monday shows that among major industrialized countries, the minimum confidence in the United States and British citizens has the lowest confidence in its government. Gallip said that in 2022, 31%of the American adults have confidence in its government, while Britain's figures are 33%.</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gallup-survey-finds-citizen-confidence-in-us-uk-governments-lowest-among-g7-20230703/7164616.html" text:style-name="Internet_20_link" text:visited-style-name="Visited_20_Internet_20_Link">
https://www.voachinese.com/a/gallup-survey-finds-citizen-confidence-in-us-uk-governments-lowest-among-g7-20230703/7164616.html</text:a>
</text:p>
      <!--NEWS-->
      <text:h text:style-name="P10" text:outline-level="1">
<text:span text:style-name="T4">
Crude oil imported from Russia with some refineries in India use RMB</text:span>
</text:h>
      <text:p text:style-name="P4">
Author: chinese@voanews.com (美国之音)</text:p>
      <text:p text:style-name="P4">
Publisher: 美国之音中文网 (Type: NewsMediaOrganization)</text:p>
      <text:p text:style-name="P4">
Published Time: 2023-07-03T23:24:22+08:00</text:p>
      <text:p text:style-name="P4">
Modified Time: 2023-07-03 15:24:22Z</text:p>
      <text:p text:style-name="P4">
Description: As Western economic sanctions force Moscow and its trade customers to find a way to replace the US dollar, people familiar with the matter said that India's refinery has begun to pay some oil imported from Russia.</text:p>
      <text:p text:style-name="P4">
Videos: []</text:p>
      <text:p text:style-name="P4">
Images: []</text:p>
      <text:p text:style-name="P4">
Categories: ['经济·金融·贸易', '亚太', '中国']</text:p>
      <text:p text:style-name="P4">
Type: None</text:p>
      <!--METADATA-->
      <text:p text:style-name="P4">
Nonenone</text:p>
      <text:p text:style-name="P4">
News Source: <text:a xlink:type="simple" xlink:href="https://www.voachinese.com/a/india-refiners-start-yuan-payments-for-russian-oil-imports-20230703/7164648.html" text:style-name="Internet_20_link" text:visited-style-name="Visited_20_Internet_20_Link">
https://www.voachinese.com/a/india-refiners-start-yuan-payments-for-russian-oil-imports-20230703/7164648.html</text:a>
</text:p>
      <!--NEWS-->
      <text:h text:style-name="P10" text:outline-level="1">
<text:span text:style-name="T4">
After the Vagna's mutiny subsides, Putin will meet with Xi Jinping and Modi for the first time this week.</text:span>
</text:h>
      <text:p text:style-name="P4">
Author: chinese@voanews.com (松仁)</text:p>
      <text:p text:style-name="P4">
Publisher: 美国之音中文网 (Type: NewsMediaOrganization)</text:p>
      <text:p text:style-name="P4">
Published Time: 2023-07-04T00:20:44+08:00</text:p>
      <text:p text:style-name="P4">
Modified Time: 2023-07-03 16:21:09Z</text:p>
      <text:p text:style-name="P4">
Description: After Russian President Putin was calmed down at the Wagner Group's mercenary mutiny, this week, he will attend a international summit for the first time through the video and meet with Chinese President Xi Jinping and Indian Prime Minister Narendra Modi.</text:p>
      <text:p text:style-name="P4">
Videos: []</text:p>
      <text:p text:style-name="P4">
Images: []</text:p>
      <text:p text:style-name="P4">
Categories: ['乌克兰局势', '亚太', '欧洲', '中国']</text:p>
      <text:p text:style-name="P4">
Type: None</text:p>
      <!--METADATA-->
      <text:p text:style-name="P4">
Nonenone</text:p>
      <text:p text:style-name="P4">
News Source: <text:a xlink:type="simple" xlink:href="https://www.voachinese.com/a/putin-will-speak-with-leaders-of-china-and-india-in-his-first-summit-since-the-wagner-insurrection-20230703/7164682.html" text:style-name="Internet_20_link" text:visited-style-name="Visited_20_Internet_20_Link">
https://www.voachinese.com/a/putin-will-speak-with-leaders-of-china-and-india-in-his-first-summit-since-the-wagner-insurrection-20230703/7164682.html</text:a>
</text:p>
      <!--NEWS-->
      <text:h text:style-name="P10" text:outline-level="1">
<text:span text:style-name="T4">
Taiwan invited former British Prime Minister Trasse to visit Taiwan for paying and spent $ 114,000</text:span>
</text:h>
      <text:p text:style-name="P4">
Author: chinese@voanews.com (松仁)</text:p>
      <text:p text:style-name="P4">
Publisher: 美国之音中文网 (Type: NewsMediaOrganization)</text:p>
      <text:p text:style-name="P4">
Published Time: 2023-07-04T00:36:46+08:00</text:p>
      <text:p text:style-name="P4">
Modified Time: 2023-07-03 19:37:32Z</text:p>
      <text:p text:style-name="P4">
Description: Former British Prime Minister Liz Truss (Liz Truss) had obtained a revenue worth 90,000 pounds (about 114,000 US dollars) from Taiwan during May this year. Tellas is currently a member of the British House of Commons.</text:p>
      <text:p text:style-name="P4">
Videos: []</text:p>
      <text:p text:style-name="P4">
Images: []</text:p>
      <text:p text:style-name="P4">
Categories: ['欧洲', '台湾']</text:p>
      <text:p text:style-name="P4">
Type: None</text:p>
      <!--METADATA-->
      <text:p text:style-name="P4">
Nonenone</text:p>
      <text:p text:style-name="P4">
News Source: <text:a xlink:type="simple" xlink:href="https://www.voachinese.com/a/former-uk-pm-liz-truss-was-paid-over-nt-3-58-million-for-4-day-taiwan-visit-20230703/7164653.html" text:style-name="Internet_20_link" text:visited-style-name="Visited_20_Internet_20_Link">
https://www.voachinese.com/a/former-uk-pm-liz-truss-was-paid-over-nt-3-58-million-for-4-day-taiwan-visit-20230703/7164653.html</text:a>
</text:p>
      <!--NEWS-->
      <text:h text:style-name="P10" text:outline-level="1">
<text:span text:style-name="T4">
British Foreign Ministers attacked Hong Kong rewards for their overseas Hong Kong activities</text:span>
</text:h>
      <text:p text:style-name="P4">
Author: chinese@voanews.com (美国之音)</text:p>
      <text:p text:style-name="P4">
Publisher: 美国之音中文网 (Type: NewsMediaOrganization)</text:p>
      <text:p text:style-name="P4">
Published Time: 2023-07-04T03:31:16+08:00</text:p>
      <text:p text:style-name="P4">
Modified Time: 2023-07-03 19:39:35Z</text:p>
      <text:p text:style-name="P4">
Description: Britain issued a warning to China on Monday (July 3) that the Hong Kong police rewarded 1 million Hong Kong dollars before, hoping that the public would provide information about overseas democratic activities that can be used to arrest the National Security Law.</text:p>
      <text:p text:style-name="P4">
Videos: []</text:p>
      <text:p text:style-name="P4">
Images: []</text:p>
      <text:p text:style-name="P4">
Categories: ['港澳', '欧洲', '人权', '法律']</text:p>
      <text:p text:style-name="P4">
Type: None</text:p>
      <!--METADATA-->
      <text:p text:style-name="P4">
Nonenone</text:p>
      <text:p text:style-name="P4">
News Source: <text:a xlink:type="simple" xlink:href="https://www.voachinese.com/a/uk-warns-china-over-bounty-for-hong-king-dissidents-20230703/7165298.html" text:style-name="Internet_20_link" text:visited-style-name="Visited_20_Internet_20_Link">
https://www.voachinese.com/a/uk-warns-china-over-bounty-for-hong-king-dissidents-20230703/7165298.html</text:a>
</text:p>
      <!--NEWS-->
      <text:h text:style-name="P10" text:outline-level="1">
<text:span text:style-name="T4">
Israel attacked 8 people to kill the West Coast, wounded 50 people</text:span>
</text:h>
      <text:p text:style-name="P4">
Author: chinese@voanews.com (美国之音)</text:p>
      <text:p text:style-name="P4">
Publisher: 美国之音中文网 (Type: NewsMediaOrganization)</text:p>
      <text:p text:style-name="P4">
Published Time: 2023-07-04T04:04:11+08:00</text:p>
      <text:p text:style-name="P4">
Modified Time: 2023-07-03 20:04:11Z</text:p>
      <text:p text:style-name="P4">
Description: Israel launched a drone attack on a radical base of the West Coast occupation area on Monday morning. Palestinian health officials said at least 8 Palestinians were killed and 50 were injured.</text:p>
      <text:p text:style-name="P4">
Videos: []</text:p>
      <text:p text:style-name="P4">
Images: []</text:p>
      <text:p text:style-name="P4">
Categories: ['中东', '军事']</text:p>
      <text:p text:style-name="P4">
Type: None</text:p>
      <!--METADATA-->
      <text:p text:style-name="P4">
Nonenone</text:p>
      <text:p text:style-name="P4">
News Source: <text:a xlink:type="simple" xlink:href="https://www.voachinese.com/a/israel-raids-west-bank-20230703/7165318.html" text:style-name="Internet_20_link" text:visited-style-name="Visited_20_Internet_20_Link">
https://www.voachinese.com/a/israel-raids-west-bank-20230703/716531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